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toolpanel/"/>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full-path="Object 40/"/>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toolpanel/"/>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full-path="Object 41/"/>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toolpanel/"/>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toolpanel/"/>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toolpanel/"/>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toolpanel/"/>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toolpanel/"/>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toolpanel/"/>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full-path="Object 49/"/>
  <manifest:file-entry manifest:media-type="application/binary" manifest:full-path="layout-cache"/>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toolpanel/"/>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toolpanel/"/>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toolpanel/"/>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toolpanel/"/>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toolpanel/"/>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toolpanel/"/>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application/rdf+xml" manifest:full-path="manifest.rdf"/>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toolpanel/"/>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toolpanel/"/>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toolpanel/"/>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toolpanel/"/>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accelerator/current.xml"/>
  <manifest:file-entry manifest:media-type="" manifest:full-path="Object 65/Configurations2/accelerato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toolpanel/"/>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toolpanel/"/>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toolpanel/"/>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toolpanel/"/>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toolpanel/"/>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toolpanel/"/>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toolpanel/"/>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toolpanel/"/>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toolpanel/"/>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toolpanel/"/>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toolpanel/"/>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toolpanel/"/>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full-path="Object 29/"/>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toolpanel/"/>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full-path="Object 30/"/>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toolpanel/"/>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full-path="Object 31/"/>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toolpanel/"/>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toolpanel/"/>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toolpanel/"/>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toolpanel/"/>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toolpanel/"/>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toolpanel/"/>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A" style:family="table">
      <style:table-properties style:width="10.031cm" fo:margin-left="0.161cm" fo:margin-right="6.809cm" table:align="margins"/>
    </style:style>
    <style:style style:name="A.A" style:family="table-column">
      <style:table-column-properties style:column-width="1.457cm" style:rel-column-width="9518*"/>
    </style:style>
    <style:style style:name="A.B" style:family="table-column">
      <style:table-column-properties style:column-width="1.173cm" style:rel-column-width="7663*"/>
    </style:style>
    <style:style style:name="A.C" style:family="table-column">
      <style:table-column-properties style:column-width="1.305cm" style:rel-column-width="8527*"/>
    </style:style>
    <style:style style:name="A.D" style:family="table-column">
      <style:table-column-properties style:column-width="4.454cm" style:rel-column-width="29097*"/>
    </style:style>
    <style:style style:name="A.E" style:family="table-column">
      <style:table-column-properties style:column-width="1.642cm" style:rel-column-width="10730*"/>
    </style:style>
    <style:style style:name="A.A1" style:family="table-cell">
      <style:table-cell-properties fo:padding="0.097cm" fo:border-left="0.002cm solid #000000" fo:border-right="none" fo:border-top="0.002cm solid #000000" fo:border-bottom="0.002cm solid #000000"/>
    </style:style>
    <style:style style:name="A.E1" style:family="table-cell">
      <style:table-cell-properties fo:padding="0.097cm" fo:border="0.002cm solid #000000"/>
    </style:style>
    <style:style style:name="Πίνακας1" style:family="table">
      <style:table-properties style:width="10.031cm" fo:margin-left="0.161cm" fo:margin-right="6.809cm" table:align="margins"/>
    </style:style>
    <style:style style:name="Πίνακας1.A" style:family="table-column">
      <style:table-column-properties style:column-width="1.009cm" style:rel-column-width="6591*"/>
    </style:style>
    <style:style style:name="Πίνακας1.B" style:family="table-column">
      <style:table-column-properties style:column-width="1cm" style:rel-column-width="6533*"/>
    </style:style>
    <style:style style:name="Πίνακας1.C" style:family="table-column">
      <style:table-column-properties style:column-width="0.988cm" style:rel-column-width="6453*"/>
    </style:style>
    <style:style style:name="Πίνακας1.D" style:family="table-column">
      <style:table-column-properties style:column-width="4.237cm" style:rel-column-width="27679*"/>
    </style:style>
    <style:style style:name="Πίνακας1.E" style:family="table-column">
      <style:table-column-properties style:column-width="1.274cm" style:rel-column-width="8320*"/>
    </style:style>
    <style:style style:name="Πίνακας1.F" style:family="table-column">
      <style:table-column-properties style:column-width="1.524cm" style:rel-column-width="9959*"/>
    </style:style>
    <style:style style:name="Πίνακας1.A1" style:family="table-cell">
      <style:table-cell-properties fo:padding="0.097cm" fo:border-left="0.002cm solid #000000" fo:border-right="none" fo:border-top="0.002cm solid #000000" fo:border-bottom="0.002cm solid #000000"/>
    </style:style>
    <style:style style:name="Πίνακας1.F1" style:family="table-cell">
      <style:table-cell-properties fo:padding="0.097cm" fo:border="0.002cm solid #000000"/>
    </style:style>
    <style:style style:name="Πίνακας2" style:family="table">
      <style:table-properties style:width="8.373cm" fo:margin-left="0.161cm" fo:margin-right="8.467cm" table:align="margins"/>
    </style:style>
    <style:style style:name="Πίνακας2.A" style:family="table-column">
      <style:table-column-properties style:column-width="1.725cm" style:rel-column-width="13501*"/>
    </style:style>
    <style:style style:name="Πίνακας2.B" style:family="table-column">
      <style:table-column-properties style:column-width="1.842cm" style:rel-column-width="14413*"/>
    </style:style>
    <style:style style:name="Πίνακας2.C" style:family="table-column">
      <style:table-column-properties style:column-width="2.395cm" style:rel-column-width="18747*"/>
    </style:style>
    <style:style style:name="Πίνακας2.D" style:family="table-column">
      <style:table-column-properties style:column-width="2.411cm" style:rel-column-width="18874*"/>
    </style:style>
    <style:style style:name="Πίνακας2.A1" style:family="table-cell">
      <style:table-cell-properties fo:padding="0.097cm" fo:border-left="0.002cm solid #000000" fo:border-right="none" fo:border-top="0.002cm solid #000000" fo:border-bottom="0.002cm solid #000000"/>
    </style:style>
    <style:style style:name="Πίνακας2.D1" style:family="table-cell">
      <style:table-cell-properties fo:padding="0.097cm" fo:border="0.002cm solid #000000"/>
    </style:style>
    <style:style style:name="Πίνακας5" style:family="table">
      <style:table-properties style:width="8.19cm" fo:margin-left="8.8cm" fo:margin-right="0.011cm" table:align="margins"/>
    </style:style>
    <style:style style:name="Πίνακας5.A" style:family="table-column">
      <style:table-column-properties style:column-width="1.674cm" style:rel-column-width="13394*"/>
    </style:style>
    <style:style style:name="Πίνακας5.B" style:family="table-column">
      <style:table-column-properties style:column-width="2.194cm" style:rel-column-width="17558*"/>
    </style:style>
    <style:style style:name="Πίνακας5.C" style:family="table-column">
      <style:table-column-properties style:column-width="2.563cm" style:rel-column-width="20508*"/>
    </style:style>
    <style:style style:name="Πίνακας5.D" style:family="table-column">
      <style:table-column-properties style:column-width="1.759cm" style:rel-column-width="14075*"/>
    </style:style>
    <style:style style:name="Πίνακας5.A1" style:family="table-cell">
      <style:table-cell-properties fo:padding="0.097cm" fo:border-left="0.002cm solid #000000" fo:border-right="none" fo:border-top="0.002cm solid #000000" fo:border-bottom="0.002cm solid #000000"/>
    </style:style>
    <style:style style:name="Πίνακας5.D1" style:family="table-cell">
      <style:table-cell-properties fo:padding="0.097cm" fo:border="0.002cm solid #000000"/>
    </style:style>
    <style:style style:name="Πίνακας3" style:family="table">
      <style:table-properties style:width="7.352cm" fo:margin-left="0.161cm" fo:margin-right="9.488cm" table:align="margins"/>
    </style:style>
    <style:style style:name="Πίνακας3.A" style:family="table-column">
      <style:table-column-properties style:column-width="1.725cm" style:rel-column-width="15377*"/>
    </style:style>
    <style:style style:name="Πίνακας3.B" style:family="table-column">
      <style:table-column-properties style:column-width="1.842cm" style:rel-column-width="16415*"/>
    </style:style>
    <style:style style:name="Πίνακας3.C" style:family="table-column">
      <style:table-column-properties style:column-width="2.395cm" style:rel-column-width="21352*"/>
    </style:style>
    <style:style style:name="Πίνακας3.D" style:family="table-column">
      <style:table-column-properties style:column-width="1.39cm" style:rel-column-width="12391*"/>
    </style:style>
    <style:style style:name="Πίνακας3.1" style:family="table-row">
      <style:table-row-properties style:min-row-height="0.737cm"/>
    </style:style>
    <style:style style:name="Πίνακας3.A1" style:family="table-cell">
      <style:table-cell-properties fo:padding="0.097cm" fo:border-left="0.002cm solid #000000" fo:border-right="none" fo:border-top="0.002cm solid #000000" fo:border-bottom="0.002cm solid #000000"/>
    </style:style>
    <style:style style:name="Πίνακας3.D1" style:family="table-cell">
      <style:table-cell-properties fo:padding="0.097cm" fo:border="0.002cm solid #000000"/>
    </style:style>
    <style:style style:name="Πίνακας6" style:family="table">
      <style:table-properties style:width="8.19cm" fo:margin-left="8.8cm" fo:margin-right="0.011cm" table:align="margins"/>
    </style:style>
    <style:style style:name="Πίνακας6.A" style:family="table-column">
      <style:table-column-properties style:column-width="1.674cm" style:rel-column-width="13394*"/>
    </style:style>
    <style:style style:name="Πίνακας6.B" style:family="table-column">
      <style:table-column-properties style:column-width="2.194cm" style:rel-column-width="17558*"/>
    </style:style>
    <style:style style:name="Πίνακας6.C" style:family="table-column">
      <style:table-column-properties style:column-width="2.563cm" style:rel-column-width="20508*"/>
    </style:style>
    <style:style style:name="Πίνακας6.D" style:family="table-column">
      <style:table-column-properties style:column-width="1.759cm" style:rel-column-width="14075*"/>
    </style:style>
    <style:style style:name="Πίνακας6.A1" style:family="table-cell">
      <style:table-cell-properties fo:padding="0.097cm" fo:border-left="0.002cm solid #000000" fo:border-right="none" fo:border-top="0.002cm solid #000000" fo:border-bottom="0.002cm solid #000000"/>
    </style:style>
    <style:style style:name="Πίνακας6.D1" style:family="table-cell">
      <style:table-cell-properties fo:padding="0.097cm" fo:border="0.002cm solid #000000"/>
    </style:style>
    <style:style style:name="Πίνακας4" style:family="table">
      <style:table-properties style:width="7.352cm" fo:margin-left="0.161cm" fo:margin-right="9.488cm" table:align="margins"/>
    </style:style>
    <style:style style:name="Πίνακας4.A" style:family="table-column">
      <style:table-column-properties style:column-width="1.725cm" style:rel-column-width="15377*"/>
    </style:style>
    <style:style style:name="Πίνακας4.B" style:family="table-column">
      <style:table-column-properties style:column-width="1.842cm" style:rel-column-width="16415*"/>
    </style:style>
    <style:style style:name="Πίνακας4.C" style:family="table-column">
      <style:table-column-properties style:column-width="2.395cm" style:rel-column-width="21352*"/>
    </style:style>
    <style:style style:name="Πίνακας4.D" style:family="table-column">
      <style:table-column-properties style:column-width="1.39cm" style:rel-column-width="12391*"/>
    </style:style>
    <style:style style:name="Πίνακας4.1" style:family="table-row">
      <style:table-row-properties style:min-row-height="0.737cm"/>
    </style:style>
    <style:style style:name="Πίνακας4.A1" style:family="table-cell">
      <style:table-cell-properties fo:padding="0.097cm" fo:border-left="0.002cm solid #000000" fo:border-right="none" fo:border-top="0.002cm solid #000000" fo:border-bottom="0.002cm solid #000000"/>
    </style:style>
    <style:style style:name="Πίνακας4.D1" style:family="table-cell">
      <style:table-cell-properties fo:padding="0.097cm" fo:border="0.002cm solid #000000"/>
    </style:style>
    <style:style style:name="Πίνακας8" style:family="table">
      <style:table-properties style:width="8.19cm" fo:margin-left="8.8cm" fo:margin-right="0.011cm" table:align="margins"/>
    </style:style>
    <style:style style:name="Πίνακας8.A" style:family="table-column">
      <style:table-column-properties style:column-width="3.868cm" style:rel-column-width="30953*"/>
    </style:style>
    <style:style style:name="Πίνακας8.B" style:family="table-column">
      <style:table-column-properties style:column-width="4.322cm" style:rel-column-width="34582*"/>
    </style:style>
    <style:style style:name="Πίνακας8.A1" style:family="table-cell">
      <style:table-cell-properties fo:padding="0.097cm" fo:border-left="0.002cm solid #000000" fo:border-right="none" fo:border-top="0.002cm solid #000000" fo:border-bottom="0.002cm solid #000000"/>
    </style:style>
    <style:style style:name="Πίνακας8.B1" style:family="table-cell">
      <style:table-cell-properties fo:padding="0.097cm" fo:border="0.002cm solid #000000"/>
    </style:style>
    <style:style style:name="Πίνακας7" style:family="table">
      <style:table-properties style:width="4.932cm" fo:margin-left="-0.025cm" fo:margin-right="12.093cm" table:align="margins"/>
    </style:style>
    <style:style style:name="Πίνακας7.A" style:family="table-column">
      <style:table-column-properties style:column-width="2.466cm" style:rel-column-width="32767*"/>
    </style:style>
    <style:style style:name="Πίνακας7.B" style:family="table-column">
      <style:table-column-properties style:column-width="2.466cm" style:rel-column-width="32768*"/>
    </style:style>
    <style:style style:name="Πίνακας7.A1" style:family="table-cell">
      <style:table-cell-properties fo:padding="0.097cm" fo:border-left="0.002cm solid #000000" fo:border-right="none" fo:border-top="0.002cm solid #000000" fo:border-bottom="0.002cm solid #000000"/>
    </style:style>
    <style:style style:name="Πίνακας7.B1" style:family="table-cell">
      <style:table-cell-properties fo:padding="0.097cm" fo:border="0.002cm solid #000000"/>
    </style:style>
    <style:style style:name="Πίνακας9" style:family="table">
      <style:table-properties style:width="7.352cm" fo:margin-left="0.161cm" fo:margin-right="9.488cm" table:align="margins"/>
    </style:style>
    <style:style style:name="Πίνακας9.A" style:family="table-column">
      <style:table-column-properties style:column-width="1.725cm" style:rel-column-width="15377*"/>
    </style:style>
    <style:style style:name="Πίνακας9.B" style:family="table-column">
      <style:table-column-properties style:column-width="1.842cm" style:rel-column-width="16415*"/>
    </style:style>
    <style:style style:name="Πίνακας9.C" style:family="table-column">
      <style:table-column-properties style:column-width="2.395cm" style:rel-column-width="21352*"/>
    </style:style>
    <style:style style:name="Πίνακας9.D" style:family="table-column">
      <style:table-column-properties style:column-width="1.39cm" style:rel-column-width="12391*"/>
    </style:style>
    <style:style style:name="Πίνακας9.1" style:family="table-row">
      <style:table-row-properties style:min-row-height="0.737cm"/>
    </style:style>
    <style:style style:name="Πίνακας9.A1" style:family="table-cell">
      <style:table-cell-properties fo:padding="0.097cm" fo:border-left="0.002cm solid #000000" fo:border-right="none" fo:border-top="0.002cm solid #000000" fo:border-bottom="0.002cm solid #000000"/>
    </style:style>
    <style:style style:name="Πίνακας9.D1" style:family="table-cell">
      <style:table-cell-properties fo:padding="0.097cm" fo:border="0.002cm solid #000000"/>
    </style:style>
    <style:style style:name="P1" style:family="paragraph" style:parent-style-name="Standard">
      <style:paragraph-properties fo:text-align="center" style:justify-single-word="false"/>
      <style:text-properties fo:font-size="14pt" fo:language="el" fo:country="GR" style:font-size-asian="14pt" style:font-size-complex="14pt"/>
    </style:style>
    <style:style style:name="P2" style:family="paragraph" style:parent-style-name="Standard">
      <style:paragraph-properties fo:text-align="start" style:justify-single-word="false"/>
      <style:text-properties fo:font-size="14pt" fo:language="el" fo:country="GR" style:font-size-asian="14pt" style:font-size-complex="14pt"/>
    </style:style>
    <style:style style:name="P3" style:family="paragraph" style:parent-style-name="Standard">
      <style:paragraph-properties fo:text-align="justify" style:justify-single-word="false"/>
      <style:text-properties fo:font-size="14pt" fo:language="el" fo:country="GR" style:font-size-asian="14pt" style:font-size-complex="14pt"/>
    </style:style>
    <style:style style:name="P4" style:family="paragraph" style:parent-style-name="Standard">
      <style:paragraph-properties fo:text-align="justify" style:justify-single-word="false"/>
      <style:text-properties fo:font-size="14pt" fo:language="el" fo:country="GR"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6" style:family="paragraph" style:parent-style-name="Standard">
      <style:paragraph-properties fo:text-align="justify" style:justify-single-word="false"/>
      <style:text-properties fo:font-size="14pt" fo:language="en" fo:country="US" style:font-size-asian="14pt" style:font-size-complex="14pt"/>
    </style:style>
    <style:style style:name="P7" style:family="paragraph" style:parent-style-name="Standard">
      <style:text-properties fo:language="en" fo:country="US"/>
    </style:style>
    <style:style style:name="P8" style:family="paragraph" style:parent-style-name="Standard">
      <style:paragraph-properties fo:text-align="justify" style:justify-single-word="false"/>
      <style:text-properties fo:language="en" fo:country="US"/>
    </style:style>
    <style:style style:name="P9" style:family="paragraph" style:parent-style-name="Standard">
      <style:paragraph-properties fo:text-align="justify" style:justify-single-word="false"/>
      <style:text-properties fo:language="en" fo:country="US" fo:font-weight="normal" fo:background-color="transparent" style:font-weight-asian="normal" style:font-weight-complex="normal"/>
    </style:style>
    <style:style style:name="P10" style:family="paragraph" style:parent-style-name="Standard">
      <style:paragraph-properties fo:text-align="justify" style:justify-single-word="false"/>
      <style:text-properties fo:language="en" fo:country="US" fo:font-weight="normal" style:font-weight-asian="normal" style:font-weight-complex="normal"/>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paragraph-properties fo:text-align="justify" style:justify-single-word="false"/>
      <style:text-properties fo:language="en" fo:country="US" fo:font-weight="bold" style:font-weight-asian="bold" style:font-weight-complex="bold"/>
    </style:style>
    <style:style style:name="P13" style:family="paragraph" style:parent-style-name="Standard">
      <style:paragraph-properties fo:text-align="justify" style:justify-single-word="false"/>
      <style:text-properties fo:language="en" fo:country="US" style:text-underline-style="none" fo:font-weight="normal" style:font-weight-asian="normal" style:font-weight-complex="normal"/>
    </style:style>
    <style:style style:name="P14" style:family="paragraph" style:parent-style-name="Standard">
      <style:paragraph-properties fo:text-align="justify" style:justify-single-word="false"/>
      <style:text-properties fo:font-weight="bold" fo:background-color="transparent" style:font-weight-asian="bold" style:font-weight-complex="bold"/>
    </style:style>
    <style:style style:name="P15" style:family="paragraph" style:parent-style-name="Standard">
      <style:text-properties fo:language="el" fo:country="GR"/>
    </style:style>
    <style:style style:name="P16" style:family="paragraph" style:parent-style-name="Standard">
      <style:paragraph-properties fo:text-align="justify" style:justify-single-word="false"/>
      <style:text-properties fo:language="el" fo:country="GR" fo:font-weight="normal" fo:background-color="transparent" style:font-weight-asian="normal" style:font-weight-complex="normal"/>
    </style:style>
    <style:style style:name="P17" style:family="paragraph" style:parent-style-name="Standard">
      <style:paragraph-properties fo:text-align="justify" style:justify-single-word="false"/>
      <style:text-properties fo:language="el" fo:country="GR" fo:font-weight="normal" style:font-weight-asian="normal" style:font-weight-complex="normal"/>
    </style:style>
    <style:style style:name="P18" style:family="paragraph" style:parent-style-name="Standard">
      <style:paragraph-properties fo:text-align="justify" style:justify-single-word="false"/>
      <style:text-properties fo:language="el" fo:country="GR"/>
    </style:style>
    <style:style style:name="P19" style:family="paragraph" style:parent-style-name="Standard">
      <style:paragraph-properties fo:text-align="justify" style:justify-single-word="false"/>
      <style:text-properties fo:language="el" fo:country="GR" fo:font-weight="bold" style:font-weight-asian="bold" style:font-weight-complex="bold"/>
    </style:style>
    <style:style style:name="P20" style:family="paragraph" style:parent-style-name="Standard">
      <style:paragraph-properties fo:text-align="justify" style:justify-single-word="false"/>
      <style:text-properties fo:language="el" fo:country="GR" style:text-underline-style="solid" style:text-underline-width="auto" style:text-underline-color="font-color" fo:font-weight="bold" style:font-weight-asian="bold" style:font-weight-complex="bold"/>
    </style:style>
    <style:style style:name="P21" style:family="paragraph" style:parent-style-name="Standard">
      <style:paragraph-properties fo:text-align="justify" style:justify-single-word="false"/>
      <style:text-properties fo:language="el" fo:country="GR" style:text-underline-style="none" fo:font-weight="normal" style:font-weight-asian="normal" style:font-weight-complex="normal"/>
    </style:style>
    <style:style style:name="P22" style:family="paragraph" style:parent-style-name="Standard">
      <style:paragraph-properties fo:text-align="justify" style:justify-single-word="false"/>
    </style:style>
    <style:style style:name="P23" style:family="paragraph" style:parent-style-name="Standard">
      <style:paragraph-properties fo:text-align="justify" style:justify-single-word="false"/>
      <style:text-properties style:font-name="Times New Roman" fo:font-size="12pt" fo:language="el" fo:country="GR"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24" style:family="paragraph" style:parent-style-name="Standard">
      <style:paragraph-properties fo:text-align="justify" style:justify-single-word="false"/>
      <style:text-properties style:font-name="Times New Roman" fo:font-size="12pt" fo:language="en" fo:country="US"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paragraph-properties fo:text-align="center" style:justify-single-word="false"/>
      <style:text-properties fo:language="el" fo:country="GR"/>
    </style:style>
    <style:style style:name="P27" style:family="paragraph" style:parent-style-name="Table_20_Contents">
      <style:paragraph-properties fo:text-align="center" style:justify-single-word="false"/>
      <style:text-properties style:text-position="0% 100%" fo:language="en" fo:country="US"/>
    </style:style>
    <style:style style:name="P28" style:family="paragraph" style:parent-style-name="Table_20_Contents">
      <style:paragraph-properties fo:text-align="center" style:justify-single-word="false"/>
      <style:text-properties style:text-position="0% 100%" fo:language="el" fo:country="GR"/>
    </style:style>
    <style:style style:name="P29" style:family="paragraph" style:parent-style-name="Standard">
      <style:text-properties fo:language="el" fo:country="GR" fo:font-weight="normal" style:font-weight-asian="normal" style:font-weight-complex="normal"/>
    </style:style>
    <style:style style:name="P30" style:family="paragraph" style:parent-style-name="Standard">
      <style:paragraph-properties fo:text-align="justify" style:justify-single-word="false"/>
      <style:text-properties fo:language="el" fo:country="GR" fo:font-weight="normal" style:font-weight-asian="normal" style:font-weight-complex="normal"/>
    </style:style>
    <style:style style:name="P31" style:family="paragraph" style:parent-style-name="Standard">
      <style:paragraph-properties fo:text-align="justify" style:justify-single-word="false"/>
      <style:text-properties fo:language="el" fo:country="GR" style:text-underline-style="solid" style:text-underline-width="auto" style:text-underline-color="font-color" fo:font-weight="bold" style:font-weight-asian="bold" style:font-weight-complex="bold"/>
    </style:style>
    <style:style style:name="P32" style:family="paragraph">
      <style:paragraph-properties fo:text-align="center"/>
    </style:style>
    <style:style style:name="P33" style:family="paragraph">
      <style:text-properties fo:font-size="15pt" style:font-size-asian="15pt" style:font-size-complex="15pt"/>
    </style:style>
    <style:style style:name="P34" style:family="paragraph">
      <style:text-properties fo:font-size="11pt" style:font-size-asian="11pt" style:font-size-complex="11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fo:font-weight="bold" style:font-weight-asian="bold" style:font-weight-complex="bold"/>
    </style:style>
    <style:style style:name="T4" style:family="text">
      <style:text-properties fo:language="en" fo:country="US" fo:font-weight="normal" fo:background-color="transparent" style:font-weight-asian="normal" style:font-weight-complex="normal"/>
    </style:style>
    <style:style style:name="T5" style:family="text">
      <style:text-properties fo:language="en" fo:country="US" fo:font-weight="normal" style:font-weight-asian="normal" style:font-weight-complex="normal"/>
    </style:style>
    <style:style style:name="T6" style:family="text">
      <style:text-properties fo:language="en" fo:country="US" fo:background-color="transparent"/>
    </style:style>
    <style:style style:name="T7" style:family="text">
      <style:text-properties fo:language="en" fo:country="US" style:text-underline-style="none"/>
    </style:style>
    <style:style style:name="T8" style:family="text">
      <style:text-properties fo:font-weight="bold" style:font-weight-asian="bold" style:font-weight-complex="bold"/>
    </style:style>
    <style:style style:name="T9" style:family="text">
      <style:text-properties fo:font-weight="bold" fo:background-color="#ffff00" style:font-weight-asian="bold" style:font-weight-complex="bold"/>
    </style:style>
    <style:style style:name="T10" style:family="text">
      <style:text-properties fo:font-weight="bold" fo:background-color="transparent" style:font-weight-asian="bold" style:font-weight-complex="bold"/>
    </style:style>
    <style:style style:name="T11" style:family="text">
      <style:text-properties fo:font-weight="bold" fo:background-color="#ff00ff" style:font-weight-asian="bold" style:font-weight-complex="bold"/>
    </style:style>
    <style:style style:name="T12" style:family="text">
      <style:text-properties fo:font-weight="bold" fo:background-color="#00ffff" style:font-weight-asian="bold" style:font-weight-complex="bold"/>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language="el" fo:country="GR"/>
    </style:style>
    <style:style style:name="T16" style:family="text">
      <style:text-properties fo:language="el" fo:country="GR" fo:font-weight="bold" fo:background-color="#ffff00" style:font-weight-asian="bold" style:font-weight-complex="bold"/>
    </style:style>
    <style:style style:name="T17" style:family="text">
      <style:text-properties fo:language="el" fo:country="GR" fo:font-weight="bold" fo:background-color="#ff00ff" style:font-weight-asian="bold" style:font-weight-complex="bold"/>
    </style:style>
    <style:style style:name="T18" style:family="text">
      <style:text-properties fo:language="el" fo:country="GR" fo:font-weight="bold" fo:background-color="#00ffff" style:font-weight-asian="bold" style:font-weight-complex="bold"/>
    </style:style>
    <style:style style:name="T19" style:family="text">
      <style:text-properties fo:language="el" fo:country="GR" fo:font-weight="normal" fo:background-color="transparent" style:font-weight-asian="normal" style:font-weight-complex="normal"/>
    </style:style>
    <style:style style:name="T20" style:family="text">
      <style:text-properties fo:language="el" fo:country="GR" fo:font-weight="normal" style:font-weight-asian="normal" style:font-weight-complex="normal"/>
    </style:style>
    <style:style style:name="T21" style:family="text">
      <style:text-properties fo:language="el" fo:country="GR" fo:background-color="transparent"/>
    </style:style>
    <style:style style:name="T22" style:family="text">
      <style:text-properties fo:background-color="transparent"/>
    </style:style>
    <style:style style:name="T23" style:family="text">
      <style:text-properties fo:font-weight="normal" fo:background-color="transparent" style:font-weight-asian="normal" style:font-weight-complex="normal"/>
    </style:style>
    <style:style style:name="T24" style:family="text">
      <style:text-properties fo:font-weight="normal" style:font-weight-asian="normal" style:font-weight-complex="normal"/>
    </style:style>
    <style:style style:name="T25" style:family="text">
      <style:text-properties fo:font-size="12pt" style:font-size-asian="12pt" style:font-size-complex="12pt"/>
    </style:style>
    <style:style style:name="T26" style:family="text">
      <style:text-properties fo:font-size="12pt" fo:language="en" fo:country="US" style:font-size-asian="12pt" style:font-size-complex="12pt"/>
    </style:style>
    <style:style style:name="T27" style:family="text">
      <style:text-properties style:text-underline-style="none"/>
    </style:style>
    <style:style style:name="T28" style:family="text">
      <style:text-properties style:text-underline-style="none" fo:font-weight="normal" style:font-weight-asian="normal" style:font-weight-complex="normal"/>
    </style:style>
    <style:style style:name="T29" style:family="text">
      <style:text-properties style:text-position="sub 58%"/>
    </style:style>
    <style:style style:name="T30" style:family="text">
      <style:text-properties style:text-position="sub 58%" fo:language="en" fo:country="US"/>
    </style:style>
    <style:style style:name="T31" style:family="text">
      <style:text-properties style:text-position="sub 58%" fo:language="en" fo:country="US" fo:font-weight="normal" style:font-weight-asian="normal" style:font-weight-complex="normal"/>
    </style:style>
    <style:style style:name="T32" style:family="text">
      <style:text-properties style:text-position="sub 58%" fo:language="en" fo:country="US" style:text-underline-style="none"/>
    </style:style>
    <style:style style:name="T33" style:family="text">
      <style:text-properties style:text-position="super 58%" fo:language="en" fo:country="US"/>
    </style:style>
    <style:style style:name="T34" style:family="text">
      <style:text-properties style:text-position="super 58%" style:font-name="Times New Roman" fo:font-size="12pt" fo:language="en" fo:country="US"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5" style:family="text">
      <style:text-properties style:font-name="Times New Roman" fo:font-size="12pt" fo:language="el" fo:country="GR"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6" style:family="text">
      <style:text-properties style:font-name="Times New Roman" fo:font-size="12pt" fo:language="en" fo:country="US"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T37" style:family="text">
      <style:text-properties style:font-name="Times New Roman" fo:font-size="12pt" fo:language="en" fo:country="US" fo:font-style="normal" style:font-name-asian="Courier New" style:font-size-asian="12pt" style:font-style-asian="normal" style:font-name-complex="Courier New" style:font-size-complex="12pt" style:font-style-complex="normal"/>
    </style:style>
    <style:style style:name="T38" style:family="text">
      <style:text-properties style:font-name="Times New Roman" fo:font-size="12pt" fo:language="en" fo:country="US"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39" style:family="text">
      <style:text-properties style:font-name="Times New Roman" fo:font-size="12pt" fo:font-style="normal" style:font-name-asian="Courier New" style:font-size-asian="12pt" style:font-style-asian="normal" style:font-name-complex="Courier New" style:font-size-complex="12pt" style:font-style-complex="normal"/>
    </style:style>
    <style:style style:name="T40" style:family="text">
      <style:text-properties style:font-name="Times New Roman" fo:font-size="12pt" fo:font-style="normal" fo:font-weight="bold" style:font-name-asian="Courier New" style:font-size-asian="12pt" style:font-style-asian="normal" style:font-weight-asian="bold" style:font-name-complex="Courier New" style:font-size-complex="12pt" style:font-style-complex="normal" style:font-weight-complex="bold"/>
    </style:style>
    <style:style style:name="T41" style:family="text">
      <style:text-properties style:text-position="0% 100%"/>
    </style:style>
    <style:style style:name="T42" style:family="text">
      <style:text-properties fo:font-size="15pt" style:font-size-asian="15pt" style:font-size-complex="15pt"/>
    </style:style>
    <style:style style:name="T43" style:family="text">
      <style:text-properties fo:font-size="11pt" style:font-size-asian="11pt" style:font-size-complex="11pt"/>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vertical-rel="paragraph" style:horizontal-pos="from-left" style:horizontal-rel="paragraph" draw:ole-draw-aspect="1"/>
    </style:style>
    <style:style style:name="fr3" style:family="graphic" style:parent-style-name="Formula">
      <style:graphic-properties style:vertical-pos="from-top" style:horizontal-pos="from-left" style:horizontal-rel="paragraph"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draw:ole-draw-aspect="1"/>
    </style:style>
    <style:style style:name="gr1"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2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2cm" svg:stroke-color="#800000" draw:fill="none"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4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0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5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2cm" svg:stroke-color="#0066cc" draw:fill="none" draw:textarea-horizontal-align="center" draw:textarea-vertical-align="middle" fo:padding-top="0.051cm" fo:padding-bottom="0.051cm" fo:padding-left="0.051cm" fo:padding-right="0.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076cm" svg:stroke-color="#804c19"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3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svg:stroke-width="0.102cm" svg:stroke-color="#008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stroke="none" svg:stroke-color="#000000" draw:fill="none" draw:fill-color="#ffffff" fo:min-height="0.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svg:stroke-width="0.101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svg:stroke-color="#80008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svg:stroke-width="0.101cm" svg:stroke-color="#80808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vg:stroke-width="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svg:stroke-width="0.101cm" svg:stroke-color="#ff6633"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svg:stroke-width="0.049cm" draw:fill="none"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draw:stroke="none" svg:stroke-color="#000000" draw:fill="none" draw:fill-color="#ffffff" fo:min-height="0.4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svg:stroke-width="0.049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800000" draw:fill="none"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draw:stroke="none" svg:stroke-color="#000000" draw:fill="none" draw:fill-color="#ffffff" fo:min-height="0.55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draw:stroke="none" svg:stroke-color="#000000" draw:fill="none" draw:fill-color="#ffffff" fo:min-height="0.5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6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draw:stroke="none" svg:stroke-color="#000000" draw:fill="none" draw:fill-color="#ffffff" fo:min-height="0.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cm"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draw:stroke="none" svg:stroke-color="#000000" draw:fill="none" draw:fill-color="#ffffff" fo:min-height="0.56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draw:stroke="none" svg:stroke-color="#000000" draw:fill="none" draw:fill-color="#ffffff" fo:min-height="0.5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draw:fill="solid" draw:fill-color="#ffff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draw:stroke="none" svg:stroke-color="#000000" draw:fill="none" draw:fill-color="#ffffff" fo:min-height="0.4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draw:stroke="none" svg:stroke-color="#000000" draw:fill="none" draw:fill-color="#ffffff" fo:min-height="0.5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0.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stroke="none" svg:stroke-color="#000000" draw:fill="none" draw:fill-color="#ffffff" fo:min-height="0.3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4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45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Αλγόριθμοι και Πολυπλοκότητα</text:p>
      <text:p text:style-name="P1"><text:span text:style-name="T1">2</text:span>ο Σύνολο Ασκήσεων</text:p>
      <text:p text:style-name="P2"/>
      <text:p text:style-name="P2">Ονομ/νυμο: Μανάβης Βασίλειος-Ιωάννης</text:p>
      <text:p text:style-name="P3">Α.Μ.: 1115201000136</text:p>
      <text:p text:style-name="P3"><text:line-break/><text:span text:style-name="T2">1.</text:span></text:p>
      <text:p text:style-name="P3"><text:span text:style-name="T14">Αλγόριθμος 1:</text:span> </text:p>
      <text:p text:style-name="P3"><text:span text:style-name="T25">Ο αλγόριθμος διαιρεί το πρόβλημα σε 3 υποπροβλήματα, διάστασης </text:span><text:span text:style-name="T25"><draw:frame draw:style-name="fr1" draw:name="Αντικείμενο12" text:anchor-type="as-char" svg:width="0.741cm" svg:height="0.997cm" draw:z-index="77"><draw:object xlink:href="./Object 12" xlink:type="simple" xlink:show="embed" xlink:actuate="onLoad"/><draw:image xlink:href="./ObjectReplacements/Object 12" xlink:type="simple" xlink:show="embed" xlink:actuate="onLoad"/></draw:frame></text:span><text:span text:style-name="T25">τα οποία επιλύει αναδρομικά και συνδυάζει τις λύσεις σε χρόνο Ο(1). Άρα η αναδρομική εξίσωση είναι η </text:span><text:span text:style-name="T25"><draw:frame draw:style-name="fr1" draw:name="Αντικείμενο13" text:anchor-type="as-char" svg:width="7.929cm" svg:height="1.095cm" draw:z-index="80"><draw:object xlink:href="./Object 13" xlink:type="simple" xlink:show="embed" xlink:actuate="onLoad"/><draw:image xlink:href="./ObjectReplacements/Object 13" xlink:type="simple" xlink:show="embed" xlink:actuate="onLoad"/></draw:frame></text:span><text:span text:style-name="T25">. Θα βρούμε τη πολυπλοκότητα με τη βοήθεια του </text:span><text:span text:style-name="T26">Master Theorem. </text:span><text:span text:style-name="T25">Έχουμε </text:span><text:span text:style-name="T26">a=3, b=1.5 </text:span><text:span text:style-name="T25">και έστω ε=1.5&gt;0. Επομένως</text:span><text:span text:style-name="T26"><draw:frame draw:style-name="fr1" draw:name="Αντικείμενο14" text:anchor-type="as-char" svg:width="10.67cm" svg:height="0.674cm" draw:z-index="82"><draw:object xlink:href="./Object 14" xlink:type="simple" xlink:show="embed" xlink:actuate="onLoad"/><draw:image xlink:href="./ObjectReplacements/Object 14" xlink:type="simple" xlink:show="embed" xlink:actuate="onLoad"/></draw:frame></text:span><text:span text:style-name="T25">Άρα</text:span><draw:frame draw:style-name="fr1" draw:name="Αντικείμενο15" text:anchor-type="as-char" svg:width="5.135cm" svg:height="0.723cm" draw:z-index="234"><draw:object xlink:href="./Object 15" xlink:type="simple" xlink:show="embed" xlink:actuate="onLoad"/><draw:image xlink:href="./ObjectReplacements/Object 15" xlink:type="simple" xlink:show="embed" xlink:actuate="onLoad"/><svg:title>τύπος</svg:title></draw:frame></text:p>
      <text:p text:style-name="P3"/>
      <text:p text:style-name="P3"><text:span text:style-name="T14">Αλγόριθμος </text:span><text:span text:style-name="T3">2</text:span><text:span text:style-name="T14">:</text:span> <text:s/>(Η άσκηση είναι <text:span text:style-name="T14">ημιτελής</text:span><text:span text:style-name="T28">! Η συνέχεια είναι στο τέλος.</text:span><text:span text:style-name="T1">)</text:span></text:p>
      <text:p text:style-name="P3"><text:span text:style-name="T25">Ο αλγόριθμος διαιρεί το πρόβλημα σε </text:span><text:span text:style-name="T26">2</text:span><text:span text:style-name="T25"> υποπροβλήματα, διάστασης </text:span><text:span text:style-name="T25"><draw:frame draw:style-name="fr1" draw:name="Αντικείμενο16" text:anchor-type="as-char" svg:width="0.517cm" svg:height="0.998cm" draw:z-index="241"><draw:object xlink:href="./Object 16" xlink:type="simple" xlink:show="embed" xlink:actuate="onLoad"/><draw:image xlink:href="./ObjectReplacements/Object 16" xlink:type="simple" xlink:show="embed" xlink:actuate="onLoad"/><svg:title>τύπος</svg:title></draw:frame></text:span><text:span text:style-name="T25">τα οποία επιλύει αναδρομικά και συνδυάζει τις λύσεις σε χρόνο Ο(</text:span><text:span text:style-name="T26">nlogn</text:span><text:span text:style-name="T25">). Άρα η αναδρομική εξίσωση είναι η </text:span><draw:frame draw:style-name="fr1" draw:name="Αντικείμενο17" text:anchor-type="as-char" svg:width="16.302cm" svg:height="1.203cm" draw:z-index="266"><draw:object xlink:href="./Object 17" xlink:type="simple" xlink:show="embed" xlink:actuate="onLoad"/><draw:image xlink:href="./ObjectReplacements/Object 17" xlink:type="simple" xlink:show="embed" xlink:actuate="onLoad"/><svg:title>τύπος</svg:title></draw:frame></text:p>
      <text:p text:style-name="P3"><draw:frame draw:style-name="fr1" draw:name="Αντικείμενο53" text:anchor-type="as-char" svg:width="17.133cm" svg:height="1.302cm" draw:z-index="524"><draw:object xlink:href="./Object 55" xlink:type="simple" xlink:show="embed" xlink:actuate="onLoad"/><draw:image xlink:href="./ObjectReplacements/Object 55" xlink:type="simple" xlink:show="embed" xlink:actuate="onLoad"/></draw:frame><draw:frame draw:style-name="fr2" draw:name="Αντικείμενο54" text:anchor-type="char" svg:x="0.201cm" svg:y="1.416cm" svg:width="16.496cm" svg:height="1.097cm" draw:z-index="378"><draw:object xlink:href="./Object 56" xlink:type="simple" xlink:show="embed" xlink:actuate="onLoad"/><draw:image xlink:href="./ObjectReplacements/Object 56" xlink:type="simple" xlink:show="embed" xlink:actuate="onLoad"/></draw:frame></text:p>
      <text:p text:style-name="P3"/>
      <text:p text:style-name="P3"/>
      <text:p text:style-name="P5"/>
      <text:p text:style-name="P5">2.</text:p>
      <text:p text:style-name="P6"><text:tab/><text:span text:style-name="T8">a)</text:span></text:p>
      <text:p text:style-name="P6"><draw:frame draw:style-name="fr3" draw:name="Αντικείμενο9" text:anchor-type="as-char" svg:y="-0.792cm" svg:width="4.004cm" svg:height="1.097cm" draw:z-index="84"><draw:object xlink:href="./Object 9" xlink:type="simple" xlink:show="embed" xlink:actuate="onLoad"/><draw:image xlink:href="./ObjectReplacements/Object 9" xlink:type="simple" xlink:show="embed" xlink:actuate="onLoad"/><svg:title>τύπος</svg:title></draw:frame></text:p>
      <text:p text:style-name="P3">Εφαρμόζουμε τη 1η περίπτωση του <text:span text:style-name="T1">Master Theorem. </text:span>Έχουμε <text:span text:style-name="T1">a=5, b=2 </text:span>και έστω ε=1&gt;0. Τότε<draw:frame draw:style-name="fr1" draw:name="Αντικείμενο18" text:anchor-type="as-char" svg:width="9.835cm" svg:height="0.674cm" draw:z-index="236"><draw:object xlink:href="./Object 18" xlink:type="simple" xlink:show="embed" xlink:actuate="onLoad"/><draw:image xlink:href="./ObjectReplacements/Object 18" xlink:type="simple" xlink:show="embed" xlink:actuate="onLoad"/><svg:title>τύπος</svg:title></draw:frame>Άρα<draw:frame draw:style-name="fr2" draw:name="Αντικείμενο19" text:anchor-type="char" svg:x="13.811cm" svg:y="0.628cm" svg:width="3.281cm" svg:height="0.723cm" draw:z-index="7"><draw:object xlink:href="./Object 19" xlink:type="simple" xlink:show="embed" xlink:actuate="onLoad"/><draw:image xlink:href="./ObjectReplacements/Object 19" xlink:type="simple" xlink:show="embed" xlink:actuate="onLoad"/></draw:frame></text:p>
      <text:p text:style-name="P6"><draw:frame draw:style-name="fr2" draw:name="Αντικείμενο20" text:anchor-type="char" svg:x="0.032cm" svg:y="0.261cm" svg:width="3.57cm" svg:height="0.626cm" draw:z-index="8"><draw:object xlink:href="./Object 20" xlink:type="simple" xlink:show="embed" xlink:actuate="onLoad"/><draw:image xlink:href="./ObjectReplacements/Object 20" xlink:type="simple" xlink:show="embed" xlink:actuate="onLoad"/></draw:frame></text:p>
      <text:p text:style-name="P5"><text:tab/></text:p>
      <text:p text:style-name="P5"><text:tab/>b)</text:p>
      <text:p text:style-name="P6"><draw:frame draw:style-name="fr3" draw:name="Αντικείμενο10" text:anchor-type="as-char" svg:y="-0.792cm" svg:width="3.545cm" svg:height="0.517cm" draw:z-index="87"><draw:object xlink:href="./Object 10" xlink:type="simple" xlink:show="embed" xlink:actuate="onLoad"/><draw:image xlink:href="./ObjectReplacements/Object 10" xlink:type="simple" xlink:show="embed" xlink:actuate="onLoad"/><svg:title>τύπος</svg:title></draw:frame></text:p>
      <text:p text:style-name="P6"><draw:frame draw:style-name="fr3" draw:name="Αντικείμενο21" text:anchor-type="as-char" svg:y="-0.792cm" svg:width="4.128cm" svg:height="0.517cm" draw:z-index="156"><draw:object xlink:href="./Object 21" xlink:type="simple" xlink:show="embed" xlink:actuate="onLoad"/><draw:image xlink:href="./ObjectReplacements/Object 21" xlink:type="simple" xlink:show="embed" xlink:actuate="onLoad"/><svg:title>τύπος</svg:title></draw:frame></text:p>
      <text:p text:style-name="P3">Άρα <draw:frame draw:style-name="fr3" draw:name="Αντικείμενο22" text:anchor-type="as-char" svg:y="-0.411cm" svg:width="14.339cm" svg:height="1.139cm" draw:z-index="179"><draw:object xlink:href="./Object 22" xlink:type="simple" xlink:show="embed" xlink:actuate="onLoad"/><draw:image xlink:href="./ObjectReplacements/Object 22" xlink:type="simple" xlink:show="embed" xlink:actuate="onLoad"/><svg:title>τύπος</svg:title></draw:frame></text:p>
      <text:p text:style-name="P3"><draw:frame draw:style-name="fr3" draw:name="Αντικείμενο23" text:anchor-type="as-char" svg:y="-0.411cm" svg:width="3.424cm" svg:height="1.058cm" draw:z-index="182"><draw:object xlink:href="./Object 23" xlink:type="simple" xlink:show="embed" xlink:actuate="onLoad"/><draw:image xlink:href="./ObjectReplacements/Object 23" xlink:type="simple" xlink:show="embed" xlink:actuate="onLoad"/><svg:title>τύπος</svg:title></draw:frame><text:span text:style-name="T1"> </text:span>Για <text:span text:style-name="T1">k = n </text:span>έχουμε <draw:frame draw:style-name="fr3" draw:name="Αντικείμενο24" text:anchor-type="as-char" svg:y="-0.411cm" svg:width="8.922cm" svg:height="1.058cm" draw:z-index="193"><draw:object xlink:href="./Object 24" xlink:type="simple" xlink:show="embed" xlink:actuate="onLoad"/><draw:image xlink:href="./ObjectReplacements/Object 24" xlink:type="simple" xlink:show="embed" xlink:actuate="onLoad"/><svg:title>τύπος</svg:title></draw:frame></text:p>
      <text:p text:style-name="P6"><text:tab/><text:span text:style-name="T8">c)</text:span></text:p>
      <text:p text:style-name="P6"><text:soft-page-break/><draw:frame draw:style-name="fr3" draw:name="Αντικείμενο11" text:anchor-type="as-char" svg:y="-0.792cm" svg:width="3.351cm" svg:height="1.097cm" draw:z-index="92"><draw:object xlink:href="./Object 11" xlink:type="simple" xlink:show="embed" xlink:actuate="onLoad"/><draw:image xlink:href="./ObjectReplacements/Object 11" xlink:type="simple" xlink:show="embed" xlink:actuate="onLoad"/><svg:title>τύπος</svg:title></draw:frame></text:p>
      <text:p text:style-name="P3">Εφαρμόζουμε τη <text:span text:style-name="T1">2</text:span>η περίπτωση του <text:span text:style-name="T1">Master Theorem. </text:span>Έχουμε <text:span text:style-name="T1">a=4 </text:span>και<text:span text:style-name="T1"> b=2</text:span>. Τότε<draw:frame draw:style-name="fr1" draw:name="Αντικείμενο25" text:anchor-type="as-char" svg:width="6.211cm" svg:height="0.674cm" draw:z-index="151"><draw:object xlink:href="./Object 25" xlink:type="simple" xlink:show="embed" xlink:actuate="onLoad"/><draw:image xlink:href="./ObjectReplacements/Object 25" xlink:type="simple" xlink:show="embed" xlink:actuate="onLoad"/><svg:title>τύπος</svg:title></draw:frame>Άρα<draw:frame draw:style-name="fr2" draw:name="Αντικείμενο26" text:anchor-type="char" svg:x="7.842cm" svg:y="0.586cm" svg:width="7.161cm" svg:height="0.723cm" draw:z-index="9"><draw:object xlink:href="./Object 26" xlink:type="simple" xlink:show="embed" xlink:actuate="onLoad"/><draw:image xlink:href="./ObjectReplacements/Object 26" xlink:type="simple" xlink:show="embed" xlink:actuate="onLoad"/><svg:title>τύπος</svg:title></draw:frame></text:p>
      <text:p text:style-name="P3">Τη χείριστη πολυπλοκότητα έχει ο αλγόριθμος <text:span text:style-name="T1">B </text:span>γιατί είναι εκθετική και επομένως ο αλγόριθμος Β αποκλείεται. Ο αλγόριθμος <text:span text:style-name="T1">A </text:span>έχει πολυπλοκότητα <text:s/>και ο αλγόριθμος <text:span text:style-name="T1">C </text:span>έχει πολυπλοκότητα<draw:frame draw:style-name="fr2" draw:name="Αντικείμενο27" text:anchor-type="char" svg:x="7.147cm" svg:y="1.171cm" svg:width="4.015cm" svg:height="0.626cm" draw:z-index="10"><draw:object xlink:href="./Object 27" xlink:type="simple" xlink:show="embed" xlink:actuate="onLoad"/><draw:image xlink:href="./ObjectReplacements/Object 27" xlink:type="simple" xlink:show="embed" xlink:actuate="onLoad"/><svg:title>τύπος</svg:title></draw:frame><draw:frame draw:style-name="fr2" draw:name="Αντικείμενο28" text:anchor-type="char" svg:x="3.351cm" svg:y="1.739cm" svg:width="2.418cm" svg:height="0.669cm" draw:z-index="11"><draw:object xlink:href="./Object 28" xlink:type="simple" xlink:show="embed" xlink:actuate="onLoad"/><draw:image xlink:href="./ObjectReplacements/Object 28" xlink:type="simple" xlink:show="embed" xlink:actuate="onLoad"/><svg:title>τύπος</svg:title></draw:frame></text:p>
      <text:p text:style-name="P4"/>
      <text:p text:style-name="P3">Ας λογαριθμήσουμε τις π<draw:frame draw:style-name="fr2" draw:name="Αντικείμενο29" text:anchor-type="char" svg:x="7.101cm" svg:y="0.028cm" svg:width="1.416cm" svg:height="0.566cm" draw:z-index="12"><draw:object xlink:href="./Object 29" xlink:type="simple" xlink:show="embed" xlink:actuate="onLoad"/><draw:image xlink:href="./ObjectReplacements/Object 29" xlink:type="simple" xlink:show="embed" xlink:actuate="onLoad"/><svg:title>τύπος</svg:title></draw:frame>οσότητες και<draw:frame draw:style-name="fr2" draw:name="Αντικείμενο30" text:anchor-type="char" svg:x="9.647cm" svg:y="0.081cm" svg:width="1.757cm" svg:height="0.607cm" draw:z-index="13"><draw:object xlink:href="./Object 30" xlink:type="simple" xlink:show="embed" xlink:actuate="onLoad"/><draw:image xlink:href="./ObjectReplacements/Object 30" xlink:type="simple" xlink:show="embed" xlink:actuate="onLoad"/><svg:title>τύπος</svg:title></draw:frame> . </text:p>
      <text:p text:style-name="P2">Έχουμε λοιπόν: <draw:frame draw:style-name="fr4" draw:name="Αντικείμενο31" text:anchor-type="as-char" svg:y="-0.046cm" svg:width="16.365cm" svg:height="1.155cm" draw:z-index="163"><draw:object xlink:href="./Object 31" xlink:type="simple" xlink:show="embed" xlink:actuate="onLoad"/><draw:image xlink:href="./ObjectReplacements/Object 31" xlink:type="simple" xlink:show="embed" xlink:actuate="onLoad"/></draw:frame></text:p>
      <text:p text:style-name="P3">Θα υπολογίσω το<draw:frame draw:style-name="fr2" draw:name="Αντικείμενο32" text:anchor-type="char" svg:x="0.21cm" svg:y="0.676cm" svg:width="12.875cm" svg:height="2.06cm" draw:z-index="14"><draw:object xlink:href="./Object 32" xlink:type="simple" xlink:show="embed" xlink:actuate="onLoad"/><draw:image xlink:href="./ObjectReplacements/Object 32" xlink:type="simple" xlink:show="embed" xlink:actuate="onLoad"/></draw:frame> όριο</text:p>
      <text:p text:style-name="P3"/>
      <text:p text:style-name="P3"/>
      <text:p text:style-name="P3"/>
      <text:p text:style-name="P3"/>
      <text:p text:style-name="P3">Οπότε Άρα μπορούμε να πούμε ότι η πολυπλοκότητα είναι καλύτερη από την <text:s text:c="2"/>. <text:s/>Άρα θα επέλεγα τον αλγόριθμο C. <draw:frame draw:style-name="fr2" draw:name="Αντικείμενο33" text:anchor-type="char" svg:x="1.683cm" svg:y="0.081cm" svg:width="9.851cm" svg:height="0.483cm" draw:z-index="16"><draw:object xlink:href="./Object 33" xlink:type="simple" xlink:show="embed" xlink:actuate="onLoad"/><draw:image xlink:href="./ObjectReplacements/Object 33" xlink:type="simple" xlink:show="embed" xlink:actuate="onLoad"/><svg:title>τύπος</svg:title></draw:frame><draw:frame draw:style-name="fr2" draw:name="Αντικείμενο34" text:anchor-type="char" svg:x="4.731cm" svg:y="0.563cm" svg:width="1.757cm" svg:height="0.607cm" draw:z-index="17"><draw:object xlink:href="./Object 34" xlink:type="simple" xlink:show="embed" xlink:actuate="onLoad"/><draw:image xlink:href="./ObjectReplacements/Object 34" xlink:type="simple" xlink:show="embed" xlink:actuate="onLoad"/><svg:title>τύπος</svg:title></draw:frame><draw:frame draw:style-name="fr2" draw:name="Αντικείμενο35" text:anchor-type="char" svg:x="11.885cm" svg:y="0.607cm" svg:width="0.997cm" svg:height="0.566cm" draw:z-index="18"><draw:object xlink:href="./Object 35" xlink:type="simple" xlink:show="embed" xlink:actuate="onLoad"/><draw:image xlink:href="./ObjectReplacements/Object 35" xlink:type="simple" xlink:show="embed" xlink:actuate="onLoad"/><svg:title>τύπος</svg:title></draw:frame></text:p>
      <text:p text:style-name="P5"/>
      <text:p text:style-name="P5">3.</text:p>
      <text:p text:style-name="P22"><text:tab/><text:span text:style-name="T2">a)</text:span></text:p>
      <text:p text:style-name="P22"><draw:frame draw:style-name="fr3" draw:name="Αντικείμενο1" text:anchor-type="as-char" svg:y="-0.792cm" svg:width="16.111cm" svg:height="1.281cm" draw:z-index="1"><draw:object xlink:href="./Object 1" xlink:type="simple" xlink:show="embed" xlink:actuate="onLoad"/><draw:image xlink:href="./ObjectReplacements/Object 1" xlink:type="simple" xlink:show="embed" xlink:actuate="onLoad"/></draw:frame></text:p>
      <text:p text:style-name="P22">Θέλω <draw:frame draw:style-name="fr1" draw:name="Αντικείμενο5" text:anchor-type="as-char" svg:width="4.681cm" svg:height="1.058cm" draw:z-index="4"><draw:object xlink:href="./Object 5" xlink:type="simple" xlink:show="embed" xlink:actuate="onLoad"/><draw:image xlink:href="./ObjectReplacements/Object 5" xlink:type="simple" xlink:show="embed" xlink:actuate="onLoad"/></draw:frame><text:span text:style-name="T15">Για</text:span><text:span text:style-name="T15"><draw:frame draw:style-name="fr1" draw:name="Αντικείμενο36" text:anchor-type="as-char" svg:width="1.722cm" svg:height="0.467cm" draw:z-index="90"><draw:object xlink:href="./Object 36" xlink:type="simple" xlink:show="embed" xlink:actuate="onLoad"/><draw:image xlink:href="./ObjectReplacements/Object 36" xlink:type="simple" xlink:show="embed" xlink:actuate="onLoad"/></draw:frame></text:span><text:span text:style-name="T15">έχω </text:span><text:span text:style-name="T15"><draw:frame draw:style-name="fr1" draw:name="Αντικείμενο37" text:anchor-type="as-char" svg:width="5.389cm" svg:height="1.141cm" draw:z-index="91"><draw:object xlink:href="./Object 37" xlink:type="simple" xlink:show="embed" xlink:actuate="onLoad"/><draw:image xlink:href="./ObjectReplacements/Object 37" xlink:type="simple" xlink:show="embed" xlink:actuate="onLoad"/></draw:frame></text:span><text:span text:style-name="T1">T(1) = </text:span><text:span text:style-name="T15">σταθερό = α. Άρα</text:span><text:span text:style-name="T15"><draw:frame draw:style-name="fr1" draw:name="Αντικείμενο38" text:anchor-type="as-char" svg:width="13.573cm" svg:height="1.259cm" draw:z-index="93"><draw:object xlink:href="./Object 38" xlink:type="simple" xlink:show="embed" xlink:actuate="onLoad"/><draw:image xlink:href="./ObjectReplacements/Object 38" xlink:type="simple" xlink:show="embed" xlink:actuate="onLoad"/><svg:title>τύπος</svg:title></draw:frame></text:span></text:p>
      <text:p text:style-name="P8"><text:tab/><text:span text:style-name="T8">b)</text:span></text:p>
      <text:p text:style-name="P8"><draw:frame draw:style-name="fr2" draw:name="Αντικείμενο2" text:anchor-type="char" svg:x="0.355cm" svg:y="0.056cm" svg:width="10.19cm" svg:height="1.109cm" draw:z-index="0"><draw:object xlink:href="./Object 2" xlink:type="simple" xlink:show="embed" xlink:actuate="onLoad"/><draw:image xlink:href="./ObjectReplacements/Object 2" xlink:type="simple" xlink:show="embed" xlink:actuate="onLoad"/><svg:title>τύπος</svg:title></draw:frame></text:p>
      <text:p text:style-name="P8"/>
      <text:p text:style-name="P8"/>
      <text:p text:style-name="P8">Θέλω <draw:frame draw:style-name="fr1" draw:name="Αντικείμενο6" text:anchor-type="as-char" svg:width="13.741cm" svg:height="1.873cm" draw:z-index="5"><draw:object xlink:href="./Object 6" xlink:type="simple" xlink:show="embed" xlink:actuate="onLoad"/><draw:image xlink:href="./ObjectReplacements/Object 6" xlink:type="simple" xlink:show="embed" xlink:actuate="onLoad"/><svg:title>τύπος</svg:title></draw:frame><text:span text:style-name="T15">Άρα έχω</text:span></text:p>
      <text:p text:style-name="P8"><text:tab/><draw:frame draw:style-name="fr2" draw:name="Αντικείμενο39" text:anchor-type="char" svg:x="0.095cm" svg:y="0.261cm" svg:width="7.198cm" svg:height="0.517cm" draw:z-index="19"><draw:object xlink:href="./Object 39" xlink:type="simple" xlink:show="embed" xlink:actuate="onLoad"/><draw:image xlink:href="./ObjectReplacements/Object 39" xlink:type="simple" xlink:show="embed" xlink:actuate="onLoad"/></draw:frame></text:p>
      <text:p text:style-name="P12"/>
      <text:p text:style-name="P12">c)</text:p>
      <text:p text:style-name="P8"><draw:frame draw:style-name="fr2" draw:name="Αντικείμενο3" text:anchor-type="char" svg:x="0.242cm" svg:y="0.109cm" svg:width="15.289cm" svg:height="1.356cm" draw:z-index="2"><draw:object xlink:href="./Object 3" xlink:type="simple" xlink:show="embed" xlink:actuate="onLoad"/><draw:image xlink:href="./ObjectReplacements/Object 3" xlink:type="simple" xlink:show="embed" xlink:actuate="onLoad"/><svg:title>τύπος</svg:title></draw:frame></text:p>
      <text:p text:style-name="P22"/>
      <text:p text:style-name="P22"/>
      <text:p text:style-name="P8"/>
      <text:p text:style-name="P18">Θέλω <draw:frame draw:style-name="fr1" draw:name="Αντικείμενο7" text:anchor-type="as-char" svg:width="4.182cm" svg:height="0.988cm" draw:z-index="6"><draw:object xlink:href="./Object 7" xlink:type="simple" xlink:show="embed" xlink:actuate="onLoad"/><draw:image xlink:href="./ObjectReplacements/Object 7" xlink:type="simple" xlink:show="embed" xlink:actuate="onLoad"/><svg:title>τύπος</svg:title></draw:frame>(Αποδείχτηκε στο προηγούμενο ερώτημα)</text:p>
      <text:p text:style-name="P18"/>
      <text:p text:style-name="P18"><text:soft-page-break/>Άρα έχω <draw:frame draw:style-name="fr2" draw:name="Αντικείμενο40" text:anchor-type="char" svg:x="1.864cm" svg:y="-0.035cm" svg:width="13.825cm" svg:height="1.356cm" draw:z-index="20"><draw:object xlink:href="./Object 40" xlink:type="simple" xlink:show="embed" xlink:actuate="onLoad"/><draw:image xlink:href="./ObjectReplacements/Object 40" xlink:type="simple" xlink:show="embed" xlink:actuate="onLoad"/><svg:title>τύπος</svg:title></draw:frame></text:p>
      <text:p text:style-name="P18"/>
      <text:p text:style-name="P22"><text:tab/></text:p>
      <text:p text:style-name="P12"><draw:frame draw:style-name="fr1" draw:name="Αντικείμενο42" text:anchor-type="as-char" svg:width="3.129cm" svg:height="0.543cm" draw:z-index="49"><draw:object xlink:href="./Object 42" xlink:type="simple" xlink:show="embed" xlink:actuate="onLoad"/><draw:image xlink:href="./ObjectReplacements/Object 42" xlink:type="simple" xlink:show="embed" xlink:actuate="onLoad"/></draw:frame></text:p>
      <text:p text:style-name="P12"/>
      <text:p text:style-name="P12">d)</text:p>
      <text:p text:style-name="P8"><draw:frame draw:style-name="fr2" draw:name="Αντικείμενο4" text:anchor-type="char" svg:x="0.319cm" svg:y="0.039cm" svg:width="16.401cm" svg:height="1.139cm" draw:z-index="3"><draw:object xlink:href="./Object 4" xlink:type="simple" xlink:show="embed" xlink:actuate="onLoad"/><draw:image xlink:href="./ObjectReplacements/Object 4" xlink:type="simple" xlink:show="embed" xlink:actuate="onLoad"/><svg:title>τύπος</svg:title></draw:frame></text:p>
      <text:p text:style-name="P8"/>
      <text:p text:style-name="P8"><draw:frame draw:style-name="fr2" draw:name="Αντικείμενο41" text:anchor-type="char" svg:x="6.981cm" svg:y="0.261cm" svg:width="9.343cm" svg:height="1.139cm" draw:z-index="21"><draw:object xlink:href="./Object 41" xlink:type="simple" xlink:show="embed" xlink:actuate="onLoad"/><draw:image xlink:href="./ObjectReplacements/Object 41" xlink:type="simple" xlink:show="embed" xlink:actuate="onLoad"/><svg:title>τύπος</svg:title></draw:frame></text:p>
      <text:p text:style-name="P18">Θέλω <draw:frame draw:style-name="fr1" draw:name="Αντικείμενο8" text:anchor-type="as-char" svg:width="3.708cm" svg:height="0.483cm" draw:z-index="15"><draw:object xlink:href="./Object 8" xlink:type="simple" xlink:show="embed" xlink:actuate="onLoad"/><draw:image xlink:href="./ObjectReplacements/Object 8" xlink:type="simple" xlink:show="embed" xlink:actuate="onLoad"/></draw:frame>Άρα έχω</text:p>
      <text:p text:style-name="P18"/>
      <text:p text:style-name="P18"><draw:frame draw:style-name="fr2" draw:name="Αντικείμενο43" text:anchor-type="char" svg:x="0.173cm" svg:y="0.085cm" svg:width="15.921cm" svg:height="1.058cm" draw:z-index="22"><draw:object xlink:href="./Object 43" xlink:type="simple" xlink:show="embed" xlink:actuate="onLoad"/><draw:image xlink:href="./ObjectReplacements/Object 43" xlink:type="simple" xlink:show="embed" xlink:actuate="onLoad"/><svg:title>τύπος</svg:title></draw:frame></text:p>
      <text:p text:style-name="P8"/>
      <text:p text:style-name="P8"><draw:frame draw:style-name="fr2" draw:name="Αντικείμενο44" text:anchor-type="char" svg:x="0.173cm" svg:y="0.307cm" svg:width="2.484cm" svg:height="1.058cm" draw:z-index="23"><draw:object xlink:href="./Object 44" xlink:type="simple" xlink:show="embed" xlink:actuate="onLoad"/><draw:image xlink:href="./ObjectReplacements/Object 44" xlink:type="simple" xlink:show="embed" xlink:actuate="onLoad"/><svg:title>τύπος</svg:title></draw:frame></text:p>
      <text:p text:style-name="P8"/>
      <text:p text:style-name="P8"/>
      <text:p text:style-name="P8"/>
      <text:p text:style-name="P12">4.</text:p>
      <text:p text:style-name="P18">Ο πίνακάς μου περιέχει τα στοιχεία Α={1,3,6,16,7,21,35,12,20}. Καλούμε λοιπόν την <text:span text:style-name="T1">Merge-Sort </text:span>(Α,<text:span text:style-name="T1">l</text:span>,<text:span text:style-name="T1">r</text:span>) όπου <text:span text:style-name="T1">l = 1 </text:span>και <text:span text:style-name="T1">r = 9, </text:span>δείκτες στο πρώτο και τελευταίο στοιχείο του πίνακα αντίστοιχα.</text:p>
      <text:p text:style-name="P18"><draw:ellipse text:anchor-type="paragraph" draw:z-index="24" draw:style-name="gr1" draw:text-style-name="P32" svg:width="5.46cm" svg:height="1.611cm" svg:x="5.592cm" svg:y="0.432cm"><text:p/></draw:ellipse></text:p>
      <text:p text:style-name="P18"><draw:frame text:anchor-type="paragraph" draw:z-index="25" draw:style-name="gr2" svg:width="3.416cm" svg:height="0.699cm" svg:x="6.731cm" svg:y="0.411cm"><draw:text-box><text:p>Merge-Sort(A,1,9)</text:p></draw:text-box></draw:frame></text:p>
      <text:p text:style-name="P18"/>
      <text:p text:style-name="P18"/>
      <text:p text:style-name="P18"/>
      <text:p text:style-name="P18"><draw:frame text:anchor-type="paragraph" draw:z-index="27" draw:style-name="gr2" svg:width="3.416cm" svg:height="0.699cm" svg:x="6.731cm" svg:y="1.755cm"><draw:text-box><text:p>Merge-Sort(A,1,9)</text:p></draw:text-box></draw:frame><draw:ellipse text:anchor-type="paragraph" draw:z-index="26" draw:style-name="gr1" draw:text-style-name="P32" svg:width="5.46cm" svg:height="1.611cm" svg:x="5.592cm" svg:y="1.155cm"><text:p/></draw:ellipse><draw:line text:anchor-type="paragraph" draw:z-index="30" draw:style-name="gr4" draw:text-style-name="P32" svg:x1="4.484cm" svg:y1="3.464cm" svg:x2="6.661cm" svg:y2="2.598cm"><text:p/></draw:line>Ο δείκτης <text:span text:style-name="T1">l </text:span>είναι μικρότερος του <text:span text:style-name="T1">r. </text:span>Ορίζουμε δείκτη <text:span text:style-name="T1"><draw:frame draw:style-name="fr1" draw:name="Αντικείμενο45" text:anchor-type="as-char" svg:width="2.907cm" svg:height="0.577cm" draw:z-index="55"><draw:object xlink:href="./Object 45" xlink:type="simple" xlink:show="embed" xlink:actuate="onLoad"/><draw:image xlink:href="./ObjectReplacements/Object 45" xlink:type="simple" xlink:show="embed" xlink:actuate="onLoad"/></draw:frame></text:span>Άρα <draw:frame draw:style-name="fr1" draw:name="Αντικείμενο46" text:anchor-type="as-char" svg:width="3.471cm" svg:height="0.52cm" draw:z-index="56"><draw:object xlink:href="./Object 46" xlink:type="simple" xlink:show="embed" xlink:actuate="onLoad"/><draw:image xlink:href="./ObjectReplacements/Object 46" xlink:type="simple" xlink:show="embed" xlink:actuate="onLoad"/><svg:title>τύπος</svg:title></draw:frame>Καλώ την <text:span text:style-name="T1">Merge-Sort(A,l,q), </text:span>δηλαδή τη <text:span text:style-name="T1">Merge-Sort(A,</text:span>1<text:span text:style-name="T1">,</text:span>5<text:span text:style-name="T1">). </text:span>Οπότε έχω:</text:p>
      <text:p text:style-name="P18"/>
      <text:p text:style-name="P18"/>
      <text:p text:style-name="P18"/>
      <text:p text:style-name="P18"/>
      <text:p text:style-name="P18"><draw:ellipse text:anchor-type="paragraph" draw:z-index="29" draw:style-name="gr1" draw:text-style-name="P32" svg:width="1.682cm" svg:height="0.809cm" svg:x="3.699cm" svg:y="0.453cm"><text:p/></draw:ellipse></text:p>
      <text:p text:style-name="P18"><draw:frame text:anchor-type="paragraph" draw:z-index="28" draw:style-name="gr3" svg:width="0.867cm" svg:height="0.715cm" svg:x="4.071cm" svg:y="0.06cm"><draw:text-box><text:p>(1,5)</text:p></draw:text-box></draw:frame></text:p>
      <text:p text:style-name="P18"/>
      <text:p text:style-name="P18"><draw:line text:anchor-type="paragraph" draw:z-index="35" draw:style-name="gr5" draw:text-style-name="P32" svg:x1="4.484cm" svg:y1="3.464cm" svg:x2="6.661cm" svg:y2="2.598cm"><text:p/></draw:line><draw:frame text:anchor-type="paragraph" draw:z-index="32" draw:style-name="gr2" svg:width="3.416cm" svg:height="0.699cm" svg:x="6.731cm" svg:y="1.755cm"><draw:text-box><text:p>Merge-Sort(A,1,9)</text:p></draw:text-box></draw:frame><draw:ellipse text:anchor-type="paragraph" draw:z-index="31" draw:style-name="gr1" draw:text-style-name="P32" svg:width="5.46cm" svg:height="1.611cm" svg:x="5.592cm" svg:y="1.155cm"><text:p/></draw:ellipse>Ελέγχω τους δείκτες. Ο δείκτης 1 είναι μικρότερος του 5. Οπότε<draw:frame draw:style-name="fr1" draw:name="Αντικείμενο47" text:anchor-type="as-char" svg:width="4.867cm" svg:height="0.577cm" draw:z-index="62"><draw:object xlink:href="./Object 47" xlink:type="simple" xlink:show="embed" xlink:actuate="onLoad"/><draw:image xlink:href="./ObjectReplacements/Object 47" xlink:type="simple" xlink:show="embed" xlink:actuate="onLoad"/><svg:title>τύπος</svg:title></draw:frame>Καλώ την <text:span text:style-name="T1">Merge-Sort(A</text:span>,1,3). Οπότε έχω:</text:p>
      <text:p text:style-name="P18"/>
      <text:p text:style-name="P18"/>
      <text:p text:style-name="P18"/>
      <text:p text:style-name="P18"/>
      <text:p text:style-name="P18"><draw:ellipse text:anchor-type="paragraph" draw:z-index="33" draw:style-name="gr1" draw:text-style-name="P32" svg:width="1.313cm" svg:height="0.865cm" svg:x="3.688cm" svg:y="0.453cm"><text:p/></draw:ellipse></text:p>
      <text:p text:style-name="P18"><draw:frame text:anchor-type="paragraph" draw:z-index="34" draw:style-name="gr2" svg:width="1.024cm" svg:height="0.699cm" svg:x="3.875cm" svg:y="0.132cm"><draw:text-box><text:p>(1,5)</text:p></draw:text-box></draw:frame></text:p>
      <text:p text:style-name="P18"><draw:line text:anchor-type="paragraph" draw:z-index="36" draw:style-name="gr4" draw:text-style-name="P32" svg:x1="3.103cm" svg:y1="1.341cm" svg:x2="3.994cm" svg:y2="0.24cm"><text:p/></draw:line></text:p>
      <text:p text:style-name="P18"/>
      <text:p text:style-name="P18"/>
      <text:p text:style-name="P18"><draw:frame text:anchor-type="paragraph" draw:z-index="38" draw:style-name="gr2" svg:width="0.941cm" svg:height="0.699cm" svg:x="2.484cm" svg:y="0.058cm"><draw:text-box><text:p>(1,3)</text:p></draw:text-box></draw:frame></text:p>
      <text:p text:style-name="P18"><draw:ellipse text:anchor-type="paragraph" draw:z-index="37" draw:style-name="gr1" draw:text-style-name="P32" svg:width="1.364cm" svg:height="0.869cm" svg:x="2.247cm" svg:y="-0.598cm"><text:p/></draw:ellipse></text:p>
      <text:p text:style-name="P18">Ελέγχω τους δείκτες. Ο δείκτης 1 είναι μικρότερος του 3. Οπότε<draw:frame draw:style-name="fr1" draw:name="Αντικείμενο48" text:anchor-type="as-char" svg:width="4.891cm" svg:height="0.577cm" draw:z-index="70"><draw:object xlink:href="./Object 48" xlink:type="simple" xlink:show="embed" xlink:actuate="onLoad"/><draw:image xlink:href="./ObjectReplacements/Object 48" xlink:type="simple" xlink:show="embed" xlink:actuate="onLoad"/><svg:title>τύπος</svg:title></draw:frame>Καλώ την <text:span text:style-name="T1">Merge-Sort(A</text:span>,1,2). Οπότε έχω:</text:p>
      <text:p text:style-name="P18"/>
      <text:p text:style-name="P18"/>
      <text:p text:style-name="P18"/>
      <text:p text:style-name="P18"/>
      <text:p text:style-name="P18"><text:soft-page-break/></text:p>
      <text:p text:style-name="P18"/>
      <text:p text:style-name="P18"/>
      <text:p text:style-name="P18"/>
      <text:p text:style-name="P18"/>
      <text:p text:style-name="P18"><draw:frame text:anchor-type="paragraph" draw:z-index="40" draw:style-name="gr2" svg:width="3.416cm" svg:height="0.699cm" svg:x="6.731cm" svg:y="0.755cm"><draw:text-box><text:p>Merge-Sort(A,1,9)</text:p></draw:text-box></draw:frame><draw:ellipse text:anchor-type="paragraph" draw:z-index="39" draw:style-name="gr1" draw:text-style-name="P32" svg:width="3.712cm" svg:height="1.611cm" svg:x="6.435cm" svg:y="0.116cm"><text:p/></draw:ellipse></text:p>
      <text:p text:style-name="P18"/>
      <text:p text:style-name="P18"/>
      <text:p text:style-name="P18"><draw:line text:anchor-type="paragraph" draw:z-index="57" draw:style-name="gr5" draw:text-style-name="P32" svg:x1="5.17cm" svg:y1="1.194cm" svg:x2="7.204cm" svg:y2="0.146cm"><text:p/></draw:line></text:p>
      <text:p text:style-name="P18"><draw:ellipse text:anchor-type="paragraph" draw:z-index="61" draw:style-name="gr1" draw:text-style-name="P32" svg:width="1.343cm" svg:height="0.844cm" svg:x="3.085cm" svg:y="2.556cm"><text:p/></draw:ellipse></text:p>
      <text:p text:style-name="P18"><draw:ellipse text:anchor-type="paragraph" draw:z-index="58" draw:style-name="gr1" draw:text-style-name="P32" svg:width="1.523cm" svg:height="0.844cm" svg:x="4.279cm" svg:y="0.22cm"><text:p/></draw:ellipse><draw:frame text:anchor-type="paragraph" draw:z-index="59" draw:style-name="gr2" svg:width="0.983cm" svg:height="0.699cm" svg:x="4.577cm" svg:y="0.365cm"><draw:text-box><text:p>(1,5)</text:p></draw:text-box></draw:frame></text:p>
      <text:p text:style-name="P18"><draw:line text:anchor-type="paragraph" draw:z-index="60" draw:style-name="gr5" draw:text-style-name="P32" svg:x1="3.828cm" svg:y1="1.583cm" svg:x2="4.578cm" svg:y2="0.482cm"><text:p/></draw:line></text:p>
      <text:p text:style-name="P18"/>
      <text:p text:style-name="P18"/>
      <text:p text:style-name="P18"/>
      <text:p text:style-name="P18"><draw:frame text:anchor-type="paragraph" draw:z-index="63" draw:style-name="gr2" svg:width="0.909cm" svg:height="0.699cm" svg:x="3.3cm" svg:y="-0.3cm"><draw:text-box><text:p>(1,3)</text:p></draw:text-box></draw:frame><draw:line text:anchor-type="paragraph" draw:z-index="64" draw:style-name="gr4" draw:text-style-name="P32" svg:x1="3.085cm" svg:y1="1.752cm" svg:x2="3.602cm" svg:y2="0.478cm"><text:p/></draw:line></text:p>
      <text:p text:style-name="P18"/>
      <text:p text:style-name="P18"/>
      <text:p text:style-name="P18"><draw:ellipse text:anchor-type="paragraph" draw:z-index="65" draw:style-name="gr1" draw:text-style-name="P32" svg:width="1.318cm" svg:height="0.856cm" svg:x="2.284cm" svg:y="0.291cm"><text:p/></draw:ellipse><draw:frame text:anchor-type="paragraph" draw:z-index="66" draw:style-name="gr2" svg:width="1.098cm" svg:height="0.699cm" svg:x="2.505cm" svg:y="0.448cm"><draw:text-box><text:p>(1,2)</text:p></draw:text-box></draw:frame></text:p>
      <text:p text:style-name="P18"/>
      <text:p text:style-name="P18"/>
      <text:p text:style-name="P18">Ελέγχω τους δείκτες. Ο δείκτης 1 είναι μικρότερος του 2. Οπότε<draw:frame draw:style-name="fr1" draw:name="Αντικείμενο49" text:anchor-type="as-char" svg:width="5.101cm" svg:height="0.577cm" draw:z-index="78"><draw:object xlink:href="./Object 49" xlink:type="simple" xlink:show="embed" xlink:actuate="onLoad"/><draw:image xlink:href="./ObjectReplacements/Object 49" xlink:type="simple" xlink:show="embed" xlink:actuate="onLoad"/><svg:title>τύπος</svg:title></draw:frame>Καλώ την <text:span text:style-name="T1">Merge-Sort(A</text:span>,1,1). Οπότε έχω:</text:p>
      <text:p text:style-name="P18"><draw:frame text:anchor-type="paragraph" draw:z-index="54" draw:style-name="gr2" svg:width="1.098cm" svg:height="0.699cm" svg:x="1.505cm" svg:y="8.83cm"><draw:text-box><text:p>(1,1)</text:p></draw:text-box></draw:frame><draw:line text:anchor-type="paragraph" draw:z-index="53" draw:style-name="gr4" draw:text-style-name="P32" svg:x1="1.822cm" svg:y1="8.673cm" svg:x2="2.748cm" svg:y2="7.456cm"><text:p/></draw:line><draw:line text:anchor-type="paragraph" draw:z-index="52" draw:style-name="gr5" draw:text-style-name="P32" svg:x1="3.999cm" svg:y1="4.556cm" svg:x2="4.749cm" svg:y2="3.455cm"><text:p/></draw:line><draw:ellipse text:anchor-type="paragraph" draw:z-index="51" draw:style-name="gr1" draw:text-style-name="P32" svg:width="1.318cm" svg:height="0.856cm" svg:x="1.284cm" svg:y="8.673cm"><text:p/></draw:ellipse><draw:frame text:anchor-type="paragraph" draw:z-index="50" draw:style-name="gr2" svg:width="1.098cm" svg:height="0.699cm" svg:x="2.505cm" svg:y="6.83cm"><draw:text-box><text:p>(1,2)</text:p></draw:text-box></draw:frame><draw:line text:anchor-type="paragraph" draw:z-index="48" draw:style-name="gr5" draw:text-style-name="P32" svg:x1="3.085cm" svg:y1="6.673cm" svg:x2="3.602cm" svg:y2="5.399cm"><text:p/></draw:line><draw:frame text:anchor-type="paragraph" draw:z-index="47" draw:style-name="gr2" svg:width="0.909cm" svg:height="0.699cm" svg:x="3.3cm" svg:y="4.701cm"><draw:text-box><text:p>(1,3)</text:p></draw:text-box></draw:frame><draw:ellipse text:anchor-type="paragraph" draw:z-index="46" draw:style-name="gr1" draw:text-style-name="P32" svg:width="1.343cm" svg:height="0.844cm" svg:x="3.085cm" svg:y="4.556cm"><text:p/></draw:ellipse><draw:frame text:anchor-type="paragraph" draw:z-index="45" draw:style-name="gr2" svg:width="0.983cm" svg:height="0.699cm" svg:x="4.577cm" svg:y="2.768cm"><draw:text-box><text:p>(1,5)</text:p></draw:text-box></draw:frame><draw:ellipse text:anchor-type="paragraph" draw:z-index="44" draw:style-name="gr1" draw:text-style-name="P32" svg:width="1.523cm" svg:height="0.844cm" svg:x="4.279cm" svg:y="2.623cm"><text:p/></draw:ellipse><draw:line text:anchor-type="paragraph" draw:z-index="43" draw:style-name="gr5" draw:text-style-name="P32" svg:x1="5.17cm" svg:y1="2.623cm" svg:x2="7.204cm" svg:y2="1.575cm"><text:p/></draw:line><draw:frame text:anchor-type="paragraph" draw:z-index="42" draw:style-name="gr2" svg:width="3.416cm" svg:height="0.699cm" svg:x="6.731cm" svg:y="0.755cm"><draw:text-box><text:p>Merge-Sort(A,1,9)</text:p></draw:text-box></draw:frame><draw:ellipse text:anchor-type="paragraph" draw:z-index="41" draw:style-name="gr1" draw:text-style-name="P32" svg:width="3.712cm" svg:height="1.611cm" svg:x="6.435cm" svg:y="0.116cm"><text:p/></draw:ellipse></text:p>
      <text:p text:style-name="P18"/>
      <text:p text:style-name="P18"/>
      <text:p text:style-name="P18"/>
      <text:p text:style-name="P18"/>
      <text:p text:style-name="P18"/>
      <text:p text:style-name="P18"/>
      <text:p text:style-name="P18"/>
      <text:p text:style-name="P18"/>
      <text:p text:style-name="P18"/>
      <text:p text:style-name="P18"/>
      <text:p text:style-name="P18"><draw:ellipse text:anchor-type="paragraph" draw:z-index="67" draw:style-name="gr6" draw:text-style-name="P32" svg:width="5.575cm" svg:height="4.098cm" svg:x="-0.208cm" svg:y="0.256cm"><text:p/></draw:ellipse></text:p>
      <text:p text:style-name="P18"/>
      <text:p text:style-name="P18"><draw:ellipse text:anchor-type="paragraph" draw:z-index="72" draw:style-name="gr1" draw:text-style-name="P32" svg:width="1.318cm" svg:height="0.856cm" svg:x="2.284cm" svg:y="0.272cm"><text:p/></draw:ellipse></text:p>
      <text:p text:style-name="P18"/>
      <text:p text:style-name="P18"/>
      <text:p text:style-name="P18"/>
      <text:p text:style-name="P18"/>
      <text:p text:style-name="P18"/>
      <text:p text:style-name="P18"/>
      <text:p text:style-name="P18"><draw:frame text:anchor-type="paragraph" draw:z-index="83" draw:style-name="gr2" svg:width="1.098cm" svg:height="0.699cm" svg:x="8.505cm" svg:y="4.83cm"><draw:text-box><text:p>(2,2)</text:p></draw:text-box></draw:frame><draw:ellipse text:anchor-type="paragraph" draw:z-index="81" draw:style-name="gr1" draw:text-style-name="P32" svg:width="1.318cm" svg:height="0.856cm" svg:x="8.285cm" svg:y="4.673cm"><text:p/></draw:ellipse><draw:line text:anchor-type="paragraph" draw:z-index="79" draw:style-name="gr4" draw:text-style-name="P32" svg:x1="8.666cm" svg:y1="4.705cm" svg:x2="7.964cm" svg:y2="3.528cm"><text:p/></draw:line><draw:frame text:anchor-type="paragraph" draw:z-index="76" draw:style-name="gr2" svg:width="1.098cm" svg:height="0.699cm" svg:x="6.505cm" svg:y="4.83cm"><draw:text-box><text:p>(1,1)</text:p></draw:text-box></draw:frame><draw:frame text:anchor-type="paragraph" draw:z-index="75" draw:style-name="gr2" svg:width="1.098cm" svg:height="0.699cm" svg:x="7.505cm" svg:y="2.829cm"><draw:text-box><text:p>(1,2)</text:p></draw:text-box></draw:frame><draw:ellipse text:anchor-type="paragraph" draw:z-index="74" draw:style-name="gr1" draw:text-style-name="P32" svg:width="1.318cm" svg:height="0.856cm" svg:x="6.285cm" svg:y="4.673cm"><text:p/></draw:ellipse><draw:line text:anchor-type="paragraph" draw:z-index="73" draw:style-name="gr5" draw:text-style-name="P32" svg:x1="6.823cm" svg:y1="4.672cm" svg:x2="7.749cm" svg:y2="3.455cm"><text:p/></draw:line><draw:ellipse text:anchor-type="paragraph" draw:z-index="71" draw:style-name="gr1" draw:text-style-name="P32" svg:width="1.318cm" svg:height="0.856cm" svg:x="7.285cm" svg:y="2.672cm"><text:p/></draw:ellipse><draw:line text:anchor-type="paragraph" draw:z-index="69" draw:style-name="gr5" draw:text-style-name="P32" svg:x1="8.086cm" svg:y1="2.673cm" svg:x2="8.603cm" svg:y2="1.399cm"><text:p/></draw:line><draw:ellipse text:anchor-type="paragraph" draw:z-index="68" draw:style-name="gr6" draw:text-style-name="P32" svg:width="5.575cm" svg:height="4.098cm" svg:x="5.013cm" svg:y="1.824cm"><text:p/></draw:ellipse>Ο δείκτης 1 δεν είναι μικρότερος του 1, άρα η <text:span text:style-name="T1">Merge-Sort(A,1,1) </text:span>τελείωσε και επιστρέφουμε στ<text:span text:style-name="T1">o </text:span>σώμα της <text:span text:style-name="T1">Merge-Sort(A,1,2) </text:span>και όπου <text:span text:style-name="T1">q = 1 </text:span>και r = 2. Τώρα καλούμε την Merge-Sort(A,q+1,r), δηλαδή τη Merge-Sort(Α,2,2), οπότε έχουμε:</text:p>
      <text:p text:style-name="P18"/>
      <text:p text:style-name="P18"/>
      <text:p text:style-name="P18"/>
      <text:p text:style-name="P18"/>
      <text:p text:style-name="P18"/>
      <text:p text:style-name="P18"/>
      <text:p text:style-name="P18"/>
      <text:p text:style-name="P18"><text:soft-page-break/></text:p>
      <text:p text:style-name="P18"/>
      <text:p text:style-name="P18">Ο δείκτης 2 δεν είναι μικρότερος του 2, άρα η <text:span text:style-name="T1">Merge-Sort(A,2,2) </text:span>τελείωσε και επιστρέφουμε στ<text:span text:style-name="T1">o </text:span>σώμα της <text:span text:style-name="T1">Merge-Sort(A,1,2) και κάνουμε Merge τους 2 υποπίνακες. Από τον πίνακα </text:span>Α = {<text:span text:style-name="T8">1</text:span>, <text:span text:style-name="T8">3</text:span>, 6, 16, 7, 21, 35, 12, 20}, οι δύο υποπίνακες είναι ουσιαστικά οι δείκτες στο 1ο και στο 2ο στοιχείο του πίνακα, δηλαδή το 1 και το 3. Η Merge τα ταξινομεί (αν και είναι ήδη ταξινομημένα) βάζοντας πρώτα το 1 και μετά το 3. Τελείωσε η Merge-Sort(A,1,2) και συνεχίζουμε την εκτέλεση της Merge-Sort(A,1,3) με τη κλήση της συνάρτησης Merge-Sort(A,q+1,r) όπου q = 1 και r = 3, δηλαδή καλούμε την Merge-Sort(A,2,3). </text:p>
      <text:p text:style-name="P18"><draw:line text:anchor-type="paragraph" draw:z-index="101" draw:style-name="gr5" draw:text-style-name="P32" svg:x1="3.999cm" svg:y1="4.556cm" svg:x2="4.749cm" svg:y2="3.455cm"><text:p/></draw:line><draw:ellipse text:anchor-type="paragraph" draw:z-index="105" draw:style-name="gr1" draw:text-style-name="P32" svg:width="3.712cm" svg:height="1.611cm" svg:x="6.241cm" svg:y="0.09cm"><text:p/></draw:ellipse></text:p>
      <text:p text:style-name="P18"><draw:frame text:anchor-type="paragraph" draw:z-index="86" draw:style-name="gr2" svg:width="0.909cm" svg:height="0.699cm" svg:x="3.3cm" svg:y="4.187cm"><draw:text-box><text:p>(1,3)</text:p></draw:text-box></draw:frame><draw:frame text:anchor-type="paragraph" draw:z-index="106" draw:style-name="gr2" svg:width="3.416cm" svg:height="0.699cm" svg:x="6.537cm" svg:y="0.026cm"><draw:text-box><text:p>Merge-Sort(A,1,9)</text:p></draw:text-box></draw:frame><draw:line text:anchor-type="paragraph" draw:z-index="104" draw:style-name="gr5" draw:text-style-name="P32" svg:x1="4.999cm" svg:y1="2.126cm" svg:x2="7.033cm" svg:y2="1.078cm"><text:p/></draw:line></text:p>
      <text:p text:style-name="P18"><draw:ellipse text:anchor-type="paragraph" draw:z-index="85" draw:style-name="gr1" draw:text-style-name="P32" svg:width="1.343cm" svg:height="0.844cm" svg:x="3.085cm" svg:y="3.556cm"><text:p/></draw:ellipse><draw:line text:anchor-type="paragraph" draw:z-index="88" draw:style-name="gr5" draw:text-style-name="P32" svg:x1="2.946cm" svg:y1="5.673cm" svg:x2="3.463cm" svg:y2="4.399cm"><text:p/></draw:line></text:p>
      <text:p text:style-name="P18"><draw:ellipse text:anchor-type="paragraph" draw:z-index="102" draw:style-name="gr1" draw:text-style-name="P32" svg:width="1.523cm" svg:height="0.844cm" svg:x="4.279cm" svg:y="1.152cm"><text:p/></draw:ellipse><draw:frame text:anchor-type="paragraph" draw:z-index="103" draw:style-name="gr9" svg:width="0.983cm" svg:height="0.489cm" svg:x="4.577cm" svg:y="1.318cm"><draw:text-box><text:p>(1,5)</text:p></draw:text-box></draw:frame></text:p>
      <text:p text:style-name="P18"/>
      <text:p text:style-name="P18"><draw:ellipse text:anchor-type="paragraph" draw:z-index="89" draw:style-name="gr1" draw:text-style-name="P32" svg:width="1.318cm" svg:height="0.803cm" svg:x="2.284cm" svg:y="4.212cm"><text:p/></draw:ellipse><draw:frame text:anchor-type="paragraph" draw:z-index="94" draw:style-name="gr2" svg:width="1.098cm" svg:height="0.699cm" svg:x="2.505cm" svg:y="4.316cm"><draw:text-box><text:p>(1,2)</text:p></draw:text-box></draw:frame></text:p>
      <text:p text:style-name="P18"/>
      <text:p text:style-name="P18"><draw:line text:anchor-type="paragraph" draw:z-index="96" draw:style-name="gr5" draw:text-style-name="P32" svg:x1="1.822cm" svg:y1="5.258cm" svg:x2="2.748cm" svg:y2="4.041cm"><text:p/></draw:line><draw:line text:anchor-type="paragraph" draw:z-index="98" draw:style-name="gr5" draw:text-style-name="P32" svg:x1="3.665cm" svg:y1="5.218cm" svg:x2="2.963cm" svg:y2="4.041cm"><text:p/></draw:line></text:p>
      <text:p text:style-name="P18"><draw:ellipse text:anchor-type="paragraph" draw:z-index="121" draw:style-name="gr12" draw:text-style-name="P32" svg:width="7.421cm" svg:height="5.769cm" svg:x="1.012cm" svg:y="0.113cm"><text:p/></draw:ellipse></text:p>
      <text:p text:style-name="P18"><draw:ellipse text:anchor-type="paragraph" draw:z-index="95" draw:style-name="gr1" draw:text-style-name="P32" svg:width="1.318cm" svg:height="0.856cm" svg:x="0.993cm" svg:y="4.284cm"><text:p/></draw:ellipse><draw:ellipse text:anchor-type="paragraph" draw:z-index="99" draw:style-name="gr1" draw:text-style-name="P32" svg:width="1.318cm" svg:height="0.856cm" svg:x="3.284cm" svg:y="4.244cm"><text:p/></draw:ellipse><draw:frame text:anchor-type="paragraph" draw:z-index="100" draw:style-name="gr8" svg:width="0.927cm" svg:height="0.489cm" svg:x="3.448cm" svg:y="4.401cm"><draw:text-box><text:p>(2,2)</text:p></draw:text-box></draw:frame></text:p>
      <text:p text:style-name="P18"/>
      <text:p text:style-name="P18"><draw:line text:anchor-type="paragraph" draw:z-index="107" draw:style-name="gr4" draw:text-style-name="P32" svg:x1="4.754cm" svg:y1="1.127cm" svg:x2="3.851cm" svg:y2="0.018cm"><text:p/></draw:line></text:p>
      <text:p text:style-name="P18"/>
      <text:p text:style-name="P18"><draw:ellipse text:anchor-type="paragraph" draw:z-index="108" draw:style-name="gr1" draw:text-style-name="P32" svg:width="1.318cm" svg:height="0.803cm" svg:x="4.284cm" svg:y="0.153cm"><text:p/></draw:ellipse><draw:frame text:anchor-type="paragraph" draw:z-index="110" draw:style-name="gr2" svg:width="1.098cm" svg:height="0.699cm" svg:x="4.505cm" svg:y="0.316cm"><draw:text-box><text:p>(2,3)</text:p></draw:text-box></draw:frame></text:p>
      <text:p text:style-name="P18"><draw:line text:anchor-type="paragraph" draw:z-index="111" draw:style-name="gr5" draw:text-style-name="P32" svg:x1="8cm" svg:y1="4.556cm" svg:x2="8.75cm" svg:y2="3.455cm"><text:p/></draw:line></text:p>
      <text:p text:style-name="P18"/>
      <text:p text:style-name="P18"/>
      <text:p text:style-name="P18"/>
      <text:p text:style-name="P18"><draw:frame text:anchor-type="paragraph" draw:z-index="97" draw:style-name="gr7" svg:width="1.034cm" svg:height="0.514cm" svg:x="1.277cm" svg:y="0.072cm"><draw:text-box><text:p>(1,1)</text:p></draw:text-box></draw:frame></text:p>
      <text:p text:style-name="P18"/>
      <text:p text:style-name="P18"><draw:frame text:anchor-type="paragraph" draw:z-index="127" draw:style-name="gr8" svg:width="0.927cm" svg:height="0.489cm" svg:x="8.791cm" svg:y="5.821cm"><draw:text-box><text:p>(2,2)</text:p></draw:text-box></draw:frame><draw:ellipse text:anchor-type="paragraph" draw:z-index="126" draw:style-name="gr1" draw:text-style-name="P32" svg:width="1.318cm" svg:height="0.856cm" svg:x="8.587cm" svg:y="5.643cm"><text:p/></draw:ellipse><draw:line text:anchor-type="paragraph" draw:z-index="125" draw:style-name="gr4" draw:text-style-name="P32" svg:x1="9.142cm" svg:y1="5.642cm" svg:x2="9.465cm" svg:y2="4.24cm"><text:p/></draw:line><draw:frame text:anchor-type="paragraph" draw:z-index="124" draw:style-name="gr8" svg:width="0.927cm" svg:height="0.489cm" svg:x="7.394cm" svg:y="5.75cm"><draw:text-box><text:p>(2,2)</text:p></draw:text-box></draw:frame><draw:ellipse text:anchor-type="paragraph" draw:z-index="122" draw:style-name="gr12" draw:text-style-name="P32" svg:width="7.421cm" svg:height="5.527cm" svg:x="5.013cm" svg:y="1.113cm"><text:p/></draw:ellipse><draw:frame text:anchor-type="paragraph" draw:z-index="120" draw:style-name="gr11" svg:width="0.853cm" svg:height="0.556cm" svg:x="9.151cm" svg:y="3.568cm"><draw:text-box><text:p>(2,3)</text:p></draw:text-box></draw:frame><draw:ellipse text:anchor-type="paragraph" draw:z-index="119" draw:style-name="gr1" draw:text-style-name="P32" svg:width="1.318cm" svg:height="0.805cm" svg:x="8.973cm" svg:y="3.436cm"><text:p/></draw:ellipse><draw:line text:anchor-type="paragraph" draw:z-index="118" draw:style-name="gr5" draw:text-style-name="P32" svg:x1="7.602cm" svg:y1="5.654cm" svg:x2="6.9cm" svg:y2="4.477cm"><text:p/></draw:line><draw:line text:anchor-type="paragraph" draw:z-index="117" draw:style-name="gr5" draw:text-style-name="P32" svg:x1="5.579cm" svg:y1="5.533cm" svg:x2="6.505cm" svg:y2="4.316cm"><text:p/></draw:line><draw:ellipse text:anchor-type="paragraph" draw:z-index="115" draw:style-name="gr1" draw:text-style-name="P32" svg:width="1.318cm" svg:height="0.803cm" svg:x="6.285cm" svg:y="3.674cm"><text:p/></draw:ellipse><draw:line text:anchor-type="paragraph" draw:z-index="114" draw:style-name="gr5" draw:text-style-name="P32" svg:x1="6.946cm" svg:y1="3.673cm" svg:x2="7.463cm" svg:y2="2.399cm"><text:p/></draw:line><draw:frame text:anchor-type="paragraph" draw:z-index="113" draw:style-name="gr2" svg:width="0.909cm" svg:height="0.699cm" svg:x="7.28cm" svg:y="1.78cm"><draw:text-box><text:p>(1,3)</text:p></draw:text-box></draw:frame><draw:ellipse text:anchor-type="paragraph" draw:z-index="112" draw:style-name="gr1" draw:text-style-name="P32" svg:width="1.343cm" svg:height="0.844cm" svg:x="7.086cm" svg:y="1.635cm"><text:p/></draw:ellipse>Ελέγχουμε τους δείκτες. Ο δείκτης 2 είναι μικρότερος του 3. Οπότε<draw:frame draw:style-name="fr1" draw:name="Object1" text:anchor-type="as-char" svg:width="5.055cm" svg:height="0.579cm" draw:z-index="109"><draw:object xlink:href="./Object 50" xlink:type="simple" xlink:show="embed" xlink:actuate="onLoad"/><draw:image xlink:href="./ObjectReplacements/Object 50" xlink:type="simple" xlink:show="embed" xlink:actuate="onLoad"/><svg:title>τύπος</svg:title></draw:frame>Καλούμε την Merge-Sort(A,2,2).</text:p>
      <text:p text:style-name="P18"/>
      <text:p text:style-name="P18"/>
      <text:p text:style-name="P18"><draw:line text:anchor-type="paragraph" draw:z-index="130" draw:style-name="gr5" draw:text-style-name="P32" svg:x1="9.551cm" svg:y1="1.436cm" svg:x2="7.851cm" svg:y2="0.478cm"><text:p/></draw:line></text:p>
      <text:p text:style-name="P18"><draw:ellipse text:anchor-type="paragraph" draw:z-index="128" draw:style-name="gr13" draw:text-style-name="P32" svg:width="3.809cm" svg:height="4.583cm" svg:x="8.29cm" svg:y="0.3cm"><text:p/></draw:ellipse></text:p>
      <text:p text:style-name="P18"/>
      <text:p text:style-name="P18"><draw:frame text:anchor-type="paragraph" draw:z-index="116" draw:style-name="gr10" svg:width="1.098cm" svg:height="0.59cm" svg:x="6.505cm" svg:y="0.228cm"><draw:text-box><text:p>(1,2)</text:p></draw:text-box></draw:frame></text:p>
      <text:p text:style-name="P18"/>
      <text:p text:style-name="P18"/>
      <text:p text:style-name="P18"/>
      <text:p text:style-name="P18"><draw:ellipse text:anchor-type="paragraph" draw:z-index="123" draw:style-name="gr1" draw:text-style-name="P32" svg:width="1.02cm" svg:height="0.722cm" svg:x="7.271cm" svg:y="0.206cm"><text:p/></draw:ellipse></text:p>
      <text:p text:style-name="P18"/>
      <text:p text:style-name="P18"/>
      <text:p text:style-name="P18"/>
      <text:p text:style-name="P18"><draw:frame text:anchor-type="paragraph" draw:z-index="139" draw:style-name="gr8" svg:width="0.927cm" svg:height="0.489cm" svg:x="10.319cm" svg:y="3.649cm"><draw:text-box><text:p>(3,3)</text:p></draw:text-box></draw:frame><draw:ellipse text:anchor-type="paragraph" draw:z-index="138" draw:style-name="gr1" draw:text-style-name="P32" svg:width="1.318cm" svg:height="0.856cm" svg:x="10.134cm" svg:y="3.501cm"><text:p/></draw:ellipse><draw:line text:anchor-type="paragraph" draw:z-index="137" draw:style-name="gr4" draw:text-style-name="P32" svg:x1="10.615cm" svg:y1="3.501cm" svg:x2="9.991cm" svg:y2="2.81cm"><text:p/></draw:line><draw:frame text:anchor-type="paragraph" draw:z-index="136" draw:style-name="gr8" svg:width="0.927cm" svg:height="0.489cm" svg:x="8.705cm" svg:y="3.778cm"><draw:text-box><text:p>(2,2)</text:p></draw:text-box></draw:frame><draw:frame text:anchor-type="paragraph" draw:z-index="135" draw:style-name="gr11" svg:width="0.853cm" svg:height="0.556cm" svg:x="9.303cm" svg:y="2.124cm"><draw:text-box><text:p>(2,3)</text:p></draw:text-box></draw:frame><draw:ellipse text:anchor-type="paragraph" draw:z-index="134" draw:style-name="gr1" draw:text-style-name="P32" svg:width="1.318cm" svg:height="0.856cm" svg:x="8.523cm" svg:y="3.609cm"><text:p/></draw:ellipse><draw:line text:anchor-type="paragraph" draw:z-index="133" draw:style-name="gr5" draw:text-style-name="P32" svg:x1="9.259cm" svg:y1="3.609cm" svg:x2="9.465cm" svg:y2="2.81cm"><text:p/></draw:line><draw:ellipse text:anchor-type="paragraph" draw:z-index="132" draw:style-name="gr1" draw:text-style-name="P32" svg:width="1.318cm" svg:height="0.805cm" svg:x="9.081cm" svg:y="2.006cm"><text:p/></draw:ellipse><draw:line text:anchor-type="paragraph" draw:z-index="131" draw:style-name="gr5" draw:text-style-name="P32" svg:x1="9.552cm" svg:y1="2.005cm" svg:x2="8.421cm" svg:y2="1.672cm"><text:p/></draw:line>Την Merge-Sort(Α,2,2) την εξετάσαμε ακριβώς προηγουμένως. Θα τελειώσει χωρίς να κάνει τίποτε και ο έλεγχος θα επιστρέψει στο σώμα της Merge-Sort(A,2,3) και θα συνεχίσει με τη κλήση της Merge-Sort(A,q+1,r) όπου q = 2 και r = 3. Δηλαδή θα κληθεί η Merge-Sort(A,3,3).</text:p>
      <text:p text:style-name="P18"><draw:ellipse text:anchor-type="paragraph" draw:z-index="129" draw:style-name="gr13" draw:text-style-name="P32" svg:width="4.647cm" svg:height="3.23cm" svg:x="7.839cm" svg:y="0.146cm"><text:p/></draw:ellipse></text:p>
      <text:p text:style-name="P18"/>
      <text:p text:style-name="P18"/>
      <text:p text:style-name="P18"/>
      <text:p text:style-name="P18"/>
      <text:p text:style-name="P18"/>
      <text:p text:style-name="P18"><text:soft-page-break/></text:p>
      <text:p text:style-name="P18">Ο δείκτης 3 δεν είναι μικρότερος του 3 οπότε τελειώνει η Merge-Sort(A,3,3) και επιστρέφουμε στο σώμα της Merge-Sort(A,2,3) και θα συνεχιστεί με το Merge των δύο υποπινάκων, δηλαδή του δείκτη 2 και του δείκτη 3. Α = {<text:span text:style-name="T8">1</text:span>, <text:span text:style-name="T8">3</text:span>, <text:span text:style-name="T8">6</text:span>, 16, 7, 21, 35, 12, 20} Άρα, ο δείκτης 2 δείχνει στον αριθμό 3 και ο δείκτης 3 δείχνει στον αριθμό 6. Ταξινομούνται τα δύο αυτά στοιχεία. Το 3 είναι μικρότερο του 6 οπότε τελείωσε το merging. Επιστρέφουμε στο σώμα της Merge-Sort(A,1,3). Συνεχίζουμε με το Merging των υποπινάκων (1,2) =&gt; Β={1,3} και (2,3) =&gt; Γ={3,6}. Το 1 είναι μικρότερο του 3 και το 3 μικρότερο του 6. Οπότε είναι ήδη ταξινομημένα τα στοιχεία και έχουμε έναν νέο πίνακα, έστω <text:span text:style-name="T12">Δ={1,3,6}</text:span>. Τελείωσε η εκτέλεση της Merge-Sort(A,1,3) και επιστρέφουμε στο σώμα της Merge-Sort(A,1,5) και συνεχίζουμε με την εκτέλεση της Merge-Sort(A,q+1,r) όπου q = 3 και r = 5. Δηλαδή καλούμε την <text:s/>Merge-Sort(A,4,5). Έχουμε λοιπόν μέχρι στιγμής:</text:p>
      <text:p text:style-name="P18"/>
      <text:p text:style-name="P18"><draw:ellipse text:anchor-type="paragraph" draw:z-index="140" draw:style-name="gr1" draw:text-style-name="P32" svg:width="3.712cm" svg:height="1.327cm" svg:x="6.186cm" svg:y="0.256cm"><text:p/></draw:ellipse></text:p>
      <text:p text:style-name="P18"><draw:frame text:anchor-type="paragraph" draw:z-index="141" draw:style-name="gr2" svg:width="3.416cm" svg:height="0.699cm" svg:x="6.482cm" svg:y="0.191cm"><draw:text-box><text:p>Merge-Sort(A,1,9)</text:p></draw:text-box></draw:frame></text:p>
      <text:p text:style-name="P18"><draw:line text:anchor-type="paragraph" draw:z-index="152" draw:style-name="gr5" draw:text-style-name="P32" svg:x1="8.04cm" svg:y1="9.349cm" svg:x2="10.074cm" svg:y2="8.301cm"><text:p/></draw:line></text:p>
      <text:p text:style-name="P18"><draw:line text:anchor-type="paragraph" draw:z-index="208" draw:style-name="gr5" draw:text-style-name="P32" svg:x1="5.473cm" svg:y1="1.169cm" svg:x2="7.507cm" svg:y2="0.121cm"><text:p/></draw:line></text:p>
      <text:p text:style-name="P18"/>
      <text:p text:style-name="P18"><draw:ellipse text:anchor-type="paragraph" draw:z-index="167" draw:style-name="gr1" draw:text-style-name="P32" svg:width="1.458cm" svg:height="0.946cm" svg:x="4.734cm" svg:y="0.196cm"><text:p/></draw:ellipse><draw:frame text:anchor-type="paragraph" draw:z-index="142" draw:style-name="gr9" svg:width="0.983cm" svg:height="0.489cm" svg:x="5.062cm" svg:y="0.376cm"><draw:text-box><text:p>(1,5)</text:p></draw:text-box></draw:frame></text:p>
      <text:p text:style-name="P18"/>
      <text:p text:style-name="P18"><draw:line text:anchor-type="paragraph" draw:z-index="183" draw:style-name="gr17" draw:text-style-name="P32" svg:x1="5.408cm" svg:y1="0.168cm" svg:x2="5.921cm" svg:y2="0.881cm"><text:p/></draw:line><draw:line text:anchor-type="paragraph" draw:z-index="212" draw:style-name="gr5" draw:text-style-name="P32" svg:x1="5.274cm" svg:y1="0.168cm" svg:x2="4.41cm" svg:y2="0.935cm"><text:p/></draw:line></text:p>
      <text:p text:style-name="P18"><draw:ellipse text:anchor-type="paragraph" draw:z-index="168" draw:style-name="gr1" draw:text-style-name="P32" svg:width="1.458cm" svg:height="0.946cm" svg:x="3.247cm" svg:y="0.332cm"><text:p/></draw:ellipse><draw:ellipse text:anchor-type="paragraph" draw:z-index="184" draw:style-name="gr1" draw:text-style-name="P32" svg:width="1.458cm" svg:height="0.946cm" svg:x="5.408cm" svg:y="0.393cm"><text:p/></draw:ellipse></text:p>
      <text:p text:style-name="P18"><draw:frame text:anchor-type="paragraph" draw:z-index="143" draw:style-name="gr2" svg:width="0.909cm" svg:height="0.699cm" svg:x="3.501cm" svg:y="0.092cm"><draw:text-box><text:p>(1,3)</text:p></draw:text-box></draw:frame><draw:frame text:anchor-type="paragraph" draw:z-index="149" draw:style-name="gr2" svg:width="0.909cm" svg:height="0.699cm" svg:x="5.678cm" svg:y="0.153cm"><draw:text-box><text:p>(4,5)</text:p></draw:text-box></draw:frame></text:p>
      <text:p text:style-name="P18"><draw:line text:anchor-type="paragraph" draw:z-index="169" draw:style-name="gr5" draw:text-style-name="P32" svg:x1="3.679cm" svg:y1="0.303cm" svg:x2="2.815cm" svg:y2="1.07cm"><text:p/></draw:line><draw:line text:anchor-type="paragraph" draw:z-index="174" draw:style-name="gr5" draw:text-style-name="P32" svg:x1="4.032cm" svg:y1="0.303cm" svg:x2="4.491cm" svg:y2="1.039cm"><text:p/></draw:line></text:p>
      <text:p text:style-name="P18"/>
      <text:p text:style-name="P18"><draw:ellipse text:anchor-type="paragraph" draw:z-index="170" draw:style-name="gr1" draw:text-style-name="P32" svg:width="1.458cm" svg:height="0.946cm" svg:x="1.896cm" svg:y="0.097cm"><text:p/></draw:ellipse><draw:frame text:anchor-type="paragraph" draw:z-index="144" draw:style-name="gr14" svg:width="1.011cm" svg:height="0.535cm" svg:x="2.157cm" svg:y="0.289cm"><draw:text-box><text:p>(1,2)</text:p></draw:text-box></draw:frame><draw:ellipse text:anchor-type="paragraph" draw:z-index="175" draw:style-name="gr1" draw:text-style-name="P32" svg:width="1.458cm" svg:height="0.946cm" svg:x="3.896cm" svg:y="0.071cm"><text:p/></draw:ellipse><draw:frame text:anchor-type="paragraph" draw:z-index="146" draw:style-name="gr15" svg:width="1.011cm" svg:height="0.511cm" svg:x="4.193cm" svg:y="0.263cm"><draw:text-box><text:p>(2,3)</text:p></draw:text-box></draw:frame></text:p>
      <text:p text:style-name="P18"><draw:line text:anchor-type="paragraph" draw:z-index="180" draw:style-name="gr5" draw:text-style-name="P32" svg:x1="5.196cm" svg:y1="0.385cm" svg:x2="5.947cm" svg:y2="1.196cm"><text:p/></draw:line></text:p>
      <text:p text:style-name="P18"><draw:line text:anchor-type="paragraph" draw:z-index="171" draw:style-name="gr5" draw:text-style-name="P32" svg:x1="2.354cm" svg:y1="0.069cm" svg:x2="1.49cm" svg:y2="0.836cm"><text:p/></draw:line><draw:line text:anchor-type="paragraph" draw:z-index="176" draw:style-name="gr5" draw:text-style-name="P32" svg:x1="4.438cm" svg:y1="0.042cm" svg:x2="4.68cm" svg:y2="0.673cm"><text:p/></draw:line><draw:line text:anchor-type="paragraph" draw:z-index="221" draw:style-name="gr5" draw:text-style-name="P32" svg:x1="2.762cm" svg:y1="0.069cm" svg:x2="3.087cm" svg:y2="0.873cm"><text:p/></draw:line></text:p>
      <text:p text:style-name="P18"><draw:ellipse text:anchor-type="paragraph" draw:z-index="172" draw:style-name="gr1" draw:text-style-name="P32" svg:width="1.458cm" svg:height="0.946cm" svg:x="0.787cm" svg:y="0.349cm"><text:p/></draw:ellipse><draw:ellipse text:anchor-type="paragraph" draw:z-index="173" draw:style-name="gr1" draw:text-style-name="P32" svg:width="1.458cm" svg:height="0.946cm" svg:x="2.491cm" svg:y="0.349cm"><text:p/></draw:ellipse><draw:ellipse text:anchor-type="paragraph" draw:z-index="177" draw:style-name="gr1" draw:text-style-name="P32" svg:width="1.17cm" svg:height="0.946cm" svg:x="4.085cm" svg:y="0.187cm"><text:p/></draw:ellipse><draw:frame text:anchor-type="paragraph" draw:z-index="178" draw:style-name="gr7" svg:width="0.874cm" svg:height="0.514cm" svg:x="4.247cm" svg:y="0.473cm"><draw:text-box><text:p>(2,2)</text:p></draw:text-box></draw:frame><draw:ellipse text:anchor-type="paragraph" draw:z-index="181" draw:style-name="gr1" draw:text-style-name="P32" svg:width="1.17cm" svg:height="0.946cm" svg:x="5.436cm" svg:y="0.222cm"><text:p/></draw:ellipse><draw:frame text:anchor-type="paragraph" draw:z-index="148" draw:style-name="gr7" svg:width="0.916cm" svg:height="0.514cm" svg:x="5.69cm" svg:y="0.436cm"><draw:text-box><text:p>(3,3)</text:p></draw:text-box></draw:frame></text:p>
      <text:p text:style-name="P18"><draw:frame text:anchor-type="paragraph" draw:z-index="145" draw:style-name="gr7" svg:width="1.008cm" svg:height="0.514cm" svg:x="1.053cm" svg:y="0.09cm"><draw:text-box><text:p>(1,1)</text:p></draw:text-box></draw:frame><draw:frame text:anchor-type="paragraph" draw:z-index="147" draw:style-name="gr7" svg:width="0.874cm" svg:height="0.514cm" svg:x="2.785cm" svg:y="0.065cm"><draw:text-box><text:p>(2,2)</text:p></draw:text-box></draw:frame></text:p>
      <text:p text:style-name="P18"/>
      <text:p text:style-name="P18"><draw:frame text:anchor-type="paragraph" draw:z-index="166" draw:style-name="gr2" svg:width="0.909cm" svg:height="0.699cm" svg:x="8.172cm" svg:y="4.433cm"><draw:text-box><text:p>(4,4)</text:p></draw:text-box></draw:frame><draw:ellipse text:anchor-type="paragraph" draw:z-index="165" draw:style-name="gr1" draw:text-style-name="P32" svg:width="1.343cm" svg:height="0.844cm" svg:x="7.957cm" svg:y="4.288cm"><text:p/></draw:ellipse><draw:line text:anchor-type="paragraph" draw:z-index="164" draw:style-name="gr17" draw:text-style-name="P32" svg:x1="8.936cm" svg:y1="3.695cm" svg:x2="8.592cm" svg:y2="4.295cm"><text:p/></draw:line><draw:frame text:anchor-type="paragraph" draw:z-index="162" draw:style-name="gr2" svg:width="0.909cm" svg:height="0.699cm" svg:x="8.784cm" svg:y="2.997cm"><draw:text-box><text:p>(4,5)</text:p></draw:text-box></draw:frame><draw:ellipse text:anchor-type="paragraph" draw:z-index="161" draw:style-name="gr1" draw:text-style-name="P32" svg:width="1.343cm" svg:height="0.844cm" svg:x="8.558cm" svg:y="2.852cm"><text:p/></draw:ellipse><draw:line text:anchor-type="paragraph" draw:z-index="160" draw:style-name="gr5" draw:text-style-name="P32" svg:x1="9.162cm" svg:y1="2.852cm" svg:x2="8.075cm" svg:y2="2.402cm"><text:p/></draw:line><draw:line text:anchor-type="paragraph" draw:z-index="159" draw:style-name="gr5" draw:text-style-name="P32" svg:x1="6.894cm" svg:y1="5.256cm" svg:x2="6.86cm" svg:y2="4.346cm"><text:p/></draw:line><draw:line text:anchor-type="paragraph" draw:z-index="158" draw:style-name="gr5" draw:text-style-name="P32" svg:x1="5.86cm" svg:y1="4.826cm" svg:x2="6.463cm" svg:y2="4.202cm"><text:p/></draw:line><draw:frame text:anchor-type="paragraph" draw:z-index="157" draw:style-name="gr2" svg:width="0.909cm" svg:height="0.699cm" svg:x="6.495cm" svg:y="3.648cm"><draw:text-box><text:p>(1,3)</text:p></draw:text-box></draw:frame><draw:ellipse text:anchor-type="paragraph" draw:z-index="155" draw:style-name="gr1" draw:text-style-name="P32" svg:width="1.343cm" svg:height="0.844cm" svg:x="6.301cm" svg:y="3.503cm"><text:p/></draw:ellipse><draw:frame text:anchor-type="paragraph" draw:z-index="154" draw:style-name="gr9" svg:width="0.983cm" svg:height="0.489cm" svg:x="7.47cm" svg:y="1.727cm"><draw:text-box><text:p>(1,5)</text:p></draw:text-box></draw:frame><draw:ellipse text:anchor-type="paragraph" draw:z-index="153" draw:style-name="gr1" draw:text-style-name="P32" svg:width="1.523cm" svg:height="0.844cm" svg:x="7.172cm" svg:y="1.559cm"><text:p/></draw:ellipse><draw:ellipse text:anchor-type="paragraph" draw:z-index="150" draw:style-name="gr16" draw:text-style-name="P32" svg:width="6.584cm" svg:height="4.518cm" svg:x="5.602cm" svg:y="0.739cm"><text:p/></draw:ellipse>Ελέγχουμε τους δείκτες. Ο δείκτης 4 είναι μικρότερος του 5. Οπότε<draw:frame draw:style-name="fr1" draw:name="Object2" text:anchor-type="as-char" svg:width="5.068cm" svg:height="0.579cm" draw:z-index="185"><draw:object xlink:href="./Object 51" xlink:type="simple" xlink:show="embed" xlink:actuate="onLoad"/><draw:image xlink:href="./ObjectReplacements/Object 51" xlink:type="simple" xlink:show="embed" xlink:actuate="onLoad"/><svg:title>τύπος</svg:title></draw:frame>Καλούμε τη Merge-Sort(A,4,4).</text:p>
      <text:p text:style-name="P18"/>
      <text:p text:style-name="P18"><draw:ellipse text:anchor-type="paragraph" draw:z-index="187" draw:style-name="gr1" draw:text-style-name="P32" svg:width="1.523cm" svg:height="0.844cm" svg:x="7.172cm" svg:y="6.56cm"><text:p/></draw:ellipse></text:p>
      <text:p text:style-name="P18"><draw:line text:anchor-type="paragraph" draw:z-index="190" draw:style-name="gr5" draw:text-style-name="P32" svg:x1="6.849cm" svg:y1="1.503cm" svg:x2="7.839cm" svg:y2="0.402cm"><text:p/></draw:line></text:p>
      <text:p text:style-name="P18"/>
      <text:p text:style-name="P18"/>
      <text:p text:style-name="P18"/>
      <text:p text:style-name="P18"/>
      <text:p text:style-name="P18"/>
      <text:p text:style-name="P18"/>
      <text:p text:style-name="P18"><draw:frame text:anchor-type="paragraph" draw:z-index="205" draw:style-name="gr2" svg:width="0.909cm" svg:height="0.699cm" svg:x="9.765cm" svg:y="5.103cm"><draw:text-box><text:p>(5,5)</text:p></draw:text-box></draw:frame><draw:ellipse text:anchor-type="paragraph" draw:z-index="204" draw:style-name="gr1" draw:text-style-name="P32" svg:width="1.343cm" svg:height="0.844cm" svg:x="9.559cm" svg:y="4.958cm"><text:p/></draw:ellipse><draw:line text:anchor-type="paragraph" draw:z-index="203" draw:style-name="gr17" draw:text-style-name="P32" svg:x1="10.079cm" svg:y1="4.958cm" svg:x2="9.373cm" svg:y2="4.801cm"><text:p/></draw:line><draw:frame text:anchor-type="paragraph" draw:z-index="202" draw:style-name="gr2" svg:width="0.909cm" svg:height="0.699cm" svg:x="7.874cm" svg:y="5.403cm"><draw:text-box><text:p>(4,4)</text:p></draw:text-box></draw:frame><draw:ellipse text:anchor-type="paragraph" draw:z-index="201" draw:style-name="gr1" draw:text-style-name="P32" svg:width="1.343cm" svg:height="0.844cm" svg:x="7.643cm" svg:y="5.258cm"><text:p/></draw:ellipse><draw:line text:anchor-type="paragraph" draw:z-index="200" draw:style-name="gr5" draw:text-style-name="P32" svg:x1="8.373cm" svg:y1="5.258cm" svg:x2="8.976cm" svg:y2="4.801cm"><text:p/></draw:line><draw:frame text:anchor-type="paragraph" draw:z-index="199" draw:style-name="gr2" svg:width="0.909cm" svg:height="0.699cm" svg:x="8.811cm" svg:y="4.103cm"><draw:text-box><text:p>(4,5)</text:p></draw:text-box></draw:frame><draw:ellipse text:anchor-type="paragraph" draw:z-index="198" draw:style-name="gr1" draw:text-style-name="P32" svg:width="1.343cm" svg:height="0.844cm" svg:x="8.558cm" svg:y="3.958cm"><text:p/></draw:ellipse><draw:line text:anchor-type="paragraph" draw:z-index="197" draw:style-name="gr5" draw:text-style-name="P32" svg:x1="9.162cm" svg:y1="3.958cm" svg:x2="8.075cm" svg:y2="3.508cm"><text:p/></draw:line><draw:line text:anchor-type="paragraph" draw:z-index="196" draw:style-name="gr5" draw:text-style-name="P32" svg:x1="7.083cm" svg:y1="6.362cm" svg:x2="7.049cm" svg:y2="5.452cm"><text:p/></draw:line><draw:line text:anchor-type="paragraph" draw:z-index="195" draw:style-name="gr5" draw:text-style-name="P32" svg:x1="6.075cm" svg:y1="6.077cm" svg:x2="6.678cm" svg:y2="5.453cm"><text:p/></draw:line><draw:frame text:anchor-type="paragraph" draw:z-index="194" draw:style-name="gr2" svg:width="0.909cm" svg:height="0.699cm" svg:x="6.495cm" svg:y="4.754cm"><draw:text-box><text:p>(1,3)</text:p></draw:text-box></draw:frame><draw:ellipse text:anchor-type="paragraph" draw:z-index="192" draw:style-name="gr1" draw:text-style-name="P32" svg:width="1.343cm" svg:height="0.844cm" svg:x="6.301cm" svg:y="4.609cm"><text:p/></draw:ellipse><draw:line text:anchor-type="paragraph" draw:z-index="191" draw:style-name="gr5" draw:text-style-name="P32" svg:x1="6.849cm" svg:y1="4.609cm" svg:x2="7.839cm" svg:y2="3.508cm"><text:p/></draw:line><draw:frame text:anchor-type="paragraph" draw:z-index="189" draw:style-name="gr9" svg:width="0.983cm" svg:height="0.489cm" svg:x="7.47cm" svg:y="2.863cm"><draw:text-box><text:p>(1,5)</text:p></draw:text-box></draw:frame><draw:line text:anchor-type="paragraph" draw:z-index="188" draw:style-name="gr5" draw:text-style-name="P32" svg:x1="8.04cm" svg:y1="2.665cm" svg:x2="9.783cm" svg:y2="1.293cm"><text:p/></draw:line><draw:ellipse text:anchor-type="paragraph" draw:z-index="186" draw:style-name="gr16" draw:text-style-name="P32" svg:width="6.584cm" svg:height="4.518cm" svg:x="5.602cm" svg:y="1.739cm"><text:p/></draw:ellipse>Ελέγχουμε τους δείκτες. Ο δείκτης 4 δεν είναι μικρότερος του δείκτη 4. Άρα επιστρέφουμε στο σώμα της <text:span text:style-name="T1">Merge-Sort(A,4,5). </text:span>Συνεχίζουμε με τη κλήση της <text:span text:style-name="T1">Merge-Sort(A,q+1,r) </text:span>όπου <text:span text:style-name="T1">q = 4 </text:span>και <text:span text:style-name="T1">r </text:span>= 5. Άρα καλούμε την <text:span text:style-name="T1">Merge-Sort(A,5,5).</text:span></text:p>
      <text:p text:style-name="P8"/>
      <text:p text:style-name="P8"/>
      <text:p text:style-name="P8"/>
      <text:p text:style-name="P8"/>
      <text:p text:style-name="P8"/>
      <text:p text:style-name="P8"/>
      <text:p text:style-name="P8"/>
      <text:p text:style-name="P8"/>
      <text:p text:style-name="P8"/>
      <text:p text:style-name="P8"><text:soft-page-break/></text:p>
      <text:p text:style-name="P22">Ελέγχουμε τους δείκτες. Ο δείκτης 5 δεν είναι μικρότερος του 5. Άρα επιστρέφουμε στο σώμα της <text:span text:style-name="T1">Merge-Sort(A,4,5) </text:span>και συνεχίζουμε με το <text:span text:style-name="T1">merging </text:span>των <text:span text:style-name="T1">(4,4) &amp; (5,5). </text:span>Α = {1, 3, 6, <text:span text:style-name="T8">16</text:span>, <text:span text:style-name="T8">7</text:span>, 21, 35, 12, 20}. Ο δείκτης 4 δείχνει στον αριθμό 16, ο 5 στον αριθμό 7. 16&gt;7, άρα αλλάζουμε τη σειρά των αριθμών. Οπότε έχουμε τον πίνακα, έστω <text:span text:style-name="T12">Ε={7, 16}</text:span>. Τέλειωσε το <text:span text:style-name="T1">merging </text:span>και επιστρέφουμε στο σώμα της <text:span text:style-name="T1">Merge-Sort(A,1,5). </text:span>Συνεχίζουμε με το <text:span text:style-name="T1">merging </text:span>των πινάκων <text:span text:style-name="T12">Δ={1, 3, 6}</text:span><text:span text:style-name="T10"> </text:span><text:span text:style-name="T23">και</text:span><text:span text:style-name="T10"> <text:s/></text:span><text:span text:style-name="T18">Ε={7, </text:span><text:span text:style-name="T12">16}</text:span><text:span text:style-name="T23">. </text:span><text:span text:style-name="T19">Είναι ταξινομημένα τα στοιχεία.</text:span><text:span text:style-name="T23"> Έτσι δημιουργείται ο πίνακας </text:span><text:span text:style-name="T11">Ζ={1, 3, 6, 7, 16}</text:span><text:span text:style-name="T23">. Τελειώσαμε με την </text:span><text:span text:style-name="T4">Merge-Sort(A,1,5) </text:span><text:span text:style-name="T19">και επιστρέφουμε στο σώμα της </text:span><text:span text:style-name="T4">Merge-Sort(A,1,9). </text:span><text:span text:style-name="T19">Συνεχίζουμε με τη κλήση της </text:span><text:span text:style-name="T4">Merge-Sort(A,q+1,r) </text:span><text:span text:style-name="T19">όπου </text:span><text:span text:style-name="T4">q = 5 </text:span><text:span text:style-name="T19">και </text:span><text:span text:style-name="T4">r = 9. </text:span><text:span text:style-name="T19">Δηλαδή καλούμε την </text:span><text:span text:style-name="T4">Merge-Sort(A,6,9). </text:span><text:span text:style-name="T23">Έχουμε λοιπόν μέχρι στιγμής:</text:span></text:p>
      <text:p text:style-name="P14"><draw:ellipse text:anchor-type="paragraph" draw:z-index="250" draw:style-name="gr20" draw:text-style-name="P32" svg:width="10.03cm" svg:height="4.559cm" svg:x="4.112cm" svg:y="0.058cm"><text:p/></draw:ellipse><draw:frame text:anchor-type="paragraph" draw:z-index="249" draw:style-name="gr9" svg:width="0.854cm" svg:height="0.489cm" svg:x="11.224cm" svg:y="2.805cm"><draw:text-box><text:p>(6,9)</text:p></draw:text-box></draw:frame><draw:ellipse text:anchor-type="paragraph" draw:z-index="248" draw:style-name="gr1" draw:text-style-name="P32" svg:width="1.458cm" svg:height="0.946cm" svg:x="10.913cm" svg:y="2.551cm"><text:p/></draw:ellipse><draw:line text:anchor-type="paragraph" draw:z-index="247" draw:style-name="gr17" draw:text-style-name="P32" svg:x1="11.531cm" svg:y1="2.55cm" svg:x2="9.1cm" svg:y2="1.485cm"><text:p/></draw:line><draw:frame text:anchor-type="paragraph" draw:z-index="246" draw:style-name="gr14" svg:width="0.918cm" svg:height="0.535cm" svg:x="6.392cm" svg:y="5.826cm"><draw:text-box><text:p>(5,5)</text:p></draw:text-box></draw:frame><draw:ellipse text:anchor-type="paragraph" draw:z-index="245" draw:style-name="gr19" draw:text-style-name="P32" svg:width="1.248cm" svg:height="0.84cm" svg:x="6.204cm" svg:y="5.708cm"><text:p/></draw:ellipse><draw:line text:anchor-type="paragraph" draw:z-index="244" draw:style-name="gr5" draw:text-style-name="P32" svg:x1="6.167cm" svg:y1="5.08cm" svg:x2="6.758cm" svg:y2="5.706cm"><text:p/></draw:line><draw:frame text:anchor-type="paragraph" draw:z-index="243" draw:style-name="gr14" svg:width="0.918cm" svg:height="0.535cm" svg:x="5.392cm" svg:y="6.736cm"><draw:text-box><text:p>(4,4)</text:p></draw:text-box></draw:frame><draw:ellipse text:anchor-type="paragraph" draw:z-index="242" draw:style-name="gr19" draw:text-style-name="P32" svg:width="1.248cm" svg:height="0.84cm" svg:x="5.203cm" svg:y="6.548cm"><text:p/></draw:ellipse><draw:line text:anchor-type="paragraph" draw:z-index="240" draw:style-name="gr5" draw:text-style-name="P32" svg:x1="5.773cm" svg:y1="5.08cm" svg:x2="5.863cm" svg:y2="6.565cm"><text:p/></draw:line><draw:line text:anchor-type="paragraph" draw:z-index="239" draw:style-name="gr5" draw:text-style-name="P32" svg:x1="4.448cm" svg:y1="6.902cm" svg:x2="3.896cm" svg:y2="7.548cm"><text:p/></draw:line><draw:frame text:anchor-type="paragraph" draw:z-index="238" draw:style-name="gr18" svg:width="0.909cm" svg:height="0.489cm" svg:x="5.502cm" svg:y="4.419cm"><draw:text-box><text:p>(4,5)</text:p></draw:text-box></draw:frame><draw:ellipse text:anchor-type="paragraph" draw:z-index="237" draw:style-name="gr1" draw:text-style-name="P32" svg:width="1.093cm" svg:height="0.837cm" svg:x="5.38cm" svg:y="4.244cm"><text:p/></draw:ellipse><draw:line text:anchor-type="paragraph" draw:z-index="235" draw:style-name="gr5" draw:text-style-name="P32" svg:x1="5.577cm" svg:y1="3.575cm" svg:x2="5.916cm" svg:y2="4.244cm"><text:p/></draw:line><draw:frame text:anchor-type="paragraph" draw:z-index="233" draw:style-name="gr14" svg:width="0.918cm" svg:height="0.535cm" svg:x="4.697cm" svg:y="7.736cm"><draw:text-box><text:p>(3,3)</text:p></draw:text-box></draw:frame><draw:ellipse text:anchor-type="paragraph" draw:z-index="232" draw:style-name="gr19" draw:text-style-name="P32" svg:width="1.123cm" svg:height="0.84cm" svg:x="4.576cm" svg:y="7.548cm"><text:p/></draw:ellipse><draw:line text:anchor-type="paragraph" draw:z-index="231" draw:style-name="gr5" draw:text-style-name="P32" svg:x1="4.718cm" svg:y1="6.902cm" svg:x2="5.023cm" svg:y2="7.565cm"><text:p/></draw:line><draw:frame text:anchor-type="paragraph" draw:z-index="230" draw:style-name="gr14" svg:width="0.918cm" svg:height="0.535cm" svg:x="3.392cm" svg:y="7.736cm"><draw:text-box><text:p>(2,2)</text:p></draw:text-box></draw:frame><draw:ellipse text:anchor-type="paragraph" draw:z-index="229" draw:style-name="gr19" draw:text-style-name="P32" svg:width="1.248cm" svg:height="0.84cm" svg:x="3.203cm" svg:y="7.548cm"><text:p/></draw:ellipse><draw:frame text:anchor-type="paragraph" draw:z-index="228" draw:style-name="gr14" svg:width="0.918cm" svg:height="0.535cm" svg:x="4.157cm" svg:y="6.182cm"><draw:text-box><text:p>(2,3)</text:p></draw:text-box></draw:frame><draw:ellipse text:anchor-type="paragraph" draw:z-index="227" draw:style-name="gr1" draw:text-style-name="P32" svg:width="1.458cm" svg:height="0.946cm" svg:x="3.896cm" svg:y="5.957cm"><text:p/></draw:ellipse><draw:line text:anchor-type="paragraph" draw:z-index="226" draw:style-name="gr5" draw:text-style-name="P32" svg:x1="3.932cm" svg:y1="5.189cm" svg:x2="4.345cm" svg:y2="5.974cm"><text:p/></draw:line><draw:line text:anchor-type="paragraph" draw:z-index="225" draw:style-name="gr5" draw:text-style-name="P32" svg:x1="3.538cm" svg:y1="5.096cm" svg:x2="1.626cm" svg:y2="5.957cm"><text:p/></draw:line><draw:frame text:anchor-type="paragraph" draw:z-index="224" draw:style-name="gr14" svg:width="0.918cm" svg:height="0.535cm" svg:x="2.016cm" svg:y="7.879cm"><draw:text-box><text:p>(2,2)</text:p></draw:text-box></draw:frame><draw:ellipse text:anchor-type="paragraph" draw:z-index="223" draw:style-name="gr19" draw:text-style-name="P32" svg:width="1.294cm" svg:height="0.946cm" svg:x="1.746cm" svg:y="7.669cm"><text:p/></draw:ellipse><draw:line text:anchor-type="paragraph" draw:z-index="222" draw:style-name="gr5" draw:text-style-name="P32" svg:x1="1.752cm" svg:y1="6.902cm" svg:x2="2.556cm" svg:y2="7.669cm"><text:p/></draw:line><draw:frame text:anchor-type="paragraph" draw:z-index="220" draw:style-name="gr14" svg:width="0.918cm" svg:height="0.535cm" svg:x="0.355cm" svg:y="7.879cm"><draw:text-box><text:p>(1,1)</text:p></draw:text-box></draw:frame><draw:ellipse text:anchor-type="paragraph" draw:z-index="219" draw:style-name="gr19" draw:text-style-name="P32" svg:width="1.458cm" svg:height="0.946cm" svg:x="0.034cm" svg:y="7.669cm"><text:p/></draw:ellipse><draw:line text:anchor-type="paragraph" draw:z-index="218" draw:style-name="gr5" draw:text-style-name="P32" svg:x1="1.448cm" svg:y1="6.902cm" svg:x2="0.714cm" svg:y2="7.669cm"><text:p/></draw:line><draw:frame text:anchor-type="paragraph" draw:z-index="217" draw:style-name="gr14" svg:width="0.918cm" svg:height="0.535cm" svg:x="1.157cm" svg:y="6.182cm"><draw:text-box><text:p>(1,2)</text:p></draw:text-box></draw:frame><draw:ellipse text:anchor-type="paragraph" draw:z-index="216" draw:style-name="gr1" draw:text-style-name="P32" svg:width="1.458cm" svg:height="0.946cm" svg:x="0.896cm" svg:y="5.957cm"><text:p/></draw:ellipse><draw:frame text:anchor-type="paragraph" draw:z-index="215" draw:style-name="gr18" svg:width="0.909cm" svg:height="0.489cm" svg:x="3.501cm" svg:y="4.419cm"><draw:text-box><text:p>(1,3)</text:p></draw:text-box></draw:frame><draw:ellipse text:anchor-type="paragraph" draw:z-index="214" draw:style-name="gr1" draw:text-style-name="P32" svg:width="1.458cm" svg:height="0.946cm" svg:x="3.247cm" svg:y="4.244cm"><text:p/></draw:ellipse><draw:line text:anchor-type="paragraph" draw:z-index="213" draw:style-name="gr5" draw:text-style-name="P32" svg:x1="5.274cm" svg:y1="3.575cm" svg:x2="4.41cm" svg:y2="4.342cm"><text:p/></draw:line><draw:frame text:anchor-type="paragraph" draw:z-index="211" draw:style-name="gr9" svg:width="0.854cm" svg:height="0.489cm" svg:x="5.08cm" svg:y="2.805cm"><draw:text-box><text:p>(1,5)</text:p></draw:text-box></draw:frame><draw:ellipse text:anchor-type="paragraph" draw:z-index="210" draw:style-name="gr1" draw:text-style-name="P32" svg:width="1.458cm" svg:height="0.946cm" svg:x="4.734cm" svg:y="2.63cm"><text:p/></draw:ellipse><draw:line text:anchor-type="paragraph" draw:z-index="209" draw:style-name="gr5" draw:text-style-name="P32" svg:x1="5.473cm" svg:y1="2.63cm" svg:x2="7.258cm" svg:y2="1.485cm"><text:p/></draw:line><draw:frame text:anchor-type="paragraph" draw:z-index="207" draw:style-name="gr2" svg:width="3.416cm" svg:height="0.699cm" svg:x="6.482cm" svg:y="0.584cm"><draw:text-box><text:p>Merge-Sort(A,1,9)</text:p></draw:text-box></draw:frame><draw:ellipse text:anchor-type="paragraph" draw:z-index="206" draw:style-name="gr1" draw:text-style-name="P32" svg:width="3.712cm" svg:height="1.327cm" svg:x="6.186cm" svg:y="0.256cm"><text:p/></draw:ellipse> </text:p>
      <text:p text:style-name="P14"/>
      <text:p text:style-name="P14"/>
      <text:p text:style-name="P14"/>
      <text:p text:style-name="P14"/>
      <text:p text:style-name="P14"/>
      <text:p text:style-name="P14"/>
      <text:p text:style-name="P14"/>
      <text:p text:style-name="P14"/>
      <text:p text:style-name="P14"/>
      <text:p text:style-name="P14"><draw:frame text:anchor-type="paragraph" draw:z-index="253" draw:style-name="gr2" svg:width="3.416cm" svg:height="0.699cm" svg:x="6.482cm" svg:y="5.584cm"><draw:text-box><text:p>Merge-Sort(A,1,9)</text:p></draw:text-box></draw:frame></text:p>
      <text:p text:style-name="P14"/>
      <text:p text:style-name="P14"><draw:ellipse text:anchor-type="paragraph" draw:z-index="252" draw:style-name="gr1" draw:text-style-name="P32" svg:width="3.712cm" svg:height="1.327cm" svg:x="6.186cm" svg:y="4.256cm"><text:p/></draw:ellipse></text:p>
      <text:p text:style-name="P14"/>
      <text:p text:style-name="P14"/>
      <text:p text:style-name="P14"/>
      <text:p text:style-name="P14"/>
      <text:p text:style-name="P14"/>
      <text:p text:style-name="P17"><draw:frame text:anchor-type="paragraph" draw:z-index="264" draw:style-name="gr9" svg:width="0.854cm" svg:height="0.489cm" svg:x="9.527cm" svg:y="4.83cm"><draw:text-box><text:p>(6,7)</text:p></draw:text-box></draw:frame><draw:ellipse text:anchor-type="paragraph" draw:z-index="263" draw:style-name="gr1" draw:text-style-name="P32" svg:width="1.144cm" svg:height="0.736cm" svg:x="9.352cm" svg:y="4.738cm"><text:p/></draw:ellipse><draw:line text:anchor-type="paragraph" draw:z-index="262" draw:style-name="gr17" draw:text-style-name="P32" svg:x1="10.403cm" svg:y1="4.203cm" svg:x2="10.029cm" svg:y2="4.722cm"><text:p/></draw:line><draw:ellipse text:anchor-type="paragraph" draw:z-index="260" draw:style-name="gr1" draw:text-style-name="P32" svg:width="1.144cm" svg:height="0.662cm" svg:x="10.029cm" svg:y="3.542cm"><text:p/></draw:ellipse><draw:line text:anchor-type="paragraph" draw:z-index="259" draw:style-name="gr5" draw:text-style-name="P32" svg:x1="9.17cm" svg:y1="2.542cm" svg:x2="10.743cm" svg:y2="3.542cm"><text:p/></draw:line><draw:line text:anchor-type="paragraph" draw:z-index="258" draw:style-name="gr5" draw:text-style-name="P32" svg:x1="5.63cm" svg:y1="4.66cm" svg:x2="5.773cm" svg:y2="5.348cm"><text:p/></draw:line><draw:line text:anchor-type="paragraph" draw:z-index="257" draw:style-name="gr5" draw:text-style-name="P32" svg:x1="5.22cm" svg:y1="4.579cm" svg:x2="4.738cm" svg:y2="5.008cm"><text:p/></draw:line><draw:frame text:anchor-type="paragraph" draw:z-index="256" draw:style-name="gr9" svg:width="0.854cm" svg:height="0.489cm" svg:x="5.205cm" svg:y="3.884cm"><draw:text-box><text:p>(1,5)</text:p></draw:text-box></draw:frame><draw:ellipse text:anchor-type="paragraph" draw:z-index="255" draw:style-name="gr1" draw:text-style-name="P32" svg:width="1.458cm" svg:height="0.946cm" svg:x="4.897cm" svg:y="3.715cm"><text:p/></draw:ellipse><draw:line text:anchor-type="paragraph" draw:z-index="254" draw:style-name="gr5" draw:text-style-name="P32" svg:x1="5.473cm" svg:y1="3.715cm" svg:x2="7.258cm" svg:y2="2.57cm"><text:p/></draw:line><draw:ellipse text:anchor-type="paragraph" draw:z-index="251" draw:style-name="gr20" draw:text-style-name="P32" svg:width="10.03cm" svg:height="4.559cm" svg:x="4.112cm" svg:y="1.058cm"><text:p/></draw:ellipse><text:span text:style-name="T22">Ελέγχουμε τους δείκτες. Ο δείκτης 6 είναι μικρότερος του 9. Άρα</text:span><text:span text:style-name="T22"><draw:frame draw:style-name="fr1" draw:name="Αντικείμενο50" text:anchor-type="as-char" svg:width="5.313cm" svg:height="0.577cm" draw:z-index="287"><draw:object xlink:href="./Object 52" xlink:type="simple" xlink:show="embed" xlink:actuate="onLoad"/><draw:image xlink:href="./ObjectReplacements/Object 52" xlink:type="simple" xlink:show="embed" xlink:actuate="onLoad"/><svg:title>τύπος</svg:title><svg:desc>τύπος</svg:desc></draw:frame></text:span><text:span text:style-name="T22">Οπότε καλούμε τη</text:span><text:span text:style-name="T6"> Merge-Sort(A,6,7).</text:span></text:p>
      <text:p text:style-name="P9"/>
      <text:p text:style-name="P9"/>
      <text:p text:style-name="P9"/>
      <text:p text:style-name="P9"><draw:ellipse text:anchor-type="paragraph" draw:z-index="265" draw:style-name="gr21" draw:text-style-name="P32" svg:width="2.571cm" svg:height="3.063cm" svg:x="8.92cm" svg:y="0.346cm"><text:p/></draw:ellipse></text:p>
      <text:p text:style-name="P9"/>
      <text:p text:style-name="P9"><draw:frame text:anchor-type="paragraph" draw:z-index="271" draw:style-name="gr9" svg:width="0.854cm" svg:height="0.489cm" svg:x="10.176cm" svg:y="0.134cm"><draw:text-box><text:p>(6,9)</text:p></draw:text-box></draw:frame></text:p>
      <text:p text:style-name="P9"/>
      <text:p text:style-name="P9"/>
      <text:p text:style-name="P9"/>
      <text:p text:style-name="P9"/>
      <text:p text:style-name="P17"><draw:frame text:anchor-type="paragraph" draw:z-index="276" draw:style-name="gr9" svg:width="0.854cm" svg:height="0.489cm" svg:x="8.384cm" svg:y="4.311cm"><draw:text-box><text:p>(6,6)</text:p></draw:text-box></draw:frame><draw:ellipse text:anchor-type="paragraph" draw:z-index="275" draw:style-name="gr1" draw:text-style-name="P32" svg:width="1.144cm" svg:height="0.662cm" svg:x="8.227cm" svg:y="4.228cm"><text:p/></draw:ellipse><draw:line text:anchor-type="paragraph" draw:z-index="274" draw:style-name="gr17" draw:text-style-name="P32" svg:x1="9.384cm" svg:y1="3.709cm" svg:x2="9.01cm" svg:y2="4.228cm"><text:p/></draw:line><draw:frame text:anchor-type="paragraph" draw:z-index="273" draw:style-name="gr9" svg:width="0.854cm" svg:height="0.489cm" svg:x="9.384cm" svg:y="3.221cm"><draw:text-box><text:p>(6,7)</text:p></draw:text-box></draw:frame><draw:ellipse text:anchor-type="paragraph" draw:z-index="272" draw:style-name="gr1" draw:text-style-name="P32" svg:width="1.144cm" svg:height="0.662cm" svg:x="9.227cm" svg:y="3.131cm"><text:p/></draw:ellipse><draw:frame text:anchor-type="paragraph" draw:z-index="261" draw:style-name="gr9" svg:width="0.854cm" svg:height="0.489cm" svg:x="9.885cm" svg:y="2.046cm"><draw:text-box><text:p>(6,9)</text:p></draw:text-box></draw:frame><draw:ellipse text:anchor-type="paragraph" draw:z-index="269" draw:style-name="gr1" draw:text-style-name="P32" svg:width="1.144cm" svg:height="0.662cm" svg:x="9.726cm" svg:y="1.97cm"><text:p/></draw:ellipse><draw:line text:anchor-type="paragraph" draw:z-index="268" draw:style-name="gr5" draw:text-style-name="P32" svg:x1="8.581cm" svg:y1="0.97cm" svg:x2="10.154cm" svg:y2="1.97cm"><text:p/></draw:line><draw:ellipse text:anchor-type="paragraph" draw:z-index="267" draw:style-name="gr21" draw:text-style-name="P32" svg:width="3.684cm" svg:height="4.282cm" svg:x="7.687cm" svg:y="1.346cm"><text:p/></draw:ellipse><draw:line text:anchor-type="paragraph" draw:z-index="270" draw:style-name="gr22" draw:text-style-name="P32" svg:x1="10.1cm" svg:y1="2.632cm" svg:x2="9.726cm" svg:y2="3.151cm"><text:p/></draw:line><text:span text:style-name="T22">Ελέγχουμε τους δείκτες. Ο δείκτης 6 είναι μικρότερος του 7. Άρα</text:span><text:span text:style-name="T22"><draw:frame draw:style-name="fr1" draw:name="Αντικείμενο51" text:anchor-type="as-char" svg:width="5.311cm" svg:height="0.577cm" draw:z-index="302"><draw:object xlink:href="./Object 53" xlink:type="simple" xlink:show="embed" xlink:actuate="onLoad"/><draw:image xlink:href="./ObjectReplacements/Object 53" xlink:type="simple" xlink:show="embed" xlink:actuate="onLoad"/><svg:title>τύπος</svg:title><svg:desc>τύπος</svg:desc></draw:frame></text:span><text:span text:style-name="T22">Οπότε καλούμε τη</text:span><text:span text:style-name="T6"> Merge-Sort(A,6,</text:span><text:span text:style-name="T22">6</text:span><text:span text:style-name="T6">).</text:span></text:p>
      <text:p text:style-name="P9"/>
      <text:p text:style-name="P9"/>
      <text:p text:style-name="P9"/>
      <text:p text:style-name="P9"/>
      <text:p text:style-name="P9"/>
      <text:p text:style-name="P9"/>
      <text:p text:style-name="P9"/>
      <text:p text:style-name="P9"/>
      <text:p text:style-name="P9"/>
      <text:p text:style-name="P9"/>
      <text:p text:style-name="P17"><text:span text:style-name="T22">Ελέγχουμε τους δείκτες. Ο δείκτης 6 δεν είναι μικρότερος του 6. Επιστρέφουμε λοιπόν στο σώμα </text:span><text:soft-page-break/><text:span text:style-name="T22">της </text:span><text:span text:style-name="T6">Merge-Sort(A,6,7) </text:span><text:span text:style-name="T22">και συνεχίζουμε την εκτέλεση της με τη κλήση της </text:span><text:span text:style-name="T6">Merge-Sort(A,q+1,r), </text:span><text:span text:style-name="T22">όπου </text:span><text:span text:style-name="T6">q = 6 </text:span><text:span text:style-name="T22">και </text:span><text:span text:style-name="T6">r = 7. </text:span><text:span text:style-name="T22">Δηλαδή καλούμε τη </text:span><text:span text:style-name="T6">Merge-Sort(A,7,7).</text:span></text:p>
      <text:p text:style-name="P9"><draw:frame text:anchor-type="paragraph" draw:z-index="290" draw:style-name="gr9" svg:width="0.854cm" svg:height="0.489cm" svg:x="9.756cm" svg:y="3.494cm"><draw:text-box><text:p>(7,7)</text:p></draw:text-box></draw:frame><draw:ellipse text:anchor-type="paragraph" draw:z-index="289" draw:style-name="gr1" draw:text-style-name="P32" svg:width="1.144cm" svg:height="0.77cm" svg:x="9.634cm" svg:y="3.415cm"><text:p/></draw:ellipse><draw:line text:anchor-type="paragraph" draw:z-index="288" draw:style-name="gr17" draw:text-style-name="P32" svg:x1="9.544cm" svg:y1="2.917cm" svg:x2="10.08cm" svg:y2="3.414cm"><text:p/></draw:line><draw:frame text:anchor-type="paragraph" draw:z-index="286" draw:style-name="gr9" svg:width="0.854cm" svg:height="0.489cm" svg:x="8.543cm" svg:y="3.494cm"><draw:text-box><text:p>(6,6)</text:p></draw:text-box></draw:frame><draw:frame text:anchor-type="paragraph" draw:z-index="284" draw:style-name="gr9" svg:width="0.854cm" svg:height="0.489cm" svg:x="9.795cm" svg:y="1.152cm"><draw:text-box><text:p>(6,9)</text:p></draw:text-box></draw:frame><draw:ellipse text:anchor-type="paragraph" draw:z-index="283" draw:style-name="gr1" draw:text-style-name="P32" svg:width="1.144cm" svg:height="0.662cm" svg:x="8.366cm" svg:y="3.417cm"><text:p/></draw:ellipse><draw:line text:anchor-type="paragraph" draw:z-index="282" draw:style-name="gr22" draw:text-style-name="P32" svg:x1="9.222cm" svg:y1="2.917cm" svg:x2="8.848cm" svg:y2="3.436cm"><text:p/></draw:line><draw:line text:anchor-type="paragraph" draw:z-index="281" draw:style-name="gr22" draw:text-style-name="P32" svg:x1="9.991cm" svg:y1="1.737cm" svg:x2="9.617cm" svg:y2="2.256cm"><text:p/></draw:line><draw:ellipse text:anchor-type="paragraph" draw:z-index="280" draw:style-name="gr1" draw:text-style-name="P32" svg:width="1.144cm" svg:height="0.662cm" svg:x="8.848cm" svg:y="2.256cm"><text:p/></draw:ellipse><draw:ellipse text:anchor-type="paragraph" draw:z-index="279" draw:style-name="gr1" draw:text-style-name="P32" svg:width="1.144cm" svg:height="0.662cm" svg:x="9.617cm" svg:y="1.076cm"><text:p/></draw:ellipse><draw:line text:anchor-type="paragraph" draw:z-index="278" draw:style-name="gr5" draw:text-style-name="P32" svg:x1="8.581cm" svg:y1="0.076cm" svg:x2="10.154cm" svg:y2="1.076cm"><text:p/></draw:line><draw:ellipse text:anchor-type="paragraph" draw:z-index="277" draw:style-name="gr21" draw:text-style-name="P32" svg:width="3.913cm" svg:height="4.963cm" svg:x="8.043cm" svg:y="0.206cm"><text:p/></draw:ellipse><draw:ellipse text:anchor-type="paragraph" draw:z-index="291" draw:style-name="gr21" draw:text-style-name="P32" svg:width="3.913cm" svg:height="4.963cm" svg:x="13.044cm" svg:y="0.206cm"><text:p/></draw:ellipse><draw:line text:anchor-type="paragraph" draw:z-index="293" draw:style-name="gr5" draw:text-style-name="P32" svg:x1="13.582cm" svg:y1="0.076cm" svg:x2="15.302cm" svg:y2="1.023cm"><text:p/></draw:line></text:p>
      <text:p text:style-name="P16"><draw:ellipse text:anchor-type="paragraph" draw:z-index="309" draw:style-name="gr24" draw:text-style-name="P32" svg:width="4.005cm" svg:height="2.451cm" svg:x="13.354cm" svg:y="0.268cm"><text:p/></draw:ellipse>Ελέγχουμε τους δείκτες. Ο δείκτης 7 δεν είναι</text:p>
      <text:p text:style-name="P16"><draw:frame text:anchor-type="paragraph" draw:z-index="295" draw:style-name="gr9" svg:width="0.854cm" svg:height="0.489cm" svg:x="14.796cm" svg:y="0.102cm"><draw:text-box><text:p>(6,9)</text:p></draw:text-box></draw:frame>μικρότερος του 7. Οπότε επιστρέφουμε στο</text:p>
      <text:p text:style-name="P17"><draw:line text:anchor-type="paragraph" draw:z-index="300" draw:style-name="gr17" draw:text-style-name="P32" svg:x1="15.356cm" svg:y1="0.224cm" svg:x2="15.892cm" svg:y2="0.698cm"><text:p/></draw:line><text:span text:style-name="T22">σώμα της </text:span><text:span text:style-name="T6">Merge-Sort(A,6,7). </text:span><text:span text:style-name="T22">Συνεχίζουμε με</text:span></text:p>
      <text:p text:style-name="P17"><draw:custom-shape text:anchor-type="paragraph" draw:z-index="292" draw:style-name="gr23" svg:width="2.29cm" svg:height="1.163cm" svg:x="11.19cm" svg:y="0.176cm"><text:p/><draw:enhanced-geometry svg:viewBox="0 0 21600 21600" draw:text-areas="0 ?f0 ?f5 ?f2" draw:type="right-arrow" draw:modifiers="16179.2147806005 6021.81818181818"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294" draw:style-name="gr1" draw:text-style-name="P32" svg:width="1.144cm" svg:height="0.662cm" svg:x="14.617cm" svg:y="-0.924cm"><text:p/></draw:ellipse><draw:line text:anchor-type="paragraph" draw:z-index="296" draw:style-name="gr22" draw:text-style-name="P32" svg:x1="14.991cm" svg:y1="-0.263cm" svg:x2="14.617cm" svg:y2="0.256cm"><text:p/></draw:line><draw:frame text:anchor-type="paragraph" draw:z-index="285" draw:style-name="gr9" svg:width="0.854cm" svg:height="0.489cm" svg:x="9.008cm" svg:y="0.309cm"><draw:text-box><text:p>(6,7)</text:p></draw:text-box></draw:frame><draw:ellipse text:anchor-type="paragraph" draw:z-index="297" draw:style-name="gr1" draw:text-style-name="P32" svg:width="1.144cm" svg:height="0.662cm" svg:x="13.956cm" svg:y="0.261cm"><text:p/></draw:ellipse><draw:frame text:anchor-type="paragraph" draw:z-index="298" draw:style-name="gr9" svg:width="0.854cm" svg:height="0.489cm" svg:x="14.067cm" svg:y="0.344cm"><draw:text-box><text:p>(6,7)</text:p></draw:text-box></draw:frame><draw:ellipse text:anchor-type="paragraph" draw:z-index="301" draw:style-name="gr1" draw:text-style-name="P32" svg:width="1.144cm" svg:height="0.662cm" svg:x="15.356cm" svg:y="0.212cm"><text:p/></draw:ellipse><draw:frame text:anchor-type="paragraph" draw:z-index="303" draw:style-name="gr9" svg:width="0.854cm" svg:height="0.489cm" svg:x="15.533cm" svg:y="0.302cm"><draw:text-box><text:p>(8,9)</text:p></draw:text-box></draw:frame><text:span text:style-name="T22">το </text:span><text:span text:style-name="T6">merging </text:span><text:span text:style-name="T22">των υποπινάκων (6,6) και (7,7).</text:span></text:p>
      <text:p text:style-name="P16"><draw:line text:anchor-type="paragraph" draw:z-index="299" draw:style-name="gr22" draw:text-style-name="P32" svg:x1="14.33cm" svg:y1="0.436cm" svg:x2="13.956cm" svg:y2="0.955cm"><text:p/></draw:line><draw:line text:anchor-type="paragraph" draw:z-index="307" draw:style-name="gr22" draw:text-style-name="P32" svg:x1="14.69cm" svg:y1="0.436cm" svg:x2="15.226cm" svg:y2="0.933cm"><text:p/></draw:line>Α={1,3,6,16,7,<text:span text:style-name="T8">21</text:span>,<text:span text:style-name="T8">35</text:span>,12,20} Ο δείκτης 6</text:p>
      <text:p text:style-name="P16"><draw:ellipse text:anchor-type="paragraph" draw:z-index="304" draw:style-name="gr1" draw:text-style-name="P32" svg:width="1.144cm" svg:height="0.662cm" svg:x="13.317cm" svg:y="0.453cm"><text:p/></draw:ellipse><draw:frame text:anchor-type="paragraph" draw:z-index="305" draw:style-name="gr9" svg:width="0.854cm" svg:height="0.489cm" svg:x="13.476cm" svg:y="0.467cm"><draw:text-box><text:p>(6,6)</text:p></draw:text-box></draw:frame><draw:ellipse text:anchor-type="paragraph" draw:z-index="306" draw:style-name="gr1" draw:text-style-name="P32" svg:width="1.144cm" svg:height="0.77cm" svg:x="14.69cm" svg:y="0.446cm"><text:p/></draw:ellipse>δείχνει στον αριθμό 21. Ο δείκτης 7 δείχνει</text:p>
      <text:p text:style-name="P16"><draw:frame text:anchor-type="paragraph" draw:z-index="308" draw:style-name="gr9" svg:width="0.854cm" svg:height="0.489cm" svg:x="14.852cm" svg:y="0.081cm"><draw:text-box><text:p>(7,7)</text:p></draw:text-box></draw:frame>στον αριθμό 35. 21&lt;35 οπότε είμαστε ΟΚ.</text:p>
      <text:p text:style-name="P16">Δημιουργείται ένας υποπίνακας <text:s/><text:span text:style-name="T9">Κ={21,35}</text:span>.</text:p>
      <text:p text:style-name="P17"><text:span text:style-name="T22">Τελειώσαμε με το </text:span><text:span text:style-name="T6">merging </text:span><text:span text:style-name="T22">οπότε επιστρέφουμε</text:span></text:p>
      <text:p text:style-name="P17"><text:span text:style-name="T22">στο σώμα της </text:span><text:span text:style-name="T6">Merge-Sort(A,6,9). </text:span><text:span text:style-name="T22">Συνεχίζουμε με</text:span></text:p>
      <text:p text:style-name="P17"><text:span text:style-name="T22">τη κλήση της </text:span><text:span text:style-name="T6">Merge-Sort(A,q+1,r) </text:span><text:span text:style-name="T22">όπου </text:span><text:span text:style-name="T6">q = 7 </text:span><text:span text:style-name="T22">και</text:span></text:p>
      <text:p text:style-name="P10"><text:span text:style-name="T22">r = 9. </text:span><text:span text:style-name="T21">Δηλαδή καλούμε τη </text:span><text:span text:style-name="T22">Merge-Sort(A,8,9).</text:span></text:p>
      <text:p text:style-name="P9"/>
      <text:p text:style-name="P16"><draw:frame text:anchor-type="paragraph" draw:z-index="324" draw:style-name="gr9" svg:width="0.854cm" svg:height="0.489cm" svg:x="12.208cm" svg:y="3.642cm"><draw:text-box><text:p>(8,8)</text:p></draw:text-box></draw:frame><draw:line text:anchor-type="paragraph" draw:z-index="323" draw:style-name="gr17" draw:text-style-name="P32" svg:x1="13.013cm" svg:y1="3.149cm" svg:x2="12.621cm" svg:y2="3.565cm"><text:p/></draw:line><draw:frame text:anchor-type="paragraph" draw:z-index="322" draw:style-name="gr9" svg:width="0.854cm" svg:height="0.489cm" svg:x="13.012cm" svg:y="2.66cm"><draw:text-box><text:p>(8,9)</text:p></draw:text-box></draw:frame><draw:frame text:anchor-type="paragraph" draw:z-index="321" draw:style-name="gr9" svg:width="0.854cm" svg:height="0.489cm" svg:x="11.081cm" svg:y="2.598cm"><draw:text-box><text:p>(6,7)</text:p></draw:text-box></draw:frame><draw:frame text:anchor-type="paragraph" draw:z-index="320" draw:style-name="gr9" svg:width="0.854cm" svg:height="0.489cm" svg:x="12.24cm" svg:y="1.73cm"><draw:text-box><text:p>(6,9)</text:p></draw:text-box></draw:frame><draw:line text:anchor-type="paragraph" draw:z-index="319" draw:style-name="gr22" draw:text-style-name="P32" svg:x1="11.513cm" svg:y1="3.17cm" svg:x2="11.405cm" svg:y2="4.19cm"><text:p/></draw:line><draw:line text:anchor-type="paragraph" draw:z-index="318" draw:style-name="gr22" draw:text-style-name="P32" svg:x1="11.244cm" svg:y1="3.17cm" svg:x2="10.583cm" svg:y2="3.491cm"><text:p/></draw:line><draw:line text:anchor-type="paragraph" draw:z-index="317" draw:style-name="gr22" draw:text-style-name="P32" svg:x1="12.728cm" svg:y1="2.309cm" svg:x2="13.354cm" svg:y2="2.544cm"><text:p/></draw:line><draw:line text:anchor-type="paragraph" draw:z-index="316" draw:style-name="gr22" draw:text-style-name="P32" svg:x1="12.425cm" svg:y1="2.309cm" svg:x2="11.688cm" svg:y2="2.508cm"><text:p/></draw:line><draw:ellipse text:anchor-type="paragraph" draw:z-index="315" draw:style-name="gr1" draw:text-style-name="P32" svg:width="1.144cm" svg:height="0.662cm" svg:x="12.044cm" svg:y="3.563cm"><text:p/></draw:ellipse><draw:ellipse text:anchor-type="paragraph" draw:z-index="314" draw:style-name="gr1" draw:text-style-name="P32" svg:width="1.144cm" svg:height="0.662cm" svg:x="10.918cm" svg:y="2.508cm"><text:p/></draw:ellipse><draw:ellipse text:anchor-type="paragraph" draw:z-index="313" draw:style-name="gr1" draw:text-style-name="P32" svg:width="1.144cm" svg:height="0.662cm" svg:x="12.831cm" svg:y="2.563cm"><text:p/></draw:ellipse><draw:ellipse text:anchor-type="paragraph" draw:z-index="312" draw:style-name="gr1" draw:text-style-name="P32" svg:width="1.144cm" svg:height="0.662cm" svg:x="12.061cm" svg:y="1.647cm"><text:p/></draw:ellipse><draw:line text:anchor-type="paragraph" draw:z-index="311" draw:style-name="gr5" draw:text-style-name="P32" svg:x1="11.924cm" svg:y1="0.935cm" svg:x2="12.64cm" svg:y2="1.648cm"><text:p/></draw:line><draw:ellipse text:anchor-type="paragraph" draw:z-index="310" draw:style-name="gr24" draw:text-style-name="P32" svg:width="5.007cm" svg:height="3.297cm" svg:x="10.761cm" svg:y="1.268cm"><text:p/></draw:ellipse>Ελέγχουμε τους δείκτες. Ο δείκτης 8 είναι μικρότερος του 9. Άρα<draw:frame draw:style-name="fr1" draw:name="Αντικείμενο52" text:anchor-type="as-char" svg:width="5.304cm" svg:height="0.577cm" draw:z-index="327"><draw:object xlink:href="./Object 54" xlink:type="simple" xlink:show="embed" xlink:actuate="onLoad"/><draw:image xlink:href="./ObjectReplacements/Object 54" xlink:type="simple" xlink:show="embed" xlink:actuate="onLoad"/><svg:title>τύπος</svg:title><svg:desc>τύπος</svg:desc></draw:frame>Οπότε καλούμε τη<text:span text:style-name="T1"> Merge-Sort(A,8,8).</text:span></text:p>
      <text:p text:style-name="P9"/>
      <text:p text:style-name="P16">Ελέγχουμε τους δείκτες. Ο δείκτης 8 δεν είναι μικρότερος του 8.</text:p>
      <text:p text:style-name="P16">Οπότε επιστρέφουμε στο σώμα της <text:span text:style-name="T1">Merge-Sort(A,8,9). </text:span>Στη</text:p>
      <text:p text:style-name="P16">συνέχεια, καλούμε την <text:span text:style-name="T1">Merge-Sort(A,q+1,r). </text:span>Όπως βρήκαμε</text:p>
      <text:p text:style-name="P16">προηγουμένως, <text:span text:style-name="T1">q = 8 </text:span>και επίσης ξέρουμε ότι <text:span text:style-name="T1">r = 9. </text:span>Άρα θα</text:p>
      <text:p text:style-name="P16"><draw:frame text:anchor-type="paragraph" draw:z-index="344" draw:style-name="gr9" svg:width="0.854cm" svg:height="0.489cm" svg:x="12.848cm" svg:y="3.642cm"><draw:text-box><text:p>(8,9)</text:p></draw:text-box></draw:frame><draw:frame text:anchor-type="paragraph" draw:z-index="343" draw:style-name="gr9" svg:width="0.854cm" svg:height="0.489cm" svg:x="12.208cm" svg:y="2.678cm"><draw:text-box><text:p>(6,9)</text:p></draw:text-box></draw:frame><draw:frame text:anchor-type="paragraph" draw:z-index="342" draw:style-name="gr9" svg:width="0.854cm" svg:height="0.489cm" svg:x="11.243cm" svg:y="3.537cm"><draw:text-box><text:p>(6,7)</text:p></draw:text-box></draw:frame><draw:frame text:anchor-type="paragraph" draw:z-index="341" draw:style-name="gr9" svg:width="0.854cm" svg:height="0.489cm" svg:x="13.619cm" svg:y="4.66cm"><draw:text-box><text:p>(9,9)</text:p></draw:text-box></draw:frame><draw:frame text:anchor-type="paragraph" draw:z-index="340" draw:style-name="gr9" svg:width="0.854cm" svg:height="0.489cm" svg:x="11.92cm" svg:y="4.644cm"><draw:text-box><text:p>(8,8)</text:p></draw:text-box></draw:frame><draw:ellipse text:anchor-type="paragraph" draw:z-index="339" draw:style-name="gr1" draw:text-style-name="P32" svg:width="1.144cm" svg:height="0.662cm" svg:x="13.473cm" svg:y="4.572cm"><text:p/></draw:ellipse><draw:ellipse text:anchor-type="paragraph" draw:z-index="338" draw:style-name="gr1" draw:text-style-name="P32" svg:width="1.144cm" svg:height="0.662cm" svg:x="11.79cm" svg:y="4.554cm"><text:p/></draw:ellipse><draw:line text:anchor-type="paragraph" draw:z-index="337" draw:style-name="gr17" draw:text-style-name="P32" svg:x1="13.293cm" svg:y1="4.202cm" svg:x2="13.999cm" svg:y2="4.572cm"><text:p/></draw:line><draw:line text:anchor-type="paragraph" draw:z-index="336" draw:style-name="gr22" draw:text-style-name="P32" svg:x1="13.104cm" svg:y1="4.202cm" svg:x2="12.457cm" svg:y2="4.555cm"><text:p/></draw:line><draw:line text:anchor-type="paragraph" draw:z-index="335" draw:style-name="gr5" draw:text-style-name="P32" svg:x1="12.748cm" svg:y1="3.258cm" svg:x2="13.265cm" svg:y2="3.535cm"><text:p/></draw:line><draw:line text:anchor-type="paragraph" draw:z-index="334" draw:style-name="gr22" draw:text-style-name="P32" svg:x1="11.531cm" svg:y1="4.119cm" svg:x2="11.621cm" svg:y2="4.484cm"><text:p/></draw:line><draw:line text:anchor-type="paragraph" draw:z-index="333" draw:style-name="gr22" draw:text-style-name="P32" svg:x1="11.137cm" svg:y1="3.965cm" svg:x2="10.49cm" svg:y2="4.318cm"><text:p/></draw:line><draw:line text:anchor-type="paragraph" draw:z-index="332" draw:style-name="gr22" draw:text-style-name="P32" svg:x1="12.46cm" svg:y1="3.258cm" svg:x2="11.723cm" svg:y2="3.457cm"><text:p/></draw:line><draw:ellipse text:anchor-type="paragraph" draw:z-index="331" draw:style-name="gr1" draw:text-style-name="P32" svg:width="1.144cm" svg:height="0.662cm" svg:x="12.666cm" svg:y="3.54cm"><text:p/></draw:ellipse><draw:ellipse text:anchor-type="paragraph" draw:z-index="330" draw:style-name="gr1" draw:text-style-name="P32" svg:width="1.144cm" svg:height="0.662cm" svg:x="11.044cm" svg:y="3.457cm"><text:p/></draw:ellipse><draw:ellipse text:anchor-type="paragraph" draw:z-index="329" draw:style-name="gr1" draw:text-style-name="P32" svg:width="1.144cm" svg:height="0.662cm" svg:x="12.061cm" svg:y="2.596cm"><text:p/></draw:ellipse><draw:line text:anchor-type="paragraph" draw:z-index="328" draw:style-name="gr5" draw:text-style-name="P32" svg:x1="11.924cm" svg:y1="1.884cm" svg:x2="12.64cm" svg:y2="2.597cm"><text:p/></draw:line><draw:ellipse text:anchor-type="paragraph" draw:z-index="325" draw:style-name="gr24" draw:text-style-name="P32" svg:width="5.007cm" svg:height="3.297cm" svg:x="10.761cm" svg:y="2.355cm"><text:p/></draw:ellipse><draw:custom-shape text:anchor-type="paragraph" draw:z-index="326" draw:style-name="gr23" svg:width="1.186cm" svg:height="1.826cm" svg:x="12.686cm" svg:y="0.852cm"><text:p/><draw:enhanced-geometry svg:viewBox="0 0 21600 21600" draw:text-areas="?f0 0 ?f2 ?f5" draw:type="down-arrow" draw:modifiers="13572.972972973 6290.63893016345"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καλέσουμε την <text:span text:style-name="T1">Merge-Sort(A,9,9).</text:span></text:p>
      <text:p text:style-name="P9"/>
      <text:p text:style-name="P9"/>
      <text:p text:style-name="P9"/>
      <text:p text:style-name="P16">Ελέγχουμε τους δείκτες. Ο δείκτης 9 δεν είναι μικρότερος του 9.</text:p>
      <text:p text:style-name="P16">Άρα επιστρέφουμε και πάλι στο σώμα της <text:span text:style-name="T1">Merge-Sort(A,8,9).</text:span></text:p>
      <text:p text:style-name="P16">Σειρά τώρα έχει το <text:span text:style-name="T1">merging. </text:span>Α={1,3,6,16,7,21,35,<text:span text:style-name="T8">12</text:span>,<text:span text:style-name="T8">20</text:span>}. Ο</text:p>
      <text:p text:style-name="P16">δείκτης 8 δείχνει στον αριθμό 12. Ο δείκτης 9 δείχνει στον</text:p>
      <text:p text:style-name="P16">αριθμό 20. 12&lt;20 οπότε είμαστε ΟΚ. Έτσι δημιουργείται</text:p>
      <text:p text:style-name="P16">ένας υποπίνακας <text:span text:style-name="T9">Λ={12,20}</text:span>. Επιστρέφουμε τώρα στο σώμα</text:p>
      <text:p text:style-name="P16">της <text:span text:style-name="T1">Merge-Sort(A,6,9) </text:span>και σειρά έχει το <text:span text:style-name="T1">merging </text:span>των υποπινάκων</text:p>
      <text:p text:style-name="P22"><text:span text:style-name="T16">Κ={21,35}</text:span> και <text:span text:style-name="T16">Λ={12,20}</text:span>. Από το <text:span text:style-name="T1">merging </text:span>προκύπτει ο υποπίνακας</text:p>
      <text:p text:style-name="P22"><text:s/><text:span text:style-name="T11">Μ={12, 20, 21, 35}</text:span>. Τελειώσαμε με την <text:span text:style-name="T1">Merge-Sort(A,6,9). </text:span>Επιστρέφουμε στην <text:span text:style-name="T1">Merge-Sort(A,1,9) </text:span>και σειρά έχει το τελευταίο βήμα, δηλαδή το <text:span text:style-name="T1">merging </text:span>των δημιουργηθέντων υποπινάκων <text:span text:style-name="T17">Ζ</text:span> και <text:span text:style-name="T17">Μ</text:span><text:span text:style-name="T1">. </text:span><text:span text:style-name="T15">Έτσι προκύπτει ο τελικός, ταξινομημένος πίνακας Α={</text:span><text:span text:style-name="T19">1, 3, 6, 7, 12, 16, 20, 21, 35</text:span><text:span text:style-name="T15">} και σχηματίζεται το τελικό δέντρο αναδρομικών κλήσεων του αλγορίθμου </text:span><text:span text:style-name="T1">MergeSort </text:span><text:span text:style-name="T15">για τον πίνακα Α.</text:span></text:p>
      <text:p text:style-name="P18"/>
      <text:p text:style-name="P18"/>
      <text:p text:style-name="P18"/>
      <text:p text:style-name="P18"/>
      <text:p text:style-name="P18"/>
      <text:p text:style-name="P18"><draw:custom-shape text:anchor-type="paragraph" draw:z-index="376" draw:style-name="gr29" svg:width="9.914cm" svg:height="2.11cm" svg:x="3.401cm" svg:y="0.198cm"><text:p/><draw:enhanced-geometry svg:viewBox="0 0 21600 21600" draw:glue-points="10800 0 0 10800 10800 21600 21600 10800" draw:text-areas="1060 3180 20540 18420" draw:type="flowchart-terminator" draw:enhanced-path="M 3470 21600 X 0 10800 3470 0 L 18130 0 X 21600 10800 18130 21600 Z N"/></draw:custom-shape></text:p>
      <text:p text:style-name="P18"><draw:frame text:anchor-type="paragraph" draw:z-index="377" draw:style-name="gr30" draw:text-style-name="P33" svg:width="9.244cm" svg:height="0.611cm" svg:x="3.785cm" svg:y="0.397cm"><draw:text-box><text:p><text:span text:style-name="T42">Το σχήμα βρίσκεται στην επόμενη σελίδα</text:span></text:p></draw:text-box></draw:frame></text:p>
      <text:p text:style-name="P18"/>
      <text:p text:style-name="P18"/>
      <text:p text:style-name="P18"/>
      <text:p text:style-name="P18"/>
      <text:p text:style-name="P18"/>
      <text:p text:style-name="P18"/>
      <text:p text:style-name="P18"/>
      <text:p text:style-name="P18"><draw:ellipse text:anchor-type="paragraph" draw:z-index="379" draw:style-name="gr25" draw:text-style-name="P32" svg:width="4.119cm" svg:height="1.373cm" svg:x="7.354cm" svg:y="0.293cm"><text:p/></draw:ellipse><text:soft-page-break/></text:p>
      <text:p text:style-name="P18"><draw:frame text:anchor-type="paragraph" draw:z-index="367" draw:style-name="gr28" svg:width="3.484cm" svg:height="0.503cm" svg:x="7.756cm" svg:y="0.178cm"><draw:text-box><text:p>Merge-Sort(A, 1, 9)</text:p></draw:text-box></draw:frame></text:p>
      <text:p text:style-name="P18"/>
      <text:p text:style-name="P18"><draw:line text:anchor-type="paragraph" draw:z-index="360" draw:style-name="gr27" draw:text-style-name="P32" svg:x1="6.884cm" svg:y1="1.168cm" svg:x2="8.341cm" svg:y2="0.111cm"><text:p/></draw:line><draw:line text:anchor-type="paragraph" draw:z-index="403" draw:style-name="gr27" draw:text-style-name="P32" svg:x1="12.393cm" svg:y1="0.614cm" svg:x2="10.567cm" svg:y2="0.088cm"><text:p/></draw:line></text:p>
      <text:p text:style-name="P18"><draw:ellipse text:anchor-type="paragraph" draw:z-index="366" draw:style-name="gr25" draw:text-style-name="P32" svg:width="2.714cm" svg:height="1.174cm" svg:x="10.987cm" svg:y="0.127cm"><text:p/></draw:ellipse><draw:frame text:anchor-type="paragraph" draw:z-index="375" draw:style-name="gr26" svg:width="0.876cm" svg:height="0.489cm" svg:x="12.007cm" svg:y="0.445cm"><draw:text-box><text:p>(6,9)</text:p></draw:text-box></draw:frame></text:p>
      <text:p text:style-name="P18"><draw:ellipse text:anchor-type="paragraph" draw:z-index="363" draw:style-name="gr25" draw:text-style-name="P32" svg:width="2.144cm" svg:height="1.038cm" svg:x="5.452cm" svg:y="0.194cm"><text:p/></draw:ellipse><draw:frame text:anchor-type="paragraph" draw:z-index="374" draw:style-name="gr26" svg:width="0.876cm" svg:height="0.489cm" svg:x="6.015cm" svg:y="0.476cm"><draw:text-box><text:p>(1,5)</text:p></draw:text-box></draw:frame></text:p>
      <text:p text:style-name="P18"><draw:ellipse text:anchor-type="paragraph" draw:z-index="362" draw:style-name="gr25" draw:text-style-name="P32" svg:width="2.144cm" svg:height="1.038cm" svg:x="2.572cm" svg:y="1.413cm"><text:p/></draw:ellipse><draw:line text:anchor-type="paragraph" draw:z-index="401" draw:style-name="gr27" draw:text-style-name="P32" svg:x1="15.441cm" svg:y1="1.386cm" svg:x2="12.795cm" svg:y2="0.326cm"><text:p/></draw:line><draw:line text:anchor-type="paragraph" draw:z-index="402" draw:style-name="gr27" draw:text-style-name="P32" svg:x1="12.176cm" svg:y1="0.326cm" svg:x2="11.908cm" svg:y2="1.36cm"><text:p/></draw:line></text:p>
      <text:p text:style-name="P18"><draw:line text:anchor-type="paragraph" draw:z-index="384" draw:style-name="gr27" draw:text-style-name="P32" svg:x1="3.651cm" svg:y1="0.927cm" svg:x2="6.147cm" svg:y2="0.258cm"><text:p/></draw:line><draw:line text:anchor-type="paragraph" draw:z-index="361" draw:style-name="gr27" draw:text-style-name="P32" svg:x1="8.491cm" svg:y1="0.927cm" svg:x2="6.851cm" svg:y2="0.258cm"><text:p/></draw:line></text:p>
      <text:p text:style-name="P18"><draw:ellipse text:anchor-type="paragraph" draw:z-index="390" draw:style-name="gr25" draw:text-style-name="P32" svg:width="2.144cm" svg:height="1.038cm" svg:x="7.371cm" svg:y="0.439cm"><text:p/></draw:ellipse><draw:ellipse text:anchor-type="paragraph" draw:z-index="396" draw:style-name="gr25" draw:text-style-name="P32" svg:width="2.144cm" svg:height="1.038cm" svg:x="10.853cm" svg:y="0.386cm"><text:p/></draw:ellipse></text:p>
      <text:p text:style-name="P18"><draw:frame text:anchor-type="paragraph" draw:z-index="370" draw:style-name="gr26" svg:width="0.876cm" svg:height="0.489cm" svg:x="3.097cm" svg:y="0.187cm"><draw:text-box><text:p>(1,3)</text:p></draw:text-box></draw:frame><draw:frame text:anchor-type="paragraph" draw:z-index="371" draw:style-name="gr26" svg:width="0.96cm" svg:height="0.489cm" svg:x="7.989cm" svg:y="0.153cm"><draw:text-box><text:p>(4,5)</text:p></draw:text-box></draw:frame><draw:frame text:anchor-type="paragraph" draw:z-index="372" draw:style-name="gr26" svg:width="0.876cm" svg:height="0.489cm" svg:x="11.471cm" svg:y="0.169cm"><draw:text-box><text:p>(6,7)</text:p></draw:text-box></draw:frame><draw:frame text:anchor-type="paragraph" draw:z-index="373" draw:style-name="gr26" svg:width="0.876cm" svg:height="0.489cm" svg:x="14.986cm" svg:y="0.153cm"><draw:text-box><text:p>(8,9)</text:p></draw:text-box></draw:frame></text:p>
      <text:p text:style-name="P18"><draw:line text:anchor-type="paragraph" draw:z-index="383" draw:style-name="gr27" draw:text-style-name="P32" svg:x1="1.626cm" svg:y1="1.305cm" svg:x2="3.065cm" svg:y2="0.43cm"><text:p/></draw:line><draw:ellipse text:anchor-type="paragraph" draw:z-index="395" draw:style-name="gr25" draw:text-style-name="P32" svg:width="2.144cm" svg:height="1.038cm" svg:x="14.372cm" svg:y="-0.561cm"><text:p/></draw:ellipse><draw:line text:anchor-type="paragraph" draw:z-index="397" draw:style-name="gr27" draw:text-style-name="P32" svg:x1="11.137cm" svg:y1="2.928cm" svg:x2="11.707cm" svg:y2="0.45cm"><text:p/></draw:line><draw:line text:anchor-type="paragraph" draw:z-index="398" draw:style-name="gr27" draw:text-style-name="P32" svg:x1="12.695cm" svg:y1="2.928cm" svg:x2="12.143cm" svg:y2="0.45cm"><text:p/></draw:line><draw:line text:anchor-type="paragraph" draw:z-index="399" draw:style-name="gr27" draw:text-style-name="P32" svg:x1="14.603cm" svg:y1="2.968cm" svg:x2="15.257cm" svg:y2="0.476cm"><text:p/></draw:line><draw:line text:anchor-type="paragraph" draw:z-index="400" draw:style-name="gr27" draw:text-style-name="P32" svg:x1="16.112cm" svg:y1="2.954cm" svg:x2="15.625cm" svg:y2="0.476cm"><text:p/></draw:line></text:p>
      <text:p text:style-name="P18"><draw:line text:anchor-type="paragraph" draw:z-index="385" draw:style-name="gr27" draw:text-style-name="P32" svg:x1="3.836cm" svg:y1="0.016cm" svg:x2="5.226cm" svg:y2="0.819cm"><text:p/></draw:line><draw:line text:anchor-type="paragraph" draw:z-index="364" draw:style-name="gr27" draw:text-style-name="P32" svg:x1="7.722cm" svg:y1="2.457cm" svg:x2="8.341cm" svg:y2="0.016cm"><text:p/></draw:line><draw:line text:anchor-type="paragraph" draw:z-index="365" draw:style-name="gr27" draw:text-style-name="P32" svg:x1="9.073cm" svg:y1="2.441cm" svg:x2="8.643cm" svg:y2="0.016cm"><text:p/></draw:line></text:p>
      <text:p text:style-name="P18"><draw:frame text:anchor-type="paragraph" draw:z-index="368" draw:style-name="gr26" svg:width="0.876cm" svg:height="0.489cm" svg:x="1.208cm" svg:y="0.434cm"><draw:text-box><text:p>(1,2)</text:p></draw:text-box></draw:frame><draw:frame text:anchor-type="paragraph" draw:z-index="369" draw:style-name="gr26" svg:width="0.876cm" svg:height="0.489cm" svg:x="4.819cm" svg:y="0.418cm"><draw:text-box><text:p>(2,3)</text:p></draw:text-box></draw:frame><draw:ellipse text:anchor-type="paragraph" draw:z-index="357" draw:style-name="gr25" draw:text-style-name="P32" svg:width="1.206cm" svg:height="0.754cm" svg:x="1.014cm" svg:y="0.332cm"><text:p/></draw:ellipse><draw:ellipse text:anchor-type="paragraph" draw:z-index="380" draw:style-name="gr25" draw:text-style-name="P32" svg:width="1.206cm" svg:height="0.754cm" svg:x="4.59cm" svg:y="0.332cm"><text:p/></draw:ellipse></text:p>
      <text:p text:style-name="P18"/>
      <text:p text:style-name="P18"><draw:line text:anchor-type="paragraph" draw:z-index="358" draw:style-name="gr27" draw:text-style-name="P32" svg:x1="1.34cm" svg:y1="0.111cm" svg:x2="0.855cm" svg:y2="0.919cm"><text:p/></draw:line><draw:line text:anchor-type="paragraph" draw:z-index="359" draw:style-name="gr27" draw:text-style-name="P32" svg:x1="1.609cm" svg:y1="0.111cm" svg:x2="2.219cm" svg:y2="0.815cm"><text:p/></draw:line><draw:line text:anchor-type="paragraph" draw:z-index="386" draw:style-name="gr27" draw:text-style-name="P32" svg:x1="5.008cm" svg:y1="0.111cm" svg:x2="4.59cm" svg:y2="0.869cm"><text:p/></draw:line><draw:line text:anchor-type="paragraph" draw:z-index="387" draw:style-name="gr27" draw:text-style-name="P32" svg:x1="5.45cm" svg:y1="0.111cm" svg:x2="6.02cm" svg:y2="0.898cm"><text:p/></draw:line><draw:ellipse text:anchor-type="paragraph" draw:z-index="393" draw:style-name="gr25" draw:text-style-name="P32" svg:width="1.073cm" svg:height="0.754cm" svg:x="15.556cm" svg:y="1.007cm"><text:p/></draw:ellipse></text:p>
      <text:p text:style-name="P18"><draw:frame text:anchor-type="paragraph" draw:z-index="356" draw:style-name="gr26" svg:width="0.876cm" svg:height="0.489cm" svg:x="1.66cm" svg:y="0.43cm"><draw:text-box><text:p>(2,2)</text:p></draw:text-box></draw:frame><draw:frame text:anchor-type="paragraph" draw:z-index="355" draw:style-name="gr26" svg:width="0.876cm" svg:height="0.489cm" svg:x="4.295cm" svg:y="0.48cm"><draw:text-box><text:p>(2,2)</text:p></draw:text-box></draw:frame><draw:ellipse text:anchor-type="paragraph" draw:z-index="345" draw:style-name="gr25" draw:text-style-name="P32" svg:width="1.073cm" svg:height="0.754cm" svg:x="0.268cm" svg:y="0.432cm"><text:p/></draw:ellipse><draw:ellipse text:anchor-type="paragraph" draw:z-index="346" draw:style-name="gr25" draw:text-style-name="P32" svg:width="1.135cm" svg:height="0.825cm" svg:x="1.462cm" svg:y="0.328cm"><text:p/></draw:ellipse><draw:ellipse text:anchor-type="paragraph" draw:z-index="381" draw:style-name="gr25" draw:text-style-name="P32" svg:width="1.073cm" svg:height="0.754cm" svg:x="5.604cm" svg:y="0.411cm"><text:p/></draw:ellipse><draw:ellipse text:anchor-type="paragraph" draw:z-index="382" draw:style-name="gr25" draw:text-style-name="P32" svg:width="1.073cm" svg:height="0.754cm" svg:x="4.17cm" svg:y="0.383cm"><text:p/></draw:ellipse></text:p>
      <text:p text:style-name="P18"><draw:frame text:anchor-type="paragraph" draw:z-index="347" draw:style-name="gr26" svg:width="0.876cm" svg:height="0.489cm" svg:x="0.386cm" svg:y="0.042cm"><draw:text-box><text:p>(1,1)</text:p></draw:text-box></draw:frame><draw:frame text:anchor-type="paragraph" draw:z-index="354" draw:style-name="gr26" svg:width="0.876cm" svg:height="0.489cm" svg:x="5.711cm" svg:y="0.046cm"><draw:text-box><text:p>(3,3)</text:p></draw:text-box></draw:frame><draw:frame text:anchor-type="paragraph" draw:z-index="350" draw:style-name="gr26" svg:width="0.876cm" svg:height="0.489cm" svg:x="12.351cm" svg:y="0.115cm"><draw:text-box><text:p>(7,7)</text:p></draw:text-box></draw:frame><draw:frame text:anchor-type="paragraph" draw:z-index="351" draw:style-name="gr26" svg:width="0.876cm" svg:height="0.489cm" svg:x="10.679cm" svg:y="0.145cm"><draw:text-box><text:p>(6,6)</text:p></draw:text-box></draw:frame><draw:frame text:anchor-type="paragraph" draw:z-index="352" draw:style-name="gr26" svg:width="0.876cm" svg:height="0.489cm" svg:x="8.717cm" svg:y="0.095cm"><draw:text-box><text:p>(5,5)</text:p></draw:text-box></draw:frame><draw:frame text:anchor-type="paragraph" draw:z-index="353" draw:style-name="gr26" svg:width="0.876cm" svg:height="0.489cm" svg:x="7.382cm" svg:y="0.113cm"><draw:text-box><text:p>(4,4)</text:p></draw:text-box></draw:frame><draw:frame text:anchor-type="paragraph" draw:z-index="349" draw:style-name="gr26" svg:width="0.876cm" svg:height="0.489cm" svg:x="14.182cm" svg:y="0.166cm"><draw:text-box><text:p>(8,8)</text:p></draw:text-box></draw:frame><draw:frame text:anchor-type="paragraph" draw:z-index="348" draw:style-name="gr26" svg:width="0.876cm" svg:height="0.489cm" svg:x="15.637cm" svg:y="0.146cm"><draw:text-box><text:p>(9,9)</text:p></draw:text-box></draw:frame><draw:ellipse text:anchor-type="paragraph" draw:z-index="388" draw:style-name="gr25" draw:text-style-name="P32" svg:width="1.073cm" svg:height="0.754cm" svg:x="7.269cm" svg:y="0.023cm"><text:p/></draw:ellipse><draw:ellipse text:anchor-type="paragraph" draw:z-index="389" draw:style-name="gr25" draw:text-style-name="P32" svg:width="1.073cm" svg:height="0.754cm" svg:x="8.555cm" svg:y="0.007cm"><text:p/></draw:ellipse><draw:ellipse text:anchor-type="paragraph" draw:z-index="391" draw:style-name="gr25" draw:text-style-name="P32" svg:width="1.073cm" svg:height="0.754cm" svg:x="10.555cm" svg:y="0.007cm"><text:p/></draw:ellipse><draw:ellipse text:anchor-type="paragraph" draw:z-index="392" draw:style-name="gr25" draw:text-style-name="P32" svg:width="1.073cm" svg:height="0.754cm" svg:x="12.153cm" svg:y="0.007cm"><text:p/></draw:ellipse><draw:ellipse text:anchor-type="paragraph" draw:z-index="394" draw:style-name="gr25" draw:text-style-name="P32" svg:width="1.073cm" svg:height="0.754cm" svg:x="14.081cm" svg:y="0.048cm"><text:p/></draw:ellipse></text:p>
      <text:p text:style-name="P18"/>
      <text:p text:style-name="P18"/>
      <text:p text:style-name="P19">5.</text:p>
      <text:p text:style-name="P8"><text:tab/><text:span text:style-name="T8">a)</text:span></text:p>
      <text:p text:style-name="P18"><text:span text:style-name="T24">Έστω ο πίνακας</text:span><text:span text:style-name="T24"><draw:frame draw:style-name="fr4" draw:name="Αντικείμενο55" text:anchor-type="as-char" svg:y="-0.376cm" svg:width="4.166cm" svg:height="0.586cm" draw:z-index="418"><draw:object xlink:href="./Object 57" xlink:type="simple" xlink:show="embed" xlink:actuate="onLoad"/><draw:image xlink:href="./ObjectReplacements/Object 57" xlink:type="simple" xlink:show="embed" xlink:actuate="onLoad"/><svg:desc>τύπος</svg:desc></draw:frame></text:span><text:span text:style-name="T24">ταξινομημένος κατά αύξουσα σειρά. Θα εφαρμόσουμε την </text:span><text:span text:style-name="T5">QuickSort(A,l,r) </text:span><text:span text:style-name="T24">όπου </text:span><text:span text:style-name="T5">l </text:span><text:span text:style-name="T24">είναι δείκτης στο 1ο στοιχείο του πίνακα και </text:span><text:span text:style-name="T5">r </text:span><text:span text:style-name="T24">δείκτης στο τελευταίο στοιχείο. </text:span></text:p>
      <text:p text:style-name="P17"/>
      <table:table table:name="A" table:style-name="A">
        <table:table-column table:style-name="A.A"/>
        <table:table-column table:style-name="A.B"/>
        <table:table-column table:style-name="A.C"/>
        <table:table-column table:style-name="A.D"/>
        <table:table-column table:style-name="A.E"/>
        <table:table-row>
          <table:table-cell table:style-name="A.A1" office:value-type="string">
            <text:p text:style-name="P26">α<text:span text:style-name="T29">1</text:span></text:p>
          </table:table-cell>
          <table:table-cell table:style-name="A.A1" office:value-type="string">
            <text:p text:style-name="P26">α<text:span text:style-name="T29">2</text:span></text:p>
          </table:table-cell>
          <table:table-cell table:style-name="A.A1" office:value-type="string">
            <text:p text:style-name="P26">α<text:span text:style-name="T29">3</text:span></text:p>
          </table:table-cell>
          <table:table-cell table:style-name="A.A1" office:value-type="string">
            <text:p text:style-name="P25">..<text:span text:style-name="T15">..................................</text:span></text:p>
          </table:table-cell>
          <table:table-cell table:style-name="A.E1" office:value-type="string">
            <text:p text:style-name="P26">α<text:span text:style-name="T30">n</text:span></text:p>
          </table:table-cell>
        </table:table-row>
      </table:table>
      <text:p text:style-name="P10"><draw:ellipse text:anchor-type="paragraph" draw:z-index="408" draw:style-name="gr1" draw:text-style-name="P32" svg:width="5.176cm" svg:height="1.458cm" svg:x="2.529cm" svg:y="0.418cm"><text:p/></draw:ellipse><draw:frame text:anchor-type="paragraph" draw:z-index="407" draw:style-name="gr31" svg:width="0.117cm" svg:height="0.519cm" svg:x="0.822cm" svg:y="1.007cm"><draw:text-box><text:p>l</text:p></draw:text-box></draw:frame><draw:frame text:anchor-type="paragraph" draw:z-index="406" draw:style-name="gr31" svg:width="0.168cm" svg:height="0.519cm" svg:x="9.463cm" svg:y="0.84cm"><draw:text-box><text:p>r</text:p></draw:text-box></draw:frame><draw:custom-shape text:anchor-type="paragraph" draw:z-index="405" draw:style-name="gr23" svg:width="1.239cm" svg:height="1.357cm" svg:x="8.878cm" svg:y="0.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04" draw:style-name="gr23" svg:width="1.107cm" svg:height="1.608cm" svg:x="0.319cm" svg:y="0.2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0"><draw:frame text:anchor-type="paragraph" draw:z-index="409" draw:style-name="gr32" svg:width="3.031cm" svg:height="0.604cm" svg:x="3.637cm" svg:y="0.367cm"><draw:text-box><text:p>QuickSort(A,1,n)</text:p></draw:text-box></draw:frame></text:p>
      <text:p text:style-name="P10"/>
      <text:p text:style-name="P10"/>
      <text:p text:style-name="P10"/>
      <text:p text:style-name="P18"><text:span text:style-name="T24">Ελέγχουμε τους δείκτες. Ο 1 είναι μικρότερος του </text:span><text:span text:style-name="T5">n. </text:span><text:span text:style-name="T24">Συνεχίζουμε με το </text:span><text:span text:style-name="T5">partitioning. </text:span><text:span text:style-name="T24">Ας επιλέξουμε το πρώτο στοιχείο σα </text:span><text:span text:style-name="T5">pivot. </text:span><text:span text:style-name="T24">Θα συγκρίνουμε το </text:span><text:span text:style-name="T5">pivot </text:span><text:span text:style-name="T24">με το στοιχείο στο οποί δείχνει ο </text:span><text:span text:style-name="T5">r, </text:span><text:span text:style-name="T24">δηλαδή το α</text:span><text:span text:style-name="T31">n</text:span><text:span text:style-name="T5">. </text:span><text:span text:style-name="T24">Ο πίνακας είναι ήδη ταξινομημένος κατά αύξουσα σειρά. Οπότε </text:span><text:span text:style-name="T5">pivot &lt; </text:span><text:span text:style-name="T24">α</text:span><text:span text:style-name="T31">n</text:span><text:span text:style-name="T5">. </text:span><text:span text:style-name="T24">Άρα ο δείκτης </text:span><text:span text:style-name="T5">r </text:span><text:span text:style-name="T24">μετακινείται μια θέση αριστερά στο προτελευταίο στοιχείο, δηλαδή το α</text:span><text:span text:style-name="T31">n-1</text:span><text:span text:style-name="T5">.</text:span></text:p>
      <text:p text:style-name="P10"/>
      <table:table table:name="Πίνακας1" table:style-name="Πίνακας1">
        <table:table-column table:style-name="Πίνακας1.A"/>
        <table:table-column table:style-name="Πίνακας1.B"/>
        <table:table-column table:style-name="Πίνακας1.C"/>
        <table:table-column table:style-name="Πίνακας1.D"/>
        <table:table-column table:style-name="Πίνακας1.E"/>
        <table:table-column table:style-name="Πίνακας1.F"/>
        <table:table-row>
          <table:table-cell table:style-name="Πίνακας1.A1" office:value-type="string">
            <text:p text:style-name="P26">α<text:span text:style-name="T29">1</text:span></text:p>
          </table:table-cell>
          <table:table-cell table:style-name="Πίνακας1.A1" office:value-type="string">
            <text:p text:style-name="P26">α<text:span text:style-name="T29">2</text:span></text:p>
          </table:table-cell>
          <table:table-cell table:style-name="Πίνακας1.A1" office:value-type="string">
            <text:p text:style-name="P26">α<text:span text:style-name="T29">3</text:span></text:p>
          </table:table-cell>
          <table:table-cell table:style-name="Πίνακας1.A1" office:value-type="string">
            <text:p text:style-name="P25">..<text:span text:style-name="T15">...............................</text:span></text:p>
          </table:table-cell>
          <table:table-cell table:style-name="Πίνακας1.A1" office:value-type="string">
            <text:p text:style-name="P26">α<text:span text:style-name="T30">n-1</text:span></text:p>
          </table:table-cell>
          <table:table-cell table:style-name="Πίνακας1.F1" office:value-type="string">
            <text:p text:style-name="P26">α<text:span text:style-name="T30">n</text:span></text:p>
          </table:table-cell>
        </table:table-row>
      </table:table>
      <text:p text:style-name="Standard"><draw:frame text:anchor-type="paragraph" draw:z-index="413" draw:style-name="gr31" svg:width="0.117cm" svg:height="0.519cm" svg:x="7.939cm" svg:y="0.907cm"><draw:text-box><text:p>r</text:p></draw:text-box></draw:frame><draw:custom-shape text:anchor-type="paragraph" draw:z-index="411" draw:style-name="gr23" svg:width="1.131cm" svg:height="1.357cm" svg:x="7.437cm" svg:y="0.288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10" draw:style-name="gr23" svg:width="1.107cm" svg:height="1.608cm" svg:x="0.185cm" svg:y="0.1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draw:frame text:anchor-type="paragraph" draw:z-index="412" draw:style-name="gr31" svg:width="0.117cm" svg:height="0.519cm" svg:x="0.721cm" svg:y="0.034cm"><draw:text-box><text:p>l</text:p></draw:text-box></draw:frame></text:p>
      <text:p text:style-name="Standard"/>
      <text:p text:style-name="P7"/>
      <text:p text:style-name="P18"><draw:frame text:anchor-type="paragraph" draw:z-index="419" draw:style-name="gr33" draw:text-style-name="P34" svg:width="3.082cm" svg:height="0.449cm" svg:x="5.36cm" svg:y="4.085cm"><draw:text-box><text:p><text:span text:style-name="T43">QuickSort(A,1,1)</text:span></text:p></draw:text-box></draw:frame><draw:ellipse text:anchor-type="paragraph" draw:z-index="417" draw:style-name="gr1" draw:text-style-name="P32" svg:width="3.065cm" svg:height="1.29cm" svg:x="5.226cm" svg:y="3.683cm"><text:p/></draw:ellipse><draw:frame text:anchor-type="paragraph" draw:z-index="415" draw:style-name="gr32" svg:width="3.031cm" svg:height="0.604cm" svg:x="7.454cm" svg:y="2.159cm"><draw:text-box><text:p>QuickSort(A,1,n)</text:p></draw:text-box></draw:frame><draw:ellipse text:anchor-type="paragraph" draw:z-index="414" draw:style-name="gr1" draw:text-style-name="P32" svg:width="5.176cm" svg:height="1.458cm" svg:x="6.412cm" svg:y="1.72cm"><text:p/></draw:ellipse><draw:line text:anchor-type="paragraph" draw:z-index="416" draw:style-name="gr5" draw:text-style-name="P32" svg:x1="8.491cm" svg:y1="3.177cm" svg:x2="6.918cm" svg:y2="3.683cm"><text:p/></draw:line>Συγκρίνουμε το <text:span text:style-name="T1">pivot </text:span>με το α<text:span text:style-name="T1">n-1. </text:span>Ο πίνακας είναι ήδη ταξινομημένος, άρα <text:span text:style-name="T1">pivot &lt; </text:span>α<text:span text:style-name="T30">n-1</text:span><text:span text:style-name="T1">. </text:span>Παρατηρούμε ότι η διαδικασία επαναλαμβάνεται μέχρι ο δείκτης <text:span text:style-name="T1">r </text:span>να ταυτιστεί με τον <text:span text:style-name="T1">l. </text:span>Το <text:span text:style-name="T1">pivot </text:span>στοιχείο μας ήταν αρχικά στη πρώτη θέση και παρέμεινε εκεί. Οπότε τώρα θα κληθεί η <text:span text:style-name="T1">QuickSort(A,1,1).</text:span></text:p>
      <text:p text:style-name="P8"/>
      <text:p text:style-name="P8"/>
      <text:p text:style-name="P8"/>
      <text:p text:style-name="P8"/>
      <text:p text:style-name="P8"/>
      <text:p text:style-name="P8"/>
      <text:p text:style-name="P18"><draw:frame text:anchor-type="paragraph" draw:z-index="427" draw:style-name="gr33" draw:text-style-name="P34" svg:width="2.804cm" svg:height="0.449cm" svg:x="9.264cm" svg:y="4.078cm"><draw:text-box><text:p><text:span text:style-name="T43">QuickSort(A,2,n)</text:span></text:p></draw:text-box></draw:frame><draw:ellipse text:anchor-type="paragraph" draw:z-index="426" draw:style-name="gr1" draw:text-style-name="P32" svg:width="3.484cm" svg:height="1.424cm" svg:x="8.909cm" svg:y="3.604cm"><text:p/></draw:ellipse><draw:line text:anchor-type="paragraph" draw:z-index="425" draw:style-name="gr5" draw:text-style-name="P32" svg:x1="9.211cm" svg:y1="2.641cm" svg:x2="10.652cm" svg:y2="3.588cm"><text:p/></draw:line><draw:frame text:anchor-type="paragraph" draw:z-index="424" draw:style-name="gr33" draw:text-style-name="P34" svg:width="2.804cm" svg:height="0.449cm" svg:x="3.487cm" svg:y="4.085cm"><draw:text-box><text:p><text:span text:style-name="T43">QuickSort(A,1,1)</text:span></text:p></draw:text-box></draw:frame><draw:line text:anchor-type="paragraph" draw:z-index="422" draw:style-name="gr5" draw:text-style-name="P32" svg:x1="8.491cm" svg:y1="2.641cm" svg:x2="4.907cm" svg:y2="3.683cm"><text:p/></draw:line><draw:frame text:anchor-type="paragraph" draw:z-index="421" draw:style-name="gr32" svg:width="3.031cm" svg:height="0.604cm" svg:x="7.537cm" svg:y="1.556cm"><draw:text-box><text:p>QuickSort(A,1,n)</text:p></draw:text-box></draw:frame><draw:ellipse text:anchor-type="paragraph" draw:z-index="420" draw:style-name="gr1" draw:text-style-name="P32" svg:width="5.176cm" svg:height="1.458cm" svg:x="6.412cm" svg:y="1.184cm"><text:p/></draw:ellipse><text:soft-page-break/>Ελέγχουμε τους δείκτες. Ο δείκτης 1 δεν είναι μικρότερος του 1. Οπότε επιστρέφουμε στο σώμα της <text:span text:style-name="T1">QuickSort(A,1,n) </text:span>και συνεχίζουμε με τη κλήση της <text:span text:style-name="T1">QuickSort(A,2,n).</text:span></text:p>
      <text:p text:style-name="P8"/>
      <text:p text:style-name="P8"/>
      <text:p text:style-name="P8"/>
      <text:p text:style-name="P8"/>
      <text:p text:style-name="P8"/>
      <text:p text:style-name="P8"><draw:ellipse text:anchor-type="paragraph" draw:z-index="423" draw:style-name="gr1" draw:text-style-name="P32" svg:width="3.065cm" svg:height="1.29cm" svg:x="3.226cm" svg:y="0.275cm"><text:p/></draw:ellipse></text:p>
      <text:p text:style-name="P8"/>
      <text:p text:style-name="P8"/>
      <text:p text:style-name="P8"/>
      <text:p text:style-name="P18"><draw:frame text:anchor-type="paragraph" draw:z-index="457" draw:style-name="gr33" draw:text-style-name="P34" svg:width="0.907cm" svg:height="0.449cm" svg:x="12.76cm" svg:y="10.298cm"><draw:text-box><text:p><text:span text:style-name="T43">(n, n)</text:span></text:p></draw:text-box></draw:frame><draw:ellipse text:anchor-type="paragraph" draw:z-index="456" draw:style-name="gr25" draw:text-style-name="P32" svg:width="1.585cm" svg:height="0.84cm" svg:x="12.4cm" svg:y="10.104cm"><text:p/></draw:ellipse><draw:line text:anchor-type="paragraph" draw:z-index="455" draw:style-name="gr27" draw:text-style-name="P32" svg:x1="11.892cm" svg:y1="9.467cm" svg:x2="13.183cm" svg:y2="10.104cm"><text:p/></draw:line><draw:line text:anchor-type="paragraph" draw:z-index="454" draw:style-name="gr27" draw:text-style-name="P32" svg:x1="5.276cm" svg:y1="4.877cm" svg:x2="6.567cm" svg:y2="5.514cm"><text:p/></draw:line><draw:frame text:anchor-type="paragraph" draw:z-index="453" draw:style-name="gr33" draw:text-style-name="P34" svg:width="1.541cm" svg:height="0.449cm" svg:x="9.398cm" svg:y="10.432cm"><draw:text-box><text:p><text:span text:style-name="T43">(n-1, n-1)</text:span></text:p></draw:text-box></draw:frame><draw:ellipse text:anchor-type="paragraph" draw:z-index="452" draw:style-name="gr25" draw:text-style-name="P32" svg:width="1.742cm" svg:height="0.84cm" svg:x="9.28cm" svg:y="10.255cm"><text:p/></draw:ellipse><draw:line text:anchor-type="paragraph" draw:z-index="451" draw:style-name="gr27" draw:text-style-name="P32" svg:x1="11.523cm" svg:y1="9.467cm" svg:x2="10.1cm" svg:y2="10.255cm"><text:p/></draw:line><draw:line text:anchor-type="paragraph" draw:z-index="450" draw:style-name="gr27" draw:text-style-name="P32" svg:x1="10.827cm" svg:y1="8.236cm" svg:x2="11.487cm" svg:y2="8.628cm"><text:p/></draw:line><draw:custom-shape text:anchor-type="paragraph" draw:z-index="449" draw:style-name="gr34" draw:text-style-name="P32" svg:width="0.62cm" svg:height="0.62cm" svg:x="8.862cm" svg:y="7.2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8" draw:style-name="gr34" draw:text-style-name="P32" svg:width="0.62cm" svg:height="0.62cm" svg:x="9.73cm" svg:y="7.69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447" draw:style-name="gr34" draw:text-style-name="P32" svg:width="0.62cm" svg:height="0.62cm" svg:x="7.966cm" svg:y="6.787cm"><text:p/><draw:enhanced-geometry svg:viewBox="0 0 21600 21600" draw:glue-points="10800 0 3163 3163 0 10800 3163 18437 10800 21600 18437 18437 21600 10800 18437 3163" draw:text-areas="3163 3163 18437 18437" draw:type="ellipse" draw:enhanced-path="U 10800 10800 10800 10800 0 360 Z N"/></draw:custom-shape><draw:frame text:anchor-type="paragraph" draw:z-index="446" draw:style-name="gr33" draw:text-style-name="P34" svg:width="1.197cm" svg:height="0.449cm" svg:x="11.139cm" svg:y="8.816cm"><draw:text-box><text:p><text:span text:style-name="T43">(n-1, n)</text:span></text:p></draw:text-box></draw:frame><draw:ellipse text:anchor-type="paragraph" draw:z-index="445" draw:style-name="gr25" draw:text-style-name="P32" svg:width="1.585cm" svg:height="0.84cm" svg:x="10.913cm" svg:y="8.627cm"><text:p/></draw:ellipse><draw:frame text:anchor-type="paragraph" draw:z-index="444" draw:style-name="gr33" draw:text-style-name="P34" svg:width="0.805cm" svg:height="0.449cm" svg:x="4.597cm" svg:y="7.317cm"><draw:text-box><text:p><text:span text:style-name="T43">(3,3)</text:span></text:p></draw:text-box></draw:frame><draw:line text:anchor-type="paragraph" draw:z-index="443" draw:style-name="gr27" draw:text-style-name="P32" svg:x1="6.522cm" svg:y1="6.354cm" svg:x2="5.099cm" svg:y2="7.142cm"><text:p/></draw:line><draw:line text:anchor-type="paragraph" draw:z-index="442" draw:style-name="gr27" draw:text-style-name="P32" svg:x1="6.978cm" svg:y1="6.332cm" svg:x2="7.638cm" svg:y2="6.724cm"><text:p/></draw:line><draw:frame text:anchor-type="paragraph" draw:z-index="441" draw:style-name="gr33" draw:text-style-name="P34" svg:width="0.872cm" svg:height="0.449cm" svg:x="6.348cm" svg:y="5.685cm"><draw:text-box><text:p><text:span text:style-name="T43">(3, n)</text:span></text:p></draw:text-box></draw:frame><draw:ellipse text:anchor-type="paragraph" draw:z-index="440" draw:style-name="gr25" draw:text-style-name="P32" svg:width="1.585cm" svg:height="0.84cm" svg:x="4.179cm" svg:y="7.142cm"><text:p/></draw:ellipse><draw:ellipse text:anchor-type="paragraph" draw:z-index="439" draw:style-name="gr25" draw:text-style-name="P32" svg:width="1.585cm" svg:height="0.84cm" svg:x="5.928cm" svg:y="5.514cm"><text:p/></draw:ellipse><draw:frame text:anchor-type="paragraph" draw:z-index="438" draw:style-name="gr33" draw:text-style-name="P34" svg:width="0.805cm" svg:height="0.449cm" svg:x="3.216cm" svg:y="5.853cm"><draw:text-box><text:p><text:span text:style-name="T43">(2,2)</text:span></text:p></draw:text-box></draw:frame><draw:ellipse text:anchor-type="paragraph" draw:z-index="437" draw:style-name="gr25" draw:text-style-name="P32" svg:width="1.477cm" svg:height="0.84cm" svg:x="2.895cm" svg:y="5.666cm"><text:p/></draw:ellipse><draw:line text:anchor-type="paragraph" draw:z-index="436" draw:style-name="gr27" draw:text-style-name="P32" svg:x1="5.175cm" svg:y1="4.877cm" svg:x2="3.752cm" svg:y2="5.665cm"><text:p/></draw:line><draw:frame text:anchor-type="paragraph" draw:z-index="435" draw:style-name="gr33" draw:text-style-name="P34" svg:width="1.197cm" svg:height="0.449cm" svg:x="4.835cm" svg:y="4.255cm"><draw:text-box><text:p><text:span text:style-name="T43">(2, n)</text:span></text:p></draw:text-box></draw:frame><draw:ellipse text:anchor-type="paragraph" draw:z-index="434" draw:style-name="gr25" draw:text-style-name="P32" svg:width="1.585cm" svg:height="0.84cm" svg:x="4.447cm" svg:y="4.038cm"><text:p/></draw:ellipse><draw:line text:anchor-type="paragraph" draw:z-index="433" draw:style-name="gr27" draw:text-style-name="P32" svg:x1="4.773cm" svg:y1="3.094cm" svg:x2="5.209cm" svg:y2="4.029cm"><text:p/></draw:line><draw:frame text:anchor-type="paragraph" draw:z-index="432" draw:style-name="gr33" draw:text-style-name="P34" svg:width="0.805cm" svg:height="0.449cm" svg:x="1.09cm" svg:y="3.801cm"><draw:text-box><text:p><text:span text:style-name="T43">(1,1)</text:span></text:p></draw:text-box></draw:frame><draw:line text:anchor-type="paragraph" draw:z-index="431" draw:style-name="gr27" draw:text-style-name="P32" svg:x1="4.054cm" svg:y1="3.094cm" svg:x2="1.609cm" svg:y2="3.623cm"><text:p/></draw:line><draw:ellipse text:anchor-type="paragraph" draw:z-index="430" draw:style-name="gr25" draw:text-style-name="P32" svg:width="1.477cm" svg:height="0.84cm" svg:x="0.702cm" svg:y="3.623cm"><text:p/></draw:ellipse><draw:frame text:anchor-type="paragraph" draw:z-index="429" draw:style-name="gr32" svg:width="3.031cm" svg:height="0.604cm" svg:x="3.082cm" svg:y="2.007cm"><draw:text-box><text:p>QuickSort(A,1,n)</text:p></draw:text-box></draw:frame><draw:ellipse text:anchor-type="paragraph" draw:z-index="428" draw:style-name="gr25" draw:text-style-name="P32" svg:width="5.176cm" svg:height="1.458cm" svg:x="1.907cm" svg:y="1.637cm"><text:p/></draw:ellipse>Παρατηρούμε ότι αρχικά ανάγει το πρόβλημα σε πρόβλημα τάξης <text:span text:style-name="T1">n-1 </text:span>αφαιρώντας κάθε φορά ένα στοιχείο το οποίο θεωρείται ταξινομημένο. Οπότε το δέντρο των αναδρομικών κλήσεων του αλγορίθμου θα είναι το εξής:</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Αξίζει να παρατηρήσουμε ότι η χρήση του</text:p>
      <text:p text:style-name="P18">αλγορίθμου σε έναν ήδη ταξινομημένο πίνακα</text:p>
      <text:p text:style-name="P18">μεγέθους <text:span text:style-name="T1">n </text:span>οδηγεί στη χείριστη πολυπλοκότητα</text:p>
      <text:p text:style-name="P18">του αλγορίθμου η οποία είναι <text:span text:style-name="T1">O(n</text:span><text:span text:style-name="T33">2</text:span><text:span text:style-name="T1">).</text:span></text:p>
      <text:p text:style-name="P8"/>
      <text:p text:style-name="P8"/>
      <text:p text:style-name="P12"><text:tab/>b)</text:p>
      <text:p text:style-name="P22"><text:span text:style-name="T15">Όπως είπα και παραπάνω, η πολυπλοκότητα του αλγορίθμου για τη χείριστη περίπτωση είναι </text:span><text:span text:style-name="T1">O(n</text:span><text:span text:style-name="T33">2</text:span><text:span text:style-name="T1">). </text:span><text:span text:style-name="T15">Αυτό προκύπτει εύκολα αφού τα </text:span><text:span text:style-name="T1">partitions </text:span><text:span text:style-name="T15">δίνουν πίνακες μεγέθους </text:span><text:span text:style-name="T1">n, n-1, n-2 …...... 2. </text:span><text:span text:style-name="T15">Αθροίζοντας τις ποσότητες προκύπτει</text:span><text:span text:style-name="T20"> </text:span><text:span text:style-name="T35">n + (n-1) + (n-2) + ….. + 2 = (n+2)(n-1)/2 </text:span><text:span text:style-name="T36">= O(n</text:span><text:span text:style-name="T34">2</text:span><text:span text:style-name="T36">). </text:span><text:span text:style-name="T35">Στη χείριστη περίπτωση, η πολυπλοκότητα της </text:span><text:span text:style-name="T36">HeapSort </text:span><text:span text:style-name="T35">είναι </text:span><text:span text:style-name="T36">nlogn = </text:span><text:span text:style-name="T35">Ω(</text:span><text:span text:style-name="T36">n</text:span><text:span text:style-name="T34">2</text:span><text:span text:style-name="T36">). </text:span><text:span text:style-name="T35">Δηλαδή η χείριστη πολυπλοκότητα της </text:span><text:span text:style-name="T36">HeapSort </text:span><text:span text:style-name="T35">είναι καλύτερη από εκείνη της </text:span><text:span text:style-name="T36">QuickSort. </text:span><text:span text:style-name="T35">Όμως σπάνια εμφανίζεται η χείριστη πολυπλοκότητα της </text:span><text:span text:style-name="T36">QuickSort</text:span><text:span text:style-name="T35">. Τις περισσότερες φορές, είναι η καλύτερη επιλογή καθώς ταξινομεί πολύ γρήγορα τα στοιχεία ενός πίνακα.</text:span></text:p>
      <text:p text:style-name="P23"><text:tab/></text:p>
      <text:p text:style-name="P24"><text:tab/>c)</text:p>
      <text:p text:style-name="P17"><text:span text:style-name="T39">Όσον αφορά τη χείριστη περίπτωση, ο αλγόριθμος της </text:span><text:span text:style-name="T37">QuickSort </text:span><text:span text:style-name="T40">ΔΕΝ</text:span><text:span text:style-name="T39"> είναι ο βέλτιστος καθώς όπως είδαμε στο προηγούμενο ερώτημα, όσον αφορά τη χείριστη περίπτωση, η πολυπλοκότητα της </text:span><text:span text:style-name="T37">HeapSort </text:span><text:span text:style-name="T39">είναι καλύτερη. Άρα, όσον αφορά τη χείριστη περίπτωση, ο αλγόριθμος της </text:span><text:span text:style-name="T37">QuickSort </text:span><text:span text:style-name="T39">δεν είναι ο βέλτιστος.<text:tab/></text:span></text:p>
      <text:p text:style-name="P23"/>
      <text:p text:style-name="P24"><text:tab/>d)</text:p>
      <text:p text:style-name="P17"><text:span text:style-name="T39">Έχουμε 4 στοιχεία. Έστω ότι έχουμε τον πίνακα </text:span><text:span text:style-name="T37">Α={E, R, B, E}. Άρα</text:span><text:span text:style-name="T39"> θα καλέσουμε αρχικά την </text:span><text:span text:style-name="T37">QuickSort</text:span><text:span text:style-name="T39">(Α,1,4).</text:span><text:span text:style-name="T38"><text:tab/></text:span><text:span text:style-name="T39"> </text:span></text:p>
      <text:p text:style-name="P17"><draw:ellipse text:anchor-type="paragraph" draw:z-index="458" draw:style-name="gr25" draw:text-style-name="P32" svg:width="3.751cm" svg:height="1.308cm" svg:x="10.663cm" svg:y="0.39cm"><text:p/></draw:ellipse><text:soft-page-break/></text:p>
      <table:table table:name="Πίνακας2" table:style-name="Πίνακας2">
        <table:table-column table:style-name="Πίνακας2.A"/>
        <table:table-column table:style-name="Πίνακας2.B"/>
        <table:table-column table:style-name="Πίνακας2.C"/>
        <table:table-column table:style-name="Πίνακας2.D"/>
        <table:table-row>
          <table:table-cell table:style-name="Πίνακας2.A1" office:value-type="string">
            <text:p text:style-name="P25"><draw:frame text:anchor-type="paragraph" draw:z-index="459" draw:style-name="gr35" svg:width="2.98cm" svg:height="0.569cm" svg:x="10.813cm" svg:y="0.242cm"><draw:text-box><text:p>QuickSort(A,1,4)</text:p></draw:text-box></draw:frame>E</text:p>
          </table:table-cell>
          <table:table-cell table:style-name="Πίνακας2.A1" office:value-type="string">
            <text:p text:style-name="P25">R</text:p>
          </table:table-cell>
          <table:table-cell table:style-name="Πίνακας2.A1" office:value-type="string">
            <text:p text:style-name="P27">B</text:p>
          </table:table-cell>
          <table:table-cell table:style-name="Πίνακας2.D1" office:value-type="string">
            <text:p text:style-name="P27">E</text:p>
          </table:table-cell>
        </table:table-row>
      </table:table>
      <text:p text:style-name="P18"><draw:custom-shape text:anchor-type="paragraph" draw:z-index="460" draw:style-name="gr23" svg:width="1.107cm" svg:height="1.608cm" svg:x="0.418cm" svg:y="0.28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1" draw:style-name="gr23" svg:width="1.107cm" svg:height="1.608cm" svg:x="6.749cm" svg:y="0.26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
      <text:p text:style-name="P18"><draw:frame text:anchor-type="paragraph" draw:z-index="462" draw:style-name="gr36" svg:width="0.318cm" svg:height="0.586cm" svg:x="0.889cm" svg:y="0.123cm"><draw:text-box><text:p>l</text:p></draw:text-box></draw:frame><draw:frame text:anchor-type="paragraph" draw:z-index="463" draw:style-name="gr30" svg:width="0.269cm" svg:height="0.555cm" svg:x="7.168cm" svg:y="0.139cm"><draw:text-box><text:p>r</text:p></draw:text-box></draw:frame></text:p>
      <text:p text:style-name="P18"/>
      <text:p text:style-name="P18"/>
      <text:p text:style-name="P18">Ελέγχουμε τους δείκτες <text:span text:style-name="T1">l </text:span>και <text:span text:style-name="T1">r. </text:span>Παρατηρούμε ότι <text:span text:style-name="T1">l &lt; r. </text:span>Συνεχίζουμε με το <text:span text:style-name="T1">partitioning. </text:span>Διαλέγουμε το πρώτο στοιχείο σα <text:span text:style-name="T1">pivot. </text:span>Οι δείκτες δείχνουν σε ίδιες τιμές, άρα δε χρειάζεται να ανταλλάξουμε τα στοιχεία. Μετακινούμε λοιπόν τον δείκτη <text:span text:style-name="T1">r </text:span>μια θέση αριστερά. Συγκρίνουμε τις τιμές των δεικτών. Παρατηρούμε ότι η τιμή του <text:span text:style-name="T1">pivot </text:span>είναι μεγαλύτερη από το στοιχείο του δείκτη <text:span text:style-name="T1">r. </text:span>Οπότε τα ανταλλάζουμε. Ανταλλάξαμε στοιχεία οπότε τώρα, αντί να μετακινήσουμε τον δείκτη <text:span text:style-name="T1">r, </text:span>θα μετακινήσουμε τον δείκτη <text:span text:style-name="T1">l </text:span>κατά μία θέση προς τα δεξιά αυτή τη φορά<text:span text:style-name="T1">. </text:span>Άρα θα έχουμε:</text:p>
      <text:p text:style-name="P18"><draw:custom-shape text:anchor-type="paragraph" draw:z-index="469" draw:style-name="gr38" svg:width="4.991cm" svg:height="2.546cm" svg:x="0.554cm" svg:y="0.377cm"><text:p/><draw:enhanced-geometry svg:viewBox="0 0 21600 21600" draw:type="block-arc" draw:modifiers="179.845204526954 5536.7059979906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draw:frame text:anchor-type="paragraph" draw:z-index="472" draw:style-name="gr39" svg:width="1.006cm" svg:height="0.489cm" svg:x="2.581cm" svg:y="0.377cm"><draw:text-box><text:p>Swap</text:p></draw:text-box></draw:frame></text:p>
      <text:p text:style-name="P18"><draw:custom-shape text:anchor-type="paragraph" draw:z-index="470" draw:style-name="gr38" svg:width="1.373cm" svg:height="0.653cm" svg:x="0.422cm" svg:y="1.159cm"><text:p/><draw:enhanced-geometry svg:viewBox="0 0 21600 21600" draw:text-areas="?f0 0 ?f2 ?f5" draw:type="down-arrow" draw:modifiers="5007.00808625337 6044.6726572528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1" draw:style-name="gr38" svg:width="1.373cm" svg:height="0.653cm" svg:x="4.288cm" svg:y="1.154cm"><text:p/><draw:enhanced-geometry svg:viewBox="0 0 21600 21600" draw:text-areas="?f0 0 ?f2 ?f5" draw:type="down-arrow" draw:modifiers="5007.00808625337 6044.6726572528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draw:custom-shape text:anchor-type="paragraph" draw:z-index="468" draw:style-name="gr37" draw:text-style-name="P32" svg:width="0.05cm" svg:height="0.003cm" svg:x="3.217cm" svg:y="0.074cm"><text:p/><draw:enhanced-geometry svg:viewBox="0 0 21600 21600"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tab/><text:tab/><text:tab/><text:tab/><text:tab/><text:tab/><text:tab/></text:p>
      <table:table table:name="Πίνακας5" table:style-name="Πίνακας5">
        <table:table-column table:style-name="Πίνακας5.A"/>
        <table:table-column table:style-name="Πίνακας5.B"/>
        <table:table-column table:style-name="Πίνακας5.C"/>
        <table:table-column table:style-name="Πίνακας5.D"/>
        <table:table-row>
          <table:table-cell table:style-name="Πίνακας5.A1" office:value-type="string">
            <text:p text:style-name="P26"><draw:custom-shape text:anchor-type="paragraph" draw:z-index="473" draw:style-name="gr23" svg:width="1.29cm" svg:height="0.821cm" svg:x="-1.662cm" svg:y="0.076cm"><text:p/><draw:enhanced-geometry svg:viewBox="0 0 21600 21600" draw:text-areas="0 0 21600 21600" draw:type="notched-right-arrow" draw:modifiers="14311.4754098361 5316.92307692308"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Β</text:p>
          </table:table-cell>
          <table:table-cell table:style-name="Πίνακας5.A1" office:value-type="string">
            <text:p text:style-name="P25">R</text:p>
          </table:table-cell>
          <table:table-cell table:style-name="Πίνακας5.A1" office:value-type="string">
            <text:p text:style-name="P28">Ε</text:p>
          </table:table-cell>
          <table:table-cell table:style-name="Πίνακας5.D1" office:value-type="string">
            <text:p text:style-name="P27">E</text:p>
          </table:table-cell>
        </table:table-row>
      </table:table>
      <text:p text:style-name="P18"><draw:custom-shape text:anchor-type="paragraph" draw:z-index="474" draw:style-name="gr23" svg:width="1.107cm" svg:height="1.608cm" svg:x="10.901cm" svg:y="0.37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5" draw:style-name="gr23" svg:width="1.107cm" svg:height="1.608cm" svg:x="13.428cm" svg:y="0.355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Πίνακας3" table:style-name="Πίνακας3">
        <table:table-column table:style-name="Πίνακας3.A"/>
        <table:table-column table:style-name="Πίνακας3.B"/>
        <table:table-column table:style-name="Πίνακας3.C"/>
        <table:table-column table:style-name="Πίνακας3.D"/>
        <table:table-row table:style-name="Πίνακας3.1">
          <table:table-cell table:style-name="Πίνακας3.A1" office:value-type="string">
            <text:p text:style-name="P25"><draw:frame text:anchor-type="paragraph" draw:z-index="476" draw:style-name="gr30" svg:width="0.269cm" svg:height="0.555cm" svg:x="13.633cm" svg:y="0.445cm"><draw:text-box><text:p>r</text:p></draw:text-box></draw:frame><draw:frame text:anchor-type="paragraph" draw:z-index="477" draw:style-name="gr36" svg:width="0.318cm" svg:height="0.586cm" svg:x="11.065cm" svg:y="0.462cm"><draw:text-box><text:p>l</text:p></draw:text-box></draw:frame>E</text:p>
          </table:table-cell>
          <table:table-cell table:style-name="Πίνακας3.A1" office:value-type="string">
            <text:p text:style-name="P25">R</text:p>
          </table:table-cell>
          <table:table-cell table:style-name="Πίνακας3.A1" office:value-type="string">
            <text:p text:style-name="P27">B</text:p>
          </table:table-cell>
          <table:table-cell table:style-name="Πίνακας3.D1" office:value-type="string">
            <text:p text:style-name="P27">E</text:p>
          </table:table-cell>
        </table:table-row>
      </table:table>
      <text:p text:style-name="Standard"><draw:frame text:anchor-type="paragraph" draw:z-index="467" draw:style-name="gr30" svg:width="0.269cm" svg:height="0.555cm" svg:x="4.782cm" svg:y="1.005cm"><draw:text-box><text:p>r</text:p></draw:text-box></draw:frame><draw:frame text:anchor-type="paragraph" draw:z-index="466" draw:style-name="gr36" svg:width="0.318cm" svg:height="0.586cm" svg:x="0.889cm" svg:y="1.124cm"><draw:text-box><text:p>l</text:p></draw:text-box></draw:frame><draw:custom-shape text:anchor-type="paragraph" draw:z-index="465" draw:style-name="gr23" svg:width="1.107cm" svg:height="1.608cm" svg:x="4.339cm" svg:y="0.28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64" draw:style-name="gr23" svg:width="1.107cm" svg:height="1.608cm" svg:x="0.418cm" svg:y="0.28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ext:p text:style-name="P15"/>
      <text:p text:style-name="P18">Ελέγχουμε τις τιμές των δεικτών <text:span text:style-name="T1">l </text:span>και <text:span text:style-name="T1">r. </text:span>Παρατηρούμε ότι το στοιχείο στο οποίο δείχνει ο δείκτης <text:span text:style-name="T1">l </text:span>είναι μεγαλύτερο από εκείνο του δείκτη <text:span text:style-name="T1">r. </text:span>Επομένως τα ανταλλάζουμε. Επειδή όμως ανταλλάξαμε στοιχεία, τώρα θα μετακινηθεί ο δείκτης <text:span text:style-name="T1">r </text:span>μια θέση αριστερά. Οι δείκτες πλέον ταυτίζονται. Άρα έχουμε: </text:p>
      <text:p text:style-name="Standard"><draw:frame text:anchor-type="paragraph" draw:z-index="482" draw:style-name="gr39" svg:width="1.006cm" svg:height="0.489cm" svg:x="3.452cm" svg:y="0.159cm"><draw:text-box><text:p>Swap</text:p></draw:text-box></draw:frame><draw:custom-shape text:anchor-type="paragraph" draw:z-index="479" draw:style-name="gr38" svg:width="2.781cm" svg:height="2.546cm" svg:x="2.514cm" svg:y="0.046cm"><text:p/><draw:enhanced-geometry svg:viewBox="0 0 21600 21600" draw:type="block-arc" draw:modifiers="179.845204526954 5536.7059979906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Standard"/>
      <table:table table:name="Πίνακας6" table:style-name="Πίνακας6">
        <table:table-column table:style-name="Πίνακας6.A"/>
        <table:table-column table:style-name="Πίνακας6.B"/>
        <table:table-column table:style-name="Πίνακας6.C"/>
        <table:table-column table:style-name="Πίνακας6.D"/>
        <table:table-row>
          <table:table-cell table:style-name="Πίνακας6.A1" office:value-type="string">
            <text:p text:style-name="P26"><draw:custom-shape text:anchor-type="paragraph" draw:z-index="486" draw:style-name="gr23" svg:width="1.29cm" svg:height="0.821cm" svg:x="-1.662cm" svg:y="0.076cm"><text:p/><draw:enhanced-geometry svg:viewBox="0 0 21600 21600" draw:text-areas="0 0 21600 21600" draw:type="notched-right-arrow" draw:modifiers="14311.4754098361 5316.92307692308"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Β</text:p>
          </table:table-cell>
          <table:table-cell table:style-name="Πίνακας6.A1" office:value-type="string">
            <text:p text:style-name="P25">E</text:p>
          </table:table-cell>
          <table:table-cell table:style-name="Πίνακας6.A1" office:value-type="string">
            <text:p text:style-name="P27">R</text:p>
          </table:table-cell>
          <table:table-cell table:style-name="Πίνακας6.D1" office:value-type="string">
            <text:p text:style-name="P27"><draw:custom-shape text:anchor-type="paragraph" draw:z-index="481" draw:style-name="gr38" svg:width="1.373cm" svg:height="0.653cm" svg:x="-11.074cm" svg:y="0.245cm"><text:p/><draw:enhanced-geometry svg:viewBox="0 0 21600 21600" draw:text-areas="?f0 0 ?f2 ?f5" draw:type="down-arrow" draw:modifiers="5007.00808625337 6044.6726572528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80" draw:style-name="gr38" svg:width="1.373cm" svg:height="0.653cm" svg:x="-13.141cm" svg:y="0.252cm"><text:p/><draw:enhanced-geometry svg:viewBox="0 0 21600 21600" draw:text-areas="?f0 0 ?f2 ?f5" draw:type="down-arrow" draw:modifiers="5007.00808625337 6044.6726572528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E</text:p>
          </table:table-cell>
        </table:table-row>
      </table:table>
      <text:p text:style-name="Standard"><draw:custom-shape text:anchor-type="paragraph" draw:z-index="487" draw:style-name="gr23" svg:width="1.107cm" svg:height="1.608cm" svg:x="10.968cm" svg:y="0.40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Πίνακας4" table:style-name="Πίνακας4">
        <table:table-column table:style-name="Πίνακας4.A"/>
        <table:table-column table:style-name="Πίνακας4.B"/>
        <table:table-column table:style-name="Πίνακας4.C"/>
        <table:table-column table:style-name="Πίνακας4.D"/>
        <table:table-row table:style-name="Πίνακας4.1">
          <table:table-cell table:style-name="Πίνακας4.A1" office:value-type="string">
            <text:p text:style-name="P26"><draw:frame text:anchor-type="paragraph" draw:z-index="488" draw:style-name="gr36" svg:width="0.419cm" svg:height="0.586cm" svg:x="11.065cm" svg:y="0.492cm"><draw:text-box><text:p>l,r</text:p></draw:text-box></draw:frame>Β</text:p>
          </table:table-cell>
          <table:table-cell table:style-name="Πίνακας4.A1" office:value-type="string">
            <text:p text:style-name="P25">R</text:p>
          </table:table-cell>
          <table:table-cell table:style-name="Πίνακας4.A1" office:value-type="string">
            <text:p text:style-name="P28">Ε</text:p>
          </table:table-cell>
          <table:table-cell table:style-name="Πίνακας4.D1" office:value-type="string">
            <text:p text:style-name="P27">E</text:p>
          </table:table-cell>
        </table:table-row>
      </table:table>
      <text:p text:style-name="P18"><draw:frame text:anchor-type="paragraph" draw:z-index="485" draw:style-name="gr30" svg:width="0.269cm" svg:height="0.555cm" svg:x="4.782cm" svg:y="1.005cm"><draw:text-box><text:p>r</text:p></draw:text-box></draw:frame><draw:frame text:anchor-type="paragraph" draw:z-index="484" draw:style-name="gr36" svg:width="0.318cm" svg:height="0.586cm" svg:x="2.614cm" svg:y="0.907cm"><draw:text-box><text:p>l</text:p></draw:text-box></draw:frame><draw:custom-shape text:anchor-type="paragraph" draw:z-index="483" draw:style-name="gr23" svg:width="1.107cm" svg:height="1.608cm" svg:x="4.329cm" svg:y="0.21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78" draw:style-name="gr23" svg:width="1.107cm" svg:height="1.608cm" svg:x="2.143cm" svg:y="0.21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
      <text:p text:style-name="P18"/>
      <text:p text:style-name="P18"/>
      <text:p text:style-name="P18"/>
      <text:p text:style-name="P18">Τελειώσαμε με το <text:span text:style-name="T1">partitioning. </text:span>Ακολουθεί η κλήση των δύο υποπινάκων. Δηλαδή του <text:span text:style-name="T1">{B} </text:span>και του Κ = <text:span text:style-name="T1">{R, E}. </text:span>Καλούμε λοιπόν την <text:span text:style-name="T1">QuickSort(A,1,1). </text:span>Ελέγχουμε τους δείκτες όμως εκείνοι ταυτίζονται. Άρα επιστρέφουμε πάλι στο σώμα της <text:span text:style-name="T1">QuickSort(A,1,4) </text:span>και συνεχίζουμε με την εκτέλεση της <text:span text:style-name="T1">QuickSort(A,3,4). </text:span>Έχουμε λοιπόν:</text:p>
      <text:p text:style-name="P18"><draw:ellipse text:anchor-type="paragraph" draw:z-index="489" draw:style-name="gr25" draw:text-style-name="P32" svg:width="3.751cm" svg:height="1.308cm" svg:x="6.225cm" svg:y="0.134cm"><text:p/></draw:ellipse></text:p>
      <text:p text:style-name="P18"><draw:frame text:anchor-type="paragraph" draw:z-index="490" draw:style-name="gr35" svg:width="2.98cm" svg:height="0.569cm" svg:x="6.625cm" svg:y="0.085cm"><draw:text-box><text:p>QuickSort(A,1,4)</text:p></draw:text-box></draw:frame></text:p>
      <text:p text:style-name="P18"><draw:line text:anchor-type="paragraph" draw:z-index="508" draw:style-name="gr27" draw:text-style-name="P32" svg:x1="7.687cm" svg:y1="0.467cm" svg:x2="5.544cm" svg:y2="1.404cm"><text:p/></draw:line><draw:line text:anchor-type="paragraph" draw:z-index="510" draw:style-name="gr27" draw:text-style-name="P32" svg:x1="8.692cm" svg:y1="0.467cm" svg:x2="10.384cm" svg:y2="1.404cm"><text:p/></draw:line></text:p>
      <text:p text:style-name="P18"/>
      <text:p text:style-name="P18"><draw:ellipse text:anchor-type="paragraph" draw:z-index="493" draw:style-name="gr25" draw:text-style-name="P32" svg:width="2.11cm" svg:height="0.955cm" svg:x="9.34cm" svg:y="0.43cm"><text:p/></draw:ellipse><draw:ellipse text:anchor-type="paragraph" draw:z-index="491" draw:style-name="gr25" draw:text-style-name="P32" svg:width="2.11cm" svg:height="0.955cm" svg:x="4.339cm" svg:y="0.43cm"><text:p/></draw:ellipse></text:p>
      <text:p text:style-name="P18"><draw:frame text:anchor-type="paragraph" draw:z-index="494" draw:style-name="gr40" svg:width="0.904cm" svg:height="0.502cm" svg:x="9.932cm" svg:y="0.146cm"><draw:text-box><text:p>(3,4)</text:p></draw:text-box></draw:frame><draw:frame text:anchor-type="paragraph" draw:z-index="492" draw:style-name="gr40" svg:width="0.904cm" svg:height="0.502cm" svg:x="4.942cm" svg:y="0.18cm"><draw:text-box><text:p>(1,1)</text:p></draw:text-box></draw:frame></text:p>
      <text:p text:style-name="P18"/>
      <text:p text:style-name="P18">Τώρα θα δουλέψουμε με τον υποπίνακα Κ = <text:span text:style-name="T1">{R, E}. </text:span>Ελέγχουμε τους δείκτες. Ο 3 είναι μικρότερος του 4. Άρα συνεχίζουμε με το <text:span text:style-name="T1">partitioning. </text:span>Επιλέγουμε ως <text:span text:style-name="T1">pivot, </text:span>το πρώτο στοιχείο. Βλέπουμε ότι <text:soft-page-break/>το στοιχείο στο οποίο δείχνει ο δείκτης <text:span text:style-name="T1">r </text:span>είναι μικρότερος του <text:span text:style-name="T1">pivot. </text:span>Οπότε πρέπει να τα ανταλλάξουμε. Επειδή όμως ανταλλάξαμε στοιχεία θα μετακινηθεί ο δείκτης <text:span text:style-name="T1">l </text:span>μια θέση προς τα δεξιά. Έχουμε λοιπόν:</text:p>
      <text:p text:style-name="P18"><draw:custom-shape text:anchor-type="paragraph" draw:z-index="495" draw:style-name="gr38" svg:width="2.781cm" svg:height="2.546cm" svg:x="0.788cm" svg:y="0.448cm"><text:p/><draw:enhanced-geometry svg:viewBox="0 0 21600 21600" draw:type="block-arc" draw:modifiers="179.845204526954 5536.70599799063" draw:enhanced-path="B 0 0 21600 21600 ?f4 ?f3 ?f2 ?f3 W ?f5 ?f5 ?f6 ?f6 ?f2 ?f3 ?f4 ?f3 Z N"><draw:equation draw:name="f0" draw:formula="10800*cos($0 *(pi/180))"/><draw:equation draw:name="f1" draw:formula="10800*sin($0 *(pi/180))"/><draw:equation draw:name="f2" draw:formula="?f0 +10800"/><draw:equation draw:name="f3" draw:formula="?f1 +10800"/><draw:equation draw:name="f4" draw:formula="21600-?f2 "/><draw:equation draw:name="f5" draw:formula="10800-$1 "/><draw:equation draw:name="f6" draw:formula="10800+$1 "/><draw:equation draw:name="f7" draw:formula="?f5 *cos($0 *(pi/180))"/><draw:equation draw:name="f8" draw:formula="?f5 *sin($0 *(pi/180))"/><draw:handle draw:handle-position="$1 $0" draw:handle-polar="10800 10800" draw:handle-radius-range-minimum="0" draw:handle-radius-range-maximum="10800"/></draw:enhanced-geometry></draw:custom-shape></text:p>
      <text:p text:style-name="P18"><draw:frame text:anchor-type="paragraph" draw:z-index="498" draw:style-name="gr39" svg:width="1.006cm" svg:height="0.489cm" svg:x="1.794cm" svg:y="0.095cm"><draw:text-box><text:p>Swap</text:p></draw:text-box></draw:frame></text:p>
      <text:p text:style-name="P18"/>
      <table:table table:name="Πίνακας8" table:style-name="Πίνακας8">
        <table:table-column table:style-name="Πίνακας8.A"/>
        <table:table-column table:style-name="Πίνακας8.B"/>
        <table:table-row>
          <table:table-cell table:style-name="Πίνακας8.A1" office:value-type="string">
            <text:p text:style-name="P25"><draw:custom-shape text:anchor-type="paragraph" draw:z-index="503" draw:style-name="gr23" svg:width="2.497cm" svg:height="1.301cm" svg:x="-3.302cm" svg:y="0.478cm"><text:p/><draw:enhanced-geometry svg:viewBox="0 0 21600 21600" draw:text-areas="0 0 21600 21600" draw:type="notched-right-arrow" draw:modifiers="14311.4754098361 5316.92307692308"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497" draw:style-name="gr38" svg:width="1.373cm" svg:height="0.653cm" svg:x="-6.35cm" svg:y="0.159cm"><text:p/><draw:enhanced-geometry svg:viewBox="0 0 21600 21600" draw:text-areas="?f0 0 ?f2 ?f5" draw:type="down-arrow" draw:modifiers="5007.00808625337 6044.6726572528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496" draw:style-name="gr38" svg:width="1.373cm" svg:height="0.653cm" svg:x="-8.486cm" svg:y="0.189cm"><text:p/><draw:enhanced-geometry svg:viewBox="0 0 21600 21600" draw:text-areas="?f0 0 ?f2 ?f5" draw:type="down-arrow" draw:modifiers="5007.00808625337 6044.67265725289"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E</text:p>
          </table:table-cell>
          <table:table-cell table:style-name="Πίνακας8.B1" office:value-type="string">
            <text:p text:style-name="P27">R</text:p>
          </table:table-cell>
        </table:table-row>
      </table:table>
      <text:p text:style-name="Standard"><draw:custom-shape text:anchor-type="paragraph" draw:z-index="504" draw:style-name="gr23" svg:width="1.107cm" svg:height="1.608cm" svg:x="14.24cm" svg:y="0.35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able:table table:name="Πίνακας7" table:style-name="Πίνακας7">
        <table:table-column table:style-name="Πίνακας7.A"/>
        <table:table-column table:style-name="Πίνακας7.B"/>
        <table:table-row>
          <table:table-cell table:style-name="Πίνακας7.A1" office:value-type="string">
            <text:p text:style-name="P25">R</text:p>
          </table:table-cell>
          <table:table-cell table:style-name="Πίνακας7.B1" office:value-type="string">
            <text:p text:style-name="P25"><draw:frame text:anchor-type="paragraph" draw:z-index="505" draw:style-name="gr36" svg:width="0.419cm" svg:height="0.586cm" svg:x="12.06cm" svg:y="0.46cm"><draw:text-box><text:p>l,r</text:p></draw:text-box></draw:frame>E</text:p>
          </table:table-cell>
        </table:table-row>
      </table:table>
      <text:p text:style-name="P18"><draw:custom-shape text:anchor-type="paragraph" draw:z-index="499" draw:style-name="gr23" svg:width="1.107cm" svg:height="1.608cm" svg:x="0.686cm" svg:y="0.1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00" draw:style-name="gr23" svg:width="1.107cm" svg:height="1.608cm" svg:x="3.087cm" svg:y="0.15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8"><draw:frame text:anchor-type="paragraph" draw:z-index="502" draw:style-name="gr30" svg:width="0.269cm" svg:height="0.555cm" svg:x="3.577cm" svg:y="0.386cm"><draw:text-box><text:p>r</text:p></draw:text-box></draw:frame><draw:frame text:anchor-type="paragraph" draw:z-index="501" draw:style-name="gr36" svg:width="0.318cm" svg:height="0.586cm" svg:x="1.191cm" svg:y="0.372cm"><draw:text-box><text:p>l</text:p></draw:text-box></draw:frame></text:p>
      <text:p text:style-name="P18"/>
      <text:p text:style-name="P18"/>
      <text:p text:style-name="P18">Οι δείκτες ταυτίστηκαν, οπότε τελείωσε το <text:span text:style-name="T1">partitioning. </text:span>Προχωρούμε με τη κλήση της <text:span text:style-name="T1">QuickSort </text:span>για τους 2 υποπίνακες που δημιουργήθηκαν, δηλαδή της <text:span text:style-name="T1">QuickSort(A,3,3) </text:span>και της <text:span text:style-name="T1">QuickSort(A,4,4)</text:span>. Αυτοί όμως οι υποπίνακες θεωρούνται ταξινομημένοι καθώς αποτελούνται από ένα στοιχείο ο καθένας. Οι δύο πρώτες θέσεις ταξινομήθηκαν προηγουμένως, ταξινομήθηκαν μόλις και οι δύο τελευταίες οπότε μπορούμε να δούμε τον πίνακα ταξινομημένο καθώς και το δέντρο των αναδρομικών κλήσεων.</text:p>
      <text:p text:style-name="P18"/>
      <table:table table:name="Πίνακας9" table:style-name="Πίνακας9">
        <table:table-column table:style-name="Πίνακας9.A"/>
        <table:table-column table:style-name="Πίνακας9.B"/>
        <table:table-column table:style-name="Πίνακας9.C"/>
        <table:table-column table:style-name="Πίνακας9.D"/>
        <table:table-row table:style-name="Πίνακας9.1">
          <table:table-cell table:style-name="Πίνακας9.A1" office:value-type="string">
            <text:p text:style-name="P25">B</text:p>
          </table:table-cell>
          <table:table-cell table:style-name="Πίνακας9.A1" office:value-type="string">
            <text:p text:style-name="P25">E</text:p>
          </table:table-cell>
          <table:table-cell table:style-name="Πίνακας9.A1" office:value-type="string">
            <text:p text:style-name="P27">E</text:p>
          </table:table-cell>
          <table:table-cell table:style-name="Πίνακας9.D1" office:value-type="string">
            <text:p text:style-name="P27">R</text:p>
          </table:table-cell>
        </table:table-row>
      </table:table>
      <text:p text:style-name="Standard"><draw:frame text:anchor-type="paragraph" draw:z-index="521" draw:style-name="gr40" svg:width="0.904cm" svg:height="0.502cm" svg:x="8.449cm" svg:y="4.292cm"><draw:text-box><text:p>(3,3)</text:p></draw:text-box></draw:frame><draw:frame text:anchor-type="paragraph" draw:z-index="520" draw:style-name="gr40" svg:width="0.904cm" svg:height="0.502cm" svg:x="11.275cm" svg:y="4.209cm"><draw:text-box><text:p>(4,4)</text:p></draw:text-box></draw:frame><draw:ellipse text:anchor-type="paragraph" draw:z-index="519" draw:style-name="gr25" draw:text-style-name="P32" svg:width="2.11cm" svg:height="0.955cm" svg:x="7.915cm" svg:y="4.041cm"><text:p/></draw:ellipse><draw:ellipse text:anchor-type="paragraph" draw:z-index="518" draw:style-name="gr25" draw:text-style-name="P32" svg:width="2.11cm" svg:height="0.955cm" svg:x="10.642cm" svg:y="3.958cm"><text:p/></draw:ellipse><draw:line text:anchor-type="paragraph" draw:z-index="517" draw:style-name="gr27" draw:text-style-name="P32" svg:x1="11.04cm" svg:y1="3.237cm" svg:x2="11.673cm" svg:y2="3.946cm"><text:p/></draw:line><draw:line text:anchor-type="paragraph" draw:z-index="516" draw:style-name="gr27" draw:text-style-name="P32" svg:x1="10.439cm" svg:y1="3.237cm" svg:x2="9.008cm" svg:y2="4.041cm"><text:p/></draw:line><draw:frame text:anchor-type="paragraph" draw:z-index="515" draw:style-name="gr40" svg:width="0.904cm" svg:height="0.502cm" svg:x="10.201cm" svg:y="2.542cm"><draw:text-box><text:p>(3,4)</text:p></draw:text-box></draw:frame><draw:frame text:anchor-type="paragraph" draw:z-index="514" draw:style-name="gr40" svg:width="0.904cm" svg:height="0.502cm" svg:x="4.886cm" svg:y="2.595cm"><draw:text-box><text:p>(1,1)</text:p></draw:text-box></draw:frame><draw:ellipse text:anchor-type="paragraph" draw:z-index="513" draw:style-name="gr25" draw:text-style-name="P32" svg:width="2.11cm" svg:height="0.955cm" svg:x="9.608cm" svg:y="2.282cm"><text:p/></draw:ellipse><draw:ellipse text:anchor-type="paragraph" draw:z-index="512" draw:style-name="gr25" draw:text-style-name="P32" svg:width="2.11cm" svg:height="0.955cm" svg:x="4.3cm" svg:y="2.378cm"><text:p/></draw:ellipse><draw:line text:anchor-type="paragraph" draw:z-index="511" draw:style-name="gr27" draw:text-style-name="P32" svg:x1="8.98cm" svg:y1="1.346cm" svg:x2="10.672cm" svg:y2="2.283cm"><text:p/></draw:line><draw:line text:anchor-type="paragraph" draw:z-index="509" draw:style-name="gr27" draw:text-style-name="P32" svg:x1="7.553cm" svg:y1="1.441cm" svg:x2="5.41cm" svg:y2="2.378cm"><text:p/></draw:line><draw:frame text:anchor-type="paragraph" draw:z-index="507" draw:style-name="gr35" svg:width="2.98cm" svg:height="0.569cm" svg:x="6.625cm" svg:y="0.519cm"><draw:text-box><text:p>QuickSort(A,1,4)</text:p></draw:text-box></draw:frame><draw:ellipse text:anchor-type="paragraph" draw:z-index="506" draw:style-name="gr25" draw:text-style-name="P32" svg:width="3.751cm" svg:height="1.308cm" svg:x="6.225cm" svg:y="0.134cm"><text:p/></draw:ellip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6.</text:p>
      <text:p text:style-name="P11"><text:tab/>a)</text:p>
      <text:p text:style-name="P29">Έστω <text:span text:style-name="T1">h </text:span>το ύψος του σωρού και <text:span text:style-name="T1">n </text:span>το πλήθος των κόμβων του. Θα αποδείξω τη σχέση επαγωγικά.</text:p>
      <text:p text:style-name="P29"/>
      <text:p text:style-name="P17"><text:span text:style-name="T13">Επαγωγική βάση:</text:span><text:span text:style-name="T27"> Θα δείξω ότι ισχύει η σχέση για </text:span><text:span text:style-name="T7">h=0. </text:span><text:span text:style-name="T27">Έστω χ είναι ο αριθμός των κόμβων στο τελευταίο επίπεδο ενός πλήρους δυαδικού δέντρου. Άρα</text:span><text:span text:style-name="T27"><draw:frame draw:style-name="fr5" draw:name="Αντικείμενο61" text:anchor-type="as-char" svg:width="2.051cm" svg:height="0.527cm" draw:z-index="755"><draw:object xlink:href="./Object 63" xlink:type="simple" xlink:show="embed" xlink:actuate="onLoad"/><draw:image xlink:href="./ObjectReplacements/Object 63" xlink:type="simple" xlink:show="embed" xlink:actuate="onLoad"/></draw:frame></text:span><text:span text:style-name="T27">. Παρατηρήστε ότι το </text:span><text:span text:style-name="T7">n</text:span><text:span text:style-name="T27">-χ είναι περιττός επειδή το πλήρες δυαδικό δέντρο έχει περιττό πλήθος κόμβων (μια δύναμη του 2 μείον 1). Άν το </text:span><text:span text:style-name="T7">n </text:span><text:span text:style-name="T27">είναι περιττός τότε το χ είναι άρτιος, άρα όλοι οι εσωτερικοί κόμβοι έχουν παιδιά. Σύμφωνα με θεώρημα, # εσωτερικών κόμβων = # φύλλων – 1. Άρα </text:span><text:span text:style-name="T7">n = # </text:span><text:span text:style-name="T27">φύλλων + # εσωτερικών κόμβων = 2(# φύλλων) – 1 =&gt; # φύλλων = (</text:span><text:span text:style-name="T7">n</text:span><text:span text:style-name="T27">+1)/2 =</text:span><text:span text:style-name="T27"><draw:frame draw:style-name="fr5" draw:name="Αντικείμενο62" text:anchor-type="as-char" svg:width="1.561cm" svg:height="0.582cm" draw:z-index="756"><draw:object xlink:href="./Object 64" xlink:type="simple" xlink:show="embed" xlink:actuate="onLoad"/><draw:image xlink:href="./ObjectReplacements/Object 64" xlink:type="simple" xlink:show="embed" xlink:actuate="onLoad"/></draw:frame></text:span><text:span text:style-name="T27">επειδή </text:span><text:span text:style-name="T7">n </text:span><text:span text:style-name="T27">περιττός. Άρα ισχύει η επαγωγική βάση.</text:span></text:p>
      <text:p text:style-name="P17"><text:span text:style-name="T27"/></text:p>
      <text:p text:style-name="P17"><text:span text:style-name="T13">Επαγωγικό βήμα:</text:span><text:span text:style-name="T27"> Θα δείξω ότι αν η σχέση ισχύει για ύψος </text:span><text:span text:style-name="T7">h-1, </text:span><text:span text:style-name="T27">θα ισχύει και για </text:span><text:span text:style-name="T7">h. </text:span><text:span text:style-name="T27">Έστω </text:span><text:span text:style-name="T7">n</text:span><text:span text:style-name="T32">h</text:span><text:span text:style-name="T7"> </text:span><text:span text:style-name="T27">είναι ο αριθμός των κόμβων στο ύψος </text:span><text:span text:style-name="T7">h </text:span><text:span text:style-name="T27">ενός δέντρου Τ, </text:span><text:span text:style-name="T7">n </text:span><text:span text:style-name="T27">κόμβων. Έστω τώρα ένα δέντρο Τ' το οποίο προκύπτει όταν από το Τ αφαιρέσουμε όλα τα φύλλα. Θα έχει </text:span><text:span text:style-name="T7">n' = n – n</text:span><text:span text:style-name="T32">0</text:span><text:span text:style-name="T7"> </text:span><text:span text:style-name="T27">κόμβους. Όμως από την επαγωγική βάση γνωρίζουμε ότι </text:span><text:span text:style-name="T7">n</text:span><text:span text:style-name="T32">0</text:span><text:span text:style-name="T7"> = </text:span><text:span text:style-name="T7"><draw:frame draw:style-name="fr5" draw:name="Αντικείμενο63" text:anchor-type="as-char" svg:width="1.071cm" svg:height="0.517cm" draw:z-index="757"><draw:object xlink:href="./Object 65" xlink:type="simple" xlink:show="embed" xlink:actuate="onLoad"/><draw:image xlink:href="./ObjectReplacements/Object 65" xlink:type="simple" xlink:show="embed" xlink:actuate="onLoad"/><svg:desc>τύπος</svg:desc></draw:frame></text:span><text:span text:style-name="T7">, </text:span><text:span text:style-name="T27">άρα </text:span><text:span text:style-name="T7">n' = n -</text:span><text:span text:style-name="T7"><draw:frame draw:style-name="fr5" draw:name="Αντικείμενο64" text:anchor-type="as-char" svg:width="1.071cm" svg:height="0.517cm" draw:z-index="758"><draw:object xlink:href="./Object 66" xlink:type="simple" xlink:show="embed" xlink:actuate="onLoad"/><draw:image xlink:href="./ObjectReplacements/Object 66" xlink:type="simple" xlink:show="embed" xlink:actuate="onLoad"/><svg:desc>τύπος</svg:desc></draw:frame></text:span><text:span text:style-name="T7">=</text:span><text:span text:style-name="T7"><draw:frame draw:style-name="fr5" draw:name="Αντικείμενο65" text:anchor-type="as-char" svg:width="1.071cm" svg:height="0.517cm" draw:z-index="759"><draw:object xlink:href="./Object 67" xlink:type="simple" xlink:show="embed" xlink:actuate="onLoad"/><draw:image xlink:href="./ObjectReplacements/Object 67" xlink:type="simple" xlink:show="embed" xlink:actuate="onLoad"/><svg:desc>τύπος</svg:desc></draw:frame></text:span><text:span text:style-name="T27">Παρατηρούμε ότι οι κόμβοι που βρίσκονταν στο ύψος </text:span><text:span text:style-name="T7">h </text:span><text:span text:style-name="T27">του δέντρου Τ ανέβηκαν ένα επίπεδο και βρίσκονται στο ύψος </text:span><text:span text:style-name="T7">h-1 </text:span><text:span text:style-name="T27">του δέντρου Τ'. Ορίζοντας με </text:span><text:span text:style-name="T7">n'</text:span><text:span text:style-name="T32">h-1</text:span><text:span text:style-name="T7"> </text:span><text:span text:style-name="T27">τον αριθμό των κόμβων στο ύψος </text:span><text:span text:style-name="T7">h-1 </text:span><text:span text:style-name="T27">του δέντρου Τ', έχουμε </text:span><text:soft-page-break/><text:span text:style-name="T7">n</text:span><text:span text:style-name="T32">h</text:span><text:span text:style-name="T7"> = n'</text:span><text:span text:style-name="T32">h-1</text:span><text:span text:style-name="T7">. </text:span><text:span text:style-name="T27">Έχουμε λοιπόν: </text:span><text:span text:style-name="T27"><draw:frame draw:style-name="fr5" draw:name="Αντικείμενο66" text:anchor-type="as-char" svg:width="10.028cm" svg:height="0.617cm" draw:z-index="760"><draw:object xlink:href="./Object 68" xlink:type="simple" xlink:show="embed" xlink:actuate="onLoad"/><draw:image xlink:href="./ObjectReplacements/Object 68" xlink:type="simple" xlink:show="embed" xlink:actuate="onLoad"/></draw:frame></text:span><text:span text:style-name="T27">Απεδείχθη. </text:span></text:p>
      <text:p text:style-name="P17"><text:span text:style-name="T3"/></text:p>
      <text:p text:style-name="P29"><text:span text:style-name="T2"><text:tab/>b)</text:span></text:p>
      <text:p text:style-name="P17">Ο σωρός ύψους <text:span text:style-name="T1">h </text:span>με μέγιστο πλήθος στοιχείων μπορεί να θεωρηθεί ως ένα πλήρες δυαδικό δέντρο. Έτσι λοιπόν, στο επίπεδο <text:span text:style-name="T1">h</text:span> υπάρχουν <text:span text:style-name="T1">2</text:span><text:span text:style-name="T33">h – 1</text:span><text:span text:style-name="T1"> </text:span>στοιχεία. Άρα το μέγιστο πλήθος στοιχείων ενός σωρού ύψους <text:span text:style-name="T1">h </text:span>είναι <text:span text:style-name="T41">το άθροισμα του πλήθους των στοιχείων που υπάρχουν στο κάθε επίπεδο</text:span><text:span text:style-name="T1">. </text:span>Δηλαδή μέγιστο πλήθος στοιχείων στο σωρό είναι<draw:frame draw:style-name="fr1" draw:name="Αντικείμενο56" text:anchor-type="as-char" svg:width="2.521cm" svg:height="1.139cm" draw:z-index="572"><draw:object xlink:href="./Object 58" xlink:type="simple" xlink:show="embed" xlink:actuate="onLoad"/><draw:image xlink:href="./ObjectReplacements/Object 58" xlink:type="simple" xlink:show="embed" xlink:actuate="onLoad"/></draw:frame>.<text:span text:style-name="T1"> </text:span>Ένας σωρός ύψους <text:span text:style-name="T1">h </text:span>με ελάχιστο πλήθος στοιχείων σημαίνει πως το προηγούμενο επίπεδο, δηλαδή το <text:span text:style-name="T1">h – 1 </text:span>έχει μέγιστο πλήθος στοιχείων. Το τελευταίο επίπεδο θα περιέχει ένα στοιχείο, το ελάχιστο δηλαδή που μπορεί να έχει. Άρα έχουμε ότι το ελάχιστο πλήθος στοιχείων σε έναν σωρό ύψους <text:span text:style-name="T1">h </text:span>είναι: <draw:frame draw:style-name="fr1" draw:name="Αντικείμενο57" text:anchor-type="as-char" svg:width="9.807cm" svg:height="0.977cm" draw:z-index="573"><draw:object xlink:href="./Object 59" xlink:type="simple" xlink:show="embed" xlink:actuate="onLoad"/><draw:image xlink:href="./ObjectReplacements/Object 59" xlink:type="simple" xlink:show="embed" xlink:actuate="onLoad"/><svg:desc>τύπος</svg:desc></draw:frame> <text:s/></text:p>
      <text:p text:style-name="P10"><text:tab/></text:p>
      <text:p text:style-name="P10"><text:tab/><text:span text:style-name="T8">c)</text:span></text:p>
      <text:p text:style-name="P17">Θεωρούμε ότι οι θέσεις του πίνακα αντιστοιχούν σε μία κατά πλάτος επίσκεψη των κόμβων του σωρού. Όταν ένας πίνακας είναι ταξινομημένος κατά φθίνουσα σειρά, τότε το πρώτο του στοιχείο, δηλαδή αυτό που αντιστοιχεί στη ρίζα είναι το μέγιστο. Επίσης τα παιδιά κάθε κόμβου είναι έχουν πάντα μικρότερη τιμή από τον πατέρα. Το δέντρο που δημιουργείται μετά από την εισαγωγή όλων των στοιχείων είναι σχεδόν πλήρες. Ικανοποιούνται όλες οι προϋποθέσεις του σωρού, οπότε ένας πίνακας σε φθίνουσα διάταξη είναι σωρός.</text:p>
      <text:p text:style-name="P17"/>
      <text:p text:style-name="P12"><text:tab/>d)</text:p>
      <text:p text:style-name="P17"><draw:custom-shape text:anchor-type="paragraph" draw:z-index="568" draw:style-name="gr23" svg:width="1.056cm" svg:height="0.588cm" svg:x="11.746cm" svg:y="4.3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custom-shape text:anchor-type="paragraph" draw:z-index="567" draw:style-name="gr23" svg:width="1.056cm" svg:height="0.588cm" svg:x="6.745cm" svg:y="4.3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566" draw:style-name="gr43" svg:width="1.036cm" svg:height="0.489cm" svg:x="6.929cm" svg:y="3.575cm"><draw:text-box><text:p>Swap</text:p></draw:text-box></draw:frame><draw:line text:anchor-type="paragraph" draw:z-index="565" draw:style-name="gr5" draw:text-style-name="P32" svg:x1="9.215cm" svg:y1="3.27cm" svg:x2="9.024cm" svg:y2="3.461cm"><text:p/></draw:line><draw:line text:anchor-type="paragraph" draw:z-index="564" draw:style-name="gr5" draw:text-style-name="P32" svg:x1="8.333cm" svg:y1="4.312cm" svg:x2="8.199cm" svg:y2="4.189cm"><text:p/></draw:line><draw:line text:anchor-type="paragraph" draw:z-index="563" draw:style-name="gr5" draw:text-style-name="P32" svg:x1="8.333cm" svg:y1="4.313cm" svg:x2="8.199cm" svg:y2="4.496cm"><text:p/></draw:line><draw:path text:anchor-type="paragraph" draw:z-index="562" draw:style-name="gr5" draw:text-style-name="P32" svg:width="1.097cm" svg:height="1.215cm" draw:transform="rotate (2.94070525668469) translate (8.97188657642194cm 4.46194148473367cm)" svg:viewBox="0 0 1098 1216" svg:d="m658 26c230-107 433 140 440 342 8 216-112 446-340 537-189 76-346 231-552 269l-189 39-17 3"><text:p/></draw:path><draw:frame text:anchor-type="paragraph" draw:z-index="561" draw:style-name="gr41" svg:width="0.442cm" svg:height="0.489cm" svg:x="12.959cm" svg:y="5.14cm"><draw:text-box><text:p>9</text:p></draw:text-box></draw:frame><draw:frame text:anchor-type="paragraph" draw:z-index="560" draw:style-name="gr42" svg:width="0.366cm" svg:height="0.489cm" svg:x="14.868cm" svg:y="3.175cm"><draw:text-box><text:p>4</text:p></draw:text-box></draw:frame><draw:frame text:anchor-type="paragraph" draw:z-index="559" draw:style-name="gr42" svg:width="0.366cm" svg:height="0.489cm" svg:x="15.868cm" svg:y="4.175cm"><draw:text-box><text:p>7</text:p></draw:text-box></draw:frame><draw:frame text:anchor-type="paragraph" draw:z-index="558" draw:style-name="gr41" svg:width="0.442cm" svg:height="0.489cm" svg:x="13.959cm" svg:y="4.14cm"><draw:text-box><text:p>6</text:p></draw:text-box></draw:frame><draw:ellipse text:anchor-type="paragraph" draw:z-index="557" draw:style-name="gr1" draw:text-style-name="P32" svg:width="0.98cm" svg:height="0.807cm" svg:x="12.557cm" svg:y="4.967cm"><text:p/></draw:ellipse><draw:line text:anchor-type="paragraph" draw:z-index="556" draw:style-name="gr5" draw:text-style-name="P32" svg:x1="13.942cm" svg:y1="4.773cm" svg:x2="13.079cm" svg:y2="4.967cm"><text:p/></draw:line><draw:ellipse text:anchor-type="paragraph" draw:z-index="555" draw:style-name="gr1" draw:text-style-name="P32" svg:width="0.98cm" svg:height="0.807cm" svg:x="13.557cm" svg:y="3.967cm"><text:p/></draw:ellipse><draw:line text:anchor-type="paragraph" draw:z-index="554" draw:style-name="gr5" draw:text-style-name="P32" svg:x1="14.942cm" svg:y1="3.773cm" svg:x2="14.079cm" svg:y2="3.967cm"><text:p/></draw:line><draw:line text:anchor-type="paragraph" draw:z-index="553" draw:style-name="gr5" draw:text-style-name="P32" svg:x1="9.942cm" svg:y1="3.773cm" svg:x2="9.079cm" svg:y2="3.967cm"><text:p/></draw:line><draw:ellipse text:anchor-type="paragraph" draw:z-index="552" draw:style-name="gr1" draw:text-style-name="P32" svg:width="0.98cm" svg:height="0.807cm" svg:x="15.558cm" svg:y="3.967cm"><text:p/></draw:ellipse><draw:line text:anchor-type="paragraph" draw:z-index="551" draw:style-name="gr5" draw:text-style-name="P32" svg:x1="15.132cm" svg:y1="3.773cm" svg:x2="16.072cm" svg:y2="3.967cm"><text:p/></draw:line><draw:ellipse text:anchor-type="paragraph" draw:z-index="550" draw:style-name="gr1" draw:text-style-name="P32" svg:width="0.98cm" svg:height="0.807cm" svg:x="14.557cm" svg:y="2.967cm"><text:p/></draw:ellipse><draw:frame text:anchor-type="paragraph" draw:z-index="549" draw:style-name="gr43" svg:width="1.036cm" svg:height="0.489cm" svg:x="0.646cm" svg:y="4.576cm"><draw:text-box><text:p>Swap</text:p></draw:text-box></draw:frame><draw:frame text:anchor-type="paragraph" draw:z-index="548" draw:style-name="gr41" svg:width="0.442cm" svg:height="0.489cm" svg:x="9.959cm" svg:y="3.14cm"><draw:text-box><text:p>6</text:p></draw:text-box></draw:frame><draw:frame text:anchor-type="paragraph" draw:z-index="547" draw:style-name="gr42" svg:width="0.366cm" svg:height="0.489cm" svg:x="8.867cm" svg:y="4.175cm"><draw:text-box><text:p>4</text:p></draw:text-box></draw:frame><draw:frame text:anchor-type="paragraph" draw:z-index="546" draw:style-name="gr42" svg:width="0.366cm" svg:height="0.489cm" svg:x="10.867cm" svg:y="4.175cm"><draw:text-box><text:p>7</text:p></draw:text-box></draw:frame><draw:frame text:anchor-type="paragraph" draw:z-index="545" draw:style-name="gr41" svg:width="0.442cm" svg:height="0.489cm" svg:x="7.959cm" svg:y="5.14cm"><draw:text-box><text:p>9</text:p></draw:text-box></draw:frame><draw:ellipse text:anchor-type="paragraph" draw:z-index="544" draw:style-name="gr1" draw:text-style-name="P32" svg:width="0.98cm" svg:height="0.807cm" svg:x="7.557cm" svg:y="4.967cm"><text:p/></draw:ellipse><draw:line text:anchor-type="paragraph" draw:z-index="543" draw:style-name="gr5" draw:text-style-name="P32" svg:x1="8.942cm" svg:y1="4.773cm" svg:x2="8.079cm" svg:y2="4.967cm"><text:p/></draw:line><draw:line text:anchor-type="paragraph" draw:z-index="542" draw:style-name="gr5" draw:text-style-name="P32" svg:x1="10.132cm" svg:y1="3.773cm" svg:x2="11.072cm" svg:y2="3.967cm"><text:p/></draw:line><draw:ellipse text:anchor-type="paragraph" draw:z-index="541" draw:style-name="gr1" draw:text-style-name="P32" svg:width="0.98cm" svg:height="0.807cm" svg:x="10.557cm" svg:y="3.967cm"><text:p/></draw:ellipse><draw:ellipse text:anchor-type="paragraph" draw:z-index="540" draw:style-name="gr1" draw:text-style-name="P32" svg:width="0.98cm" svg:height="0.807cm" svg:x="8.557cm" svg:y="3.967cm"><text:p/></draw:ellipse><draw:ellipse text:anchor-type="paragraph" draw:z-index="539" draw:style-name="gr1" draw:text-style-name="P32" svg:width="0.98cm" svg:height="0.807cm" svg:x="9.557cm" svg:y="2.967cm"><text:p/></draw:ellipse><draw:line text:anchor-type="paragraph" draw:z-index="538" draw:style-name="gr5" draw:text-style-name="P32" svg:x1="2.332cm" svg:y1="5.313cm" svg:x2="2.198cm" svg:y2="5.496cm"><text:p/></draw:line><draw:line text:anchor-type="paragraph" draw:z-index="537" draw:style-name="gr5" draw:text-style-name="P32" svg:x1="3.214cm" svg:y1="4.27cm" svg:x2="3.023cm" svg:y2="4.461cm"><text:p/></draw:line><draw:line text:anchor-type="paragraph" draw:z-index="536" draw:style-name="gr5" draw:text-style-name="P32" svg:x1="2.332cm" svg:y1="5.312cm" svg:x2="2.198cm" svg:y2="5.189cm"><text:p/></draw:line><draw:line text:anchor-type="paragraph" draw:z-index="535" draw:style-name="gr5" draw:text-style-name="P32" svg:x1="3.214cm" svg:y1="4.27cm" svg:x2="3.023cm" svg:y2="4.173cm"><text:p/></draw:line><draw:path text:anchor-type="paragraph" draw:z-index="534" draw:style-name="gr5" draw:text-style-name="P32" svg:width="1.097cm" svg:height="1.215cm" draw:transform="rotate (2.94070525668469) translate (2.97113657642192cm 5.46206648473398cm)" svg:viewBox="0 0 1098 1216" svg:d="m658 26c230-107 433 140 440 342 8 216-112 446-340 537-189 76-346 231-552 269l-189 39-17 3"><text:p/></draw:path><draw:line text:anchor-type="paragraph" draw:z-index="533" draw:style-name="gr5" draw:text-style-name="P32" svg:x1="3.941cm" svg:y1="4.773cm" svg:x2="3.078cm" svg:y2="4.967cm"><text:p/></draw:line><draw:ellipse text:anchor-type="paragraph" draw:z-index="532" draw:style-name="gr1" draw:text-style-name="P32" svg:width="0.98cm" svg:height="0.807cm" svg:x="2.556cm" svg:y="4.967cm"><text:p/></draw:ellipse><draw:frame text:anchor-type="paragraph" draw:z-index="531" draw:style-name="gr41" svg:width="0.442cm" svg:height="0.489cm" svg:x="2.958cm" svg:y="5.14cm"><draw:text-box><text:p>4</text:p></draw:text-box></draw:frame><draw:frame text:anchor-type="paragraph" draw:z-index="530" draw:style-name="gr41" svg:width="0.442cm" svg:height="0.489cm" svg:x="5.879cm" svg:y="4.117cm"><draw:text-box><text:p>7</text:p></draw:text-box></draw:frame><draw:line text:anchor-type="paragraph" draw:z-index="529" draw:style-name="gr5" draw:text-style-name="P32" svg:x1="5.131cm" svg:y1="3.773cm" svg:x2="6.071cm" svg:y2="3.967cm"><text:p/></draw:line><draw:ellipse text:anchor-type="paragraph" draw:z-index="528" draw:style-name="gr1" draw:text-style-name="P32" svg:width="0.98cm" svg:height="0.807cm" svg:x="5.556cm" svg:y="3.967cm"><text:p/></draw:ellipse><draw:frame text:anchor-type="paragraph" draw:z-index="527" draw:style-name="gr42" svg:width="0.366cm" svg:height="0.489cm" svg:x="3.866cm" svg:y="4.175cm"><draw:text-box><text:p>9</text:p></draw:text-box></draw:frame><draw:line text:anchor-type="paragraph" draw:z-index="526" draw:style-name="gr5" draw:text-style-name="P32" svg:x1="4.941cm" svg:y1="3.773cm" svg:x2="4.078cm" svg:y2="3.967cm"><text:p/></draw:line><draw:ellipse text:anchor-type="paragraph" draw:z-index="525" draw:style-name="gr1" draw:text-style-name="P32" svg:width="0.98cm" svg:height="0.807cm" svg:x="3.556cm" svg:y="3.967cm"><text:p/></draw:ellipse><draw:frame text:anchor-type="paragraph" draw:z-index="523" draw:style-name="gr41" svg:width="0.442cm" svg:height="0.489cm" svg:x="4.958cm" svg:y="3.14cm"><draw:text-box><text:p>6</text:p></draw:text-box></draw:frame><draw:ellipse text:anchor-type="paragraph" draw:z-index="522" draw:style-name="gr1" draw:text-style-name="P32" svg:width="0.98cm" svg:height="0.807cm" svg:x="4.556cm" svg:y="2.967cm"><text:p/></draw:ellipse>Θα ταξινομήσουμε τα στοιχεία 6, 9, 7, 4, 5, 8. Αρχικά θα δημιουργήσουμε το σωρό. Εισάγουμε το πρώτο στοιχείο. Εισάγουμε και το δεύτερο. Το 6 είναι μικρότερο του 9, οπότε συνεχίζουμε με την εισαγωγή του τρίτου στοιχείου. Το 6 είναι μικρότερο του 7 οπότε συνεχίζουμε με την εισαγωγή του επόμενου στοιχείου. Ο πατέρας του όμως είναι μεγαλύτερος, επομένως πρέπει να τα ανταλλάξουμε. Ο πατέρας όμως του 4 είναι μεγαλύτερος, άρα πρέπει να τους ανταλλάξουμε και αυτούς.</text:p>
      <text:p text:style-name="P17"/>
      <text:p text:style-name="P17"><draw:line text:anchor-type="paragraph" draw:z-index="605" draw:style-name="gr5" draw:text-style-name="P32" svg:x1="9.215cm" svg:y1="0.349cm" svg:x2="9.024cm" svg:y2="0.173cm"><text:p/></draw:line></text:p>
      <text:p text:style-name="P17"/>
      <text:p text:style-name="P17"/>
      <text:p text:style-name="P17"/>
      <text:p text:style-name="P17"/>
      <text:p text:style-name="P17"/>
      <text:p text:style-name="P17"><draw:frame text:anchor-type="paragraph" draw:z-index="623" draw:style-name="gr41" svg:width="0.442cm" svg:height="0.489cm" svg:x="15.96cm" svg:y="4.14cm"><draw:text-box><text:p>8</text:p></draw:text-box></draw:frame><draw:line text:anchor-type="paragraph" draw:z-index="622" draw:style-name="gr5" draw:text-style-name="P32" svg:x1="15.132cm" svg:y1="3.773cm" svg:x2="16.072cm" svg:y2="3.967cm"><text:p/></draw:line><draw:ellipse text:anchor-type="paragraph" draw:z-index="621" draw:style-name="gr1" draw:text-style-name="P32" svg:width="0.98cm" svg:height="0.807cm" svg:x="15.558cm" svg:y="3.967cm"><text:p/></draw:ellipse><draw:line text:anchor-type="paragraph" draw:z-index="620" draw:style-name="gr5" draw:text-style-name="P32" svg:x1="13.132cm" svg:y1="3.773cm" svg:x2="14.072cm" svg:y2="3.967cm"><text:p/></draw:line><draw:line text:anchor-type="paragraph" draw:z-index="619" draw:style-name="gr5" draw:text-style-name="P32" svg:x1="14.132cm" svg:y1="2.773cm" svg:x2="15.072cm" svg:y2="2.967cm"><text:p/></draw:line><draw:line text:anchor-type="paragraph" draw:z-index="618" draw:style-name="gr5" draw:text-style-name="P32" svg:x1="12.942cm" svg:y1="3.773cm" svg:x2="12.079cm" svg:y2="3.967cm"><text:p/></draw:line><draw:line text:anchor-type="paragraph" draw:z-index="617" draw:style-name="gr5" draw:text-style-name="P32" svg:x1="13.942cm" svg:y1="2.773cm" svg:x2="13.079cm" svg:y2="2.967cm"><text:p/></draw:line><draw:frame text:anchor-type="paragraph" draw:z-index="616" draw:style-name="gr41" svg:width="0.442cm" svg:height="0.489cm" svg:x="13.959cm" svg:y="2.14cm"><draw:text-box><text:p>4</text:p></draw:text-box></draw:frame><draw:frame text:anchor-type="paragraph" draw:z-index="615" draw:style-name="gr41" svg:width="0.442cm" svg:height="0.489cm" svg:x="14.88cm" svg:y="3.117cm"><draw:text-box><text:p>7</text:p></draw:text-box></draw:frame><draw:frame text:anchor-type="paragraph" draw:z-index="614" draw:style-name="gr41" svg:width="0.442cm" svg:height="0.489cm" svg:x="12.88cm" svg:y="3.117cm"><draw:text-box><text:p>5</text:p></draw:text-box></draw:frame><draw:frame text:anchor-type="paragraph" draw:z-index="613" draw:style-name="gr41" svg:width="0.442cm" svg:height="0.489cm" svg:x="13.959cm" svg:y="4.14cm"><draw:text-box><text:p>6</text:p></draw:text-box></draw:frame><draw:frame text:anchor-type="paragraph" draw:z-index="612" draw:style-name="gr42" svg:width="0.366cm" svg:height="0.489cm" svg:x="11.867cm" svg:y="4.175cm"><draw:text-box><text:p>9</text:p></draw:text-box></draw:frame><draw:ellipse text:anchor-type="paragraph" draw:z-index="611" draw:style-name="gr1" draw:text-style-name="P32" svg:width="0.98cm" svg:height="0.807cm" svg:x="13.557cm" svg:y="3.967cm"><text:p/></draw:ellipse><draw:ellipse text:anchor-type="paragraph" draw:z-index="610" draw:style-name="gr1" draw:text-style-name="P32" svg:width="0.98cm" svg:height="0.807cm" svg:x="11.557cm" svg:y="3.967cm"><text:p/></draw:ellipse><draw:ellipse text:anchor-type="paragraph" draw:z-index="609" draw:style-name="gr1" draw:text-style-name="P32" svg:width="0.98cm" svg:height="0.807cm" svg:x="14.557cm" svg:y="2.967cm"><text:p/></draw:ellipse><draw:ellipse text:anchor-type="paragraph" draw:z-index="608" draw:style-name="gr1" draw:text-style-name="P32" svg:width="0.98cm" svg:height="0.807cm" svg:x="12.557cm" svg:y="2.967cm"><text:p/></draw:ellipse><draw:ellipse text:anchor-type="paragraph" draw:z-index="607" draw:style-name="gr1" draw:text-style-name="P32" svg:width="0.98cm" svg:height="0.807cm" svg:x="13.557cm" svg:y="1.967cm"><text:p/></draw:ellipse><draw:custom-shape text:anchor-type="paragraph" draw:z-index="606" draw:style-name="gr23" svg:width="1.056cm" svg:height="0.588cm" svg:x="10.746cm" svg:y="3.38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ellipse text:anchor-type="paragraph" draw:z-index="569" draw:style-name="gr1" draw:text-style-name="P32" svg:width="0.98cm" svg:height="0.807cm" svg:x="3.556cm" svg:y="1.967cm"><text:p/></draw:ellipse><draw:line text:anchor-type="paragraph" draw:z-index="570" draw:style-name="gr5" draw:text-style-name="P32" svg:x1="3.941cm" svg:y1="2.773cm" svg:x2="3.078cm" svg:y2="2.967cm"><text:p/></draw:line><draw:ellipse text:anchor-type="paragraph" draw:z-index="571" draw:style-name="gr1" draw:text-style-name="P32" svg:width="0.98cm" svg:height="0.807cm" svg:x="2.556cm" svg:y="2.967cm"><text:p/></draw:ellipse><draw:line text:anchor-type="paragraph" draw:z-index="574" draw:style-name="gr5" draw:text-style-name="P32" svg:x1="2.941cm" svg:y1="3.773cm" svg:x2="2.078cm" svg:y2="3.967cm"><text:p/></draw:line><draw:ellipse text:anchor-type="paragraph" draw:z-index="575" draw:style-name="gr1" draw:text-style-name="P32" svg:width="0.98cm" svg:height="0.807cm" svg:x="1.556cm" svg:y="3.967cm"><text:p/></draw:ellipse><draw:line text:anchor-type="paragraph" draw:z-index="576" draw:style-name="gr5" draw:text-style-name="P32" svg:x1="3.131cm" svg:y1="3.773cm" svg:x2="4.071cm" svg:y2="3.967cm"><text:p/></draw:line><draw:ellipse text:anchor-type="paragraph" draw:z-index="577" draw:style-name="gr1" draw:text-style-name="P32" svg:width="0.98cm" svg:height="0.807cm" svg:x="3.556cm" svg:y="3.967cm"><text:p/></draw:ellipse><draw:ellipse text:anchor-type="paragraph" draw:z-index="578" draw:style-name="gr1" draw:text-style-name="P32" svg:width="0.98cm" svg:height="0.807cm" svg:x="4.556cm" svg:y="2.967cm"><text:p/></draw:ellipse><draw:line text:anchor-type="paragraph" draw:z-index="579" draw:style-name="gr5" draw:text-style-name="P32" svg:x1="4.131cm" svg:y1="2.773cm" svg:x2="5.071cm" svg:y2="2.967cm"><text:p/></draw:line><draw:frame text:anchor-type="paragraph" draw:z-index="580" draw:style-name="gr41" svg:width="0.442cm" svg:height="0.489cm" svg:x="2.958cm" svg:y="3.14cm"><draw:text-box><text:p>6</text:p></draw:text-box></draw:frame><draw:frame text:anchor-type="paragraph" draw:z-index="581" draw:style-name="gr42" svg:width="0.366cm" svg:height="0.489cm" svg:x="1.866cm" svg:y="4.175cm"><draw:text-box><text:p>9</text:p></draw:text-box></draw:frame><draw:frame text:anchor-type="paragraph" draw:z-index="582" draw:style-name="gr41" svg:width="0.442cm" svg:height="0.489cm" svg:x="3.958cm" svg:y="2.14cm"><draw:text-box><text:p>4</text:p></draw:text-box></draw:frame><draw:frame text:anchor-type="paragraph" draw:z-index="583" draw:style-name="gr41" svg:width="0.442cm" svg:height="0.489cm" svg:x="4.879cm" svg:y="3.117cm"><draw:text-box><text:p>7</text:p></draw:text-box></draw:frame><draw:frame text:anchor-type="paragraph" draw:z-index="584" draw:style-name="gr41" svg:width="0.442cm" svg:height="0.489cm" svg:x="3.879cm" svg:y="4.117cm"><draw:text-box><text:p>5</text:p></draw:text-box></draw:frame><draw:path text:anchor-type="paragraph" draw:z-index="586" draw:style-name="gr5" draw:text-style-name="P32" svg:width="0.652cm" svg:height="0.559cm" svg:x="3.639cm" svg:y="3.283cm" svg:viewBox="0 0 653 560" svg:d="m0 3c210-28 619 152 653 384v173"><text:p/></draw:path><draw:line text:anchor-type="paragraph" draw:z-index="587" draw:style-name="gr5" draw:text-style-name="P32" svg:x1="3.639cm" svg:y1="3.283cm" svg:x2="3.821cm" svg:y2="3.207cm"><text:p/></draw:line><draw:line text:anchor-type="paragraph" draw:z-index="588" draw:style-name="gr5" draw:text-style-name="P32" svg:x1="4.292cm" svg:y1="3.843cm" svg:x2="4.412cm" svg:y2="3.709cm"><text:p/></draw:line><draw:line text:anchor-type="paragraph" draw:z-index="589" draw:style-name="gr5" draw:text-style-name="P32" svg:x1="3.639cm" svg:y1="3.283cm" svg:x2="3.741cm" svg:y2="3.375cm"><text:p/></draw:line><draw:line text:anchor-type="paragraph" draw:z-index="590" draw:style-name="gr5" draw:text-style-name="P32" svg:x1="4.292cm" svg:y1="3.843cm" svg:x2="4.195cm" svg:y2="3.748cm"><text:p/></draw:line><draw:ellipse text:anchor-type="paragraph" draw:z-index="591" draw:style-name="gr1" draw:text-style-name="P32" svg:width="0.98cm" svg:height="0.807cm" svg:x="8.557cm" svg:y="1.967cm"><text:p/></draw:ellipse><draw:line text:anchor-type="paragraph" draw:z-index="592" draw:style-name="gr5" draw:text-style-name="P32" svg:x1="8.942cm" svg:y1="2.773cm" svg:x2="8.079cm" svg:y2="2.967cm"><text:p/></draw:line><draw:ellipse text:anchor-type="paragraph" draw:z-index="593" draw:style-name="gr1" draw:text-style-name="P32" svg:width="0.98cm" svg:height="0.807cm" svg:x="7.557cm" svg:y="2.967cm"><text:p/></draw:ellipse><draw:line text:anchor-type="paragraph" draw:z-index="594" draw:style-name="gr5" draw:text-style-name="P32" svg:x1="7.941cm" svg:y1="3.773cm" svg:x2="7.078cm" svg:y2="3.967cm"><text:p/></draw:line><draw:ellipse text:anchor-type="paragraph" draw:z-index="595" draw:style-name="gr1" draw:text-style-name="P32" svg:width="0.98cm" svg:height="0.807cm" svg:x="9.557cm" svg:y="2.967cm"><text:p/></draw:ellipse><draw:ellipse text:anchor-type="paragraph" draw:z-index="596" draw:style-name="gr1" draw:text-style-name="P32" svg:width="0.98cm" svg:height="0.807cm" svg:x="6.556cm" svg:y="3.967cm"><text:p/></draw:ellipse><draw:ellipse text:anchor-type="paragraph" draw:z-index="597" draw:style-name="gr1" draw:text-style-name="P32" svg:width="0.98cm" svg:height="0.807cm" svg:x="8.557cm" svg:y="3.967cm"><text:p/></draw:ellipse><draw:line text:anchor-type="paragraph" draw:z-index="598" draw:style-name="gr5" draw:text-style-name="P32" svg:x1="9.132cm" svg:y1="2.773cm" svg:x2="10.072cm" svg:y2="2.967cm"><text:p/></draw:line><draw:line text:anchor-type="paragraph" draw:z-index="599" draw:style-name="gr5" draw:text-style-name="P32" svg:x1="8.132cm" svg:y1="3.773cm" svg:x2="9.072cm" svg:y2="3.967cm"><text:p/></draw:line><draw:frame text:anchor-type="paragraph" draw:z-index="600" draw:style-name="gr41" svg:width="0.442cm" svg:height="0.489cm" svg:x="8.959cm" svg:y="2.14cm"><draw:text-box><text:p>4</text:p></draw:text-box></draw:frame><draw:frame text:anchor-type="paragraph" draw:z-index="601" draw:style-name="gr41" svg:width="0.442cm" svg:height="0.489cm" svg:x="8.959cm" svg:y="4.14cm"><draw:text-box><text:p>6</text:p></draw:text-box></draw:frame><draw:frame text:anchor-type="paragraph" draw:z-index="602" draw:style-name="gr42" svg:width="0.366cm" svg:height="0.489cm" svg:x="6.867cm" svg:y="4.175cm"><draw:text-box><text:p>9</text:p></draw:text-box></draw:frame><draw:frame text:anchor-type="paragraph" draw:z-index="603" draw:style-name="gr41" svg:width="0.442cm" svg:height="0.489cm" svg:x="7.879cm" svg:y="3.117cm"><draw:text-box><text:p>5</text:p></draw:text-box></draw:frame><draw:frame text:anchor-type="paragraph" draw:z-index="604" draw:style-name="gr41" svg:width="0.442cm" svg:height="0.489cm" svg:x="9.88cm" svg:y="3.117cm"><draw:text-box><text:p>7</text:p></draw:text-box></draw:frame>Αφού όλα είναι εντάξει προχωράμε με την εισαγωγή του επόμενου στοιχείου. Το 5 όμως είναι μικρότερο από το πατέρα. Άρα πρέπει να τα ανταλλάξουμε. Είμαστε εντάξει, οπότε συνεχίζουμε με την εισαγωγή του νέου στοιχείου. Το 8 είναι μεγαλύτερο από τον πατέρα του οπότε είμαστε εντάξει.</text:p>
      <text:p text:style-name="P17"/>
      <text:p text:style-name="P17"/>
      <text:p text:style-name="P17"><draw:custom-shape text:anchor-type="paragraph" draw:z-index="585" draw:style-name="gr23" svg:width="1.056cm" svg:height="0.588cm" svg:x="5.745cm" svg:y="0.45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path text:anchor-type="paragraph" draw:z-index="659" draw:style-name="gr5" draw:text-style-name="P32" svg:width="0.652cm" svg:height="0.559cm" svg:x="8.64cm" svg:y="5.283cm" svg:viewBox="0 0 653 560" svg:d="m0 3c210-28 619 152 653 384v173"><text:p/></draw:path><draw:line text:anchor-type="paragraph" draw:z-index="660" draw:style-name="gr5" draw:text-style-name="P32" svg:x1="8.64cm" svg:y1="5.283cm" svg:x2="8.742cm" svg:y2="5.375cm"><text:p/></draw:line><draw:line text:anchor-type="paragraph" draw:z-index="661" draw:style-name="gr5" draw:text-style-name="P32" svg:x1="8.64cm" svg:y1="5.283cm" svg:x2="8.822cm" svg:y2="5.207cm"><text:p/></draw:line></text:p>
      <text:p text:style-name="P17"/>
      <text:p text:style-name="P17"/>
      <text:p text:style-name="P17"/>
      <text:p text:style-name="P17"><draw:frame text:anchor-type="paragraph" draw:z-index="678" draw:style-name="gr41" svg:width="0.442cm" svg:height="0.489cm" svg:x="14.88cm" svg:y="3.117cm"><draw:text-box><text:p>7</text:p></draw:text-box></draw:frame><draw:frame text:anchor-type="paragraph" draw:z-index="677" draw:style-name="gr41" svg:width="0.442cm" svg:height="0.489cm" svg:x="12.959cm" svg:y="3.14cm"><draw:text-box><text:p>6</text:p></draw:text-box></draw:frame><draw:frame text:anchor-type="paragraph" draw:z-index="676" draw:style-name="gr42" svg:width="0.366cm" svg:height="0.489cm" svg:x="11.867cm" svg:y="4.175cm"><draw:text-box><text:p>9</text:p></draw:text-box></draw:frame><draw:frame text:anchor-type="paragraph" draw:z-index="675" draw:style-name="gr41" svg:width="0.442cm" svg:height="0.489cm" svg:x="13.959cm" svg:y="4.14cm"><draw:text-box><text:p>8</text:p></draw:text-box></draw:frame><draw:frame text:anchor-type="paragraph" draw:z-index="674" draw:style-name="gr41" svg:width="0.442cm" svg:height="0.489cm" svg:x="13.88cm" svg:y="2.117cm"><draw:text-box><text:p>5</text:p></draw:text-box></draw:frame><draw:line text:anchor-type="paragraph" draw:z-index="673" draw:style-name="gr5" draw:text-style-name="P32" svg:x1="14.132cm" svg:y1="2.773cm" svg:x2="15.072cm" svg:y2="2.967cm"><text:p/></draw:line><draw:line text:anchor-type="paragraph" draw:z-index="672" draw:style-name="gr5" draw:text-style-name="P32" svg:x1="13.132cm" svg:y1="3.773cm" svg:x2="14.072cm" svg:y2="3.967cm"><text:p/></draw:line><draw:line text:anchor-type="paragraph" draw:z-index="671" draw:style-name="gr5" draw:text-style-name="P32" svg:x1="13.942cm" svg:y1="2.773cm" svg:x2="13.079cm" svg:y2="2.967cm"><text:p/></draw:line><draw:line text:anchor-type="paragraph" draw:z-index="670" draw:style-name="gr5" draw:text-style-name="P32" svg:x1="12.942cm" svg:y1="3.773cm" svg:x2="12.079cm" svg:y2="3.967cm"><text:p/></draw:line><draw:ellipse text:anchor-type="paragraph" draw:z-index="669" draw:style-name="gr1" draw:text-style-name="P32" svg:width="0.98cm" svg:height="0.807cm" svg:x="13.557cm" svg:y="1.967cm"><text:p/></draw:ellipse><draw:ellipse text:anchor-type="paragraph" draw:z-index="668" draw:style-name="gr1" draw:text-style-name="P32" svg:width="0.98cm" svg:height="0.807cm" svg:x="14.557cm" svg:y="2.967cm"><text:p/></draw:ellipse><draw:ellipse text:anchor-type="paragraph" draw:z-index="667" draw:style-name="gr1" draw:text-style-name="P32" svg:width="0.98cm" svg:height="0.807cm" svg:x="13.557cm" svg:y="3.967cm"><text:p/></draw:ellipse><draw:ellipse text:anchor-type="paragraph" draw:z-index="666" draw:style-name="gr1" draw:text-style-name="P32" svg:width="0.98cm" svg:height="0.807cm" svg:x="12.557cm" svg:y="2.967cm"><text:p/></draw:ellipse><draw:ellipse text:anchor-type="paragraph" draw:z-index="665" draw:style-name="gr1" draw:text-style-name="P32" svg:width="0.98cm" svg:height="0.807cm" svg:x="11.557cm" svg:y="3.967cm"><text:p/></draw:ellipse><draw:custom-shape text:anchor-type="paragraph" draw:z-index="664" draw:style-name="gr23" svg:width="1.056cm" svg:height="0.588cm" svg:x="10.746cm" svg:y="3.45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line text:anchor-type="paragraph" draw:z-index="663" draw:style-name="gr5" draw:text-style-name="P32" svg:x1="9.162cm" svg:y1="3.799cm" svg:x2="9.293cm" svg:y2="3.896cm"><text:p/></draw:line><draw:line text:anchor-type="paragraph" draw:z-index="662" draw:style-name="gr5" draw:text-style-name="P32" svg:x1="9.292cm" svg:y1="3.897cm" svg:x2="9.417cm" svg:y2="3.761cm"><text:p/></draw:line><draw:frame text:anchor-type="paragraph" draw:z-index="658" draw:style-name="gr44" svg:width="1.038cm" svg:height="0.489cm" svg:x="0.672cm" svg:y="2.351cm"><draw:text-box><text:p>Swap</text:p></draw:text-box></draw:frame><draw:frame text:anchor-type="paragraph" draw:z-index="657" draw:style-name="gr41" svg:width="0.442cm" svg:height="0.489cm" svg:x="8.959cm" svg:y="4.14cm"><draw:text-box><text:p>6</text:p></draw:text-box></draw:frame><draw:frame text:anchor-type="paragraph" draw:z-index="656" draw:style-name="gr42" svg:width="0.366cm" svg:height="0.489cm" svg:x="6.867cm" svg:y="4.175cm"><draw:text-box><text:p>9</text:p></draw:text-box></draw:frame><draw:frame text:anchor-type="paragraph" draw:z-index="655" draw:style-name="gr41" svg:width="0.442cm" svg:height="0.489cm" svg:x="7.959cm" svg:y="3.14cm"><draw:text-box><text:p>8</text:p></draw:text-box></draw:frame><draw:frame text:anchor-type="paragraph" draw:z-index="654" draw:style-name="gr41" svg:width="0.442cm" svg:height="0.489cm" svg:x="9.88cm" svg:y="3.117cm"><draw:text-box><text:p>7</text:p></draw:text-box></draw:frame><draw:frame text:anchor-type="paragraph" draw:z-index="653" draw:style-name="gr41" svg:width="0.442cm" svg:height="0.489cm" svg:x="8.879cm" svg:y="2.117cm"><draw:text-box><text:p>5</text:p></draw:text-box></draw:frame><draw:line text:anchor-type="paragraph" draw:z-index="652" draw:style-name="gr5" draw:text-style-name="P32" svg:x1="8.132cm" svg:y1="3.773cm" svg:x2="9.072cm" svg:y2="3.967cm"><text:p/></draw:line><draw:line text:anchor-type="paragraph" draw:z-index="651" draw:style-name="gr5" draw:text-style-name="P32" svg:x1="9.132cm" svg:y1="2.773cm" svg:x2="10.072cm" svg:y2="2.967cm"><text:p/></draw:line><draw:line text:anchor-type="paragraph" draw:z-index="650" draw:style-name="gr5" draw:text-style-name="P32" svg:x1="3.131cm" svg:y1="3.773cm" svg:x2="4.071cm" svg:y2="3.967cm"><text:p/></draw:line><draw:ellipse text:anchor-type="paragraph" draw:z-index="649" draw:style-name="gr1" draw:text-style-name="P32" svg:width="0.98cm" svg:height="0.807cm" svg:x="8.557cm" svg:y="3.967cm"><text:p/></draw:ellipse><draw:ellipse text:anchor-type="paragraph" draw:z-index="648" draw:style-name="gr1" draw:text-style-name="P32" svg:width="0.98cm" svg:height="0.807cm" svg:x="9.557cm" svg:y="2.967cm"><text:p/></draw:ellipse><draw:ellipse text:anchor-type="paragraph" draw:z-index="647" draw:style-name="gr1" draw:text-style-name="P32" svg:width="0.98cm" svg:height="0.807cm" svg:x="6.556cm" svg:y="3.967cm"><text:p/></draw:ellipse><draw:ellipse text:anchor-type="paragraph" draw:z-index="646" draw:style-name="gr1" draw:text-style-name="P32" svg:width="0.98cm" svg:height="0.807cm" svg:x="7.557cm" svg:y="2.967cm"><text:p/></draw:ellipse><draw:ellipse text:anchor-type="paragraph" draw:z-index="645" draw:style-name="gr1" draw:text-style-name="P32" svg:width="0.98cm" svg:height="0.807cm" svg:x="8.557cm" svg:y="1.967cm"><text:p/></draw:ellipse><draw:line text:anchor-type="paragraph" draw:z-index="644" draw:style-name="gr5" draw:text-style-name="P32" svg:x1="7.941cm" svg:y1="3.773cm" svg:x2="7.078cm" svg:y2="3.967cm"><text:p/></draw:line><draw:line text:anchor-type="paragraph" draw:z-index="643" draw:style-name="gr5" draw:text-style-name="P32" svg:x1="8.942cm" svg:y1="2.773cm" svg:x2="8.079cm" svg:y2="2.967cm"><text:p/></draw:line><draw:custom-shape text:anchor-type="paragraph" draw:z-index="642" draw:style-name="gr23" svg:width="1.056cm" svg:height="0.588cm" svg:x="5.745cm" svg:y="3.459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path text:anchor-type="paragraph" draw:z-index="641" draw:style-name="gr5" draw:text-style-name="P32" svg:width="1.609cm" svg:height="1.02cm" svg:x="1.814cm" svg:y="2.194cm" svg:viewBox="0 0 1610 1021" svg:d="m631 1021c-115-17-217-67-319-111-112-48-203-136-283-224-74-82 8-220 78-282 87-76 145-185 274-198 102-9 144-142 259-128 86 10 180 0 266-18 92-19 182-18 274-18 88 0 176-14 266-17l86-25 78 9"><text:p/></draw:path><draw:line text:anchor-type="paragraph" draw:z-index="640" draw:style-name="gr5" draw:text-style-name="P32" svg:x1="3.434cm" svg:y1="2.196cm" svg:x2="3.235cm" svg:y2="2.348cm"><text:p/></draw:line><draw:line text:anchor-type="paragraph" draw:z-index="639" draw:style-name="gr5" draw:text-style-name="P32" svg:x1="2.447cm" svg:y1="3.217cm" svg:x2="2.29cm" svg:y2="3.31cm"><text:p/></draw:line><draw:line text:anchor-type="paragraph" draw:z-index="638" draw:style-name="gr5" draw:text-style-name="P32" svg:x1="3.435cm" svg:y1="2.196cm" svg:x2="3.2cm" svg:y2="2.044cm"><text:p/></draw:line><draw:line text:anchor-type="paragraph" draw:z-index="637" draw:style-name="gr5" draw:text-style-name="P32" svg:x1="2.447cm" svg:y1="3.217cm" svg:x2="2.279cm" svg:y2="3.067cm"><text:p/></draw:line><draw:line text:anchor-type="paragraph" draw:z-index="636" draw:style-name="gr5" draw:text-style-name="P32" svg:x1="4.131cm" svg:y1="2.773cm" svg:x2="5.071cm" svg:y2="2.967cm"><text:p/></draw:line><draw:line text:anchor-type="paragraph" draw:z-index="635" draw:style-name="gr5" draw:text-style-name="P32" svg:x1="3.941cm" svg:y1="2.773cm" svg:x2="3.078cm" svg:y2="2.967cm"><text:p/></draw:line><draw:line text:anchor-type="paragraph" draw:z-index="634" draw:style-name="gr5" draw:text-style-name="P32" svg:x1="2.941cm" svg:y1="3.773cm" svg:x2="2.078cm" svg:y2="3.967cm"><text:p/></draw:line><draw:frame text:anchor-type="paragraph" draw:z-index="633" draw:style-name="gr41" svg:width="0.442cm" svg:height="0.489cm" svg:x="3.958cm" svg:y="4.14cm"><draw:text-box><text:p>6</text:p></draw:text-box></draw:frame><draw:frame text:anchor-type="paragraph" draw:z-index="632" draw:style-name="gr42" svg:width="0.366cm" svg:height="0.489cm" svg:x="1.866cm" svg:y="4.175cm"><draw:text-box><text:p>9</text:p></draw:text-box></draw:frame><draw:frame text:anchor-type="paragraph" draw:z-index="631" draw:style-name="gr41" svg:width="0.442cm" svg:height="0.489cm" svg:x="2.879cm" svg:y="3.117cm"><draw:text-box><text:p>5</text:p></draw:text-box></draw:frame><draw:frame text:anchor-type="paragraph" draw:z-index="630" draw:style-name="gr41" svg:width="0.442cm" svg:height="0.489cm" svg:x="4.879cm" svg:y="3.117cm"><draw:text-box><text:p>7</text:p></draw:text-box></draw:frame><draw:frame text:anchor-type="paragraph" draw:z-index="629" draw:style-name="gr41" svg:width="0.442cm" svg:height="0.489cm" svg:x="3.958cm" svg:y="2.14cm"><draw:text-box><text:p>8</text:p></draw:text-box></draw:frame><draw:ellipse text:anchor-type="paragraph" draw:z-index="628" draw:style-name="gr1" draw:text-style-name="P32" svg:width="0.98cm" svg:height="0.807cm" svg:x="3.556cm" svg:y="3.967cm"><text:p/></draw:ellipse><draw:ellipse text:anchor-type="paragraph" draw:z-index="627" draw:style-name="gr1" draw:text-style-name="P32" svg:width="0.98cm" svg:height="0.807cm" svg:x="4.556cm" svg:y="2.967cm"><text:p/></draw:ellipse><draw:ellipse text:anchor-type="paragraph" draw:z-index="626" draw:style-name="gr1" draw:text-style-name="P32" svg:width="0.98cm" svg:height="0.807cm" svg:x="1.556cm" svg:y="3.967cm"><text:p/></draw:ellipse><draw:ellipse text:anchor-type="paragraph" draw:z-index="625" draw:style-name="gr1" draw:text-style-name="P32" svg:width="0.98cm" svg:height="0.807cm" svg:x="2.556cm" svg:y="2.967cm"><text:p/></draw:ellipse><draw:ellipse text:anchor-type="paragraph" draw:z-index="624" draw:style-name="gr1" draw:text-style-name="P32" svg:width="0.98cm" svg:height="0.807cm" svg:x="3.556cm" svg:y="1.967cm"><text:p/></draw:ellipse>Η ρίζα είναι ταξινομημένη. Οπότε την αφαιρούμε και στη θέση της βάζουμε το τελευταίο στοιχείο του σωρού, δηλαδή το 8. Βλέπουμε ότι η νέα ρίζα είναι μεγαλύτερη από τουλάχιστον ένα παιδί, οπότε την ανταλλάζουμε με το μικρότερο παιδί. Το 8 πλέον είναι πατέρας του 6. Όμως το 6 είναι μικρότερο του 8, οπότε τα ανταλλάζουμε.</text:p>
      <text:p text:style-name="P17"/>
      <text:p text:style-name="P17"/>
      <text:p text:style-name="P17"/>
      <text:p text:style-name="P17"/>
      <text:p text:style-name="P17"><draw:line text:anchor-type="paragraph" draw:z-index="716" draw:style-name="gr5" draw:text-style-name="P32" svg:x1="13.132cm" svg:y1="3.773cm" svg:x2="14.072cm" svg:y2="3.967cm"><text:p/></draw:line><draw:line text:anchor-type="paragraph" draw:z-index="715" draw:style-name="gr5" draw:text-style-name="P32" svg:x1="12.981cm" svg:y1="3.773cm" svg:x2="12.118cm" svg:y2="3.967cm"><text:p/></draw:line><draw:frame text:anchor-type="paragraph" draw:z-index="714" draw:style-name="gr41" svg:width="0.442cm" svg:height="0.489cm" svg:x="13.88cm" svg:y="4.117cm"><draw:text-box><text:p>7</text:p></draw:text-box></draw:frame><draw:frame text:anchor-type="paragraph" draw:z-index="713" draw:style-name="gr41" svg:width="0.442cm" svg:height="0.489cm" svg:x="11.959cm" svg:y="4.14cm"><draw:text-box><text:p>8</text:p></draw:text-box></draw:frame><draw:frame text:anchor-type="paragraph" draw:z-index="712" draw:style-name="gr42" svg:width="0.366cm" svg:height="0.489cm" svg:x="12.868cm" svg:y="3.175cm"><draw:text-box><text:p>9</text:p></draw:text-box></draw:frame><draw:ellipse text:anchor-type="paragraph" draw:z-index="711" draw:style-name="gr1" draw:text-style-name="P32" svg:width="0.98cm" svg:height="0.807cm" svg:x="12.557cm" svg:y="2.967cm"><text:p/></draw:ellipse><draw:ellipse text:anchor-type="paragraph" draw:z-index="710" draw:style-name="gr1" draw:text-style-name="P32" svg:width="0.98cm" svg:height="0.807cm" svg:x="13.557cm" svg:y="3.967cm"><text:p/></draw:ellipse><draw:ellipse text:anchor-type="paragraph" draw:z-index="709" draw:style-name="gr1" draw:text-style-name="P32" svg:width="0.98cm" svg:height="0.807cm" svg:x="11.557cm" svg:y="3.967cm"><text:p/></draw:ellipse><draw:custom-shape text:anchor-type="paragraph" draw:z-index="708" draw:style-name="gr23" svg:width="1.056cm" svg:height="0.588cm" svg:x="9.947cm" svg:y="4.512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line text:anchor-type="paragraph" draw:z-index="707" draw:style-name="gr5" draw:text-style-name="P32" svg:x1="6.98cm" svg:y1="4.773cm" svg:x2="6.117cm" svg:y2="4.967cm"><text:p/></draw:line><draw:line text:anchor-type="paragraph" draw:z-index="706" draw:style-name="gr5" draw:text-style-name="P32" svg:x1="7.98cm" svg:y1="3.773cm" svg:x2="7.117cm" svg:y2="3.967cm"><text:p/></draw:line><draw:line text:anchor-type="paragraph" draw:z-index="705" draw:style-name="gr5" draw:text-style-name="P32" svg:x1="8.132cm" svg:y1="3.773cm" svg:x2="9.072cm" svg:y2="3.967cm"><text:p/></draw:line><draw:frame text:anchor-type="paragraph" draw:z-index="704" draw:style-name="gr41" svg:width="0.442cm" svg:height="0.489cm" svg:x="6.959cm" svg:y="4.14cm"><draw:text-box><text:p>8</text:p></draw:text-box></draw:frame><draw:frame text:anchor-type="paragraph" draw:z-index="703" draw:style-name="gr41" svg:width="0.442cm" svg:height="0.489cm" svg:x="8.879cm" svg:y="4.117cm"><draw:text-box><text:p>7</text:p></draw:text-box></draw:frame><draw:frame text:anchor-type="paragraph" draw:z-index="702" draw:style-name="gr41" svg:width="0.442cm" svg:height="0.489cm" svg:x="7.959cm" svg:y="3.14cm"><draw:text-box><text:p>6</text:p></draw:text-box></draw:frame><draw:frame text:anchor-type="paragraph" draw:z-index="701" draw:style-name="gr42" svg:width="0.366cm" svg:height="0.489cm" svg:x="5.867cm" svg:y="5.175cm"><draw:text-box><text:p>9</text:p></draw:text-box></draw:frame><draw:custom-shape text:anchor-type="paragraph" draw:z-index="696" draw:style-name="gr23" svg:width="1.056cm" svg:height="0.588cm" svg:x="4.611cm" svg:y="4.512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ellipse text:anchor-type="paragraph" draw:z-index="700" draw:style-name="gr1" draw:text-style-name="P32" svg:width="0.98cm" svg:height="0.807cm" svg:x="8.557cm" svg:y="3.967cm"><text:p/></draw:ellipse><draw:ellipse text:anchor-type="paragraph" draw:z-index="699" draw:style-name="gr1" draw:text-style-name="P32" svg:width="0.98cm" svg:height="0.807cm" svg:x="7.557cm" svg:y="2.967cm"><text:p/></draw:ellipse><draw:ellipse text:anchor-type="paragraph" draw:z-index="698" draw:style-name="gr1" draw:text-style-name="P32" svg:width="0.98cm" svg:height="0.807cm" svg:x="6.556cm" svg:y="3.967cm"><text:p/></draw:ellipse><draw:ellipse text:anchor-type="paragraph" draw:z-index="697" draw:style-name="gr1" draw:text-style-name="P32" svg:width="0.98cm" svg:height="0.807cm" svg:x="5.556cm" svg:y="4.967cm"><text:p/></draw:ellipse><draw:frame text:anchor-type="paragraph" draw:z-index="695" draw:style-name="gr44" svg:width="1.038cm" svg:height="0.489cm" svg:x="0.069cm" svg:y="2.863cm"><draw:text-box><text:p>Swap</text:p></draw:text-box></draw:frame><draw:line text:anchor-type="paragraph" draw:z-index="694" draw:style-name="gr5" draw:text-style-name="P32" svg:x1="1.459cm" svg:y1="4.117cm" svg:x2="1.291cm" svg:y2="3.967cm"><text:p/></draw:line><draw:line text:anchor-type="paragraph" draw:z-index="693" draw:style-name="gr5" draw:text-style-name="P32" svg:x1="1.459cm" svg:y1="4.14cm" svg:x2="1.302cm" svg:y2="4.233cm"><text:p/></draw:line><draw:line text:anchor-type="paragraph" draw:z-index="692" draw:style-name="gr5" draw:text-style-name="P32" svg:x1="2.399cm" svg:y1="3.119cm" svg:x2="2.2cm" svg:y2="3.271cm"><text:p/></draw:line><draw:line text:anchor-type="paragraph" draw:z-index="691" draw:style-name="gr5" draw:text-style-name="P32" svg:x1="2.399cm" svg:y1="3.119cm" svg:x2="2.164cm" svg:y2="2.967cm"><text:p/></draw:line><draw:path text:anchor-type="paragraph" draw:z-index="690" draw:style-name="gr5" draw:text-style-name="P32" svg:width="1.609cm" svg:height="1.02cm" svg:x="0.789cm" svg:y="3.119cm" svg:viewBox="0 0 1610 1021" svg:d="m631 1021c-115-17-217-67-319-111-112-48-203-136-283-224-74-82 8-220 78-282 87-76 145-185 274-198 102-9 144-142 259-128 86 10 180 0 266-18 92-19 182-18 274-18 88 0 176-14 266-17l86-25 78 9"><text:p/></draw:path><draw:frame text:anchor-type="paragraph" draw:z-index="689" draw:style-name="gr42" svg:width="0.366cm" svg:height="0.489cm" svg:x="0.866cm" svg:y="5.175cm"><draw:text-box><text:p>9</text:p></draw:text-box></draw:frame><draw:frame text:anchor-type="paragraph" draw:z-index="688" draw:style-name="gr41" svg:width="0.442cm" svg:height="0.489cm" svg:x="3.879cm" svg:y="4.117cm"><draw:text-box><text:p>7</text:p></draw:text-box></draw:frame><draw:frame text:anchor-type="paragraph" draw:z-index="687" draw:style-name="gr41" svg:width="0.442cm" svg:height="0.489cm" svg:x="1.958cm" svg:y="4.14cm"><draw:text-box><text:p>6</text:p></draw:text-box></draw:frame><draw:frame text:anchor-type="paragraph" draw:z-index="686" draw:style-name="gr41" svg:width="0.442cm" svg:height="0.489cm" svg:x="2.958cm" svg:y="3.14cm"><draw:text-box><text:p>8</text:p></draw:text-box></draw:frame><draw:line text:anchor-type="paragraph" draw:z-index="685" draw:style-name="gr5" draw:text-style-name="P32" svg:x1="3.131cm" svg:y1="3.773cm" svg:x2="4.071cm" svg:y2="3.967cm"><text:p/></draw:line><draw:line text:anchor-type="paragraph" draw:z-index="684" draw:style-name="gr5" draw:text-style-name="P32" svg:x1="1.98cm" svg:y1="4.773cm" svg:x2="1.117cm" svg:y2="4.967cm"><text:p/></draw:line><draw:line text:anchor-type="paragraph" draw:z-index="683" draw:style-name="gr5" draw:text-style-name="P32" svg:x1="2.98cm" svg:y1="3.773cm" svg:x2="2.117cm" svg:y2="3.967cm"><text:p/></draw:line><draw:ellipse text:anchor-type="paragraph" draw:z-index="682" draw:style-name="gr1" draw:text-style-name="P32" svg:width="0.98cm" svg:height="0.807cm" svg:x="3.556cm" svg:y="3.967cm"><text:p/></draw:ellipse><draw:ellipse text:anchor-type="paragraph" draw:z-index="681" draw:style-name="gr1" draw:text-style-name="P32" svg:width="0.98cm" svg:height="0.807cm" svg:x="2.556cm" svg:y="2.967cm"><text:p/></draw:ellipse><draw:ellipse text:anchor-type="paragraph" draw:z-index="680" draw:style-name="gr1" draw:text-style-name="P32" svg:width="0.98cm" svg:height="0.807cm" svg:x="1.556cm" svg:y="3.967cm"><text:p/></draw:ellipse><draw:ellipse text:anchor-type="paragraph" draw:z-index="679" draw:style-name="gr1" draw:text-style-name="P32" svg:width="0.98cm" svg:height="0.807cm" svg:x="0.556cm" svg:y="4.967cm"><text:p/></draw:ellipse><text:soft-page-break/>Η ρίζα είναι ταξινομημένη οπότε αφαιρείται. Έτσι έχουμε μέχρι στιγμής το 4 και το 5. Το τελευταίο στοιχείο (8) πάει στη θέση της ρίζας. Όμως είναι μεγαλύτερη από τουλάχιστον ένα παιδί της οπότε και την ανταλλάζουμε με το μικρότερο παιδί του. Όλα είναι εντάξει και η ρίζα είναι ταξινομημένη. <text:s/>Οπότε τα στοιχεία 4,5,6 είναι ταξινομημένα. Οπότε αφαιρείται η ρίζα και τη θέση της παίρνει το τελευταίο στοιχείο δηλαδή το 9.</text:p>
      <text:p text:style-name="P17"/>
      <text:p text:style-name="P17"><draw:path text:anchor-type="paragraph" draw:z-index="720" draw:style-name="gr5" draw:text-style-name="P32" svg:width="1.859cm" svg:height="0.959cm" svg:x="13.74cm" svg:y="0.335cm" svg:viewBox="0 0 1860 960" svg:d="m1080 960c-115-18 573-46 471-90-111-48 379-90 300-178-74-83 7-403-369-452 85-51-580-173-451-185 102-11-434-14-320 0 87 10-386-32-299-50 91-19-493 20-403 16"><text:p/></draw:path><draw:line text:anchor-type="paragraph" draw:z-index="726" draw:style-name="gr5" draw:text-style-name="P32" svg:x1="13.741cm" svg:y1="0.335cm" svg:x2="14.036cm" svg:y2="0.173cm"><text:p/></draw:line><draw:line text:anchor-type="paragraph" draw:z-index="727" draw:style-name="gr5" draw:text-style-name="P32" svg:x1="14.036cm" svg:y1="0.557cm" svg:x2="13.741cm" svg:y2="0.335cm"><text:p/></draw:line><draw:frame text:anchor-type="paragraph" draw:z-index="728" draw:style-name="gr44" svg:width="1.038cm" svg:height="0.489cm" svg:x="15.686cm" svg:y="0.175cm"><draw:text-box><text:p>Swap</text:p></draw:text-box></draw:frame></text:p>
      <text:p text:style-name="P17"/>
      <text:p text:style-name="P17"><draw:line text:anchor-type="paragraph" draw:z-index="724" draw:style-name="gr5" draw:text-style-name="P32" svg:x1="14.788cm" svg:y1="0.321cm" svg:x2="15.038cm" svg:y2="0.037cm"><text:p/></draw:line><draw:line text:anchor-type="paragraph" draw:z-index="725" draw:style-name="gr5" draw:text-style-name="P32" svg:x1="15.072cm" svg:y1="0.471cm" svg:x2="14.788cm" svg:y2="0.321cm"><text:p/></draw:line></text:p>
      <text:p text:style-name="P17"/>
      <text:p text:style-name="P17"><draw:ellipse text:anchor-type="paragraph" draw:z-index="717" draw:style-name="gr1" draw:text-style-name="P32" svg:width="1.073cm" svg:height="0.772cm" svg:x="1.591cm" svg:y="4.262cm"><text:p/></draw:ellipse><draw:ellipse text:anchor-type="paragraph" draw:z-index="718" draw:style-name="gr1" draw:text-style-name="P32" svg:width="1.073cm" svg:height="0.772cm" svg:x="0.591cm" svg:y="5.262cm"><text:p/></draw:ellipse><draw:ellipse text:anchor-type="paragraph" draw:z-index="719" draw:style-name="gr1" draw:text-style-name="P32" svg:width="1.073cm" svg:height="0.772cm" svg:x="2.591cm" svg:y="5.262cm"><text:p/></draw:ellipse><draw:frame text:anchor-type="paragraph" draw:z-index="721" draw:style-name="gr41" svg:width="0.442cm" svg:height="0.489cm" svg:x="0.958cm" svg:y="5.39cm"><draw:text-box><text:p>8</text:p></draw:text-box></draw:frame><draw:frame text:anchor-type="paragraph" draw:z-index="722" draw:style-name="gr41" svg:width="0.442cm" svg:height="0.489cm" svg:x="2.958cm" svg:y="5.39cm"><draw:text-box><text:p>9</text:p></draw:text-box></draw:frame><draw:frame text:anchor-type="paragraph" draw:z-index="723" draw:style-name="gr41" svg:width="0.442cm" svg:height="0.489cm" svg:x="1.958cm" svg:y="4.39cm"><draw:text-box><text:p>7</text:p></draw:text-box></draw:frame><draw:line text:anchor-type="paragraph" draw:z-index="729" draw:style-name="gr5" draw:text-style-name="P32" svg:x1="1.995cm" svg:y1="5.032cm" svg:x2="1.173cm" svg:y2="5.261cm"><text:p/></draw:line><draw:line text:anchor-type="paragraph" draw:z-index="730" draw:style-name="gr5" draw:text-style-name="P32" svg:x1="3.133cm" svg:y1="5.261cm" svg:x2="2.295cm" svg:y2="5.032cm"><text:p/></draw:line></text:p>
      <text:p text:style-name="P17"/>
      <text:p text:style-name="P17">Η νέα ρίζα όμως έχει τουλάχιστον ένα παιδί με μικρότερη τιμή. Οπότε ανταλλάζουμε το στοιχείο της ρίζας με εκείνο του μικρότερου παιδιού. Όλα ΟΚ, επομένως η ρίζα αφαιρείται και το στοιχείο είναι ταξινομημένο. Οπότε μέχρι τώρα είναι ταξινομημένα τα στοιχεία 4,5,6,7. Τη θέση της ρίζας παίρνει το τελευταίο στοιχείο, δηλαδή το 9. Το 9 είναι όμως μεγαλύτερο από το παιδί του, το 8. Επομένως τα ανταλλάζουμε. Είμαστε ΟΚ, οπότε αφαιρείται η ρίζα. Έμεινε ένα μόνο στοιχείο, το 9. Το τοποθετούμε στον πίνακα και πλέον έχουμε ταξινομήσει <text:s/>τα στοιχεία.</text:p>
      <text:p text:style-name="P17"><draw:ellipse text:anchor-type="paragraph" draw:z-index="732" draw:style-name="gr1" draw:text-style-name="P32" svg:width="1.073cm" svg:height="0.772cm" svg:x="6.592cm" svg:y="0.261cm"><text:p/></draw:ellipse><draw:ellipse text:anchor-type="paragraph" draw:z-index="733" draw:style-name="gr1" draw:text-style-name="P32" svg:width="1.073cm" svg:height="0.772cm" svg:x="5.592cm" svg:y="1.261cm"><text:p/></draw:ellipse><draw:frame text:anchor-type="paragraph" draw:z-index="735" draw:style-name="gr41" svg:width="0.442cm" svg:height="0.489cm" svg:x="7.043cm" svg:y="0.365cm"><draw:text-box><text:p>9</text:p></draw:text-box></draw:frame><draw:ellipse text:anchor-type="paragraph" draw:z-index="744" draw:style-name="gr1" draw:text-style-name="P32" svg:width="1.073cm" svg:height="0.772cm" svg:x="12.257cm" svg:y="0.261cm"><text:p/></draw:ellipse><draw:frame text:anchor-type="paragraph" draw:z-index="748" draw:style-name="gr41" svg:width="0.442cm" svg:height="0.489cm" svg:x="12.675cm" svg:y="0.365cm"><draw:text-box><text:p>8</text:p></draw:text-box></draw:frame></text:p>
      <text:p text:style-name="P17"><draw:frame text:anchor-type="paragraph" draw:z-index="751" draw:style-name="gr41" svg:width="0.371cm" svg:height="0.489cm" svg:x="15.355cm" svg:y="0.476cm"><draw:text-box><text:p>9</text:p></draw:text-box></draw:frame><draw:ellipse text:anchor-type="paragraph" draw:z-index="750" draw:style-name="gr1" draw:text-style-name="P32" svg:width="1.073cm" svg:height="0.772cm" svg:x="14.926cm" svg:y="0.355cm"><text:p/></draw:ellipse><draw:custom-shape text:anchor-type="paragraph" draw:z-index="749" draw:style-name="gr23" svg:width="1.089cm" svg:height="0.638cm" svg:x="13.33cm" svg:y="0.506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747" draw:style-name="gr41" svg:width="0.371cm" svg:height="0.489cm" svg:x="11.721cm" svg:y="0.878cm"><draw:text-box><text:p>9</text:p></draw:text-box></draw:frame><draw:ellipse text:anchor-type="paragraph" draw:z-index="746" draw:style-name="gr1" draw:text-style-name="P32" svg:width="1.073cm" svg:height="0.772cm" svg:x="11.324cm" svg:y="0.774cm"><text:p/></draw:ellipse><draw:line text:anchor-type="paragraph" draw:z-index="745" draw:style-name="gr5" draw:text-style-name="P32" svg:x1="12.744cm" svg:y1="0.545cm" svg:x2="11.922cm" svg:y2="0.774cm"><text:p/></draw:line><draw:custom-shape text:anchor-type="paragraph" draw:z-index="743" draw:style-name="gr23" svg:width="1.089cm" svg:height="0.638cm" svg:x="9.82cm" svg:y="0.506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draw:frame text:anchor-type="paragraph" draw:z-index="742" draw:style-name="gr44" svg:width="1.004cm" svg:height="0.489cm" svg:x="8.543cm" svg:y="0.556cm"><draw:text-box><text:p>Swap</text:p></draw:text-box></draw:frame><draw:line text:anchor-type="paragraph" draw:z-index="741" draw:style-name="gr5" draw:text-style-name="P32" svg:x1="7.102cm" svg:y1="1.492cm" svg:x2="6.867cm" svg:y2="1.208cm"><text:p/></draw:line><draw:line text:anchor-type="paragraph" draw:z-index="740" draw:style-name="gr5" draw:text-style-name="P32" svg:x1="6.867cm" svg:y1="1.209cm" svg:x2="7.202cm" svg:y2="1.041cm"><text:p/></draw:line><draw:line text:anchor-type="paragraph" draw:z-index="739" draw:style-name="gr5" draw:text-style-name="P32" svg:x1="8.123cm" svg:y1="0.421cm" svg:x2="7.973cm" svg:y2="0.153cm"><text:p/></draw:line><draw:line text:anchor-type="paragraph" draw:z-index="738" draw:style-name="gr5" draw:text-style-name="P32" svg:x1="7.973cm" svg:y1="0.153cm" svg:x2="8.291cm" svg:y2="0.019cm"><text:p/></draw:line><draw:path text:anchor-type="paragraph" draw:z-index="737" draw:style-name="gr5" draw:text-style-name="P32" svg:width="1.199cm" svg:height="1.471cm" draw:transform="rotate (-0.456578132322816) translate (7.51584984312758cm -0.0954289603600147cm)" svg:viewBox="0 0 1200 1472" svg:d="m534 15c272-79 363 171 508 310 137 132 116 329 153 503 48 228-239 279-355 418-147 177-355 13-524 108l-173 28-143 90v0"><text:p/></draw:path><draw:frame text:anchor-type="paragraph" draw:z-index="736" draw:style-name="gr41" svg:width="0.442cm" svg:height="0.489cm" svg:x="5.958cm" svg:y="0.878cm"><draw:text-box><text:p>8</text:p></draw:text-box></draw:frame><draw:line text:anchor-type="paragraph" draw:z-index="734" draw:style-name="gr5" draw:text-style-name="P32" svg:x1="6.996cm" svg:y1="0.545cm" svg:x2="6.174cm" svg:y2="0.774cm"><text:p/></draw:line><draw:custom-shape text:anchor-type="paragraph" draw:z-index="731" draw:style-name="gr23" svg:width="1.089cm" svg:height="0.638cm" svg:x="4.053cm" svg:y="0.506cm"><text:p/><draw:enhanced-geometry svg:viewBox="0 0 21600 21600" draw:text-areas="0 0 21600 21600" draw:type="notched-right-arrow" draw:modifiers="16200 5400" draw:enhanced-path="M 0 ?f1 L ?f0 ?f1 ?f0 0 21600 10800 ?f0 21600 ?f0 ?f2 0 ?f2 ?f5 10800 0 ?f1 Z N"><draw:equation draw:name="f0" draw:formula="$0 "/><draw:equation draw:name="f1" draw:formula="$1 "/><draw:equation draw:name="f2" draw:formula="21600-$1 "/><draw:equation draw:name="f3" draw:formula="21600-$0 "/><draw:equation draw:name="f4" draw:formula="10800-$1 "/><draw:equation draw:name="f5" draw:formula="?f3 *?f4 /10800"/><draw:handle draw:handle-position="$0 $1" draw:handle-range-x-minimum="0" draw:handle-range-x-maximum="21600" draw:handle-range-y-minimum="0" draw:handle-range-y-maximum="10800"/></draw:enhanced-geometry></draw:custom-shape></text:p>
      <text:p text:style-name="P17"/>
      <text:p text:style-name="P17"/>
      <text:p text:style-name="P17"/>
      <text:p text:style-name="P17"/>
      <text:p text:style-name="P20"/>
      <text:p text:style-name="P20">Συνέχεια της 1 (Αλγόριθμος 2)<draw:frame draw:style-name="fr2" draw:name="Αντικείμενο58" text:anchor-type="char" svg:x="5.745cm" svg:y="0.245cm" svg:width="9.379cm" svg:height="1.097cm" draw:z-index="752"><draw:object xlink:href="./Object 60" xlink:type="simple" xlink:show="embed" xlink:actuate="onLoad"/><draw:image xlink:href="./ObjectReplacements/Object 60" xlink:type="simple" xlink:show="embed" xlink:actuate="onLoad"/><svg:desc>τύπος</svg:desc></draw:frame></text:p>
      <text:p text:style-name="P21">Είχαμε μείνει σε αυτή τη σχέση:<text:span text:style-name="T1"> </text:span></text:p>
      <text:p text:style-name="P13"/>
      <text:p text:style-name="P21">Αντιλαμβανόμαστε ότι η ποσότητα<draw:frame draw:style-name="fr1" draw:name="Αντικείμενο59" text:anchor-type="as-char" svg:width="1.438cm" svg:height="0.527cm" draw:z-index="753"><draw:object xlink:href="./Object 61" xlink:type="simple" xlink:show="embed" xlink:actuate="onLoad"/><draw:image xlink:href="./ObjectReplacements/Object 61" xlink:type="simple" xlink:show="embed" xlink:actuate="onLoad"/></draw:frame>υπερισχύει της <text:span text:style-name="T1">n. </text:span>Άρα η πολυπλοκότητα είναι<draw:frame draw:style-name="fr1" draw:name="Αντικείμενο60" text:anchor-type="as-char" svg:width="2.074cm" svg:height="0.58cm" draw:z-index="754"><draw:object xlink:href="./Object 62" xlink:type="simple" xlink:show="embed" xlink:actuate="onLoad"/><draw:image xlink:href="./ObjectReplacements/Object 62"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l" fo:country="G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l" fo:country="G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524cm" fo:margin-bottom="2.00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initial-creator>Vasilis Manavis</meta:initial-creator>
    <meta:creation-date>2012-04-28T14:49:52</meta:creation-date>
    <dc:creator>Vasilis Manavis</dc:creator>
    <dc:date>2012-05-08T19:01:59.24</dc:date>
    <meta:printed-by>Vasileios-Ioannis Manavis</meta:printed-by>
    <meta:print-date>2012-05-03T14:24:37</meta:print-date>
    <meta:editing-cycles>41</meta:editing-cycles>
    <meta:editing-duration>P2DT3H30M58S</meta:editing-duration>
    <meta:document-statistic meta:table-count="10" meta:image-count="0" meta:object-count="68" meta:page-count="14" meta:paragraph-count="169" meta:word-count="2674" meta:character-count="16275"/>
    <meta:user-defined meta:name="Info 1"/>
    <meta:user-defined meta:name="Info 2"/>
    <meta:user-defined meta:name="Info 3"/>
    <meta:user-defined meta:name="Info 4"/>
  </office:meta>
</office:document-meta>
</file>

<file path=Object 1/content.xml><?xml version="1.0" encoding="utf-8"?>
<math xmlns="http://www.w3.org/1998/Math/MathML">
  <semantics>
    <mrow>
      <mi>T</mi>
      <mrow>
        <mrow>
          <mo stretchy="false">(</mo>
          <mi>n</mi>
          <mo stretchy="false">)</mo>
        </mrow>
        <mo stretchy="false">=</mo>
        <mn>3T</mn>
      </mrow>
      <mrow>
        <mrow>
          <mfenced open="(" close=")">
            <mfrac>
              <mi>n</mi>
              <mn>2</mn>
            </mfrac>
          </mfenced>
          <mo stretchy="false">+</mo>
          <mi>n</mi>
        </mrow>
        <mo stretchy="false">=</mo>
        <mn>3</mn>
      </mrow>
      <mrow>
        <mfenced open="[" close="]">
          <mrow>
            <mn>3T</mn>
            <mfenced open="(" close=")">
              <mfrac>
                <mi>n</mi>
                <msup>
                  <mn>2</mn>
                  <mn>2</mn>
                </msup>
              </mfrac>
            </mfenced>
            <mrow>
              <mi/>
              <mo stretchy="false">+</mo>
              <mi/>
            </mrow>
            <mfrac>
              <mi>n</mi>
              <mn>2</mn>
            </mfrac>
            <mi/>
          </mrow>
        </mfenced>
        <mo stretchy="false">+</mo>
        <mi>n</mi>
      </mrow>
      <mrow>
        <mi/>
        <mo stretchy="false">=</mo>
        <mi/>
      </mrow>
      <msup>
        <mn>3</mn>
        <mn>2</mn>
      </msup>
      <mi>T</mi>
      <mrow>
        <mfenced open="(" close=")">
          <mfrac>
            <mi>n</mi>
            <msup>
              <mn>2</mn>
              <mn>2</mn>
            </msup>
          </mfrac>
        </mfenced>
        <mo stretchy="false">+</mo>
        <mi>n</mi>
      </mrow>
      <mrow>
        <mi/>
        <mo stretchy="false">+</mo>
        <mn>3</mn>
      </mrow>
      <mrow>
        <mrow>
          <mfrac>
            <mi>n</mi>
            <mn>2</mn>
          </mfrac>
          <mo stretchy="false">=</mo>
          <mn>...........</mn>
        </mrow>
        <mo stretchy="false">=</mo>
        <mi/>
      </mrow>
      <msup>
        <mn>3</mn>
        <mi>k</mi>
      </msup>
      <mi>T</mi>
      <mrow>
        <mfenced open="(" close=")">
          <mfrac>
            <mi>n</mi>
            <msup>
              <mn>2</mn>
              <mi>k</mi>
            </msup>
          </mfrac>
        </mfenced>
        <mo stretchy="false">+</mo>
        <mi>n</mi>
      </mrow>
      <mrow>
        <munderover>
          <mo stretchy="false">∑</mo>
          <mrow>
            <mi>i</mi>
            <mo stretchy="false">=</mo>
            <mn>0</mn>
          </mrow>
          <mrow>
            <mi>k</mi>
            <mo stretchy="false">−</mo>
            <mn>1</mn>
          </mrow>
        </munderover>
        <msup>
          <mfenced open="(" close=")">
            <mfrac>
              <mn>3</mn>
              <mn>2</mn>
            </mfrac>
          </mfenced>
          <mi>i</mi>
        </msup>
      </mrow>
    </mrow>
    <annotation encoding="StarMath 5.0">T(n)=3T left ( n over 2 right ) +n=3 left [ 3T left ( n over 2^2 right ) `+`n over 2` right ]+n`=` 3^2 T left ( n over 2^2 right )+n`+3 n over 2=...........=`3^k T left ( n over 2^k right ) +n sum from {i=0} to {k-1} left ( 3 over 2 right )^i</annotation>
  </semantics>
</math>
</file>

<file path=Object 10/content.xml><?xml version="1.0" encoding="utf-8"?>
<math xmlns="http://www.w3.org/1998/Math/MathML">
  <semantics>
    <mrow>
      <mi>T</mi>
      <mrow>
        <mrow>
          <mo stretchy="false">(</mo>
          <mi>n</mi>
          <mo stretchy="false">)</mo>
        </mrow>
        <mo stretchy="false">=</mo>
        <mn>3T</mn>
      </mrow>
      <mrow>
        <mfenced open="(" close=")">
          <mrow>
            <mi>n</mi>
            <mo stretchy="false">−</mo>
            <mn>1</mn>
          </mrow>
        </mfenced>
        <mo stretchy="false">+</mo>
        <mn>1</mn>
      </mrow>
    </mrow>
    <annotation encoding="StarMath 5.0">T(n)=3T left ( n - 1 right ) + 1</annotation>
  </semantics>
</math>
</file>

<file path=Object 11/content.xml><?xml version="1.0" encoding="utf-8"?>
<math xmlns="http://www.w3.org/1998/Math/MathML">
  <semantics>
    <mrow>
      <mi>T</mi>
      <mrow>
        <mrow>
          <mo stretchy="false">(</mo>
          <mi>n</mi>
          <mo stretchy="false">)</mo>
        </mrow>
        <mo stretchy="false">=</mo>
        <mn>4T</mn>
      </mrow>
      <mrow>
        <mfenced open="(" close=")">
          <mfrac>
            <mi>n</mi>
            <mn>2</mn>
          </mfrac>
        </mfenced>
        <mo stretchy="false">+</mo>
        <msup>
          <mi>n</mi>
          <mn>2</mn>
        </msup>
      </mrow>
    </mrow>
    <annotation encoding="StarMath 5.0">T(n)=4T left ( n over 2 right ) + n^2</annotation>
  </semantics>
</math>
</file>

<file path=Object 12/content.xml><?xml version="1.0" encoding="utf-8"?>
<math xmlns="http://www.w3.org/1998/Math/MathML">
  <semantics>
    <mfrac>
      <mn>2n</mn>
      <mn>3</mn>
    </mfrac>
    <annotation encoding="StarMath 5.0">2n over 3</annotation>
  </semantics>
</math>
</file>

<file path=Object 13/content.xml><?xml version="1.0" encoding="utf-8"?>
<math xmlns="http://www.w3.org/1998/Math/MathML">
  <semantics>
    <mrow>
      <mi>T</mi>
      <mrow>
        <mo stretchy="false">(</mo>
        <mi>n</mi>
        <mo stretchy="false">)</mo>
      </mrow>
      <mrow>
        <mi/>
        <mo stretchy="false">=</mo>
        <mi/>
      </mrow>
      <mn>3T</mn>
      <mfenced open="(" close=")">
        <mfrac>
          <mn>2n</mn>
          <mn>3</mn>
        </mfrac>
      </mfenced>
      <mrow>
        <mi/>
        <mo stretchy="false">+</mo>
        <mi/>
      </mrow>
      <mi>O</mi>
      <mrow>
        <mo stretchy="false">(</mo>
        <mn>1</mn>
        <mo stretchy="false">)</mo>
      </mrow>
      <mrow>
        <mi/>
        <mo stretchy="false">=</mo>
        <mi/>
      </mrow>
      <mn>3T</mn>
      <mfenced open="(" close=")">
        <mfrac>
          <mi>n</mi>
          <mrow>
            <mn>3</mn>
            <mo stretchy="false">/</mo>
            <mn>2</mn>
          </mrow>
        </mfrac>
      </mfenced>
      <mrow>
        <mi/>
        <mo stretchy="false">+</mo>
        <mi/>
      </mrow>
      <mi>O</mi>
      <mrow>
        <mo stretchy="false">(</mo>
        <mn>1</mn>
        <mo stretchy="false">)</mo>
      </mrow>
    </mrow>
    <annotation encoding="StarMath 5.0">T(n)`=`3T left ( 2n over 3 right ) `+` O(1)`=`3T left ( n over {3/2} right ) `+` O(1)</annotation>
  </semantics>
</math>
</file>

<file path=Object 14/content.xml><?xml version="1.0" encoding="utf-8"?>
<math xmlns="http://www.w3.org/1998/Math/MathML">
  <semantics>
    <mrow>
      <msup>
        <mi>n</mi>
        <mstyle mathsize="10pt">
          <mrow>
            <mrow>
              <msub>
                <mi>log</mi>
                <mi>b</mi>
              </msub>
              <mrow>
                <mo stretchy="false">(</mo>
                <mrow>
                  <mi>a</mi>
                  <mo stretchy="false">−</mo>
                  <mi>ε</mi>
                </mrow>
                <mo stretchy="false">)</mo>
              </mrow>
            </mrow>
          </mrow>
        </mstyle>
      </msup>
      <mrow>
        <mi/>
        <mo stretchy="false">=</mo>
        <mi/>
      </mrow>
      <msup>
        <mi>n</mi>
        <mstyle mathsize="10pt">
          <mrow>
            <mrow>
              <msub>
                <mi>log</mi>
                <mn>1.5</mn>
              </msub>
              <mrow>
                <mo stretchy="false">(</mo>
                <mrow>
                  <mn>3</mn>
                  <mo stretchy="false">−</mo>
                  <mn>1.5</mn>
                </mrow>
                <mo stretchy="false">)</mo>
              </mrow>
            </mrow>
          </mrow>
        </mstyle>
      </msup>
      <mrow>
        <mi/>
        <mo stretchy="false">=</mo>
        <mi/>
      </mrow>
      <msup>
        <mi>n</mi>
        <mstyle mathsize="10pt">
          <mrow>
            <mrow>
              <msub>
                <mi>log</mi>
                <mn>1.5</mn>
              </msub>
              <mrow>
                <mo stretchy="false">(</mo>
                <mn>1.5</mn>
                <mo stretchy="false">)</mo>
              </mrow>
            </mrow>
          </mrow>
        </mstyle>
      </msup>
      <mrow>
        <mi/>
        <mo stretchy="false">=</mo>
        <mi/>
      </mrow>
      <msup>
        <mi>n</mi>
        <mn>1</mn>
      </msup>
      <mrow>
        <mi/>
        <mo stretchy="false">=</mo>
        <mi/>
      </mrow>
      <mi>n</mi>
      <mi/>
      <mo stretchy="false">⇒</mo>
      <mi/>
      <mn>1</mn>
      <mrow>
        <mi/>
        <mo stretchy="false">=</mo>
        <mi/>
      </mrow>
      <mi>O</mi>
      <mrow>
        <mo stretchy="false">(</mo>
        <mi>n</mi>
        <mo stretchy="false">)</mo>
      </mrow>
    </mrow>
    <annotation encoding="StarMath 5.0">n^size 10{log_{b}(a-ε)}`=`n^size 10{log_{1.5}(3-1.5)}`=`n^size 10{log_{1.5}(1.5)}`=`n^1`=`n `drarrow`1`=`O(n)</annotation>
  </semantics>
</math>
</file>

<file path=Object 15/content.xml><?xml version="1.0" encoding="utf-8"?>
<math xmlns="http://www.w3.org/1998/Math/MathML">
  <semantics>
    <mrow>
      <mi>T</mi>
      <mrow>
        <mo stretchy="false">(</mo>
        <mi>n</mi>
        <mo stretchy="false">)</mo>
      </mrow>
      <mrow>
        <mi/>
        <mo stretchy="false">=</mo>
        <mi/>
      </mrow>
      <mi>Θ</mi>
      <mfenced open="(" close=")">
        <msup>
          <mi>n</mi>
          <mstyle mathsize="10pt">
            <mrow>
              <mrow>
                <msub>
                  <mi>log</mi>
                  <mn>1.5</mn>
                </msub>
                <mn>3</mn>
              </mrow>
            </mrow>
          </mstyle>
        </msup>
      </mfenced>
      <mrow>
        <mi/>
        <mo stretchy="false">≈</mo>
        <mi/>
      </mrow>
      <mi>Θ</mi>
      <mfenced open="(" close=")">
        <msup>
          <mi>n</mi>
          <mn>2.7</mn>
        </msup>
      </mfenced>
    </mrow>
    <annotation encoding="StarMath 5.0">T(n)`=`Θ left ( n^size 10{log_{1.5}3} right )`approx`Θ left ( n^2.7 right )</annotation>
  </semantics>
</math>
</file>

<file path=Object 16/content.xml><?xml version="1.0" encoding="utf-8"?>
<math xmlns="http://www.w3.org/1998/Math/MathML">
  <semantics>
    <mfrac>
      <mi>n</mi>
      <mn>2</mn>
    </mfrac>
    <annotation encoding="StarMath 5.0">n over 2</annotation>
  </semantics>
</math>
</file>

<file path=Object 17/content.xml><?xml version="1.0" encoding="utf-8"?>
<math xmlns="http://www.w3.org/1998/Math/MathML">
  <semantics>
    <mrow>
      <mi>T</mi>
      <mrow>
        <mrow>
          <mo stretchy="false">(</mo>
          <mi>n</mi>
          <mo stretchy="false">)</mo>
        </mrow>
        <mo stretchy="false">=</mo>
        <mn>2T</mn>
      </mrow>
      <mrow>
        <mfenced open="(" close=")">
          <mfrac>
            <mi>n</mi>
            <mn>2</mn>
          </mfrac>
        </mfenced>
        <mo stretchy="false">+</mo>
        <mi>O</mi>
      </mrow>
      <mrow>
        <mrow>
          <mrow>
            <mo stretchy="false">(</mo>
            <mrow>
              <mi>n</mi>
              <mi mathvariant="italic">logn</mi>
            </mrow>
            <mo stretchy="false">)</mo>
          </mrow>
          <mo stretchy="false">=</mo>
          <mn>..............</mn>
        </mrow>
        <mo stretchy="false">=</mo>
        <msup>
          <mn>2</mn>
          <mi>k</mi>
        </msup>
      </mrow>
      <mi>T</mi>
      <mrow>
        <mfenced open="(" close=")">
          <mfrac>
            <mi>n</mi>
            <msup>
              <mn>2</mn>
              <mi>k</mi>
            </msup>
          </mfrac>
        </mfenced>
        <mo stretchy="false">+</mo>
        <mi>n</mi>
      </mrow>
      <mrow>
        <munderover>
          <mo stretchy="false">∑</mo>
          <mrow>
            <mi>i</mi>
            <mo stretchy="false">=</mo>
            <mn>0</mn>
          </mrow>
          <mrow>
            <mi>k</mi>
            <mo stretchy="false">−</mo>
            <mn>1</mn>
          </mrow>
        </munderover>
        <mi>log</mi>
      </mrow>
      <mrow>
        <mfenced open="(" close=")">
          <mfrac>
            <mi>n</mi>
            <msup>
              <mn>2</mn>
              <mi>i</mi>
            </msup>
          </mfrac>
        </mfenced>
        <mo stretchy="false">=</mo>
        <msup>
          <mn>2</mn>
          <mi>k</mi>
        </msup>
      </mrow>
      <mi>T</mi>
      <mrow>
        <mfenced open="(" close=")">
          <mfrac>
            <mi>n</mi>
            <msup>
              <mn>2</mn>
              <mi>k</mi>
            </msup>
          </mfrac>
        </mfenced>
        <mo stretchy="false">+</mo>
        <mi/>
      </mrow>
      <mi>n</mi>
      <mrow>
        <munderover>
          <mo stretchy="false">∑</mo>
          <mrow>
            <mi>i</mi>
            <mo stretchy="false">=</mo>
            <mn>0</mn>
          </mrow>
          <mrow>
            <mi>k</mi>
            <mo stretchy="false">−</mo>
            <mn>1</mn>
          </mrow>
        </munderover>
        <mfenced open="(" close=")">
          <mrow>
            <mi mathvariant="italic">logn</mi>
            <mrow>
              <mi/>
              <mo stretchy="false">−</mo>
              <mi/>
            </mrow>
            <mi>i</mi>
          </mrow>
        </mfenced>
      </mrow>
      <mrow>
        <mi/>
        <mo stretchy="false">=</mo>
        <mi/>
      </mrow>
    </mrow>
    <annotation encoding="StarMath 5.0">T(n)=2T left ( n over 2 right ) + O(n logn)=..............=2^k T left ( n over 2^k right ) + 
n sum from {i=0} to{k-1} log left ( n over 2^i right ) =2^k T left ( n over 2^k right ) +`n sum from {i=0} to{k-1} left ( logn `-`i right ) `=`</annotation>
  </semantics>
</math>
</file>

<file path=Object 18/content.xml><?xml version="1.0" encoding="utf-8"?>
<math xmlns="http://www.w3.org/1998/Math/MathML">
  <semantics>
    <mrow>
      <msup>
        <mi>n</mi>
        <mstyle mathsize="10pt">
          <mrow>
            <mrow>
              <msub>
                <mi>log</mi>
                <mi>b</mi>
              </msub>
              <mrow>
                <mo stretchy="false">(</mo>
                <mrow>
                  <mi>a</mi>
                  <mo stretchy="false">−</mo>
                  <mi>ε</mi>
                </mrow>
                <mo stretchy="false">)</mo>
              </mrow>
            </mrow>
          </mrow>
        </mstyle>
      </msup>
      <mrow>
        <mi/>
        <mo stretchy="false">=</mo>
        <mi/>
      </mrow>
      <msup>
        <mi>n</mi>
        <mstyle mathsize="10pt">
          <mrow>
            <mrow>
              <msub>
                <mi>log</mi>
                <mn>2</mn>
              </msub>
              <mrow>
                <mo stretchy="false">(</mo>
                <mrow>
                  <mn>5</mn>
                  <mo stretchy="false">−</mo>
                  <mn>1</mn>
                </mrow>
                <mo stretchy="false">)</mo>
              </mrow>
            </mrow>
          </mrow>
        </mstyle>
      </msup>
      <mrow>
        <mi/>
        <mo stretchy="false">=</mo>
        <mi/>
      </mrow>
      <msup>
        <mi>n</mi>
        <mstyle mathsize="10pt">
          <mrow>
            <mrow>
              <msub>
                <mi>log</mi>
                <mn>2</mn>
              </msub>
              <mn>4</mn>
            </mrow>
          </mrow>
        </mstyle>
      </msup>
      <mrow>
        <mi/>
        <mo stretchy="false">=</mo>
        <mi/>
      </mrow>
      <msup>
        <mi>n</mi>
        <mn>2</mn>
      </msup>
      <mi/>
      <mo stretchy="false">⇒</mo>
      <mi/>
      <mi>n</mi>
      <mi mathvariant="italic">logn</mi>
      <mrow>
        <mi/>
        <mo stretchy="false">=</mo>
        <mi/>
      </mrow>
      <mi>O</mi>
      <mrow>
        <mo stretchy="false">(</mo>
        <msup>
          <mi>n</mi>
          <mn>2</mn>
        </msup>
        <mo stretchy="false">)</mo>
      </mrow>
    </mrow>
    <annotation encoding="StarMath 5.0">n^size 10{log_{b}(a-ε)}`=`n^size 10{log_{2}(5-1)}`=`n^size 10{log_{2}4}`=`n^2`drarrow`n logn`=`O(n^2)</annotation>
  </semantics>
</math>
</file>

<file path=Object 19/content.xml><?xml version="1.0" encoding="utf-8"?>
<math xmlns="http://www.w3.org/1998/Math/MathML">
  <semantics>
    <mrow>
      <mi>T</mi>
      <mrow>
        <mo stretchy="false">(</mo>
        <mi>n</mi>
        <mo stretchy="false">)</mo>
      </mrow>
      <mrow>
        <mi/>
        <mo stretchy="false">=</mo>
        <mi/>
      </mrow>
      <mi>Θ</mi>
      <mfenced open="(" close=")">
        <msup>
          <mi>n</mi>
          <mstyle mathsize="10pt">
            <mrow>
              <mrow>
                <msub>
                  <mi>log</mi>
                  <mn>2</mn>
                </msub>
                <mn>5</mn>
              </mrow>
            </mrow>
          </mstyle>
        </msup>
      </mfenced>
    </mrow>
    <annotation encoding="StarMath 5.0">T(n)`=`Θ left ( n^size 10{log_{2}5} right )</annotation>
  </semantics>
</math>
</file>

<file path=Object 2/content.xml><?xml version="1.0" encoding="utf-8"?>
<math xmlns="http://www.w3.org/1998/Math/MathML">
  <semantics>
    <mrow>
      <mi>T</mi>
      <mrow>
        <mrow>
          <mo stretchy="false">(</mo>
          <mi>n</mi>
          <mo stretchy="false">)</mo>
        </mrow>
        <mo stretchy="false">=</mo>
        <mi>T</mi>
      </mrow>
      <mrow>
        <mrow>
          <mfenced open="(" close=")">
            <msup>
              <mi>n</mi>
              <mfrac>
                <mn>1</mn>
                <mn>2</mn>
              </mfrac>
            </msup>
          </mfenced>
          <mo stretchy="false">+</mo>
          <mn>1</mn>
        </mrow>
        <mo stretchy="false">=</mo>
        <mrow>
          <mfenced open="[" close="]">
            <mrow>
              <mi>T</mi>
              <mfenced open="(" close=")">
                <msup>
                  <mi>n</mi>
                  <mfrac>
                    <mn>1</mn>
                    <msup>
                      <mn>2</mn>
                      <mn>2</mn>
                    </msup>
                  </mfrac>
                </msup>
              </mfenced>
              <mrow>
                <mi/>
                <mo stretchy="false">+</mo>
                <mi/>
              </mrow>
              <mn>1</mn>
            </mrow>
          </mfenced>
          <mo stretchy="false">+</mo>
          <mn>1</mn>
        </mrow>
      </mrow>
      <mrow>
        <mi/>
        <mo stretchy="false">=</mo>
        <mi/>
      </mrow>
      <mrow>
        <mn>...........</mn>
        <mo stretchy="false">=</mo>
        <mi/>
      </mrow>
      <mi>T</mi>
      <mrow>
        <mfenced open="(" close=")">
          <msup>
            <mi>n</mi>
            <mfrac>
              <mn>1</mn>
              <mstyle mathsize="10pt">
                <mrow>
                  <msup>
                    <mn>2</mn>
                    <mi>k</mi>
                  </msup>
                </mrow>
              </mstyle>
            </mfrac>
          </msup>
        </mfenced>
        <mo stretchy="false">+</mo>
        <mi>k</mi>
      </mrow>
    </mrow>
    <annotation encoding="StarMath 5.0">T(n)=T left ( n^{1 over 2} right ) +1= left [ T left ( n^{1 over 2^2} right ) `+`1 right ]+1`=`...........=`T left ( n^{1 over size 10 {2^k}} right ) +{k}</annotation>
  </semantics>
</math>
</file>

<file path=Object 20/content.xml><?xml version="1.0" encoding="utf-8"?>
<math xmlns="http://www.w3.org/1998/Math/MathML">
  <semantics>
    <mrow>
      <mi/>
      <mo stretchy="false">⇒</mo>
      <mi/>
      <mi>T</mi>
      <mrow>
        <mo stretchy="false">(</mo>
        <mi>n</mi>
        <mo stretchy="false">)</mo>
      </mrow>
      <mrow>
        <mi/>
        <mo stretchy="false">=</mo>
        <mi/>
      </mrow>
      <mi>Θ</mi>
      <mfenced open="(" close=")">
        <msup>
          <mi>n</mi>
          <mstyle mathsize="9pt">
            <mrow>
              <mn>2,32</mn>
            </mrow>
          </mstyle>
        </msup>
      </mfenced>
    </mrow>
    <annotation encoding="StarMath 5.0">`drarrow`T(n)`=`Θ left ( n^size 9{2,32} right )</annotation>
  </semantics>
</math>
</file>

<file path=Object 21/content.xml><?xml version="1.0" encoding="utf-8"?>
<math xmlns="http://www.w3.org/1998/Math/MathML">
  <semantics>
    <mrow>
      <mi>T</mi>
      <mrow>
        <mrow>
          <mo stretchy="false">(</mo>
          <mrow>
            <mi>n</mi>
            <mo stretchy="false">−</mo>
            <mn>1</mn>
          </mrow>
          <mo stretchy="false">)</mo>
        </mrow>
        <mo stretchy="false">=</mo>
        <mn>3T</mn>
      </mrow>
      <mrow>
        <mfenced open="(" close=")">
          <mrow>
            <mi>n</mi>
            <mo stretchy="false">−</mo>
            <mn>2</mn>
          </mrow>
        </mfenced>
        <mo stretchy="false">+</mo>
        <mn>1</mn>
      </mrow>
    </mrow>
    <annotation encoding="StarMath 5.0">T(n-1)=3T left ( n -2 right ) + 1</annotation>
  </semantics>
</math>
</file>

<file path=Object 22/content.xml><?xml version="1.0" encoding="utf-8"?>
<math xmlns="http://www.w3.org/1998/Math/MathML">
  <semantics>
    <mrow>
      <mi>T</mi>
      <mrow>
        <mrow>
          <mo stretchy="false">(</mo>
          <mi>n</mi>
          <mo stretchy="false">)</mo>
        </mrow>
        <mo stretchy="false">=</mo>
        <mn>3</mn>
      </mrow>
      <mrow>
        <mfenced open="[" close="]">
          <mrow>
            <mn>3</mn>
            <mi>T</mi>
            <mrow>
              <mrow>
                <mo stretchy="false">(</mo>
                <mrow>
                  <mi>n</mi>
                  <mo stretchy="false">−</mo>
                  <mn>2</mn>
                </mrow>
                <mo stretchy="false">)</mo>
              </mrow>
              <mo stretchy="false">+</mo>
              <mn>1</mn>
            </mrow>
          </mrow>
        </mfenced>
        <mo stretchy="false">+</mo>
        <mn>1</mn>
      </mrow>
      <mrow>
        <mi/>
        <mo stretchy="false">=</mo>
        <mi/>
      </mrow>
      <msup>
        <mn>3</mn>
        <mn>2</mn>
      </msup>
      <mi>T</mi>
      <mrow>
        <mrow>
          <mrow>
            <mo stretchy="false">(</mo>
            <mrow>
              <mi>n</mi>
              <mo stretchy="false">−</mo>
              <mn>2</mn>
            </mrow>
            <mo stretchy="false">)</mo>
          </mrow>
          <mo stretchy="false">+</mo>
          <msup>
            <mn>3</mn>
            <mn>1</mn>
          </msup>
        </mrow>
        <mo stretchy="false">+</mo>
        <msup>
          <mn>3</mn>
          <mn>0</mn>
        </msup>
      </mrow>
      <mrow>
        <mi/>
        <mo stretchy="false">=</mo>
        <mi/>
      </mrow>
      <mn>.............</mn>
      <mrow>
        <mi/>
        <mo stretchy="false">=</mo>
        <mi/>
      </mrow>
      <msup>
        <mn>3</mn>
        <mi>k</mi>
      </msup>
      <mi>T</mi>
      <mrow>
        <mrow>
          <mrow>
            <mo stretchy="false">(</mo>
            <mrow>
              <mi>n</mi>
              <mo stretchy="false">−</mo>
              <mi>k</mi>
            </mrow>
            <mo stretchy="false">)</mo>
          </mrow>
          <mo stretchy="false">+</mo>
          <mrow>
            <munderover>
              <mo stretchy="false">∑</mo>
              <mrow>
                <mi>i</mi>
                <mo stretchy="false">=</mo>
                <mn>0</mn>
              </mrow>
              <mrow>
                <mi>k</mi>
                <mo stretchy="false">−</mo>
                <mn>1</mn>
              </mrow>
            </munderover>
            <msup>
              <mn>3</mn>
              <mi>i</mi>
            </msup>
          </mrow>
        </mrow>
        <mo stretchy="false">=</mo>
        <mi/>
      </mrow>
    </mrow>
    <annotation encoding="StarMath 5.0">T(n)=3 left [ 3 T(n-2)+1 right ] + 1`=`3^2 T(n-2)+3^1+3^0`=`.............`=`3^k T(n-k)+sum from {i=0} to {k-1} 3^i=`</annotation>
  </semantics>
</math>
</file>

<file path=Object 23/content.xml><?xml version="1.0" encoding="utf-8"?>
<math xmlns="http://www.w3.org/1998/Math/MathML">
  <semantics>
    <mrow>
      <msup>
        <mn>3</mn>
        <mi>k</mi>
      </msup>
      <mi>T</mi>
      <mrow>
        <mrow>
          <mo stretchy="false">(</mo>
          <mrow>
            <mi>n</mi>
            <mo stretchy="false">−</mo>
            <mi>k</mi>
          </mrow>
          <mo stretchy="false">)</mo>
        </mrow>
        <mo stretchy="false">+</mo>
        <mfrac>
          <mrow>
            <msup>
              <mn>3</mn>
              <mi>n</mi>
            </msup>
            <mo stretchy="false">−</mo>
            <mn>1</mn>
          </mrow>
          <mn>2</mn>
        </mfrac>
      </mrow>
    </mrow>
    <annotation encoding="StarMath 5.0">3^k T(n-k)+{3^n -1} over 2</annotation>
  </semantics>
</math>
</file>

<file path=Object 24/content.xml><?xml version="1.0" encoding="utf-8"?>
<math xmlns="http://www.w3.org/1998/Math/MathML">
  <semantics>
    <mrow>
      <msup>
        <mn>3</mn>
        <mi>n</mi>
      </msup>
      <mi>T</mi>
      <mrow>
        <mrow>
          <mo stretchy="false">(</mo>
          <mn>0</mn>
          <mo stretchy="false">)</mo>
        </mrow>
        <mo stretchy="false">+</mo>
        <mfrac>
          <mrow>
            <msup>
              <mn>3</mn>
              <mi>n</mi>
            </msup>
            <mo stretchy="false">−</mo>
            <mn>1</mn>
          </mrow>
          <mn>2</mn>
        </mfrac>
      </mrow>
      <mrow>
        <mi/>
        <mo stretchy="false">=</mo>
        <mi/>
      </mrow>
      <mrow>
        <msup>
          <mn>3</mn>
          <mi>n</mi>
        </msup>
        <mo stretchy="false">+</mo>
        <mfrac>
          <msup>
            <mn>3</mn>
            <mi>n</mi>
          </msup>
          <mn>2</mn>
        </mfrac>
      </mrow>
      <mrow>
        <mi/>
        <mo stretchy="false">−</mo>
        <mi/>
      </mrow>
      <mfrac>
        <mn>1</mn>
        <mn>2</mn>
      </mfrac>
      <mrow>
        <mi/>
        <mo stretchy="false">=</mo>
        <mi/>
      </mrow>
      <mfrac>
        <mn>3</mn>
        <mn>2</mn>
      </mfrac>
      <msup>
        <mn>3</mn>
        <mi>n</mi>
      </msup>
      <mrow>
        <mi/>
        <mo stretchy="false">−</mo>
        <mi/>
      </mrow>
      <mfrac>
        <mn>1</mn>
        <mn>2</mn>
      </mfrac>
      <mrow>
        <mi/>
        <mo stretchy="false">=</mo>
        <mi/>
      </mrow>
      <mi>Θ</mi>
      <mrow>
        <mo stretchy="false">(</mo>
        <msup>
          <mn>3</mn>
          <mi>n</mi>
        </msup>
        <mo stretchy="false">)</mo>
      </mrow>
    </mrow>
    <annotation encoding="StarMath 5.0">3^n T(0)+{3^n -1} over 2`=`3^n + 3^n over 2 `-` 1 over 2`=`3 over 2 3^n`-`1 over 2`=`Θ(3^n)</annotation>
  </semantics>
</math>
</file>

<file path=Object 25/content.xml><?xml version="1.0" encoding="utf-8"?>
<math xmlns="http://www.w3.org/1998/Math/MathML">
  <semantics>
    <mrow>
      <msup>
        <mi>n</mi>
        <mstyle mathsize="10pt">
          <mrow>
            <mrow>
              <msub>
                <mi>log</mi>
                <mi>b</mi>
              </msub>
              <mi>a</mi>
            </mrow>
          </mrow>
        </mstyle>
      </msup>
      <mrow>
        <mi/>
        <mo stretchy="false">=</mo>
        <mi/>
      </mrow>
      <msup>
        <mi>n</mi>
        <mstyle mathsize="10pt">
          <mrow>
            <mrow>
              <msub>
                <mi>log</mi>
                <mn>2</mn>
              </msub>
              <mn>4</mn>
            </mrow>
          </mrow>
        </mstyle>
      </msup>
      <mrow>
        <mi/>
        <mo stretchy="false">=</mo>
        <mi/>
      </mrow>
      <msup>
        <mi>n</mi>
        <mn>2</mn>
      </msup>
      <mi/>
      <mo stretchy="false">⇒</mo>
      <mi/>
      <msup>
        <mi>n</mi>
        <mn>2</mn>
      </msup>
      <mrow>
        <mi/>
        <mo stretchy="false">=</mo>
        <mi/>
      </mrow>
      <mi>Θ</mi>
      <mrow>
        <mo stretchy="false">(</mo>
        <msup>
          <mi>n</mi>
          <mn>2</mn>
        </msup>
        <mo stretchy="false">)</mo>
      </mrow>
    </mrow>
    <annotation encoding="StarMath 5.0">n^size 10{log_{b}a}`=`n^size 10{log_{2}4}`=`n^2`drarrow`n^2`=`Θ(n^2)</annotation>
  </semantics>
</math>
</file>

<file path=Object 26/content.xml><?xml version="1.0" encoding="utf-8"?>
<math xmlns="http://www.w3.org/1998/Math/MathML">
  <semantics>
    <mrow>
      <mi>T</mi>
      <mrow>
        <mo stretchy="false">(</mo>
        <mi>n</mi>
        <mo stretchy="false">)</mo>
      </mrow>
      <mrow>
        <mi/>
        <mo stretchy="false">=</mo>
        <mi/>
      </mrow>
      <mi>Θ</mi>
      <mfenced open="(" close=")">
        <mrow>
          <msup>
            <mi>n</mi>
            <mstyle mathsize="10pt">
              <mrow>
                <mrow>
                  <msub>
                    <mi>log</mi>
                    <mn>2</mn>
                  </msub>
                  <mn>4</mn>
                </mrow>
              </mrow>
            </mstyle>
          </msup>
          <mrow>
            <mi/>
            <mo stretchy="false">⋅</mo>
            <mi/>
          </mrow>
          <mi>log</mi>
          <mi>n</mi>
        </mrow>
      </mfenced>
      <mrow>
        <mi/>
        <mo stretchy="false">=</mo>
        <mi/>
      </mrow>
      <mi>Θ</mi>
      <mfenced open="(" close=")">
        <mrow>
          <msup>
            <mi>n</mi>
            <mstyle mathsize="10pt">
              <mrow>
                <mn>2</mn>
              </mrow>
            </mstyle>
          </msup>
          <mrow>
            <mi/>
            <mo stretchy="false">⋅</mo>
            <mi/>
          </mrow>
          <mi>log</mi>
          <mi>n</mi>
        </mrow>
      </mfenced>
    </mrow>
    <annotation encoding="StarMath 5.0">T(n)`=`Θ left ( n^size 10{log_{2}4}`cdot`log{n} right )`=`Θ left ( n^size 10{2}`cdot`log{n} right )</annotation>
  </semantics>
</math>
</file>

<file path=Object 27/content.xml><?xml version="1.0" encoding="utf-8"?>
<math xmlns="http://www.w3.org/1998/Math/MathML">
  <semantics>
    <mrow>
      <mi>Θ</mi>
      <mfenced open="(" close=")">
        <msup>
          <mi>n</mi>
          <mstyle mathsize="9pt">
            <mrow>
              <mn>2,32</mn>
            </mrow>
          </mstyle>
        </msup>
      </mfenced>
      <mrow>
        <mi/>
        <mo stretchy="false">=</mo>
        <mi/>
      </mrow>
      <mi>Θ</mi>
      <mfenced open="(" close=")">
        <mrow>
          <msup>
            <mi>n</mi>
            <mstyle mathsize="9pt">
              <mrow>
                <mn>2</mn>
              </mrow>
            </mstyle>
          </msup>
          <mo stretchy="false">⋅</mo>
          <msup>
            <mi>n</mi>
            <mn>0,32</mn>
          </msup>
        </mrow>
      </mfenced>
    </mrow>
    <annotation encoding="StarMath 5.0">Θ left ( n^size 9{2,32} right )`=`Θ left ( n^size 9{2} cdot n^{0,32} right )</annotation>
  </semantics>
</math>
</file>

<file path=Object 28/content.xml><?xml version="1.0" encoding="utf-8"?>
<math xmlns="http://www.w3.org/1998/Math/MathML">
  <semantics>
    <mrow>
      <mi>Θ</mi>
      <mfenced open="(" close=")">
        <mrow>
          <msup>
            <mi>n</mi>
            <mstyle mathsize="10pt">
              <mrow>
                <mn>2</mn>
              </mrow>
            </mstyle>
          </msup>
          <mrow>
            <mi/>
            <mo stretchy="false">⋅</mo>
            <mi/>
          </mrow>
          <mi>log</mi>
          <mi>n</mi>
        </mrow>
      </mfenced>
    </mrow>
    <annotation encoding="StarMath 5.0">Θ left ( n^size 10{2}`cdot`log{n} right )</annotation>
  </semantics>
</math>
</file>

<file path=Object 29/content.xml><?xml version="1.0" encoding="utf-8"?>
<math xmlns="http://www.w3.org/1998/Math/MathML">
  <semantics>
    <mrow>
      <msup>
        <mi>n</mi>
        <mstyle mathsize="9pt">
          <mrow>
            <mn>2</mn>
          </mrow>
        </mstyle>
      </msup>
      <mo stretchy="false">⋅</mo>
      <msup>
        <mi>n</mi>
        <mn>0,32</mn>
      </msup>
    </mrow>
    <annotation encoding="StarMath 5.0">n^size 9{2} cdot n^{0,32}</annotation>
  </semantics>
</math>
</file>

<file path=Object 3/content.xml><?xml version="1.0" encoding="utf-8"?>
<math xmlns="http://www.w3.org/1998/Math/MathML">
  <semantics>
    <mrow>
      <mi>T</mi>
      <mrow>
        <mrow>
          <mo stretchy="false">(</mo>
          <mi>n</mi>
          <mo stretchy="false">)</mo>
        </mrow>
        <mo stretchy="false">=</mo>
        <mn>2T</mn>
      </mrow>
      <mrow>
        <mrow>
          <mfenced open="(" close=")">
            <msup>
              <mi>n</mi>
              <mfrac>
                <mn>1</mn>
                <mn>2</mn>
              </mfrac>
            </msup>
          </mfenced>
          <mo stretchy="false">+</mo>
          <mn>1</mn>
        </mrow>
        <mo stretchy="false">=</mo>
        <mn>2</mn>
      </mrow>
      <mrow>
        <mfenced open="[" close="]">
          <mrow>
            <mn>2</mn>
            <mi>T</mi>
            <mfenced open="(" close=")">
              <msup>
                <mi>n</mi>
                <mfrac>
                  <mn>1</mn>
                  <msup>
                    <mn>2</mn>
                    <mn>2</mn>
                  </msup>
                </mfrac>
              </msup>
            </mfenced>
            <mrow>
              <mi/>
              <mo stretchy="false">+</mo>
              <mi/>
            </mrow>
            <mn>1</mn>
          </mrow>
        </mfenced>
        <mo stretchy="false">+</mo>
        <mn>1</mn>
      </mrow>
      <mrow>
        <mi/>
        <mo stretchy="false">=</mo>
        <mi/>
      </mrow>
      <msup>
        <mn>2</mn>
        <mn>2</mn>
      </msup>
      <mi>T</mi>
      <mrow>
        <mrow>
          <mfenced open="(" close=")">
            <msup>
              <mi>n</mi>
              <mfrac>
                <mn>1</mn>
                <msup>
                  <mn>2</mn>
                  <mn>2</mn>
                </msup>
              </mfrac>
            </msup>
          </mfenced>
          <mo stretchy="false">+</mo>
          <mn>1</mn>
        </mrow>
        <mo stretchy="false">+</mo>
        <msup>
          <mn>2</mn>
          <mn>1</mn>
        </msup>
      </mrow>
      <mrow>
        <mrow>
          <mi/>
          <mo stretchy="false">=</mo>
          <mn>...........</mn>
        </mrow>
        <mo stretchy="false">=</mo>
        <mi/>
      </mrow>
      <msup>
        <mn>2</mn>
        <mi>k</mi>
      </msup>
      <mi>T</mi>
      <mrow>
        <mfenced open="(" close=")">
          <msup>
            <mi>n</mi>
            <mfrac>
              <mn>1</mn>
              <mstyle mathsize="10pt">
                <mrow>
                  <msup>
                    <mn>2</mn>
                    <mi>k</mi>
                  </msup>
                </mrow>
              </mstyle>
            </mfrac>
          </msup>
        </mfenced>
        <mo stretchy="false">+</mo>
        <mrow>
          <munderover>
            <mo stretchy="false">∑</mo>
            <mrow>
              <mi>i</mi>
              <mo stretchy="false">=</mo>
              <mn>0</mn>
            </mrow>
            <mrow>
              <mi>k</mi>
              <mo stretchy="false">−</mo>
              <mn>1</mn>
            </mrow>
          </munderover>
          <msup>
            <mn>2</mn>
            <mi>i</mi>
          </msup>
        </mrow>
      </mrow>
    </mrow>
    <annotation encoding="StarMath 5.0">T(n)=2T left ( n^{1 over 2} right ) +1=2 left [2 T left ( n^{1 over 2^2} right ) `+`1 right ]+1`=`2^2 T left ( n^{1 over 2^2} right )+1+2^1 `=...........=`2^k T left ( n^{1 over size 10 {2^k}} right ) + sum from {i=0} to {k-1}2^i</annotation>
  </semantics>
</math>
</file>

<file path=Object 30/content.xml><?xml version="1.0" encoding="utf-8"?>
<math xmlns="http://www.w3.org/1998/Math/MathML">
  <semantics>
    <mrow>
      <msup>
        <mi>n</mi>
        <mstyle mathsize="10pt">
          <mrow>
            <mn>2</mn>
          </mrow>
        </mstyle>
      </msup>
      <mrow>
        <mi/>
        <mo stretchy="false">⋅</mo>
        <mi/>
      </mrow>
      <mi>log</mi>
      <mi>n</mi>
    </mrow>
    <annotation encoding="StarMath 5.0">n^size 10{2}`cdot`log{n}</annotation>
  </semantics>
</math>
</file>

<file path=Object 31/content.xml><?xml version="1.0" encoding="utf-8"?>
<math xmlns="http://www.w3.org/1998/Math/MathML">
  <semantics>
    <mrow>
      <mi>log</mi>
      <mfenced open="(" close=")">
        <mrow>
          <msup>
            <mi>n</mi>
            <mstyle mathsize="9pt">
              <mrow>
                <mn>2</mn>
              </mrow>
            </mstyle>
          </msup>
          <mo stretchy="false">⋅</mo>
          <msup>
            <mi>n</mi>
            <mn>0,32</mn>
          </msup>
        </mrow>
      </mfenced>
      <mi/>
      <mo stretchy="false">∘</mo>
      <mi/>
      <mi>log</mi>
      <mfenced open="(" close=")">
        <mrow>
          <msup>
            <mi>n</mi>
            <mstyle mathsize="10pt">
              <mrow>
                <mn>2</mn>
              </mrow>
            </mstyle>
          </msup>
          <mrow>
            <mi/>
            <mo stretchy="false">⋅</mo>
            <mi/>
          </mrow>
          <mi>log</mi>
          <mi>n</mi>
        </mrow>
      </mfenced>
      <mi/>
      <mo stretchy="false">⇒</mo>
      <mi/>
      <mn>2</mn>
      <mrow>
        <mi mathvariant="italic">logn</mi>
        <mo stretchy="false">+</mo>
        <mn>0.32</mn>
      </mrow>
      <mi mathvariant="italic">logn</mi>
      <mi/>
      <mo stretchy="false">∘</mo>
      <mi/>
      <mn>2</mn>
      <mrow>
        <mi mathvariant="italic">logn</mi>
        <mo stretchy="false">+</mo>
        <mi>log</mi>
      </mrow>
      <mrow>
        <mo stretchy="false">(</mo>
        <mi mathvariant="italic">logn</mi>
        <mo stretchy="false">)</mo>
      </mrow>
      <mi/>
      <mo stretchy="false">⇒</mo>
      <mi/>
      <mn>0.32</mn>
      <mi mathvariant="italic">logn</mi>
      <mi/>
      <mo stretchy="false">∘</mo>
      <mi/>
      <mi>log</mi>
      <mrow>
        <mo stretchy="false">(</mo>
        <mi mathvariant="italic">logn</mi>
        <mo stretchy="false">)</mo>
      </mrow>
    </mrow>
    <annotation encoding="StarMath 5.0">log left ( n^size 9{2} cdot n^{0,32} right ) `circ`log left ( n^size 10{2}`cdot`log{n} right ) `drarrow`2 logn +{0.32}logn`circ`2 logn+log(logn)`drarrow`{0.32}logn`circ`log(logn) newline</annotation>
  </semantics>
</math>
</file>

<file path=Object 32/content.xml><?xml version="1.0" encoding="utf-8"?>
<math xmlns="http://www.w3.org/1998/Math/MathML">
  <semantics>
    <mrow>
      <mrow>
        <munder>
          <mi>lim</mi>
          <mrow>
            <mi>n</mi>
            <mo stretchy="false">→</mo>
            <mrow>
              <mo stretchy="false">+</mo>
              <mo stretchy="false">∞</mo>
            </mrow>
          </mrow>
        </munder>
        <mfrac>
          <mrow>
            <mn>0.32</mn>
            <mi mathvariant="italic">logn</mi>
          </mrow>
          <mrow>
            <mi>log</mi>
            <mrow>
              <mo stretchy="false">(</mo>
              <mi mathvariant="italic">logn</mi>
              <mo stretchy="false">)</mo>
            </mrow>
          </mrow>
        </mfrac>
      </mrow>
      <mover>
        <mover>
          <mrow>
            <mi/>
            <mo stretchy="false">=</mo>
            <mi/>
          </mrow>
          <mo stretchy="false">⏞</mo>
        </mover>
        <mrow>
          <mi mathvariant="italic">de</mi>
          <mi>L</mi>
          <mi>'</mi>
          <mi mathvariant="italic">Hospital</mi>
        </mrow>
      </mover>
      <mrow>
        <munder>
          <mi>lim</mi>
          <mrow>
            <mi>n</mi>
            <mo stretchy="false">→</mo>
            <mrow>
              <mo stretchy="false">+</mo>
              <mo stretchy="false">∞</mo>
            </mrow>
          </mrow>
        </munder>
        <mfrac>
          <mrow>
            <mn>0.32</mn>
            <mrow>
              <mi/>
              <mo stretchy="false">⋅</mo>
              <mi/>
            </mrow>
            <mfrac>
              <mn>1</mn>
              <mi>n</mi>
            </mfrac>
          </mrow>
          <mrow>
            <mfrac>
              <mn>1</mn>
              <mi mathvariant="italic">logn</mi>
            </mfrac>
            <mrow>
              <mi/>
              <mo stretchy="false">⋅</mo>
              <mi/>
            </mrow>
            <mfrac>
              <mn>1</mn>
              <mi>n</mi>
            </mfrac>
          </mrow>
        </mfrac>
      </mrow>
      <mrow>
        <mi/>
        <mo stretchy="false">=</mo>
        <mi/>
      </mrow>
      <mrow>
        <munder>
          <mi>lim</mi>
          <mrow>
            <mi>n</mi>
            <mo stretchy="false">→</mo>
            <mrow>
              <mo stretchy="false">+</mo>
              <mo stretchy="false">∞</mo>
            </mrow>
          </mrow>
        </munder>
        <mfrac>
          <mfrac>
            <mn>0.32</mn>
            <mn>1</mn>
          </mfrac>
          <mfrac>
            <mn>1</mn>
            <mi mathvariant="italic">logn</mi>
          </mfrac>
        </mfrac>
      </mrow>
      <mrow>
        <mi/>
        <mo stretchy="false">=</mo>
        <mi/>
      </mrow>
      <mrow>
        <munder>
          <mi>lim</mi>
          <mrow>
            <mi>n</mi>
            <mo stretchy="false">→</mo>
            <mrow>
              <mo stretchy="false">+</mo>
              <mo stretchy="false">∞</mo>
            </mrow>
          </mrow>
        </munder>
        <mrow>
          <mn>0.32</mn>
          <mi mathvariant="italic">logn</mi>
        </mrow>
      </mrow>
      <mrow>
        <mi/>
        <mo stretchy="false">=</mo>
        <mi/>
      </mrow>
      <mo stretchy="false">∞</mo>
    </mrow>
    <annotation encoding="StarMath 5.0">lim from n toward +infinity {{0.32 logn} over {log(logn)}}{`=`} overbrace {de L'Hospital} lim from n toward +infinity {{0.32 `cdot `{1} over {n}} over {1 over logn `cdot`1 over n}}`=`lim from n toward +infinity {{0.32 over 1} over {1 over logn }}
`=`lim from n toward +infinity {0.32 logn }`=`infinity</annotation>
  </semantics>
</math>
</file>

<file path=Object 33/content.xml><?xml version="1.0" encoding="utf-8"?>
<math xmlns="http://www.w3.org/1998/Math/MathML">
  <semantics>
    <mrow>
      <mi>log</mi>
      <mrow>
        <mo stretchy="false">(</mo>
        <mi mathvariant="italic">logn</mi>
        <mo stretchy="false">)</mo>
      </mrow>
      <mrow>
        <mi/>
        <mo stretchy="false">=</mo>
        <mi/>
      </mrow>
      <mi>O</mi>
      <mrow>
        <mo stretchy="false">(</mo>
        <mrow>
          <mn>0.32</mn>
          <mi mathvariant="italic">logn</mi>
        </mrow>
        <mo stretchy="false">)</mo>
      </mrow>
      <mi/>
      <mi mathvariant="italic">και</mi>
      <mi/>
      <mn>0.32</mn>
      <mi mathvariant="italic">logn</mi>
      <mrow>
        <mi/>
        <mo stretchy="false">=</mo>
        <mi/>
      </mrow>
      <mi>Ω</mi>
      <mrow>
        <mo stretchy="false">(</mo>
        <mrow>
          <mi>log</mi>
          <mrow>
            <mo stretchy="false">(</mo>
            <mi mathvariant="italic">logn</mi>
            <mo stretchy="false">)</mo>
          </mrow>
        </mrow>
        <mo stretchy="false">)</mo>
      </mrow>
    </mrow>
    <annotation encoding="StarMath 5.0">log(logn)`=`O(0.32 logn)`και`0.32 logn`=`Ω(log(logn))</annotation>
  </semantics>
</math>
</file>

<file path=Object 34/content.xml><?xml version="1.0" encoding="utf-8"?>
<math xmlns="http://www.w3.org/1998/Math/MathML">
  <semantics>
    <mrow>
      <msup>
        <mi>n</mi>
        <mstyle mathsize="10pt">
          <mrow>
            <mn>2</mn>
          </mrow>
        </mstyle>
      </msup>
      <mrow>
        <mi/>
        <mo stretchy="false">⋅</mo>
        <mi/>
      </mrow>
      <mi>log</mi>
      <mi>n</mi>
    </mrow>
    <annotation encoding="StarMath 5.0">n^size 10{2}`cdot`log{n}</annotation>
  </semantics>
</math>
</file>

<file path=Object 35/content.xml><?xml version="1.0" encoding="utf-8"?>
<math xmlns="http://www.w3.org/1998/Math/MathML">
  <semantics>
    <msup>
      <mi>n</mi>
      <mstyle mathsize="9pt">
        <mrow>
          <mn>2,32</mn>
        </mrow>
      </mstyle>
    </msup>
    <annotation encoding="StarMath 5.0">n^size 9{2,32}</annotation>
  </semantics>
</math>
</file>

<file path=Object 36/content.xml><?xml version="1.0" encoding="utf-8"?>
<math xmlns="http://www.w3.org/1998/Math/MathML">
  <semantics>
    <mrow>
      <mi>k</mi>
      <mrow>
        <mi/>
        <mo stretchy="false">=</mo>
        <mi/>
      </mrow>
      <mi mathvariant="italic">logn</mi>
    </mrow>
    <annotation encoding="StarMath 5.0">k`=`logn</annotation>
  </semantics>
</math>
</file>

<file path=Object 37/content.xml><?xml version="1.0" encoding="utf-8"?>
<math xmlns="http://www.w3.org/1998/Math/MathML">
  <semantics>
    <mrow>
      <mi>Τ</mi>
      <mrow>
        <mo stretchy="false">(</mo>
        <mi>n</mi>
        <mo stretchy="false">)</mo>
      </mrow>
      <mrow>
        <mi/>
        <mo stretchy="false">=</mo>
        <mi/>
      </mrow>
      <msup>
        <mn>3</mn>
        <mi mathvariant="italic">logn</mi>
      </msup>
      <mi>T</mi>
      <mrow>
        <mrow>
          <mo stretchy="false">(</mo>
          <mn>1</mn>
          <mo stretchy="false">)</mo>
        </mrow>
        <mo stretchy="false">+</mo>
        <mi>n</mi>
      </mrow>
      <mrow>
        <munderover>
          <mo stretchy="false">∑</mo>
          <mrow>
            <mi>i</mi>
            <mo stretchy="false">=</mo>
            <mn>0</mn>
          </mrow>
          <mrow>
            <mi mathvariant="italic">logn</mi>
            <mo stretchy="false">−</mo>
            <mn>1</mn>
          </mrow>
        </munderover>
        <msup>
          <mfenced open="(" close=")">
            <mfrac>
              <mn>3</mn>
              <mn>2</mn>
            </mfrac>
          </mfenced>
          <mi>i</mi>
        </msup>
      </mrow>
    </mrow>
    <annotation encoding="StarMath 5.0">Τ(n)`=`3^{logn}T(1)+n sum from i=0 to logn-1 left ( 3 over 2 right ) ^i</annotation>
  </semantics>
</math>
</file>

<file path=Object 38/content.xml><?xml version="1.0" encoding="utf-8"?>
<math xmlns="http://www.w3.org/1998/Math/MathML">
  <semantics>
    <mrow>
      <mi>Τ</mi>
      <mrow>
        <mrow>
          <mo stretchy="false">(</mo>
          <mi>n</mi>
          <mo stretchy="false">)</mo>
        </mrow>
        <mo stretchy="false">=</mo>
        <mrow>
          <mrow>
            <mi>α</mi>
            <mo stretchy="false">⋅</mo>
            <msup>
              <mn>3</mn>
              <mi mathvariant="italic">logn</mi>
            </msup>
          </mrow>
          <mo stretchy="false">+</mo>
          <mi>n</mi>
        </mrow>
      </mrow>
      <mrow>
        <munderover>
          <mo stretchy="false">∑</mo>
          <mrow>
            <mi>i</mi>
            <mo stretchy="false">=</mo>
            <mn>0</mn>
          </mrow>
          <mrow>
            <mi mathvariant="italic">logn</mi>
            <mo stretchy="false">−</mo>
            <mn>1</mn>
          </mrow>
        </munderover>
        <msup>
          <mfenced open="(" close=")">
            <mfrac>
              <mn>3</mn>
              <mn>2</mn>
            </mfrac>
          </mfenced>
          <mi>i</mi>
        </msup>
      </mrow>
      <mrow>
        <mi/>
        <mo stretchy="false">=</mo>
        <mi/>
      </mrow>
      <mrow>
        <mrow>
          <mi>α</mi>
          <mo stretchy="false">⋅</mo>
          <msup>
            <mn>3</mn>
            <mi mathvariant="italic">logn</mi>
          </msup>
        </mrow>
        <mo stretchy="false">+</mo>
        <mn>2</mn>
      </mrow>
      <mi>n</mi>
      <mfenced open="[" close="]">
        <mrow>
          <msup>
            <mfenced open="(" close=")">
              <mfrac>
                <mn>3</mn>
                <mn>2</mn>
              </mfrac>
            </mfenced>
            <mi mathvariant="italic">logn</mi>
          </msup>
          <mo stretchy="false">−</mo>
          <mn>1</mn>
        </mrow>
      </mfenced>
      <mrow>
        <mi/>
        <mo stretchy="false">=</mo>
        <mi/>
      </mrow>
      <mrow>
        <mrow>
          <mi>α</mi>
          <mo stretchy="false">⋅</mo>
          <msup>
            <mn>3</mn>
            <mi mathvariant="italic">logn</mi>
          </msup>
        </mrow>
        <mo stretchy="false">+</mo>
        <mn>2n</mn>
      </mrow>
      <mrow>
        <msup>
          <mfenced open="(" close=")">
            <mfrac>
              <mn>3</mn>
              <mn>2</mn>
            </mfrac>
          </mfenced>
          <mi mathvariant="italic">logn</mi>
        </msup>
        <mo stretchy="false">−</mo>
        <mn>2n</mn>
      </mrow>
    </mrow>
    <annotation encoding="StarMath 5.0">Τ(n)=α cdot 3^{logn}+n sum from i=0 to logn-1 left ( 3 over 2 right ) ^i
`=`α cdot 3^{logn}+2 n left [ left ( 3 over 2 right )^logn - 1 right ] 
`=`α cdot 3^{logn}+2n left ( 3 over 2 right )^logn -2n </annotation>
  </semantics>
</math>
</file>

<file path=Object 39/content.xml><?xml version="1.0" encoding="utf-8"?>
<math xmlns="http://www.w3.org/1998/Math/MathML">
  <semantics>
    <mrow>
      <mi>Τ</mi>
      <mrow>
        <mo stretchy="false">(</mo>
        <mi>n</mi>
        <mo stretchy="false">)</mo>
      </mrow>
      <mrow>
        <mi/>
        <mo stretchy="false">=</mo>
        <mi/>
      </mrow>
      <mi>T</mi>
      <mrow>
        <mfenced open="(" close=")">
          <mn>2</mn>
        </mfenced>
        <mo stretchy="false">+</mo>
        <mi>log</mi>
      </mrow>
      <mrow>
        <mo stretchy="false">(</mo>
        <mi mathvariant="italic">logn</mi>
        <mo stretchy="false">)</mo>
      </mrow>
      <mrow>
        <mi/>
        <mo stretchy="false">=</mo>
        <mi/>
      </mrow>
      <mrow>
        <mi>a</mi>
        <mo stretchy="false">+</mo>
        <mi>log</mi>
      </mrow>
      <mrow>
        <mo stretchy="false">(</mo>
        <mi mathvariant="italic">logn</mi>
        <mo stretchy="false">)</mo>
      </mrow>
    </mrow>
    <annotation encoding="StarMath 5.0">Τ(n)`=`T left ( 2 right ) + log(logn)`=`a+log(logn)</annotation>
  </semantics>
</math>
</file>

<file path=Object 4/content.xml><?xml version="1.0" encoding="utf-8"?>
<math xmlns="http://www.w3.org/1998/Math/MathML">
  <semantics>
    <mrow>
      <mi>T</mi>
      <mrow>
        <mo stretchy="false">(</mo>
        <mi>n</mi>
        <mo stretchy="false">)</mo>
      </mrow>
      <mrow>
        <mi/>
        <mo stretchy="false">=</mo>
        <mi/>
      </mrow>
      <mi>T</mi>
      <mrow>
        <mrow>
          <mo stretchy="false">(</mo>
          <mrow>
            <mi>n</mi>
            <mo stretchy="false">−</mo>
            <mn>1</mn>
          </mrow>
          <mo stretchy="false">)</mo>
        </mrow>
        <mo stretchy="false">+</mo>
        <mi>n</mi>
      </mrow>
      <mrow>
        <mi/>
        <mo stretchy="false">=</mo>
        <mi/>
      </mrow>
      <mi>T</mi>
      <mrow>
        <mrow>
          <mrow>
            <mrow>
              <mo stretchy="false">(</mo>
              <mrow>
                <mi>n</mi>
                <mo stretchy="false">−</mo>
                <mn>2</mn>
              </mrow>
              <mo stretchy="false">)</mo>
            </mrow>
            <mo stretchy="false">+</mo>
            <mi>n</mi>
          </mrow>
          <mo stretchy="false">−</mo>
          <mn>1</mn>
        </mrow>
        <mo stretchy="false">+</mo>
        <mi>n</mi>
      </mrow>
      <mrow>
        <mi/>
        <mo stretchy="false">=</mo>
        <mi/>
      </mrow>
      <mn>...........</mn>
      <mrow>
        <mi/>
        <mo stretchy="false">=</mo>
        <mi/>
      </mrow>
      <mi>T</mi>
      <mrow>
        <mrow>
          <mrow>
            <mo stretchy="false">(</mo>
            <mrow>
              <mi>n</mi>
              <mo stretchy="false">−</mo>
              <mi>k</mi>
            </mrow>
            <mo stretchy="false">)</mo>
          </mrow>
          <mo stretchy="false">+</mo>
          <mrow>
            <munderover>
              <mo stretchy="false">∑</mo>
              <mrow>
                <mi>i</mi>
                <mo stretchy="false">=</mo>
                <mn>0</mn>
              </mrow>
              <mrow>
                <mi>k</mi>
                <mo stretchy="false">−</mo>
                <mn>1</mn>
              </mrow>
            </munderover>
            <mi>n</mi>
          </mrow>
        </mrow>
        <mo stretchy="false">−</mo>
        <mi>i</mi>
      </mrow>
      <mrow>
        <mi/>
        <mo stretchy="false">=</mo>
        <mi/>
      </mrow>
      <mi>T</mi>
      <mrow>
        <mrow>
          <mrow>
            <mo stretchy="false">(</mo>
            <mrow>
              <mi>n</mi>
              <mo stretchy="false">−</mo>
              <mi>k</mi>
            </mrow>
            <mo stretchy="false">)</mo>
          </mrow>
          <mo stretchy="false">+</mo>
          <mi mathvariant="italic">kn</mi>
        </mrow>
        <mo stretchy="false">−</mo>
        <mrow>
          <munderover>
            <mo stretchy="false">∑</mo>
            <mrow>
              <mi>i</mi>
              <mo stretchy="false">=</mo>
              <mn>0</mn>
            </mrow>
            <mrow>
              <mi>k</mi>
              <mo stretchy="false">−</mo>
              <mn>1</mn>
            </mrow>
          </munderover>
          <mi>i</mi>
        </mrow>
      </mrow>
    </mrow>
    <annotation encoding="StarMath 5.0">T(n)`=`T(n-1)+n`=`T(n-2) + n-1 + n `=`...........`=`T(n-k)+ sum from {i=0} to {k-1} n-i  `=`T(n-k)+kn - sum from {i=0} to {k-1} {i}  </annotation>
  </semantics>
</math>
</file>

<file path=Object 40/content.xml><?xml version="1.0" encoding="utf-8"?>
<math xmlns="http://www.w3.org/1998/Math/MathML">
  <semantics>
    <mrow>
      <mi>Τ</mi>
      <mrow>
        <mrow>
          <mo stretchy="false">(</mo>
          <mi>n</mi>
          <mo stretchy="false">)</mo>
        </mrow>
        <mo stretchy="false">=</mo>
        <mi/>
      </mrow>
      <msup>
        <mn>2</mn>
        <mi>k</mi>
      </msup>
      <mi>T</mi>
      <mrow>
        <mfenced open="(" close=")">
          <msup>
            <mi>n</mi>
            <mfrac>
              <mn>1</mn>
              <mstyle mathsize="10pt">
                <mrow>
                  <msup>
                    <mn>2</mn>
                    <mi>k</mi>
                  </msup>
                </mrow>
              </mstyle>
            </mfrac>
          </msup>
        </mfenced>
        <mo stretchy="false">+</mo>
        <mrow>
          <munderover>
            <mo stretchy="false">∑</mo>
            <mrow>
              <mi>i</mi>
              <mo stretchy="false">=</mo>
              <mn>0</mn>
            </mrow>
            <mrow>
              <mi>k</mi>
              <mo stretchy="false">−</mo>
              <mn>1</mn>
            </mrow>
          </munderover>
          <msup>
            <mn>2</mn>
            <mi>i</mi>
          </msup>
        </mrow>
      </mrow>
      <mrow>
        <mi/>
        <mo stretchy="false">=</mo>
        <mi/>
      </mrow>
      <msup>
        <mn>2</mn>
        <mrow>
          <mi>log</mi>
          <mrow>
            <mo stretchy="false">(</mo>
            <mi mathvariant="italic">logn</mi>
            <mo stretchy="false">)</mo>
          </mrow>
        </mrow>
      </msup>
      <mi>T</mi>
      <mrow>
        <mrow>
          <mo stretchy="false">(</mo>
          <mn>2</mn>
          <mo stretchy="false">)</mo>
        </mrow>
        <mo stretchy="false">+</mo>
        <mrow>
          <munderover>
            <mo stretchy="false">∑</mo>
            <mrow>
              <mi>i</mi>
              <mo stretchy="false">=</mo>
              <mn>0</mn>
            </mrow>
            <mrow>
              <mi>log</mi>
              <mrow>
                <mrow>
                  <mo stretchy="false">(</mo>
                  <mi mathvariant="italic">logn</mi>
                  <mo stretchy="false">)</mo>
                </mrow>
                <mo stretchy="false">−</mo>
                <mn>1</mn>
              </mrow>
            </mrow>
          </munderover>
          <msup>
            <mn>2</mn>
            <mi>i</mi>
          </msup>
        </mrow>
      </mrow>
      <mrow>
        <mi/>
        <mo stretchy="false">=</mo>
        <mi/>
      </mrow>
      <mrow>
        <mrow>
          <mrow>
            <mi>a</mi>
            <mo stretchy="false">⋅</mo>
            <msup>
              <mn>2</mn>
              <mrow>
                <mi>log</mi>
                <mrow>
                  <mo stretchy="false">(</mo>
                  <mi mathvariant="italic">logx</mi>
                  <mo stretchy="false">)</mo>
                </mrow>
              </mrow>
            </msup>
          </mrow>
          <mo stretchy="false">+</mo>
          <msup>
            <mn>2</mn>
            <mrow>
              <mi>log</mi>
              <mrow>
                <mo stretchy="false">(</mo>
                <mi mathvariant="italic">logx</mi>
                <mo stretchy="false">)</mo>
              </mrow>
            </mrow>
          </msup>
        </mrow>
        <mo stretchy="false">−</mo>
        <mn>1</mn>
      </mrow>
      <mrow>
        <mi/>
        <mo stretchy="false">=</mo>
        <mi/>
      </mrow>
    </mrow>
    <annotation encoding="StarMath 5.0">Τ(n)=`2^k T left ( n^{1 over size 10 {2^k}} right ) + sum from {i=0} to {k-1}2^i`=`2^{log(logn)}T(2)+sum from {i=0} to {log(logn)-1}2^i `=`a cdot 2^{log(logx)} +2^{log(logx)}-1`=`</annotation>
  </semantics>
</math>
</file>

<file path=Object 41/content.xml><?xml version="1.0" encoding="utf-8"?>
<math xmlns="http://www.w3.org/1998/Math/MathML">
  <semantics>
    <mrow>
      <mi>T</mi>
      <mrow>
        <mo stretchy="false">(</mo>
        <mi>n</mi>
        <mo stretchy="false">)</mo>
      </mrow>
      <mrow>
        <mi/>
        <mo stretchy="false">=</mo>
        <mi/>
      </mrow>
      <mi>T</mi>
      <mrow>
        <mrow>
          <mo stretchy="false">(</mo>
          <mn>2</mn>
          <mo stretchy="false">)</mo>
        </mrow>
        <mo stretchy="false">+</mo>
        <mrow>
          <mo stretchy="false">(</mo>
          <mrow>
            <mi>n</mi>
            <mo stretchy="false">−</mo>
            <mn>2</mn>
          </mrow>
          <mo stretchy="false">)</mo>
        </mrow>
      </mrow>
      <mrow>
        <mi>n</mi>
        <mo stretchy="false">−</mo>
        <mrow>
          <munderover>
            <mo stretchy="false">∑</mo>
            <mrow>
              <mi>i</mi>
              <mo stretchy="false">=</mo>
              <mn>0</mn>
            </mrow>
            <mrow>
              <mrow>
                <mi>n</mi>
                <mo stretchy="false">−</mo>
                <mn>2</mn>
              </mrow>
              <mo stretchy="false">−</mo>
              <mn>1</mn>
            </mrow>
          </munderover>
          <mi>i</mi>
        </mrow>
      </mrow>
      <mrow>
        <mi/>
        <mo stretchy="false">=</mo>
        <mi/>
      </mrow>
      <mrow>
        <mrow>
          <mrow>
            <mi>a</mi>
            <mo stretchy="false">+</mo>
            <msup>
              <mi>n</mi>
              <mn>2</mn>
            </msup>
          </mrow>
          <mo stretchy="false">−</mo>
          <mn>2n</mn>
        </mrow>
        <mo stretchy="false">−</mo>
        <mrow>
          <munderover>
            <mo stretchy="false">∑</mo>
            <mrow>
              <mi>i</mi>
              <mo stretchy="false">=</mo>
              <mn>0</mn>
            </mrow>
            <mrow>
              <mi>n</mi>
              <mo stretchy="false">−</mo>
              <mn>3</mn>
            </mrow>
          </munderover>
          <mi>i</mi>
        </mrow>
      </mrow>
      <mrow>
        <mi/>
        <mo stretchy="false">=</mo>
        <mi/>
      </mrow>
    </mrow>
    <annotation encoding="StarMath 5.0">T(n)`=`T(2)+(n-2)n - sum from {i=0} to {n-2-1} {i}  `=`a +n^2 -2n - sum from {i=0} to {n-3} {i}  `=`</annotation>
  </semantics>
</math>
</file>

<file path=Object 42/content.xml><?xml version="1.0" encoding="utf-8"?>
<math xmlns="http://www.w3.org/1998/Math/MathML">
  <semantics>
    <mrow>
      <mrow>
        <mo stretchy="false">(</mo>
        <mrow>
          <mi>a</mi>
          <mo stretchy="false">+</mo>
          <mn>1</mn>
        </mrow>
        <mo stretchy="false">)</mo>
      </mrow>
      <mrow>
        <msup>
          <mn>2</mn>
          <mrow>
            <mi>log</mi>
            <mrow>
              <mo stretchy="false">(</mo>
              <mi mathvariant="italic">logx</mi>
              <mo stretchy="false">)</mo>
            </mrow>
          </mrow>
        </msup>
        <mo stretchy="false">−</mo>
        <mn>1</mn>
      </mrow>
    </mrow>
    <annotation encoding="StarMath 5.0">(a+1)2^{log(logx)}-1</annotation>
  </semantics>
</math>
</file>

<file path=Object 43/content.xml><?xml version="1.0" encoding="utf-8"?>
<math xmlns="http://www.w3.org/1998/Math/MathML">
  <semantics>
    <mrow>
      <mrow>
        <mrow>
          <mrow>
            <mi>a</mi>
            <mo stretchy="false">+</mo>
            <msup>
              <mi>n</mi>
              <mn>2</mn>
            </msup>
          </mrow>
          <mo stretchy="false">−</mo>
          <mn>2n</mn>
        </mrow>
        <mo stretchy="false">−</mo>
        <mfrac>
          <mn>1</mn>
          <mn>2</mn>
        </mfrac>
      </mrow>
      <mfenced open="[" close="]">
        <mrow>
          <mrow>
            <mo stretchy="false">(</mo>
            <mrow>
              <mi>n</mi>
              <mo stretchy="false">−</mo>
              <mn>3</mn>
            </mrow>
            <mo stretchy="false">)</mo>
          </mrow>
          <mrow>
            <mo stretchy="false">(</mo>
            <mrow>
              <mi>n</mi>
              <mo stretchy="false">−</mo>
              <mn>2</mn>
            </mrow>
            <mo stretchy="false">)</mo>
          </mrow>
        </mrow>
      </mfenced>
      <mrow>
        <mi/>
        <mo stretchy="false">=</mo>
        <mi/>
      </mrow>
      <mrow>
        <mrow>
          <mrow>
            <mi>a</mi>
            <mo stretchy="false">+</mo>
            <msup>
              <mi>n</mi>
              <mn>2</mn>
            </msup>
          </mrow>
          <mo stretchy="false">−</mo>
          <mn>2n</mn>
        </mrow>
        <mo stretchy="false">−</mo>
        <mfrac>
          <mn>1</mn>
          <mn>2</mn>
        </mfrac>
      </mrow>
      <mfenced open="(" close=")">
        <mrow>
          <mrow>
            <mrow>
              <msup>
                <mi>n</mi>
                <mn>2</mn>
              </msup>
              <mo stretchy="false">−</mo>
              <mn>2n</mn>
            </mrow>
            <mo stretchy="false">−</mo>
            <mn>3n</mn>
          </mrow>
          <mo stretchy="false">+</mo>
          <mn>6</mn>
        </mrow>
      </mfenced>
      <mrow>
        <mi/>
        <mo stretchy="false">=</mo>
        <mi/>
      </mrow>
      <mrow>
        <mrow>
          <mrow>
            <mrow>
              <mrow>
                <mi>a</mi>
                <mo stretchy="false">+</mo>
                <msup>
                  <mi>n</mi>
                  <mn>2</mn>
                </msup>
              </mrow>
              <mo stretchy="false">−</mo>
              <mn>2n</mn>
            </mrow>
            <mo stretchy="false">−</mo>
            <mfrac>
              <msup>
                <mi>n</mi>
                <mn>2</mn>
              </msup>
              <mn>2</mn>
            </mfrac>
          </mrow>
          <mo stretchy="false">+</mo>
          <mfrac>
            <mn>5n</mn>
            <mn>2</mn>
          </mfrac>
        </mrow>
        <mo stretchy="false">−</mo>
        <mn>3</mn>
      </mrow>
      <mrow>
        <mi/>
        <mo stretchy="false">=</mo>
        <mi/>
      </mrow>
    </mrow>
    <annotation encoding="StarMath 5.0">a +n^2 -2n - 1 over 2 left [ (n-3)(n-2) right ]`=`
a +n^2 -2n - 1 over 2 left ( n^2-2n-3n+6 right )`=`
a +n^2 -2n - n^2 over 2 + 5n over 2 -3`=`</annotation>
  </semantics>
</math>
</file>

<file path=Object 44/content.xml><?xml version="1.0" encoding="utf-8"?>
<math xmlns="http://www.w3.org/1998/Math/MathML">
  <semantics>
    <mrow>
      <mrow>
        <mrow>
          <mi>a</mi>
          <mo stretchy="false">+</mo>
          <mfrac>
            <msup>
              <mi>n</mi>
              <mn>2</mn>
            </msup>
            <mn>2</mn>
          </mfrac>
        </mrow>
        <mo stretchy="false">+</mo>
        <mfrac>
          <mi>n</mi>
          <mn>2</mn>
        </mfrac>
      </mrow>
      <mo stretchy="false">−</mo>
      <mn>3</mn>
    </mrow>
    <annotation encoding="StarMath 5.0">a +n^2 over 2 + n over 2 -3</annotation>
  </semantics>
</math>
</file>

<file path=Object 45/content.xml><?xml version="1.0" encoding="utf-8"?>
<math xmlns="http://www.w3.org/1998/Math/MathML">
  <semantics>
    <mrow>
      <mi>q</mi>
      <mrow>
        <mi/>
        <mo stretchy="false">=</mo>
        <mi/>
      </mrow>
      <mstyle mathsize="13pt">
        <mrow>
          <mfenced open="⌊" close="⌋">
            <mrow>
              <mrow>
                <mo stretchy="false">(</mo>
                <mrow>
                  <mi>l</mi>
                  <mo stretchy="false">+</mo>
                  <mi>r</mi>
                </mrow>
                <mo stretchy="false">)</mo>
              </mrow>
              <mrow>
                <mi/>
                <mo stretchy="false">/</mo>
                <mi/>
              </mrow>
              <mn>2</mn>
            </mrow>
          </mfenced>
        </mrow>
      </mstyle>
    </mrow>
    <annotation encoding="StarMath 5.0">q`=`size 13{left lfloor (l+r)`/`2 right rfloor }</annotation>
  </semantics>
</math>
</file>

<file path=Object 46/content.xml><?xml version="1.0" encoding="utf-8"?>
<math xmlns="http://www.w3.org/1998/Math/MathML">
  <semantics>
    <mrow>
      <mi>q</mi>
      <mrow>
        <mi/>
        <mo stretchy="false">=</mo>
        <mi/>
      </mrow>
      <mstyle mathsize="13pt">
        <mrow>
          <mrow>
            <mrow>
              <mo stretchy="false">(</mo>
              <mrow>
                <mn>1</mn>
                <mo stretchy="false">+</mo>
                <mn>9</mn>
              </mrow>
              <mo stretchy="false">)</mo>
            </mrow>
            <mrow>
              <mi/>
              <mo stretchy="false">/</mo>
              <mi/>
            </mrow>
            <mn>2</mn>
          </mrow>
        </mrow>
      </mstyle>
      <mrow>
        <mi/>
        <mo stretchy="false">=</mo>
        <mi/>
      </mrow>
      <mn>5</mn>
    </mrow>
    <annotation encoding="StarMath 5.0">q`=`size 13{ (1+9)`/`2}`=`5</annotation>
  </semantics>
</math>
</file>

<file path=Object 47/content.xml><?xml version="1.0" encoding="utf-8"?>
<math xmlns="http://www.w3.org/1998/Math/MathML">
  <semantics>
    <mrow>
      <mi>q</mi>
      <mrow>
        <mi/>
        <mo stretchy="false">=</mo>
        <mi/>
      </mrow>
      <mstyle mathsize="13pt">
        <mrow>
          <mfenced open="⌊" close="⌋">
            <mrow>
              <mrow>
                <mo stretchy="false">(</mo>
                <mrow>
                  <mn>1</mn>
                  <mo stretchy="false">+</mo>
                  <mn>5</mn>
                </mrow>
                <mo stretchy="false">)</mo>
              </mrow>
              <mrow>
                <mi/>
                <mo stretchy="false">/</mo>
                <mi/>
              </mrow>
              <mn>2</mn>
            </mrow>
          </mfenced>
        </mrow>
      </mstyle>
      <mrow>
        <mi/>
        <mo stretchy="false">=</mo>
        <mi/>
      </mrow>
      <mrow>
        <mn>6</mn>
        <mo stretchy="false">/</mo>
        <mn>2</mn>
      </mrow>
      <mrow>
        <mi/>
        <mo stretchy="false">=</mo>
        <mi/>
      </mrow>
      <mn>3</mn>
    </mrow>
    <annotation encoding="StarMath 5.0">q`=`size 13{left lfloor (1+5)`/`2 right rfloor }`=`6/2`=`3</annotation>
  </semantics>
</math>
</file>

<file path=Object 48/content.xml><?xml version="1.0" encoding="utf-8"?>
<math xmlns="http://www.w3.org/1998/Math/MathML">
  <semantics>
    <mrow>
      <mi>q</mi>
      <mrow>
        <mi/>
        <mo stretchy="false">=</mo>
        <mi/>
      </mrow>
      <mstyle mathsize="13pt">
        <mrow>
          <mfenced open="⌊" close="⌋">
            <mrow>
              <mrow>
                <mo stretchy="false">(</mo>
                <mrow>
                  <mn>1</mn>
                  <mo stretchy="false">+</mo>
                  <mn>3</mn>
                </mrow>
                <mo stretchy="false">)</mo>
              </mrow>
              <mrow>
                <mi/>
                <mo stretchy="false">/</mo>
                <mi/>
              </mrow>
              <mn>2</mn>
            </mrow>
          </mfenced>
        </mrow>
      </mstyle>
      <mrow>
        <mi/>
        <mo stretchy="false">=</mo>
        <mi/>
      </mrow>
      <mrow>
        <mn>4</mn>
        <mo stretchy="false">/</mo>
        <mn>2</mn>
      </mrow>
      <mrow>
        <mi/>
        <mo stretchy="false">=</mo>
        <mi/>
      </mrow>
      <mn>2</mn>
    </mrow>
    <annotation encoding="StarMath 5.0">q`=`size 13{left lfloor (1+3)`/`2 right rfloor }`=`4/2`=`2</annotation>
  </semantics>
</math>
</file>

<file path=Object 49/content.xml><?xml version="1.0" encoding="utf-8"?>
<!DOCTYPE math  PUBLIC '-//OpenOffice.org//DTD Modified W3C MathML 1.01//EN'  'math.dtd'>
<math:math xmlns:math="http://www.w3.org/1998/Math/MathML">
  <math:semantics>
    <math:mrow>
      <math:mi>q</math:mi>
      <math:mrow>
        <math:mi/>
        <math:mo math:stretchy="false">=</math:mo>
        <math:mi/>
      </math:mrow>
      <math:mstyle math:fontsize="13pt">
        <math:mrow>
          <math:mfenced math:open="⌊" math:close="⌋">
            <math:mrow>
              <math:mrow>
                <math:mo math:stretchy="false">(</math:mo>
                <math:mrow>
                  <math:mn>1</math:mn>
                  <math:mo math:stretchy="false">+</math:mo>
                  <math:mn>2</math:mn>
                </math:mrow>
                <math:mo math:stretchy="false">)</math:mo>
              </math:mrow>
              <math:mrow>
                <math:mi/>
                <math:mo math:stretchy="false">/</math:mo>
                <math:mi/>
              </math:mrow>
              <math:mn>2</math:mn>
            </math:mrow>
          </math:mfenced>
        </math:mrow>
      </math:mstyle>
      <math:mrow>
        <math:mi/>
        <math:mo math:stretchy="false">=</math:mo>
        <math:mi/>
      </math:mrow>
      <math:mfenced math:open="⌊" math:close="⌋">
        <math:mrow>
          <math:mn>3</math:mn>
          <math:mo math:stretchy="false">/</math:mo>
          <math:mn>2</math:mn>
        </math:mrow>
      </math:mfenced>
      <math:mrow>
        <math:mi/>
        <math:mo math:stretchy="false">=</math:mo>
        <math:mi/>
      </math:mrow>
      <math:mn>1</math:mn>
    </math:mrow>
    <math:annotation math:encoding="StarMath 5.0">q`=`size 13{left lfloor (1+2)`/`2 right rfloor }`=`left lfloor 3/2 right rfloor`=`1</math:annotation>
  </math:semantics>
</math:math>
</file>

<file path=Object 5/content.xml><?xml version="1.0" encoding="utf-8"?>
<math xmlns="http://www.w3.org/1998/Math/MathML">
  <semantics>
    <mrow>
      <mfrac>
        <mi>n</mi>
        <msup>
          <mn>2</mn>
          <mi>k</mi>
        </msup>
      </mfrac>
      <mrow>
        <mi/>
        <mo stretchy="false">=</mo>
        <mi/>
      </mrow>
      <mn>1</mn>
      <mo stretchy="false">⇒</mo>
      <mi>n</mi>
      <mrow>
        <mi/>
        <mo stretchy="false">=</mo>
        <mi/>
      </mrow>
      <msup>
        <mn>2</mn>
        <mi>k</mi>
      </msup>
      <mo stretchy="false">⇒</mo>
      <mrow>
        <mi mathvariant="italic">logn</mi>
        <mo stretchy="false">=</mo>
        <mi>k</mi>
      </mrow>
    </mrow>
    <annotation encoding="StarMath 5.0">n over 2^k `=` 1 drarrow n`=`2^{k}drarrow logn = k</annotation>
  </semantics>
</math>
</file>

<file path=Object 50/content.xml><?xml version="1.0" encoding="utf-8"?>
<!DOCTYPE math  PUBLIC '-//OpenOffice.org//DTD Modified W3C MathML 1.01//EN'  'math.dtd'>
<math:math xmlns:math="http://www.w3.org/1998/Math/MathML">
  <math:semantics>
    <math:mrow>
      <math:mi>q</math:mi>
      <math:mrow>
        <math:mi/>
        <math:mo math:stretchy="false">=</math:mo>
        <math:mi/>
      </math:mrow>
      <math:mstyle math:fontsize="13pt">
        <math:mrow>
          <math:mfenced math:open="⌊" math:close="⌋">
            <math:mrow>
              <math:mrow>
                <math:mo math:stretchy="false">(</math:mo>
                <math:mrow>
                  <math:mn>2</math:mn>
                  <math:mo math:stretchy="false">+</math:mo>
                  <math:mn>3</math:mn>
                </math:mrow>
                <math:mo math:stretchy="false">)</math:mo>
              </math:mrow>
              <math:mrow>
                <math:mi/>
                <math:mo math:stretchy="false">/</math:mo>
                <math:mi/>
              </math:mrow>
              <math:mn>2</math:mn>
            </math:mrow>
          </math:mfenced>
        </math:mrow>
      </math:mstyle>
      <math:mrow>
        <math:mi/>
        <math:mo math:stretchy="false">=</math:mo>
        <math:mi/>
      </math:mrow>
      <math:mfenced math:open="⌊" math:close="⌋">
        <math:mrow>
          <math:mn>5</math:mn>
          <math:mo math:stretchy="false">/</math:mo>
          <math:mn>2</math:mn>
        </math:mrow>
      </math:mfenced>
      <math:mrow>
        <math:mi/>
        <math:mo math:stretchy="false">=</math:mo>
        <math:mi/>
      </math:mrow>
      <math:mn>2</math:mn>
    </math:mrow>
    <math:annotation math:encoding="StarMath 5.0">q`=`size 13{left lfloor (2+3)`/`2 right rfloor }`=`left lfloor 5/2 right rfloor`=`2</math:annotation>
  </math:semantics>
</math:math>
</file>

<file path=Object 51/content.xml><?xml version="1.0" encoding="utf-8"?>
<math xmlns="http://www.w3.org/1998/Math/MathML">
  <semantics>
    <mrow>
      <mi>q</mi>
      <mrow>
        <mi/>
        <mo stretchy="false">=</mo>
        <mi/>
      </mrow>
      <mstyle mathsize="13pt">
        <mrow>
          <mfenced open="⌊" close="⌋">
            <mrow>
              <mrow>
                <mo stretchy="false">(</mo>
                <mrow>
                  <mn>4</mn>
                  <mo stretchy="false">+</mo>
                  <mn>5</mn>
                </mrow>
                <mo stretchy="false">)</mo>
              </mrow>
              <mrow>
                <mi/>
                <mo stretchy="false">/</mo>
                <mi/>
              </mrow>
              <mn>2</mn>
            </mrow>
          </mfenced>
        </mrow>
      </mstyle>
      <mrow>
        <mi/>
        <mo stretchy="false">=</mo>
        <mi/>
      </mrow>
      <mfenced open="⌊" close="⌋">
        <mrow>
          <mn>9</mn>
          <mo stretchy="false">/</mo>
          <mn>2</mn>
        </mrow>
      </mfenced>
      <mrow>
        <mi/>
        <mo stretchy="false">=</mo>
        <mi/>
      </mrow>
      <mn>4</mn>
    </mrow>
    <annotation encoding="StarMath 5.0">q`=`size 13{left lfloor (4+5)`/`2 right rfloor }`=`left lfloor 9/2 right rfloor`=`4</annotation>
  </semantics>
</math>
</file>

<file path=Object 52/content.xml><?xml version="1.0" encoding="utf-8"?>
<math xmlns="http://www.w3.org/1998/Math/MathML">
  <semantics>
    <mrow>
      <mi>q</mi>
      <mrow>
        <mi/>
        <mo stretchy="false">=</mo>
        <mi/>
      </mrow>
      <mstyle mathsize="13pt">
        <mrow>
          <mfenced open="⌊" close="⌋">
            <mrow>
              <mrow>
                <mo stretchy="false">(</mo>
                <mrow>
                  <mn>6</mn>
                  <mo stretchy="false">+</mo>
                  <mn>9</mn>
                </mrow>
                <mo stretchy="false">)</mo>
              </mrow>
              <mrow>
                <mi/>
                <mo stretchy="false">/</mo>
                <mi/>
              </mrow>
              <mn>2</mn>
            </mrow>
          </mfenced>
        </mrow>
      </mstyle>
      <mrow>
        <mi/>
        <mo stretchy="false">=</mo>
        <mi/>
      </mrow>
      <mfenced open="⌊" close="⌋">
        <mrow>
          <mn>15</mn>
          <mo stretchy="false">/</mo>
          <mn>2</mn>
        </mrow>
      </mfenced>
      <mrow>
        <mi/>
        <mo stretchy="false">=</mo>
        <mi/>
      </mrow>
      <mn>7</mn>
    </mrow>
    <annotation encoding="StarMath 5.0">q`=`size 13{left lfloor (6+9)`/`2 right rfloor }`=`left lfloor 15/2 right rfloor`=`7</annotation>
  </semantics>
</math>
</file>

<file path=Object 53/content.xml><?xml version="1.0" encoding="utf-8"?>
<math xmlns="http://www.w3.org/1998/Math/MathML">
  <semantics>
    <mrow>
      <mi>q</mi>
      <mrow>
        <mi/>
        <mo stretchy="false">=</mo>
        <mi/>
      </mrow>
      <mstyle mathsize="13pt">
        <mrow>
          <mfenced open="⌊" close="⌋">
            <mrow>
              <mrow>
                <mo stretchy="false">(</mo>
                <mrow>
                  <mn>6</mn>
                  <mo stretchy="false">+</mo>
                  <mn>7</mn>
                </mrow>
                <mo stretchy="false">)</mo>
              </mrow>
              <mrow>
                <mi/>
                <mo stretchy="false">/</mo>
                <mi/>
              </mrow>
              <mn>2</mn>
            </mrow>
          </mfenced>
        </mrow>
      </mstyle>
      <mrow>
        <mi/>
        <mo stretchy="false">=</mo>
        <mi/>
      </mrow>
      <mfenced open="⌊" close="⌋">
        <mrow>
          <mn>13</mn>
          <mo stretchy="false">/</mo>
          <mn>2</mn>
        </mrow>
      </mfenced>
      <mrow>
        <mi/>
        <mo stretchy="false">=</mo>
        <mi/>
      </mrow>
      <mn>6</mn>
    </mrow>
    <annotation encoding="StarMath 5.0">q`=`size 13{left lfloor (6+7)`/`2 right rfloor }`=`left lfloor 13/2 right rfloor`=`6</annotation>
  </semantics>
</math>
</file>

<file path=Object 54/content.xml><?xml version="1.0" encoding="utf-8"?>
<math xmlns="http://www.w3.org/1998/Math/MathML">
  <semantics>
    <mrow>
      <mi>q</mi>
      <mrow>
        <mi/>
        <mo stretchy="false">=</mo>
        <mi/>
      </mrow>
      <mstyle mathsize="13pt">
        <mrow>
          <mfenced open="⌊" close="⌋">
            <mrow>
              <mrow>
                <mo stretchy="false">(</mo>
                <mrow>
                  <mn>8</mn>
                  <mo stretchy="false">+</mo>
                  <mn>9</mn>
                </mrow>
                <mo stretchy="false">)</mo>
              </mrow>
              <mrow>
                <mi/>
                <mo stretchy="false">/</mo>
                <mi/>
              </mrow>
              <mn>2</mn>
            </mrow>
          </mfenced>
        </mrow>
      </mstyle>
      <mrow>
        <mi/>
        <mo stretchy="false">=</mo>
        <mi/>
      </mrow>
      <mfenced open="⌊" close="⌋">
        <mrow>
          <mn>17</mn>
          <mo stretchy="false">/</mo>
          <mn>2</mn>
        </mrow>
      </mfenced>
      <mrow>
        <mi/>
        <mo stretchy="false">=</mo>
        <mi/>
      </mrow>
      <mn>8</mn>
    </mrow>
    <annotation encoding="StarMath 5.0">q`=`size 13{left lfloor (8+9)`/`2 right rfloor }`=`left lfloor 17/2 right rfloor`=`8</annotation>
  </semantics>
</math>
</file>

<file path=Object 55/content.xml><?xml version="1.0" encoding="utf-8"?>
<math xmlns="http://www.w3.org/1998/Math/MathML">
  <semantics>
    <mrow>
      <msup>
        <mn>2</mn>
        <mi>k</mi>
      </msup>
      <mi>T</mi>
      <mrow>
        <mfenced open="(" close=")">
          <mfrac>
            <mi>n</mi>
            <msup>
              <mn>2</mn>
              <mi>k</mi>
            </msup>
          </mfrac>
        </mfenced>
        <mo stretchy="false">+</mo>
        <mi>n</mi>
      </mrow>
      <mfenced open="(" close=")">
        <mrow>
          <mi>k</mi>
          <mrow>
            <mi mathvariant="italic">logn</mi>
            <mo stretchy="false">−</mo>
            <mrow>
              <munderover>
                <mo stretchy="false">∑</mo>
                <mrow>
                  <mi>i</mi>
                  <mo stretchy="false">=</mo>
                  <mn>0</mn>
                </mrow>
                <mrow>
                  <mi>k</mi>
                  <mo stretchy="false">−</mo>
                  <mn>1</mn>
                </mrow>
              </munderover>
              <mi>i</mi>
            </mrow>
          </mrow>
        </mrow>
      </mfenced>
      <mover>
        <mover>
          <mrow>
            <mi/>
            <mo stretchy="false">=</mo>
            <mi/>
          </mrow>
          <mo stretchy="false">⏞</mo>
        </mover>
        <mrow>
          <mi>k</mi>
          <mrow>
            <mi/>
            <mo stretchy="false">=</mo>
            <mi/>
          </mrow>
          <mi mathvariant="italic">logn</mi>
        </mrow>
      </mover>
      <msup>
        <mn>2</mn>
        <mi mathvariant="italic">logn</mi>
      </msup>
      <mi>T</mi>
      <mrow>
        <mrow>
          <mo stretchy="false">(</mo>
          <mn>1</mn>
          <mo stretchy="false">)</mo>
        </mrow>
        <mo stretchy="false">+</mo>
        <mi>n</mi>
      </mrow>
      <mrow>
        <mfenced open="(" close=")">
          <mrow>
            <msup>
              <mi>log</mi>
              <mn>2</mn>
            </msup>
            <mrow>
              <mi>n</mi>
              <mo stretchy="false">−</mo>
              <mrow>
                <munderover>
                  <mo stretchy="false">∑</mo>
                  <mrow>
                    <mi>i</mi>
                    <mo stretchy="false">=</mo>
                    <mn>0</mn>
                  </mrow>
                  <mrow>
                    <mi mathvariant="italic">logn</mi>
                    <mo stretchy="false">−</mo>
                    <mn>1</mn>
                  </mrow>
                </munderover>
                <mi>i</mi>
              </mrow>
            </mrow>
          </mrow>
        </mfenced>
        <mo stretchy="false">=</mo>
        <mrow>
          <msup>
            <mi mathvariant="italic">a2</mi>
            <mi mathvariant="italic">logn</mi>
          </msup>
          <mo stretchy="false">+</mo>
          <mi>n</mi>
        </mrow>
      </mrow>
      <mfenced open="(" close=")">
        <mrow>
          <msup>
            <mi>log</mi>
            <mn>2</mn>
          </msup>
          <mrow>
            <mi>n</mi>
            <mo stretchy="false">−</mo>
            <mfrac>
              <mn>1</mn>
              <mn>2</mn>
            </mfrac>
          </mrow>
          <mi mathvariant="italic">logn</mi>
          <mrow>
            <mo stretchy="false">(</mo>
            <mrow>
              <mi mathvariant="italic">logn</mi>
              <mo stretchy="false">−</mo>
              <mn>1</mn>
            </mrow>
            <mo stretchy="false">)</mo>
          </mrow>
        </mrow>
      </mfenced>
    </mrow>
    <annotation encoding="StarMath 5.0">2^k T left ( n over 2^k right ) +n left ( k logn - sum from {i=0} to{k-1} i right )
 {`=`} overbrace {k`=`logn} 2^{logn}T(1)+n left ( log^2 n - sum from {i=0} to
 {logn-1} i right ) =a2^{logn}+n left ( log^2 n - 1 over 2 logn(logn -1) right ) </annotation>
  </semantics>
</math>
</file>

<file path=Object 56/content.xml><?xml version="1.0" encoding="utf-8"?>
<math xmlns="http://www.w3.org/1998/Math/MathML">
  <semantics>
    <mrow>
      <mrow>
        <mi/>
        <mo stretchy="false">=</mo>
        <mi/>
      </mrow>
      <mrow>
        <msup>
          <mi mathvariant="italic">a2</mi>
          <mi mathvariant="italic">logn</mi>
        </msup>
        <mo stretchy="false">+</mo>
        <mi>n</mi>
      </mrow>
      <mrow>
        <mfenced open="(" close=")">
          <mrow>
            <msup>
              <mi>log</mi>
              <mn>2</mn>
            </msup>
            <mrow>
              <mi>n</mi>
              <mo stretchy="false">−</mo>
              <mfrac>
                <mn>1</mn>
                <mn>2</mn>
              </mfrac>
            </mrow>
            <mi mathvariant="italic">logn</mi>
            <mrow>
              <mo stretchy="false">(</mo>
              <mrow>
                <mi mathvariant="italic">logn</mi>
                <mo stretchy="false">−</mo>
                <mn>1</mn>
              </mrow>
              <mo stretchy="false">)</mo>
            </mrow>
          </mrow>
        </mfenced>
        <mo stretchy="false">=</mo>
        <mrow>
          <msup>
            <mi mathvariant="italic">a2</mi>
            <mi mathvariant="italic">logn</mi>
          </msup>
          <mo stretchy="false">+</mo>
          <mi>n</mi>
        </mrow>
      </mrow>
      <mrow>
        <mfenced open="(" close=")">
          <mrow>
            <msup>
              <mi>log</mi>
              <mn>2</mn>
            </msup>
            <mrow>
              <mi>n</mi>
              <mo stretchy="false">−</mo>
              <mfrac>
                <mn>1</mn>
                <mn>2</mn>
              </mfrac>
            </mrow>
            <msup>
              <mi>log</mi>
              <mn>2</mn>
            </msup>
            <mrow>
              <mi>n</mi>
              <mo stretchy="false">+</mo>
              <mfrac>
                <mn>1</mn>
                <mn>2</mn>
              </mfrac>
            </mrow>
          </mrow>
        </mfenced>
        <mo stretchy="false">=</mo>
        <mrow>
          <msup>
            <mi mathvariant="italic">a2</mi>
            <mi mathvariant="italic">logn</mi>
          </msup>
          <mo stretchy="false">+</mo>
          <mi>n</mi>
        </mrow>
      </mrow>
      <mfenced open="(" close=")">
        <mrow>
          <mfrac>
            <mn>1</mn>
            <mn>2</mn>
          </mfrac>
          <msup>
            <mi>log</mi>
            <mn>2</mn>
          </msup>
          <mrow>
            <mi>n</mi>
            <mo stretchy="false">+</mo>
            <mfrac>
              <mn>1</mn>
              <mn>2</mn>
            </mfrac>
          </mrow>
        </mrow>
      </mfenced>
    </mrow>
    <annotation encoding="StarMath 5.0">`=`a2^{logn}+n left ( log^2 n - 1 over 2 logn(logn -1) right ) =
a2^{logn}+n left ( log^2 n - 1 over 2 log^2 n +1 over 2 right )
=
a2^{logn}+n left ( 1 over 2 log^2 n +1 over 2 right )</annotation>
  </semantics>
</math>
</file>

<file path=Object 57/content.xml><?xml version="1.0" encoding="utf-8"?>
<math xmlns="http://www.w3.org/1998/Math/MathML">
  <semantics>
    <mrow>
      <mi>Α</mi>
      <mrow>
        <mi/>
        <mo stretchy="false">=</mo>
        <mi/>
      </mrow>
      <mfenced open="{" close="}">
        <mrow>
          <msub>
            <mi>α</mi>
            <mn>1</mn>
          </msub>
          <mi>,</mi>
          <msub>
            <mi>α</mi>
            <mn>2</mn>
          </msub>
          <mi>,</mi>
          <msub>
            <mi>α</mi>
            <mn>3</mn>
          </msub>
          <mn>........</mn>
          <msub>
            <mi>α</mi>
            <mi>n</mi>
          </msub>
        </mrow>
      </mfenced>
    </mrow>
    <annotation encoding="StarMath 5.0">Α`=`left lbrace α_1 ,α_2 ,α_3 ........ α_n right rbrace </annotation>
  </semantics>
</math>
</file>

<file path=Object 58/content.xml><?xml version="1.0" encoding="utf-8"?>
<math xmlns="http://www.w3.org/1998/Math/MathML">
  <semantics>
    <mrow>
      <mrow>
        <munderover>
          <mo stretchy="false">∑</mo>
          <mrow>
            <mi>i</mi>
            <mo stretchy="false">=</mo>
            <mn>0</mn>
          </mrow>
          <mrow>
            <mi>h</mi>
            <mo stretchy="false">−</mo>
            <mn>1</mn>
          </mrow>
        </munderover>
        <msup>
          <mn>2</mn>
          <mi>i</mi>
        </msup>
      </mrow>
      <mrow>
        <mi/>
        <mo stretchy="false">=</mo>
        <mi/>
      </mrow>
      <mrow>
        <msup>
          <mn>2</mn>
          <mi>h</mi>
        </msup>
        <mo stretchy="false">−</mo>
        <mn>1</mn>
      </mrow>
    </mrow>
    <annotation encoding="StarMath 5.0">sum from {i=0} to {h-1} 2^i`=`2^h -1 </annotation>
  </semantics>
</math>
</file>

<file path=Object 59/content.xml><?xml version="1.0" encoding="utf-8"?>
<math xmlns="http://www.w3.org/1998/Math/MathML">
  <semantics>
    <mrow>
      <mrow>
        <munder>
          <munder>
            <mrow>
              <msup>
                <mn>2</mn>
                <mrow>
                  <mi>h</mi>
                  <mo stretchy="false">−</mo>
                  <mn>1</mn>
                </mrow>
              </msup>
              <mo stretchy="false">−</mo>
              <mn>1</mn>
            </mrow>
            <mo stretchy="false">⏟</mo>
          </munder>
          <mrow>
            <mi mathvariant="italic">πλήθος</mi>
            <mi mathvariant="italic">στοιχείων</mi>
            <mi mathvariant="italic">προτελευταίου</mi>
            <mi/>
            <mi mathvariant="italic">επιπέδου</mi>
          </mrow>
        </munder>
        <mo stretchy="false">+</mo>
        <munder>
          <munder>
            <mn>1</mn>
            <mo stretchy="false">⏟</mo>
          </munder>
          <mrow>
            <mi mathvariant="italic">πλήθος</mi>
            <mi mathvariant="italic">στοιχείων</mi>
            <mi mathvariant="italic">τελευταίου</mi>
            <mi/>
            <mi mathvariant="italic">επιπέδου</mi>
          </mrow>
        </munder>
      </mrow>
      <mrow>
        <mi/>
        <mo stretchy="false">=</mo>
        <mi/>
      </mrow>
      <msup>
        <mn>2</mn>
        <mrow>
          <mi>h</mi>
          <mo stretchy="false">−</mo>
          <mn>1</mn>
        </mrow>
      </msup>
    </mrow>
    <annotation encoding="StarMath 5.0">{2^{h-1} -1} underbrace {πλήθος στοιχείων προτελευταίου `επιπέδου} + {1} underbrace {πλήθος στοιχείων τελευταίου` επιπέδου}`=`2^{h-1}</annotation>
  </semantics>
</math>
</file>

<file path=Object 6/content.xml><?xml version="1.0" encoding="utf-8"?>
<math xmlns="http://www.w3.org/1998/Math/MathML">
  <semantics>
    <mtable>
      <mtr>
        <mtd>
          <mrow>
            <msup>
              <mi>n</mi>
              <mfrac>
                <mn>1</mn>
                <mstyle mathsize="10pt">
                  <mrow>
                    <msup>
                      <mn>2</mn>
                      <mi>k</mi>
                    </msup>
                  </mrow>
                </mstyle>
              </mfrac>
            </msup>
            <mrow>
              <mi/>
              <mo stretchy="false">=</mo>
              <mi/>
            </mrow>
            <mn>2</mn>
            <mo stretchy="false">⇒</mo>
            <mi>log</mi>
            <mfenced open="(" close=")">
              <msup>
                <mi>n</mi>
                <mfrac>
                  <mn>1</mn>
                  <mstyle mathsize="10pt">
                    <mrow>
                      <msup>
                        <mn>2</mn>
                        <mi>k</mi>
                      </msup>
                    </mrow>
                  </mstyle>
                </mfrac>
              </msup>
            </mfenced>
            <mrow>
              <mi/>
              <mo stretchy="false">=</mo>
              <mi/>
            </mrow>
            <mi>log</mi>
            <mn>2</mn>
            <mo stretchy="false">⇒</mo>
            <mfrac>
              <mn>1</mn>
              <msup>
                <mn>2</mn>
                <mi>k</mi>
              </msup>
            </mfrac>
            <mrow>
              <mi mathvariant="italic">logn</mi>
              <mo stretchy="false">=</mo>
              <mi>log</mi>
            </mrow>
            <mn>2</mn>
            <mo stretchy="false">⇒</mo>
            <mrow>
              <mi mathvariant="italic">logn</mi>
              <mo stretchy="false">=</mo>
              <msup>
                <mn>2</mn>
                <mi>k</mi>
              </msup>
            </mrow>
            <mo stretchy="false">⇒</mo>
            <mi>log</mi>
            <mrow>
              <mrow>
                <mo stretchy="false">(</mo>
                <mi mathvariant="italic">logn</mi>
                <mo stretchy="false">)</mo>
              </mrow>
              <mo stretchy="false">=</mo>
              <mi>log</mi>
            </mrow>
            <mrow>
              <mo stretchy="false">(</mo>
              <msup>
                <mn>2</mn>
                <mi>k</mi>
              </msup>
              <mo stretchy="false">)</mo>
            </mrow>
            <mo stretchy="false">⇒</mo>
          </mrow>
        </mtd>
      </mtr>
      <mtr>
        <mtd>
          <mrow>
            <mi>log</mi>
            <mrow>
              <mrow>
                <mo stretchy="false">(</mo>
                <mi mathvariant="italic">logn</mi>
                <mo stretchy="false">)</mo>
              </mrow>
              <mo stretchy="false">=</mo>
              <mi>k</mi>
            </mrow>
            <mi>log</mi>
            <mn>2</mn>
            <mo stretchy="false">⇒</mo>
            <mi>log</mi>
            <mrow>
              <mrow>
                <mo stretchy="false">(</mo>
                <mi mathvariant="italic">logn</mi>
                <mo stretchy="false">)</mo>
              </mrow>
              <mo stretchy="false">=</mo>
              <mi>k</mi>
            </mrow>
          </mrow>
        </mtd>
      </mtr>
    </mtable>
    <annotation encoding="StarMath 5.0">n ^{1 over size 10 {2^k}} `=` 2 drarrow log left ( n ^{1 over size 10 {2^k}} right )  `=`log 2 drarrow 1 over {2^k} logn = log 2 drarrow logn = 2^k drarrow log(logn)=log(2^k) drarrow newline log(logn)=k log 2 drarrow
log(logn) = k</annotation>
  </semantics>
</math>
</file>

<file path=Object 60/content.xml><?xml version="1.0" encoding="utf-8"?>
<math xmlns="http://www.w3.org/1998/Math/MathML">
  <semantics>
    <mrow>
      <mi>Τ</mi>
      <mrow>
        <mo stretchy="false">(</mo>
        <mi>n</mi>
        <mo stretchy="false">)</mo>
      </mrow>
      <mrow>
        <mi/>
        <mo stretchy="false">=</mo>
        <mi/>
      </mrow>
      <mrow>
        <mrow>
          <mi>a</mi>
          <mo stretchy="false">⋅</mo>
          <msup>
            <mn>2</mn>
            <mi mathvariant="italic">logn</mi>
          </msup>
        </mrow>
        <mo stretchy="false">+</mo>
        <mi>n</mi>
      </mrow>
      <mfenced open="(" close=")">
        <mrow>
          <mfrac>
            <mn>1</mn>
            <mn>2</mn>
          </mfrac>
          <msup>
            <mi>log</mi>
            <mn>2</mn>
          </msup>
          <mrow>
            <mi>n</mi>
            <mo stretchy="false">+</mo>
            <mfrac>
              <mn>1</mn>
              <mn>2</mn>
            </mfrac>
          </mrow>
        </mrow>
      </mfenced>
      <mrow>
        <mi/>
        <mo stretchy="false">=</mo>
        <mi/>
      </mrow>
      <mrow>
        <mrow>
          <mi>a</mi>
          <mo stretchy="false">⋅</mo>
          <mi>n</mi>
        </mrow>
        <mo stretchy="false">+</mo>
        <mfrac>
          <mn>1</mn>
          <mn>2</mn>
        </mfrac>
      </mrow>
      <mi>n</mi>
      <msup>
        <mi>log</mi>
        <mn>2</mn>
      </msup>
      <mrow>
        <mi>n</mi>
        <mo stretchy="false">+</mo>
        <mfrac>
          <mn>1</mn>
          <mn>4</mn>
        </mfrac>
      </mrow>
    </mrow>
    <annotation encoding="StarMath 5.0">Τ(n)`=`a cdot 2^{logn}+n left ( 1 over 2 log^2 n +1 over 2 right )
`=`a cdot n+ 1 over 2 n log^2 n + 1 over 4</annotation>
  </semantics>
</math>
</file>

<file path=Object 61/content.xml><?xml version="1.0" encoding="utf-8"?>
<math xmlns="http://www.w3.org/1998/Math/MathML">
  <semantics>
    <mrow>
      <mi>n</mi>
      <msup>
        <mi>log</mi>
        <mn>2</mn>
      </msup>
      <mi>n</mi>
    </mrow>
    <annotation encoding="StarMath 5.0">n log^2 n</annotation>
  </semantics>
</math>
</file>

<file path=Object 62/content.xml><?xml version="1.0" encoding="utf-8"?>
<math xmlns="http://www.w3.org/1998/Math/MathML">
  <semantics>
    <mrow>
      <mi>Ο</mi>
      <mfenced open="(" close=")">
        <mrow>
          <mi>n</mi>
          <msup>
            <mi>log</mi>
            <mn>2</mn>
          </msup>
          <mi>n</mi>
        </mrow>
      </mfenced>
    </mrow>
    <annotation encoding="StarMath 5.0">Ο left ( n log^2 n right ) </annotation>
  </semantics>
</math>
</file>

<file path=Object 63/content.xml><?xml version="1.0" encoding="utf-8"?>
<math xmlns="http://www.w3.org/1998/Math/MathML">
  <semantics>
    <mrow>
      <mi>n</mi>
      <mo stretchy="false">=</mo>
      <mrow>
        <msup>
          <mn>2</mn>
          <mrow>
            <mi>h</mi>
            <mo stretchy="false">+</mo>
            <mn>1</mn>
          </mrow>
        </msup>
        <mo stretchy="false">−</mo>
        <mn>1</mn>
      </mrow>
    </mrow>
    <annotation encoding="StarMath 5.0">n=2^{h+1}-1</annotation>
  </semantics>
</math>
</file>

<file path=Object 64/content.xml><?xml version="1.0" encoding="utf-8"?>
<math xmlns="http://www.w3.org/1998/Math/MathML">
  <semantics>
    <mfenced open="⌈" close="⌉">
      <mrow>
        <mi>n</mi>
        <mo stretchy="false">/</mo>
        <msup>
          <mn>2</mn>
          <mrow>
            <mn>0</mn>
            <mo stretchy="false">+</mo>
            <mn>1</mn>
          </mrow>
        </msup>
      </mrow>
    </mfenced>
    <annotation encoding="StarMath 5.0">left lceil n/2^{0+1} right rceil </annotation>
  </semantics>
</math>
</file>

<file path=Object 65/content.xml><?xml version="1.0" encoding="utf-8"?>
<math xmlns="http://www.w3.org/1998/Math/MathML">
  <semantics>
    <mfenced open="⌈" close="⌉">
      <mrow>
        <mi>n</mi>
        <mo stretchy="false">/</mo>
        <mn>2</mn>
      </mrow>
    </mfenced>
    <annotation encoding="StarMath 5.0">left lceil n/2 right rceil </annotation>
  </semantics>
</math>
</file>

<file path=Object 66/content.xml><?xml version="1.0" encoding="utf-8"?>
<math xmlns="http://www.w3.org/1998/Math/MathML">
  <semantics>
    <mfenced open="⌈" close="⌉">
      <mrow>
        <mi>n</mi>
        <mo stretchy="false">/</mo>
        <mn>2</mn>
      </mrow>
    </mfenced>
    <annotation encoding="StarMath 5.0">left lceil n/2 right rceil </annotation>
  </semantics>
</math>
</file>

<file path=Object 67/content.xml><?xml version="1.0" encoding="utf-8"?>
<math xmlns="http://www.w3.org/1998/Math/MathML">
  <semantics>
    <mfenced open="⌊" close="⌋">
      <mrow>
        <mi>n</mi>
        <mo stretchy="false">/</mo>
        <mn>2</mn>
      </mrow>
    </mfenced>
    <annotation encoding="StarMath 5.0">left lfloor n/2 right rfloor </annotation>
  </semantics>
</math>
</file>

<file path=Object 68/content.xml><?xml version="1.0" encoding="utf-8"?>
<math xmlns="http://www.w3.org/1998/Math/MathML">
  <semantics>
    <mrow>
      <msub>
        <mi>n</mi>
        <mi>h</mi>
      </msub>
      <mrow>
        <mi/>
        <mo stretchy="false">=</mo>
        <mi/>
      </mrow>
      <mi>n</mi>
      <msub>
        <mi>’</mi>
        <mrow>
          <mi>h</mi>
          <mo stretchy="false">−</mo>
          <mn>1</mn>
        </mrow>
      </msub>
      <mrow>
        <mi/>
        <mo stretchy="false">≤</mo>
        <mi/>
      </mrow>
      <mfenced open="⌈" close="⌉">
        <mrow>
          <mi>n</mi>
          <mrow>
            <mi>'</mi>
            <mo stretchy="false">/</mo>
            <msup>
              <mn>2</mn>
              <mi>h</mi>
            </msup>
          </mrow>
        </mrow>
      </mfenced>
      <mrow>
        <mi/>
        <mo stretchy="false">=</mo>
        <mi/>
      </mrow>
      <mfenced open="⌊" close="⌋">
        <mrow>
          <mfenced open="⌊" close="⌋">
            <mrow>
              <mi>n</mi>
              <mo stretchy="false">/</mo>
              <mn>2</mn>
            </mrow>
          </mfenced>
          <mo stretchy="false">/</mo>
          <msup>
            <mn>2</mn>
            <mi>h</mi>
          </msup>
        </mrow>
      </mfenced>
      <mrow>
        <mi/>
        <mo stretchy="false">≤</mo>
        <mi/>
      </mrow>
      <mfenced open="⌈" close="⌉">
        <mrow>
          <mrow>
            <mo stretchy="false">(</mo>
            <mrow>
              <mi>n</mi>
              <mo stretchy="false">/</mo>
              <mn>2</mn>
            </mrow>
            <mo stretchy="false">)</mo>
          </mrow>
          <mo stretchy="false">/</mo>
          <msup>
            <mn>2</mn>
            <mi>h</mi>
          </msup>
        </mrow>
      </mfenced>
      <mrow>
        <mi/>
        <mo stretchy="false">=</mo>
        <mi/>
      </mrow>
      <mfenced open="⌈" close="⌉">
        <mrow>
          <mi>n</mi>
          <mo stretchy="false">/</mo>
          <msup>
            <mn>2</mn>
            <mrow>
              <mi>h</mi>
              <mo stretchy="false">+</mo>
              <mn>1</mn>
            </mrow>
          </msup>
        </mrow>
      </mfenced>
    </mrow>
    <annotation encoding="StarMath 5.0">n_h `=` n’_{h-1} `&lt;=` left lceil n'/2^h right rceil  `=` left lfloor left lfloor n/2 right rfloor /2^h right rfloor `&lt;=` left lceil (n/2)/2^h right rceil `=`
left lceil n/2^{h+1} right rceil </annotation>
  </semantics>
</math>
</file>

<file path=Object 7/content.xml><?xml version="1.0" encoding="utf-8"?>
<math xmlns="http://www.w3.org/1998/Math/MathML">
  <semantics>
    <mrow>
      <msup>
        <mi>n</mi>
        <mfrac>
          <mn>1</mn>
          <mstyle mathsize="10pt">
            <mrow>
              <msup>
                <mn>2</mn>
                <mi>k</mi>
              </msup>
            </mrow>
          </mstyle>
        </mfrac>
      </msup>
      <mrow>
        <mi/>
        <mo stretchy="false">=</mo>
        <mi/>
      </mrow>
      <mn>2</mn>
      <mo stretchy="false">⇒</mo>
      <mi>log</mi>
      <mrow>
        <mrow>
          <mo stretchy="false">(</mo>
          <mi mathvariant="italic">logn</mi>
          <mo stretchy="false">)</mo>
        </mrow>
        <mo stretchy="false">=</mo>
        <mi>k</mi>
      </mrow>
    </mrow>
    <annotation encoding="StarMath 5.0">n ^{1 over size 10 {2^k}} `=` 2 drarrow log(logn) = k</annotation>
  </semantics>
</math>
</file>

<file path=Object 8/content.xml><?xml version="1.0" encoding="utf-8"?>
<math xmlns="http://www.w3.org/1998/Math/MathML">
  <semantics>
    <mrow>
      <mrow>
        <mrow>
          <mo stretchy="false">(</mo>
          <mrow>
            <mi>n</mi>
            <mo stretchy="false">−</mo>
            <mi>k</mi>
          </mrow>
          <mo stretchy="false">)</mo>
        </mrow>
        <mo stretchy="false">=</mo>
        <mn>2</mn>
      </mrow>
      <mo stretchy="false">⇒</mo>
      <mrow>
        <mrow>
          <mi>n</mi>
          <mo stretchy="false">−</mo>
          <mn>2</mn>
        </mrow>
        <mo stretchy="false">=</mo>
        <mi>k</mi>
      </mrow>
    </mrow>
    <annotation encoding="StarMath 5.0">(n-k)=2 drarrow n-2=k</annotation>
  </semantics>
</math>
</file>

<file path=Object 9/content.xml><?xml version="1.0" encoding="utf-8"?>
<math xmlns="http://www.w3.org/1998/Math/MathML">
  <semantics>
    <mrow>
      <mi>T</mi>
      <mrow>
        <mrow>
          <mo stretchy="false">(</mo>
          <mi>n</mi>
          <mo stretchy="false">)</mo>
        </mrow>
        <mo stretchy="false">=</mo>
        <mn>5T</mn>
      </mrow>
      <mrow>
        <mfenced open="(" close=")">
          <mfrac>
            <mi>n</mi>
            <mn>2</mn>
          </mfrac>
        </mfenced>
        <mo stretchy="false">+</mo>
        <mi>n</mi>
      </mrow>
      <mi mathvariant="italic">logn</mi>
    </mrow>
    <annotation encoding="StarMath 5.0">T(n)=5T left ( n over 2 right ) + n logn</annotation>
  </semantics>
</math>
</file>